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2795" calcext:value-type="float">
            <text:p><text:s text:c="3"/>23,402,795</text:p>
          </table:table-cell>
          <table:table-cell table:style-name="ce24" office:value-type="float" office:value="738669" calcext:value-type="float">
            <text:p><text:s text:c="3"/>738,669</text:p>
          </table:table-cell>
          <table:table-cell table:style-name="ce24" office:value-type="float" office:value="130060" calcext:value-type="float">
            <text:p><text:s text:c="3"/>130,060</text:p>
          </table:table-cell>
          <table:table-cell table:style-name="ce24" office:value-type="float" office:value="138230" calcext:value-type="float">
            <text:p><text:s text:c="3"/>138,230</text:p>
          </table:table-cell>
          <table:table-cell table:style-name="ce24" office:value-type="float" office:value="142941" calcext:value-type="float">
            <text:p><text:s text:c="3"/>142,941</text:p>
          </table:table-cell>
          <table:table-cell table:style-name="ce24" office:value-type="float" office:value="161274" calcext:value-type="float">
            <text:p><text:s text:c="3"/>161,274</text:p>
          </table:table-cell>
          <table:table-cell table:style-name="ce24" office:value-type="float" office:value="166164" calcext:value-type="float">
            <text:p><text:s text:c="3"/>166,164</text:p>
          </table:table-cell>
          <table:table-cell table:style-name="ce24" office:value-type="float" office:value="991188" calcext:value-type="float">
            <text:p><text:s text:c="3"/>991,188</text:p>
          </table:table-cell>
          <table:table-cell table:style-name="ce24" office:value-type="float" office:value="179532" calcext:value-type="float">
            <text:p><text:s text:c="3"/>179,532</text:p>
          </table:table-cell>
          <table:table-cell table:style-name="ce24" office:value-type="float" office:value="185018" calcext:value-type="float">
            <text:p><text:s text:c="3"/>185,018</text:p>
          </table:table-cell>
          <table:table-cell table:style-name="ce24" office:value-type="float" office:value="199441" calcext:value-type="float">
            <text:p><text:s text:c="3"/>199,441</text:p>
          </table:table-cell>
          <table:table-cell table:style-name="ce24" office:value-type="float" office:value="210871" calcext:value-type="float">
            <text:p><text:s text:c="3"/>210,871</text:p>
          </table:table-cell>
          <table:table-cell table:style-name="ce24" office:value-type="float" office:value="216326" calcext:value-type="float">
            <text:p><text:s text:c="3"/>216,326</text:p>
          </table:table-cell>
          <table:table-cell table:style-name="ce24" office:value-type="float" office:value="1015780" calcext:value-type="float">
            <text:p><text:s text:c="3"/>1,015,780</text:p>
          </table:table-cell>
          <table:table-cell table:style-name="ce24" office:value-type="float" office:value="211971" calcext:value-type="float">
            <text:p><text:s text:c="3"/>211,971</text:p>
          </table:table-cell>
          <table:table-cell table:style-name="ce24" office:value-type="float" office:value="201865" calcext:value-type="float">
            <text:p><text:s text:c="3"/>201,865</text:p>
          </table:table-cell>
          <table:table-cell table:style-name="ce24" office:value-type="float" office:value="233367" calcext:value-type="float">
            <text:p><text:s text:c="3"/>233,367</text:p>
          </table:table-cell>
          <table:table-cell table:style-name="ce24" office:value-type="float" office:value="197671" calcext:value-type="float">
            <text:p><text:s text:c="3"/>197,671</text:p>
          </table:table-cell>
          <table:table-cell table:style-name="ce24" office:value-type="float" office:value="170906" calcext:value-type="float">
            <text:p><text:s text:c="3"/>170,906</text:p>
          </table:table-cell>
          <table:table-cell table:style-name="ce24" office:value-type="float" office:value="1016828" calcext:value-type="float">
            <text:p><text:s text:c="3"/>1,016,828</text:p>
          </table:table-cell>
          <table:table-cell table:style-name="ce24" office:value-type="float" office:value="195793" calcext:value-type="float">
            <text:p><text:s text:c="3"/>195,793</text:p>
          </table:table-cell>
          <table:table-cell table:style-name="ce24" office:value-type="float" office:value="200212" calcext:value-type="float">
            <text:p><text:s text:c="3"/>200,212</text:p>
          </table:table-cell>
          <table:table-cell table:style-name="ce24" office:value-type="float" office:value="205054" calcext:value-type="float">
            <text:p><text:s text:c="3"/>205,054</text:p>
          </table:table-cell>
          <table:table-cell table:style-name="ce24" office:value-type="float" office:value="207312" calcext:value-type="float">
            <text:p><text:s text:c="3"/>207,312</text:p>
          </table:table-cell>
          <table:table-cell table:style-name="ce24" office:value-type="float" office:value="208457" calcext:value-type="float">
            <text:p><text:s text:c="3"/>208,457</text:p>
          </table:table-cell>
          <table:table-cell table:style-name="ce24" office:value-type="float" office:value="1254934" calcext:value-type="float">
            <text:p><text:s text:c="3"/>1,254,934</text:p>
          </table:table-cell>
          <table:table-cell table:style-name="ce24" office:value-type="float" office:value="218527" calcext:value-type="float">
            <text:p><text:s text:c="3"/>218,527</text:p>
          </table:table-cell>
          <table:table-cell table:style-name="ce24" office:value-type="float" office:value="227978" calcext:value-type="float">
            <text:p><text:s text:c="3"/>227,978</text:p>
          </table:table-cell>
          <table:table-cell table:style-name="ce24" office:value-type="float" office:value="245801" calcext:value-type="float">
            <text:p><text:s text:c="3"/>245,801</text:p>
          </table:table-cell>
          <table:table-cell table:style-name="ce24" office:value-type="float" office:value="261103" calcext:value-type="float">
            <text:p><text:s text:c="3"/>261,103</text:p>
          </table:table-cell>
          <table:table-cell table:style-name="ce24" office:value-type="float" office:value="301525" calcext:value-type="float">
            <text:p><text:s text:c="3"/>301,525</text:p>
          </table:table-cell>
          <table:table-cell table:style-name="ce24" office:value-type="float" office:value="1513816" calcext:value-type="float">
            <text:p><text:s text:c="3"/>1,513,816</text:p>
          </table:table-cell>
          <table:table-cell table:style-name="ce24" office:value-type="float" office:value="280302" calcext:value-type="float">
            <text:p><text:s text:c="3"/>280,302</text:p>
          </table:table-cell>
          <table:table-cell table:style-name="ce24" office:value-type="float" office:value="270567" calcext:value-type="float">
            <text:p><text:s text:c="3"/>270,567</text:p>
          </table:table-cell>
          <table:table-cell table:style-name="ce24" office:value-type="float" office:value="321690" calcext:value-type="float">
            <text:p><text:s text:c="3"/>321,690</text:p>
          </table:table-cell>
          <table:table-cell table:style-name="ce24" office:value-type="float" office:value="320523" calcext:value-type="float">
            <text:p><text:s text:c="3"/>320,523</text:p>
          </table:table-cell>
          <table:table-cell table:style-name="ce24" office:value-type="float" office:value="320734" calcext:value-type="float">
            <text:p><text:s text:c="3"/>320,734</text:p>
          </table:table-cell>
          <table:table-cell table:style-name="ce24" office:value-type="float" office:value="1606081" calcext:value-type="float">
            <text:p><text:s text:c="3"/>1,606,081</text:p>
          </table:table-cell>
          <table:table-cell table:style-name="ce24" office:value-type="float" office:value="319957" calcext:value-type="float">
            <text:p><text:s text:c="3"/>319,957</text:p>
          </table:table-cell>
          <table:table-cell table:style-name="ce24" office:value-type="float" office:value="323000" calcext:value-type="float">
            <text:p><text:s text:c="3"/>323,000</text:p>
          </table:table-cell>
          <table:table-cell table:style-name="ce24" office:value-type="float" office:value="316783" calcext:value-type="float">
            <text:p><text:s text:c="3"/>316,783</text:p>
          </table:table-cell>
          <table:table-cell table:style-name="ce24" office:value-type="float" office:value="316033" calcext:value-type="float">
            <text:p><text:s text:c="3"/>316,033</text:p>
          </table:table-cell>
          <table:table-cell table:style-name="ce24" office:value-type="float" office:value="330308" calcext:value-type="float">
            <text:p><text:s text:c="3"/>330,308</text:p>
          </table:table-cell>
          <table:table-cell table:style-name="ce24" office:value-type="float" office:value="1597456" calcext:value-type="float">
            <text:p><text:s text:c="3"/>1,597,456</text:p>
          </table:table-cell>
          <table:table-cell table:style-name="ce24" office:value-type="float" office:value="310148" calcext:value-type="float">
            <text:p><text:s text:c="3"/>310,148</text:p>
          </table:table-cell>
          <table:table-cell table:style-name="ce24" office:value-type="float" office:value="332566" calcext:value-type="float">
            <text:p><text:s text:c="3"/>332,566</text:p>
          </table:table-cell>
          <table:table-cell table:style-name="ce24" office:value-type="float" office:value="307676" calcext:value-type="float">
            <text:p><text:s text:c="3"/>307,676</text:p>
          </table:table-cell>
          <table:table-cell table:style-name="ce24" office:value-type="float" office:value="305359" calcext:value-type="float">
            <text:p><text:s text:c="3"/>305,359</text:p>
          </table:table-cell>
          <table:table-cell table:style-name="ce24" office:value-type="float" office:value="341707" calcext:value-type="float">
            <text:p><text:s text:c="3"/>341,707</text:p>
          </table:table-cell>
          <table:table-cell table:style-name="ce24" office:value-type="float" office:value="1960802" calcext:value-type="float">
            <text:p><text:s text:c="3"/>1,960,802</text:p>
          </table:table-cell>
          <table:table-cell table:style-name="ce24" office:value-type="float" office:value="365675" calcext:value-type="float">
            <text:p><text:s text:c="3"/>365,675</text:p>
          </table:table-cell>
          <table:table-cell table:style-name="ce24" office:value-type="float" office:value="380535" calcext:value-type="float">
            <text:p><text:s text:c="3"/>380,535</text:p>
          </table:table-cell>
          <table:table-cell table:style-name="ce24" office:value-type="float" office:value="400336" calcext:value-type="float">
            <text:p><text:s text:c="3"/>400,336</text:p>
          </table:table-cell>
          <table:table-cell table:style-name="ce24" office:value-type="float" office:value="410863" calcext:value-type="float">
            <text:p><text:s text:c="3"/>410,863</text:p>
          </table:table-cell>
          <table:table-cell table:style-name="ce24" office:value-type="float" office:value="403393" calcext:value-type="float">
            <text:p><text:s text:c="3"/>403,393</text:p>
          </table:table-cell>
          <table:table-cell table:style-name="ce24" office:value-type="float" office:value="1949718" calcext:value-type="float">
            <text:p><text:s text:c="3"/>1,949,718</text:p>
          </table:table-cell>
          <table:table-cell table:style-name="ce24" office:value-type="float" office:value="411113" calcext:value-type="float">
            <text:p><text:s text:c="3"/>411,113</text:p>
          </table:table-cell>
          <table:table-cell table:style-name="ce24" office:value-type="float" office:value="398363" calcext:value-type="float">
            <text:p><text:s text:c="3"/>398,363</text:p>
          </table:table-cell>
          <table:table-cell table:style-name="ce24" office:value-type="float" office:value="383248" calcext:value-type="float">
            <text:p><text:s text:c="3"/>383,248</text:p>
          </table:table-cell>
          <table:table-cell table:style-name="ce24" office:value-type="float" office:value="404590" calcext:value-type="float">
            <text:p><text:s text:c="3"/>404,590</text:p>
          </table:table-cell>
          <table:table-cell table:style-name="ce24" office:value-type="float" office:value="352404" calcext:value-type="float">
            <text:p><text:s text:c="3"/>352,404</text:p>
          </table:table-cell>
          <table:table-cell table:style-name="ce24" office:value-type="float" office:value="1748968" calcext:value-type="float">
            <text:p><text:s text:c="3"/>1,748,968</text:p>
          </table:table-cell>
          <table:table-cell table:style-name="ce24" office:value-type="float" office:value="347633" calcext:value-type="float">
            <text:p><text:s text:c="3"/>347,633</text:p>
          </table:table-cell>
          <table:table-cell table:style-name="ce24" office:value-type="float" office:value="344623" calcext:value-type="float">
            <text:p><text:s text:c="3"/>344,623</text:p>
          </table:table-cell>
          <table:table-cell table:style-name="ce24" office:value-type="float" office:value="343688" calcext:value-type="float">
            <text:p><text:s text:c="3"/>343,688</text:p>
          </table:table-cell>
          <table:table-cell table:style-name="ce24" office:value-type="float" office:value="352207" calcext:value-type="float">
            <text:p><text:s text:c="3"/>352,207</text:p>
          </table:table-cell>
          <table:table-cell table:style-name="ce24" office:value-type="float" office:value="360817" calcext:value-type="float">
            <text:p><text:s text:c="3"/>360,817</text:p>
          </table:table-cell>
          <table:table-cell table:style-name="ce24" office:value-type="float" office:value="1772281" calcext:value-type="float">
            <text:p><text:s text:c="3"/>1,772,281</text:p>
          </table:table-cell>
          <table:table-cell table:style-name="ce24" office:value-type="float" office:value="358943" calcext:value-type="float">
            <text:p><text:s text:c="3"/>358,943</text:p>
          </table:table-cell>
          <table:table-cell table:style-name="ce24" office:value-type="float" office:value="357502" calcext:value-type="float">
            <text:p><text:s text:c="3"/>357,502</text:p>
          </table:table-cell>
          <table:table-cell table:style-name="ce24" office:value-type="float" office:value="342748" calcext:value-type="float">
            <text:p><text:s text:c="3"/>342,748</text:p>
          </table:table-cell>
          <table:table-cell table:style-name="ce24" office:value-type="float" office:value="356200" calcext:value-type="float">
            <text:p><text:s text:c="3"/>356,200</text:p>
          </table:table-cell>
          <table:table-cell table:style-name="ce24" office:value-type="float" office:value="356888" calcext:value-type="float">
            <text:p><text:s text:c="3"/>356,888</text:p>
          </table:table-cell>
          <table:table-cell table:style-name="ce24" office:value-type="float" office:value="1763158" calcext:value-type="float">
            <text:p><text:s text:c="3"/>1,763,158</text:p>
          </table:table-cell>
          <table:table-cell table:style-name="ce24" office:value-type="float" office:value="358575" calcext:value-type="float">
            <text:p><text:s text:c="3"/>358,575</text:p>
          </table:table-cell>
          <table:table-cell table:style-name="ce24" office:value-type="float" office:value="362418" calcext:value-type="float">
            <text:p><text:s text:c="3"/>362,418</text:p>
          </table:table-cell>
          <table:table-cell table:style-name="ce24" office:value-type="float" office:value="355161" calcext:value-type="float">
            <text:p><text:s text:c="3"/>355,161</text:p>
          </table:table-cell>
          <table:table-cell table:style-name="ce24" office:value-type="float" office:value="345618" calcext:value-type="float">
            <text:p><text:s text:c="3"/>345,618</text:p>
          </table:table-cell>
          <table:table-cell table:style-name="ce24" office:value-type="float" office:value="341386" calcext:value-type="float">
            <text:p><text:s text:c="3"/>341,386</text:p>
          </table:table-cell>
          <table:table-cell table:style-name="ce24" office:value-type="float" office:value="1578886" calcext:value-type="float">
            <text:p><text:s text:c="3"/>1,578,886</text:p>
          </table:table-cell>
          <table:table-cell table:style-name="ce24" office:value-type="float" office:value="337912" calcext:value-type="float">
            <text:p><text:s text:c="3"/>337,912</text:p>
          </table:table-cell>
          <table:table-cell table:style-name="ce24" office:value-type="float" office:value="320767" calcext:value-type="float">
            <text:p><text:s text:c="3"/>320,767</text:p>
          </table:table-cell>
          <table:table-cell table:style-name="ce24" office:value-type="float" office:value="304167" calcext:value-type="float">
            <text:p><text:s text:c="3"/>304,167</text:p>
          </table:table-cell>
          <table:table-cell table:style-name="ce24" office:value-type="float" office:value="312495" calcext:value-type="float">
            <text:p><text:s text:c="3"/>312,495</text:p>
          </table:table-cell>
          <table:table-cell table:style-name="ce24" office:value-type="float" office:value="303545" calcext:value-type="float">
            <text:p><text:s text:c="3"/>303,545</text:p>
          </table:table-cell>
          <table:table-cell table:style-name="ce24" office:value-type="float" office:value="1269037" calcext:value-type="float">
            <text:p><text:s text:c="3"/>1,269,037</text:p>
          </table:table-cell>
          <table:table-cell table:style-name="ce24" office:value-type="float" office:value="280246" calcext:value-type="float">
            <text:p><text:s text:c="3"/>280,246</text:p>
          </table:table-cell>
          <table:table-cell table:style-name="ce24" office:value-type="float" office:value="266669" calcext:value-type="float">
            <text:p><text:s text:c="3"/>266,669</text:p>
          </table:table-cell>
          <table:table-cell table:style-name="ce24" office:value-type="float" office:value="258803" calcext:value-type="float">
            <text:p><text:s text:c="3"/>258,803</text:p>
          </table:table-cell>
          <table:table-cell table:style-name="ce24" office:value-type="float" office:value="254744" calcext:value-type="float">
            <text:p><text:s text:c="3"/>254,744</text:p>
          </table:table-cell>
          <table:table-cell table:style-name="ce24" office:value-type="float" office:value="208575" calcext:value-type="float">
            <text:p><text:s text:c="3"/>208,575</text:p>
          </table:table-cell>
          <table:table-cell table:style-name="ce24" office:value-type="float" office:value="697864" calcext:value-type="float">
            <text:p><text:s text:c="3"/>697,864</text:p>
          </table:table-cell>
          <table:table-cell table:style-name="ce24" office:value-type="float" office:value="192360" calcext:value-type="float">
            <text:p><text:s text:c="3"/>192,360</text:p>
          </table:table-cell>
          <table:table-cell table:style-name="ce24" office:value-type="float" office:value="162984" calcext:value-type="float">
            <text:p><text:s text:c="3"/>162,984</text:p>
          </table:table-cell>
          <table:table-cell table:style-name="ce24" office:value-type="float" office:value="137816" calcext:value-type="float">
            <text:p><text:s text:c="3"/>137,816</text:p>
          </table:table-cell>
          <table:table-cell table:style-name="ce24" office:value-type="float" office:value="109985" calcext:value-type="float">
            <text:p><text:s text:c="3"/>109,985</text:p>
          </table:table-cell>
          <table:table-cell table:style-name="ce24" office:value-type="float" office:value="94719" calcext:value-type="float">
            <text:p><text:s text:c="3"/>94,719</text:p>
          </table:table-cell>
          <table:table-cell table:style-name="ce24" office:value-type="float" office:value="485543" calcext:value-type="float">
            <text:p><text:s text:c="3"/>485,543</text:p>
          </table:table-cell>
          <table:table-cell table:style-name="ce24" office:value-type="float" office:value="108107" calcext:value-type="float">
            <text:p><text:s text:c="3"/>108,107</text:p>
          </table:table-cell>
          <table:table-cell table:style-name="ce24" office:value-type="float" office:value="103634" calcext:value-type="float">
            <text:p><text:s text:c="3"/>103,634</text:p>
          </table:table-cell>
          <table:table-cell table:style-name="ce24" office:value-type="float" office:value="96943" calcext:value-type="float">
            <text:p><text:s text:c="3"/>96,943</text:p>
          </table:table-cell>
          <table:table-cell table:style-name="ce24" office:value-type="float" office:value="91668" calcext:value-type="float">
            <text:p><text:s text:c="3"/>91,668</text:p>
          </table:table-cell>
          <table:table-cell table:style-name="ce24" office:value-type="float" office:value="85191" calcext:value-type="float">
            <text:p><text:s text:c="3"/>85,191</text:p>
          </table:table-cell>
          <table:table-cell table:style-name="ce24" office:value-type="float" office:value="282603" calcext:value-type="float">
            <text:p><text:s text:c="3"/>282,603</text:p>
          </table:table-cell>
          <table:table-cell table:style-name="ce24" office:value-type="float" office:value="74228" calcext:value-type="float">
            <text:p><text:s text:c="3"/>74,228</text:p>
          </table:table-cell>
          <table:table-cell table:style-name="ce24" office:value-type="float" office:value="63604" calcext:value-type="float">
            <text:p><text:s text:c="3"/>63,604</text:p>
          </table:table-cell>
          <table:table-cell table:style-name="ce24" office:value-type="float" office:value="55831" calcext:value-type="float">
            <text:p><text:s text:c="3"/>55,831</text:p>
          </table:table-cell>
          <table:table-cell table:style-name="ce24" office:value-type="float" office:value="47531" calcext:value-type="float">
            <text:p><text:s text:c="3"/>47,531</text:p>
          </table:table-cell>
          <table:table-cell table:style-name="ce24" office:value-type="float" office:value="41409" calcext:value-type="float">
            <text:p><text:s text:c="3"/>41,409</text:p>
          </table:table-cell>
          <table:table-cell table:style-name="ce24" office:value-type="float" office:value="120508" calcext:value-type="float">
            <text:p><text:s text:c="3"/>120,508</text:p>
          </table:table-cell>
          <table:table-cell table:style-name="ce24" office:value-type="float" office:value="34055" calcext:value-type="float">
            <text:p><text:s text:c="3"/>34,055</text:p>
          </table:table-cell>
          <table:table-cell table:style-name="ce24" office:value-type="float" office:value="28010" calcext:value-type="float">
            <text:p><text:s text:c="3"/>28,010</text:p>
          </table:table-cell>
          <table:table-cell table:style-name="ce24" office:value-type="float" office:value="23473" calcext:value-type="float">
            <text:p><text:s text:c="3"/>23,473</text:p>
          </table:table-cell>
          <table:table-cell table:style-name="ce24" office:value-type="float" office:value="19521" calcext:value-type="float">
            <text:p><text:s text:c="3"/>19,521</text:p>
          </table:table-cell>
          <table:table-cell table:style-name="ce24" office:value-type="float" office:value="15449" calcext:value-type="float">
            <text:p><text:s text:c="3"/>15,449</text:p>
          </table:table-cell>
          <table:table-cell table:style-name="ce24" office:value-type="float" office:value="33497" calcext:value-type="float">
            <text:p><text:s text:c="3"/>33,497</text:p>
          </table:table-cell>
          <table:table-cell table:style-name="ce24" office:value-type="float" office:value="11537" calcext:value-type="float">
            <text:p><text:s text:c="3"/>11,537</text:p>
          </table:table-cell>
          <table:table-cell table:style-name="ce24" office:value-type="float" office:value="8559" calcext:value-type="float">
            <text:p><text:s text:c="3"/>8,559</text:p>
          </table:table-cell>
          <table:table-cell table:style-name="ce24" office:value-type="float" office:value="6189" calcext:value-type="float">
            <text:p><text:s text:c="3"/>6,189</text:p>
          </table:table-cell>
          <table:table-cell table:style-name="ce24" office:value-type="float" office:value="4428" calcext:value-type="float">
            <text:p><text:s text:c="3"/>4,428</text:p>
          </table:table-cell>
          <table:table-cell table:style-name="ce24" office:value-type="float" office:value="2784" calcext:value-type="float">
            <text:p><text:s text:c="3"/>2,784</text:p>
          </table:table-cell>
          <table:table-cell table:style-name="ce63" office:value-type="float" office:value="5178" calcext:value-type="float">
            <text:p><text:s text:c="3"/>5,17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8561" calcext:value-type="float">
            <text:p><text:s text:c="3"/>11,528,561</text:p>
          </table:table-cell>
          <table:table-cell table:style-name="ce24" office:value-type="float" office:value="382088" calcext:value-type="float">
            <text:p><text:s text:c="3"/>382,088</text:p>
          </table:table-cell>
          <table:table-cell table:style-name="ce24" office:value-type="float" office:value="67286" calcext:value-type="float">
            <text:p><text:s text:c="3"/>67,286</text:p>
          </table:table-cell>
          <table:table-cell table:style-name="ce24" office:value-type="float" office:value="71521" calcext:value-type="float">
            <text:p><text:s text:c="3"/>71,521</text:p>
          </table:table-cell>
          <table:table-cell table:style-name="ce24" office:value-type="float" office:value="73928" calcext:value-type="float">
            <text:p><text:s text:c="3"/>73,928</text:p>
          </table:table-cell>
          <table:table-cell table:style-name="ce24" office:value-type="float" office:value="83177" calcext:value-type="float">
            <text:p><text:s text:c="3"/>83,177</text:p>
          </table:table-cell>
          <table:table-cell table:style-name="ce24" office:value-type="float" office:value="86176" calcext:value-type="float">
            <text:p><text:s text:c="3"/>86,176</text:p>
          </table:table-cell>
          <table:table-cell table:style-name="ce24" office:value-type="float" office:value="513388" calcext:value-type="float">
            <text:p><text:s text:c="3"/>513,388</text:p>
          </table:table-cell>
          <table:table-cell table:style-name="ce24" office:value-type="float" office:value="93000" calcext:value-type="float">
            <text:p><text:s text:c="3"/>93,000</text:p>
          </table:table-cell>
          <table:table-cell table:style-name="ce24" office:value-type="float" office:value="95573" calcext:value-type="float">
            <text:p><text:s text:c="3"/>95,573</text:p>
          </table:table-cell>
          <table:table-cell table:style-name="ce24" office:value-type="float" office:value="103212" calcext:value-type="float">
            <text:p><text:s text:c="3"/>103,212</text:p>
          </table:table-cell>
          <table:table-cell table:style-name="ce24" office:value-type="float" office:value="109251" calcext:value-type="float">
            <text:p><text:s text:c="3"/>109,251</text:p>
          </table:table-cell>
          <table:table-cell table:style-name="ce24" office:value-type="float" office:value="112352" calcext:value-type="float">
            <text:p><text:s text:c="3"/>112,352</text:p>
          </table:table-cell>
          <table:table-cell table:style-name="ce24" office:value-type="float" office:value="526271" calcext:value-type="float">
            <text:p><text:s text:c="3"/>526,271</text:p>
          </table:table-cell>
          <table:table-cell table:style-name="ce24" office:value-type="float" office:value="109532" calcext:value-type="float">
            <text:p><text:s text:c="3"/>109,532</text:p>
          </table:table-cell>
          <table:table-cell table:style-name="ce24" office:value-type="float" office:value="104451" calcext:value-type="float">
            <text:p><text:s text:c="3"/>104,451</text:p>
          </table:table-cell>
          <table:table-cell table:style-name="ce24" office:value-type="float" office:value="120591" calcext:value-type="float">
            <text:p><text:s text:c="3"/>120,591</text:p>
          </table:table-cell>
          <table:table-cell table:style-name="ce24" office:value-type="float" office:value="102511" calcext:value-type="float">
            <text:p><text:s text:c="3"/>102,511</text:p>
          </table:table-cell>
          <table:table-cell table:style-name="ce24" office:value-type="float" office:value="89186" calcext:value-type="float">
            <text:p><text:s text:c="3"/>89,186</text:p>
          </table:table-cell>
          <table:table-cell table:style-name="ce24" office:value-type="float" office:value="529911" calcext:value-type="float">
            <text:p><text:s text:c="3"/>529,911</text:p>
          </table:table-cell>
          <table:table-cell table:style-name="ce24" office:value-type="float" office:value="101766" calcext:value-type="float">
            <text:p><text:s text:c="3"/>101,766</text:p>
          </table:table-cell>
          <table:table-cell table:style-name="ce24" office:value-type="float" office:value="104565" calcext:value-type="float">
            <text:p><text:s text:c="3"/>104,565</text:p>
          </table:table-cell>
          <table:table-cell table:style-name="ce24" office:value-type="float" office:value="106938" calcext:value-type="float">
            <text:p><text:s text:c="3"/>106,938</text:p>
          </table:table-cell>
          <table:table-cell table:style-name="ce24" office:value-type="float" office:value="108236" calcext:value-type="float">
            <text:p><text:s text:c="3"/>108,236</text:p>
          </table:table-cell>
          <table:table-cell table:style-name="ce24" office:value-type="float" office:value="108406" calcext:value-type="float">
            <text:p><text:s text:c="3"/>108,406</text:p>
          </table:table-cell>
          <table:table-cell table:style-name="ce24" office:value-type="float" office:value="654442" calcext:value-type="float">
            <text:p><text:s text:c="3"/>654,442</text:p>
          </table:table-cell>
          <table:table-cell table:style-name="ce24" office:value-type="float" office:value="114384" calcext:value-type="float">
            <text:p><text:s text:c="3"/>114,384</text:p>
          </table:table-cell>
          <table:table-cell table:style-name="ce24" office:value-type="float" office:value="119264" calcext:value-type="float">
            <text:p><text:s text:c="3"/>119,264</text:p>
          </table:table-cell>
          <table:table-cell table:style-name="ce24" office:value-type="float" office:value="128155" calcext:value-type="float">
            <text:p><text:s text:c="3"/>128,155</text:p>
          </table:table-cell>
          <table:table-cell table:style-name="ce24" office:value-type="float" office:value="135453" calcext:value-type="float">
            <text:p><text:s text:c="3"/>135,453</text:p>
          </table:table-cell>
          <table:table-cell table:style-name="ce24" office:value-type="float" office:value="157186" calcext:value-type="float">
            <text:p><text:s text:c="3"/>157,186</text:p>
          </table:table-cell>
          <table:table-cell table:style-name="ce24" office:value-type="float" office:value="783603" calcext:value-type="float">
            <text:p><text:s text:c="3"/>783,603</text:p>
          </table:table-cell>
          <table:table-cell table:style-name="ce24" office:value-type="float" office:value="145695" calcext:value-type="float">
            <text:p><text:s text:c="3"/>145,695</text:p>
          </table:table-cell>
          <table:table-cell table:style-name="ce24" office:value-type="float" office:value="140230" calcext:value-type="float">
            <text:p><text:s text:c="3"/>140,230</text:p>
          </table:table-cell>
          <table:table-cell table:style-name="ce24" office:value-type="float" office:value="166611" calcext:value-type="float">
            <text:p><text:s text:c="3"/>166,611</text:p>
          </table:table-cell>
          <table:table-cell table:style-name="ce24" office:value-type="float" office:value="165743" calcext:value-type="float">
            <text:p><text:s text:c="3"/>165,743</text:p>
          </table:table-cell>
          <table:table-cell table:style-name="ce24" office:value-type="float" office:value="165324" calcext:value-type="float">
            <text:p><text:s text:c="3"/>165,324</text:p>
          </table:table-cell>
          <table:table-cell table:style-name="ce24" office:value-type="float" office:value="830830" calcext:value-type="float">
            <text:p><text:s text:c="3"/>830,830</text:p>
          </table:table-cell>
          <table:table-cell table:style-name="ce24" office:value-type="float" office:value="165529" calcext:value-type="float">
            <text:p><text:s text:c="3"/>165,529</text:p>
          </table:table-cell>
          <table:table-cell table:style-name="ce24" office:value-type="float" office:value="166238" calcext:value-type="float">
            <text:p><text:s text:c="3"/>166,238</text:p>
          </table:table-cell>
          <table:table-cell table:style-name="ce24" office:value-type="float" office:value="164257" calcext:value-type="float">
            <text:p><text:s text:c="3"/>164,257</text:p>
          </table:table-cell>
          <table:table-cell table:style-name="ce24" office:value-type="float" office:value="163721" calcext:value-type="float">
            <text:p><text:s text:c="3"/>163,721</text:p>
          </table:table-cell>
          <table:table-cell table:style-name="ce24" office:value-type="float" office:value="171085" calcext:value-type="float">
            <text:p><text:s text:c="3"/>171,085</text:p>
          </table:table-cell>
          <table:table-cell table:style-name="ce24" office:value-type="float" office:value="809230" calcext:value-type="float">
            <text:p><text:s text:c="3"/>809,230</text:p>
          </table:table-cell>
          <table:table-cell table:style-name="ce24" office:value-type="float" office:value="159099" calcext:value-type="float">
            <text:p><text:s text:c="3"/>159,099</text:p>
          </table:table-cell>
          <table:table-cell table:style-name="ce24" office:value-type="float" office:value="169969" calcext:value-type="float">
            <text:p><text:s text:c="3"/>169,969</text:p>
          </table:table-cell>
          <table:table-cell table:style-name="ce24" office:value-type="float" office:value="156420" calcext:value-type="float">
            <text:p><text:s text:c="3"/>156,420</text:p>
          </table:table-cell>
          <table:table-cell table:style-name="ce24" office:value-type="float" office:value="153543" calcext:value-type="float">
            <text:p><text:s text:c="3"/>153,543</text:p>
          </table:table-cell>
          <table:table-cell table:style-name="ce24" office:value-type="float" office:value="170199" calcext:value-type="float">
            <text:p><text:s text:c="3"/>170,199</text:p>
          </table:table-cell>
          <table:table-cell table:style-name="ce24" office:value-type="float" office:value="967044" calcext:value-type="float">
            <text:p><text:s text:c="3"/>967,044</text:p>
          </table:table-cell>
          <table:table-cell table:style-name="ce24" office:value-type="float" office:value="182076" calcext:value-type="float">
            <text:p><text:s text:c="3"/>182,076</text:p>
          </table:table-cell>
          <table:table-cell table:style-name="ce24" office:value-type="float" office:value="188381" calcext:value-type="float">
            <text:p><text:s text:c="3"/>188,381</text:p>
          </table:table-cell>
          <table:table-cell table:style-name="ce24" office:value-type="float" office:value="196915" calcext:value-type="float">
            <text:p><text:s text:c="3"/>196,915</text:p>
          </table:table-cell>
          <table:table-cell table:style-name="ce24" office:value-type="float" office:value="202151" calcext:value-type="float">
            <text:p><text:s text:c="3"/>202,151</text:p>
          </table:table-cell>
          <table:table-cell table:style-name="ce24" office:value-type="float" office:value="197521" calcext:value-type="float">
            <text:p><text:s text:c="3"/>197,521</text:p>
          </table:table-cell>
          <table:table-cell table:style-name="ce24" office:value-type="float" office:value="953643" calcext:value-type="float">
            <text:p><text:s text:c="3"/>953,643</text:p>
          </table:table-cell>
          <table:table-cell table:style-name="ce24" office:value-type="float" office:value="202252" calcext:value-type="float">
            <text:p><text:s text:c="3"/>202,252</text:p>
          </table:table-cell>
          <table:table-cell table:style-name="ce24" office:value-type="float" office:value="195291" calcext:value-type="float">
            <text:p><text:s text:c="3"/>195,291</text:p>
          </table:table-cell>
          <table:table-cell table:style-name="ce24" office:value-type="float" office:value="186974" calcext:value-type="float">
            <text:p><text:s text:c="3"/>186,974</text:p>
          </table:table-cell>
          <table:table-cell table:style-name="ce24" office:value-type="float" office:value="198064" calcext:value-type="float">
            <text:p><text:s text:c="3"/>198,064</text:p>
          </table:table-cell>
          <table:table-cell table:style-name="ce24" office:value-type="float" office:value="171062" calcext:value-type="float">
            <text:p><text:s text:c="3"/>171,062</text:p>
          </table:table-cell>
          <table:table-cell table:style-name="ce24" office:value-type="float" office:value="849849" calcext:value-type="float">
            <text:p><text:s text:c="3"/>849,849</text:p>
          </table:table-cell>
          <table:table-cell table:style-name="ce24" office:value-type="float" office:value="168786" calcext:value-type="float">
            <text:p><text:s text:c="3"/>168,786</text:p>
          </table:table-cell>
          <table:table-cell table:style-name="ce24" office:value-type="float" office:value="167974" calcext:value-type="float">
            <text:p><text:s text:c="3"/>167,974</text:p>
          </table:table-cell>
          <table:table-cell table:style-name="ce24" office:value-type="float" office:value="166102" calcext:value-type="float">
            <text:p><text:s text:c="3"/>166,102</text:p>
          </table:table-cell>
          <table:table-cell table:style-name="ce24" office:value-type="float" office:value="171264" calcext:value-type="float">
            <text:p><text:s text:c="3"/>171,264</text:p>
          </table:table-cell>
          <table:table-cell table:style-name="ce24" office:value-type="float" office:value="175723" calcext:value-type="float">
            <text:p><text:s text:c="3"/>175,723</text:p>
          </table:table-cell>
          <table:table-cell table:style-name="ce24" office:value-type="float" office:value="861871" calcext:value-type="float">
            <text:p><text:s text:c="3"/>861,871</text:p>
          </table:table-cell>
          <table:table-cell table:style-name="ce24" office:value-type="float" office:value="174764" calcext:value-type="float">
            <text:p><text:s text:c="3"/>174,764</text:p>
          </table:table-cell>
          <table:table-cell table:style-name="ce24" office:value-type="float" office:value="174365" calcext:value-type="float">
            <text:p><text:s text:c="3"/>174,365</text:p>
          </table:table-cell>
          <table:table-cell table:style-name="ce24" office:value-type="float" office:value="167018" calcext:value-type="float">
            <text:p><text:s text:c="3"/>167,018</text:p>
          </table:table-cell>
          <table:table-cell table:style-name="ce24" office:value-type="float" office:value="172872" calcext:value-type="float">
            <text:p><text:s text:c="3"/>172,872</text:p>
          </table:table-cell>
          <table:table-cell table:style-name="ce24" office:value-type="float" office:value="172852" calcext:value-type="float">
            <text:p><text:s text:c="3"/>172,852</text:p>
          </table:table-cell>
          <table:table-cell table:style-name="ce24" office:value-type="float" office:value="848542" calcext:value-type="float">
            <text:p><text:s text:c="3"/>848,542</text:p>
          </table:table-cell>
          <table:table-cell table:style-name="ce24" office:value-type="float" office:value="173588" calcext:value-type="float">
            <text:p><text:s text:c="3"/>173,588</text:p>
          </table:table-cell>
          <table:table-cell table:style-name="ce24" office:value-type="float" office:value="174463" calcext:value-type="float">
            <text:p><text:s text:c="3"/>174,463</text:p>
          </table:table-cell>
          <table:table-cell table:style-name="ce24" office:value-type="float" office:value="170923" calcext:value-type="float">
            <text:p><text:s text:c="3"/>170,923</text:p>
          </table:table-cell>
          <table:table-cell table:style-name="ce24" office:value-type="float" office:value="166183" calcext:value-type="float">
            <text:p><text:s text:c="3"/>166,183</text:p>
          </table:table-cell>
          <table:table-cell table:style-name="ce24" office:value-type="float" office:value="163385" calcext:value-type="float">
            <text:p><text:s text:c="3"/>163,385</text:p>
          </table:table-cell>
          <table:table-cell table:style-name="ce24" office:value-type="float" office:value="746558" calcext:value-type="float">
            <text:p><text:s text:c="3"/>746,558</text:p>
          </table:table-cell>
          <table:table-cell table:style-name="ce24" office:value-type="float" office:value="160866" calcext:value-type="float">
            <text:p><text:s text:c="3"/>160,866</text:p>
          </table:table-cell>
          <table:table-cell table:style-name="ce24" office:value-type="float" office:value="152148" calcext:value-type="float">
            <text:p><text:s text:c="3"/>152,148</text:p>
          </table:table-cell>
          <table:table-cell table:style-name="ce24" office:value-type="float" office:value="143626" calcext:value-type="float">
            <text:p><text:s text:c="3"/>143,626</text:p>
          </table:table-cell>
          <table:table-cell table:style-name="ce24" office:value-type="float" office:value="147140" calcext:value-type="float">
            <text:p><text:s text:c="3"/>147,140</text:p>
          </table:table-cell>
          <table:table-cell table:style-name="ce24" office:value-type="float" office:value="142778" calcext:value-type="float">
            <text:p><text:s text:c="3"/>142,778</text:p>
          </table:table-cell>
          <table:table-cell table:style-name="ce24" office:value-type="float" office:value="586586" calcext:value-type="float">
            <text:p><text:s text:c="3"/>586,586</text:p>
          </table:table-cell>
          <table:table-cell table:style-name="ce24" office:value-type="float" office:value="130725" calcext:value-type="float">
            <text:p><text:s text:c="3"/>130,725</text:p>
          </table:table-cell>
          <table:table-cell table:style-name="ce24" office:value-type="float" office:value="123807" calcext:value-type="float">
            <text:p><text:s text:c="3"/>123,807</text:p>
          </table:table-cell>
          <table:table-cell table:style-name="ce24" office:value-type="float" office:value="119664" calcext:value-type="float">
            <text:p><text:s text:c="3"/>119,664</text:p>
          </table:table-cell>
          <table:table-cell table:style-name="ce24" office:value-type="float" office:value="116883" calcext:value-type="float">
            <text:p><text:s text:c="3"/>116,883</text:p>
          </table:table-cell>
          <table:table-cell table:style-name="ce24" office:value-type="float" office:value="95507" calcext:value-type="float">
            <text:p><text:s text:c="3"/>95,507</text:p>
          </table:table-cell>
          <table:table-cell table:style-name="ce24" office:value-type="float" office:value="312233" calcext:value-type="float">
            <text:p><text:s text:c="3"/>312,233</text:p>
          </table:table-cell>
          <table:table-cell table:style-name="ce24" office:value-type="float" office:value="87384" calcext:value-type="float">
            <text:p><text:s text:c="3"/>87,384</text:p>
          </table:table-cell>
          <table:table-cell table:style-name="ce24" office:value-type="float" office:value="73518" calcext:value-type="float">
            <text:p><text:s text:c="3"/>73,518</text:p>
          </table:table-cell>
          <table:table-cell table:style-name="ce24" office:value-type="float" office:value="61762" calcext:value-type="float">
            <text:p><text:s text:c="3"/>61,762</text:p>
          </table:table-cell>
          <table:table-cell table:style-name="ce24" office:value-type="float" office:value="48391" calcext:value-type="float">
            <text:p><text:s text:c="3"/>48,391</text:p>
          </table:table-cell>
          <table:table-cell table:style-name="ce24" office:value-type="float" office:value="41178" calcext:value-type="float">
            <text:p><text:s text:c="3"/>41,178</text:p>
          </table:table-cell>
          <table:table-cell table:style-name="ce24" office:value-type="float" office:value="203421" calcext:value-type="float">
            <text:p><text:s text:c="3"/>203,421</text:p>
          </table:table-cell>
          <table:table-cell table:style-name="ce24" office:value-type="float" office:value="46537" calcext:value-type="float">
            <text:p><text:s text:c="3"/>46,537</text:p>
          </table:table-cell>
          <table:table-cell table:style-name="ce24" office:value-type="float" office:value="44193" calcext:value-type="float">
            <text:p><text:s text:c="3"/>44,193</text:p>
          </table:table-cell>
          <table:table-cell table:style-name="ce24" office:value-type="float" office:value="40546" calcext:value-type="float">
            <text:p><text:s text:c="3"/>40,546</text:p>
          </table:table-cell>
          <table:table-cell table:style-name="ce24" office:value-type="float" office:value="38070" calcext:value-type="float">
            <text:p><text:s text:c="3"/>38,070</text:p>
          </table:table-cell>
          <table:table-cell table:style-name="ce24" office:value-type="float" office:value="34075" calcext:value-type="float">
            <text:p><text:s text:c="3"/>34,075</text:p>
          </table:table-cell>
          <table:table-cell table:style-name="ce24" office:value-type="float" office:value="107298" calcext:value-type="float">
            <text:p><text:s text:c="3"/>107,298</text:p>
          </table:table-cell>
          <table:table-cell table:style-name="ce24" office:value-type="float" office:value="29192" calcext:value-type="float">
            <text:p><text:s text:c="3"/>29,192</text:p>
          </table:table-cell>
          <table:table-cell table:style-name="ce24" office:value-type="float" office:value="24390" calcext:value-type="float">
            <text:p><text:s text:c="3"/>24,390</text:p>
          </table:table-cell>
          <table:table-cell table:style-name="ce24" office:value-type="float" office:value="20986" calcext:value-type="float">
            <text:p><text:s text:c="3"/>20,986</text:p>
          </table:table-cell>
          <table:table-cell table:style-name="ce24" office:value-type="float" office:value="17624" calcext:value-type="float">
            <text:p><text:s text:c="3"/>17,624</text:p>
          </table:table-cell>
          <table:table-cell table:style-name="ce24" office:value-type="float" office:value="15106" calcext:value-type="float">
            <text:p><text:s text:c="3"/>15,106</text:p>
          </table:table-cell>
          <table:table-cell table:style-name="ce24" office:value-type="float" office:value="45771" calcext:value-type="float">
            <text:p><text:s text:c="3"/>45,771</text:p>
          </table:table-cell>
          <table:table-cell table:style-name="ce24" office:value-type="float" office:value="12347" calcext:value-type="float">
            <text:p><text:s text:c="3"/>12,347</text:p>
          </table:table-cell>
          <table:table-cell table:style-name="ce24" office:value-type="float" office:value="10338" calcext:value-type="float">
            <text:p><text:s text:c="3"/>10,338</text:p>
          </table:table-cell>
          <table:table-cell table:style-name="ce24" office:value-type="float" office:value="9033" calcext:value-type="float">
            <text:p><text:s text:c="3"/>9,033</text:p>
          </table:table-cell>
          <table:table-cell table:style-name="ce24" office:value-type="float" office:value="7691" calcext:value-type="float">
            <text:p><text:s text:c="3"/>7,691</text:p>
          </table:table-cell>
          <table:table-cell table:style-name="ce24" office:value-type="float" office:value="6362" calcext:value-type="float">
            <text:p><text:s text:c="3"/>6,362</text:p>
          </table:table-cell>
          <table:table-cell table:style-name="ce24" office:value-type="float" office:value="13779" calcext:value-type="float">
            <text:p><text:s text:c="3"/>13,779</text:p>
          </table:table-cell>
          <table:table-cell table:style-name="ce24" office:value-type="float" office:value="4681" calcext:value-type="float">
            <text:p><text:s text:c="3"/>4,681</text:p>
          </table:table-cell>
          <table:table-cell table:style-name="ce24" office:value-type="float" office:value="3518" calcext:value-type="float">
            <text:p><text:s text:c="3"/>3,518</text:p>
          </table:table-cell>
          <table:table-cell table:style-name="ce24" office:value-type="float" office:value="2525" calcext:value-type="float">
            <text:p><text:s text:c="3"/>2,525</text:p>
          </table:table-cell>
          <table:table-cell table:style-name="ce24" office:value-type="float" office:value="1823" calcext:value-type="float">
            <text:p><text:s text:c="3"/>1,823</text:p>
          </table:table-cell>
          <table:table-cell table:style-name="ce24" office:value-type="float" office:value="1232" calcext:value-type="float">
            <text:p><text:s text:c="3"/>1,232</text:p>
          </table:table-cell>
          <table:table-cell table:style-name="ce64" office:value-type="float" office:value="2203" calcext:value-type="float">
            <text:p><text:s text:c="3"/>2,20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4234" calcext:value-type="float">
            <text:p><text:s text:c="3"/>11,874,234</text:p>
          </table:table-cell>
          <table:table-cell table:style-name="ce25" office:value-type="float" office:value="356581" calcext:value-type="float">
            <text:p><text:s text:c="3"/>356,581</text:p>
          </table:table-cell>
          <table:table-cell table:style-name="ce25" office:value-type="float" office:value="62774" calcext:value-type="float">
            <text:p><text:s text:c="3"/>62,774</text:p>
          </table:table-cell>
          <table:table-cell table:style-name="ce25" office:value-type="float" office:value="66709" calcext:value-type="float">
            <text:p><text:s text:c="3"/>66,709</text:p>
          </table:table-cell>
          <table:table-cell table:style-name="ce25" office:value-type="float" office:value="69013" calcext:value-type="float">
            <text:p><text:s text:c="3"/>69,013</text:p>
          </table:table-cell>
          <table:table-cell table:style-name="ce25" office:value-type="float" office:value="78097" calcext:value-type="float">
            <text:p><text:s text:c="3"/>78,097</text:p>
          </table:table-cell>
          <table:table-cell table:style-name="ce25" office:value-type="float" office:value="79988" calcext:value-type="float">
            <text:p><text:s text:c="3"/>79,988</text:p>
          </table:table-cell>
          <table:table-cell table:style-name="ce25" office:value-type="float" office:value="477800" calcext:value-type="float">
            <text:p><text:s text:c="3"/>477,800</text:p>
          </table:table-cell>
          <table:table-cell table:style-name="ce25" office:value-type="float" office:value="86532" calcext:value-type="float">
            <text:p><text:s text:c="3"/>86,532</text:p>
          </table:table-cell>
          <table:table-cell table:style-name="ce25" office:value-type="float" office:value="89445" calcext:value-type="float">
            <text:p><text:s text:c="3"/>89,445</text:p>
          </table:table-cell>
          <table:table-cell table:style-name="ce25" office:value-type="float" office:value="96229" calcext:value-type="float">
            <text:p><text:s text:c="3"/>96,229</text:p>
          </table:table-cell>
          <table:table-cell table:style-name="ce25" office:value-type="float" office:value="101620" calcext:value-type="float">
            <text:p><text:s text:c="3"/>101,620</text:p>
          </table:table-cell>
          <table:table-cell table:style-name="ce25" office:value-type="float" office:value="103974" calcext:value-type="float">
            <text:p><text:s text:c="3"/>103,974</text:p>
          </table:table-cell>
          <table:table-cell table:style-name="ce25" office:value-type="float" office:value="489509" calcext:value-type="float">
            <text:p><text:s text:c="3"/>489,509</text:p>
          </table:table-cell>
          <table:table-cell table:style-name="ce25" office:value-type="float" office:value="102439" calcext:value-type="float">
            <text:p><text:s text:c="3"/>102,439</text:p>
          </table:table-cell>
          <table:table-cell table:style-name="ce25" office:value-type="float" office:value="97414" calcext:value-type="float">
            <text:p><text:s text:c="3"/>97,414</text:p>
          </table:table-cell>
          <table:table-cell table:style-name="ce25" office:value-type="float" office:value="112776" calcext:value-type="float">
            <text:p><text:s text:c="3"/>112,776</text:p>
          </table:table-cell>
          <table:table-cell table:style-name="ce25" office:value-type="float" office:value="95160" calcext:value-type="float">
            <text:p><text:s text:c="3"/>95,160</text:p>
          </table:table-cell>
          <table:table-cell table:style-name="ce25" office:value-type="float" office:value="81720" calcext:value-type="float">
            <text:p><text:s text:c="3"/>81,720</text:p>
          </table:table-cell>
          <table:table-cell table:style-name="ce25" office:value-type="float" office:value="486917" calcext:value-type="float">
            <text:p><text:s text:c="3"/>486,917</text:p>
          </table:table-cell>
          <table:table-cell table:style-name="ce25" office:value-type="float" office:value="94027" calcext:value-type="float">
            <text:p><text:s text:c="3"/>94,027</text:p>
          </table:table-cell>
          <table:table-cell table:style-name="ce25" office:value-type="float" office:value="95647" calcext:value-type="float">
            <text:p><text:s text:c="3"/>95,647</text:p>
          </table:table-cell>
          <table:table-cell table:style-name="ce25" office:value-type="float" office:value="98116" calcext:value-type="float">
            <text:p><text:s text:c="3"/>98,116</text:p>
          </table:table-cell>
          <table:table-cell table:style-name="ce25" office:value-type="float" office:value="99076" calcext:value-type="float">
            <text:p><text:s text:c="3"/>99,076</text:p>
          </table:table-cell>
          <table:table-cell table:style-name="ce25" office:value-type="float" office:value="100051" calcext:value-type="float">
            <text:p><text:s text:c="3"/>100,051</text:p>
          </table:table-cell>
          <table:table-cell table:style-name="ce25" office:value-type="float" office:value="600492" calcext:value-type="float">
            <text:p><text:s text:c="3"/>600,492</text:p>
          </table:table-cell>
          <table:table-cell table:style-name="ce25" office:value-type="float" office:value="104143" calcext:value-type="float">
            <text:p><text:s text:c="3"/>104,143</text:p>
          </table:table-cell>
          <table:table-cell table:style-name="ce25" office:value-type="float" office:value="108714" calcext:value-type="float">
            <text:p><text:s text:c="3"/>108,714</text:p>
          </table:table-cell>
          <table:table-cell table:style-name="ce25" office:value-type="float" office:value="117646" calcext:value-type="float">
            <text:p><text:s text:c="3"/>117,646</text:p>
          </table:table-cell>
          <table:table-cell table:style-name="ce25" office:value-type="float" office:value="125650" calcext:value-type="float">
            <text:p><text:s text:c="3"/>125,650</text:p>
          </table:table-cell>
          <table:table-cell table:style-name="ce25" office:value-type="float" office:value="144339" calcext:value-type="float">
            <text:p><text:s text:c="3"/>144,339</text:p>
          </table:table-cell>
          <table:table-cell table:style-name="ce25" office:value-type="float" office:value="730213" calcext:value-type="float">
            <text:p><text:s text:c="3"/>730,213</text:p>
          </table:table-cell>
          <table:table-cell table:style-name="ce25" office:value-type="float" office:value="134607" calcext:value-type="float">
            <text:p><text:s text:c="3"/>134,607</text:p>
          </table:table-cell>
          <table:table-cell table:style-name="ce25" office:value-type="float" office:value="130337" calcext:value-type="float">
            <text:p><text:s text:c="3"/>130,337</text:p>
          </table:table-cell>
          <table:table-cell table:style-name="ce25" office:value-type="float" office:value="155079" calcext:value-type="float">
            <text:p><text:s text:c="3"/>155,079</text:p>
          </table:table-cell>
          <table:table-cell table:style-name="ce25" office:value-type="float" office:value="154780" calcext:value-type="float">
            <text:p><text:s text:c="3"/>154,780</text:p>
          </table:table-cell>
          <table:table-cell table:style-name="ce25" office:value-type="float" office:value="155410" calcext:value-type="float">
            <text:p><text:s text:c="3"/>155,410</text:p>
          </table:table-cell>
          <table:table-cell table:style-name="ce25" office:value-type="float" office:value="775251" calcext:value-type="float">
            <text:p><text:s text:c="3"/>775,251</text:p>
          </table:table-cell>
          <table:table-cell table:style-name="ce25" office:value-type="float" office:value="154428" calcext:value-type="float">
            <text:p><text:s text:c="3"/>154,428</text:p>
          </table:table-cell>
          <table:table-cell table:style-name="ce25" office:value-type="float" office:value="156762" calcext:value-type="float">
            <text:p><text:s text:c="3"/>156,762</text:p>
          </table:table-cell>
          <table:table-cell table:style-name="ce25" office:value-type="float" office:value="152526" calcext:value-type="float">
            <text:p><text:s text:c="3"/>152,526</text:p>
          </table:table-cell>
          <table:table-cell table:style-name="ce25" office:value-type="float" office:value="152312" calcext:value-type="float">
            <text:p><text:s text:c="3"/>152,312</text:p>
          </table:table-cell>
          <table:table-cell table:style-name="ce25" office:value-type="float" office:value="159223" calcext:value-type="float">
            <text:p><text:s text:c="3"/>159,223</text:p>
          </table:table-cell>
          <table:table-cell table:style-name="ce25" office:value-type="float" office:value="788226" calcext:value-type="float">
            <text:p><text:s text:c="3"/>788,226</text:p>
          </table:table-cell>
          <table:table-cell table:style-name="ce25" office:value-type="float" office:value="151049" calcext:value-type="float">
            <text:p><text:s text:c="3"/>151,049</text:p>
          </table:table-cell>
          <table:table-cell table:style-name="ce25" office:value-type="float" office:value="162597" calcext:value-type="float">
            <text:p><text:s text:c="3"/>162,597</text:p>
          </table:table-cell>
          <table:table-cell table:style-name="ce25" office:value-type="float" office:value="151256" calcext:value-type="float">
            <text:p><text:s text:c="3"/>151,256</text:p>
          </table:table-cell>
          <table:table-cell table:style-name="ce25" office:value-type="float" office:value="151816" calcext:value-type="float">
            <text:p><text:s text:c="3"/>151,816</text:p>
          </table:table-cell>
          <table:table-cell table:style-name="ce25" office:value-type="float" office:value="171508" calcext:value-type="float">
            <text:p><text:s text:c="3"/>171,508</text:p>
          </table:table-cell>
          <table:table-cell table:style-name="ce25" office:value-type="float" office:value="993758" calcext:value-type="float">
            <text:p><text:s text:c="3"/>993,758</text:p>
          </table:table-cell>
          <table:table-cell table:style-name="ce25" office:value-type="float" office:value="183599" calcext:value-type="float">
            <text:p><text:s text:c="3"/>183,599</text:p>
          </table:table-cell>
          <table:table-cell table:style-name="ce25" office:value-type="float" office:value="192154" calcext:value-type="float">
            <text:p><text:s text:c="3"/>192,154</text:p>
          </table:table-cell>
          <table:table-cell table:style-name="ce25" office:value-type="float" office:value="203421" calcext:value-type="float">
            <text:p><text:s text:c="3"/>203,421</text:p>
          </table:table-cell>
          <table:table-cell table:style-name="ce25" office:value-type="float" office:value="208712" calcext:value-type="float">
            <text:p><text:s text:c="3"/>208,712</text:p>
          </table:table-cell>
          <table:table-cell table:style-name="ce25" office:value-type="float" office:value="205872" calcext:value-type="float">
            <text:p><text:s text:c="3"/>205,872</text:p>
          </table:table-cell>
          <table:table-cell table:style-name="ce25" office:value-type="float" office:value="996075" calcext:value-type="float">
            <text:p><text:s text:c="3"/>996,075</text:p>
          </table:table-cell>
          <table:table-cell table:style-name="ce25" office:value-type="float" office:value="208861" calcext:value-type="float">
            <text:p><text:s text:c="3"/>208,861</text:p>
          </table:table-cell>
          <table:table-cell table:style-name="ce25" office:value-type="float" office:value="203072" calcext:value-type="float">
            <text:p><text:s text:c="3"/>203,072</text:p>
          </table:table-cell>
          <table:table-cell table:style-name="ce25" office:value-type="float" office:value="196274" calcext:value-type="float">
            <text:p><text:s text:c="3"/>196,274</text:p>
          </table:table-cell>
          <table:table-cell table:style-name="ce25" office:value-type="float" office:value="206526" calcext:value-type="float">
            <text:p><text:s text:c="3"/>206,526</text:p>
          </table:table-cell>
          <table:table-cell table:style-name="ce25" office:value-type="float" office:value="181342" calcext:value-type="float">
            <text:p><text:s text:c="3"/>181,342</text:p>
          </table:table-cell>
          <table:table-cell table:style-name="ce25" office:value-type="float" office:value="899119" calcext:value-type="float">
            <text:p><text:s text:c="3"/>899,119</text:p>
          </table:table-cell>
          <table:table-cell table:style-name="ce25" office:value-type="float" office:value="178847" calcext:value-type="float">
            <text:p><text:s text:c="3"/>178,847</text:p>
          </table:table-cell>
          <table:table-cell table:style-name="ce25" office:value-type="float" office:value="176649" calcext:value-type="float">
            <text:p><text:s text:c="3"/>176,649</text:p>
          </table:table-cell>
          <table:table-cell table:style-name="ce25" office:value-type="float" office:value="177586" calcext:value-type="float">
            <text:p><text:s text:c="3"/>177,586</text:p>
          </table:table-cell>
          <table:table-cell table:style-name="ce25" office:value-type="float" office:value="180943" calcext:value-type="float">
            <text:p><text:s text:c="3"/>180,943</text:p>
          </table:table-cell>
          <table:table-cell table:style-name="ce25" office:value-type="float" office:value="185094" calcext:value-type="float">
            <text:p><text:s text:c="3"/>185,094</text:p>
          </table:table-cell>
          <table:table-cell table:style-name="ce25" office:value-type="float" office:value="910410" calcext:value-type="float">
            <text:p><text:s text:c="3"/>910,410</text:p>
          </table:table-cell>
          <table:table-cell table:style-name="ce25" office:value-type="float" office:value="184179" calcext:value-type="float">
            <text:p><text:s text:c="3"/>184,179</text:p>
          </table:table-cell>
          <table:table-cell table:style-name="ce25" office:value-type="float" office:value="183137" calcext:value-type="float">
            <text:p><text:s text:c="3"/>183,137</text:p>
          </table:table-cell>
          <table:table-cell table:style-name="ce25" office:value-type="float" office:value="175730" calcext:value-type="float">
            <text:p><text:s text:c="3"/>175,730</text:p>
          </table:table-cell>
          <table:table-cell table:style-name="ce25" office:value-type="float" office:value="183328" calcext:value-type="float">
            <text:p><text:s text:c="3"/>183,328</text:p>
          </table:table-cell>
          <table:table-cell table:style-name="ce25" office:value-type="float" office:value="184036" calcext:value-type="float">
            <text:p><text:s text:c="3"/>184,036</text:p>
          </table:table-cell>
          <table:table-cell table:style-name="ce25" office:value-type="float" office:value="914616" calcext:value-type="float">
            <text:p><text:s text:c="3"/>914,616</text:p>
          </table:table-cell>
          <table:table-cell table:style-name="ce25" office:value-type="float" office:value="184987" calcext:value-type="float">
            <text:p><text:s text:c="3"/>184,987</text:p>
          </table:table-cell>
          <table:table-cell table:style-name="ce25" office:value-type="float" office:value="187955" calcext:value-type="float">
            <text:p><text:s text:c="3"/>187,955</text:p>
          </table:table-cell>
          <table:table-cell table:style-name="ce25" office:value-type="float" office:value="184238" calcext:value-type="float">
            <text:p><text:s text:c="3"/>184,238</text:p>
          </table:table-cell>
          <table:table-cell table:style-name="ce25" office:value-type="float" office:value="179435" calcext:value-type="float">
            <text:p><text:s text:c="3"/>179,435</text:p>
          </table:table-cell>
          <table:table-cell table:style-name="ce25" office:value-type="float" office:value="178001" calcext:value-type="float">
            <text:p><text:s text:c="3"/>178,001</text:p>
          </table:table-cell>
          <table:table-cell table:style-name="ce25" office:value-type="float" office:value="832328" calcext:value-type="float">
            <text:p><text:s text:c="3"/>832,328</text:p>
          </table:table-cell>
          <table:table-cell table:style-name="ce25" office:value-type="float" office:value="177046" calcext:value-type="float">
            <text:p><text:s text:c="3"/>177,046</text:p>
          </table:table-cell>
          <table:table-cell table:style-name="ce25" office:value-type="float" office:value="168619" calcext:value-type="float">
            <text:p><text:s text:c="3"/>168,619</text:p>
          </table:table-cell>
          <table:table-cell table:style-name="ce25" office:value-type="float" office:value="160541" calcext:value-type="float">
            <text:p><text:s text:c="3"/>160,541</text:p>
          </table:table-cell>
          <table:table-cell table:style-name="ce25" office:value-type="float" office:value="165355" calcext:value-type="float">
            <text:p><text:s text:c="3"/>165,355</text:p>
          </table:table-cell>
          <table:table-cell table:style-name="ce25" office:value-type="float" office:value="160767" calcext:value-type="float">
            <text:p><text:s text:c="3"/>160,767</text:p>
          </table:table-cell>
          <table:table-cell table:style-name="ce25" office:value-type="float" office:value="682451" calcext:value-type="float">
            <text:p><text:s text:c="3"/>682,451</text:p>
          </table:table-cell>
          <table:table-cell table:style-name="ce25" office:value-type="float" office:value="149521" calcext:value-type="float">
            <text:p><text:s text:c="3"/>149,521</text:p>
          </table:table-cell>
          <table:table-cell table:style-name="ce25" office:value-type="float" office:value="142862" calcext:value-type="float">
            <text:p><text:s text:c="3"/>142,862</text:p>
          </table:table-cell>
          <table:table-cell table:style-name="ce25" office:value-type="float" office:value="139139" calcext:value-type="float">
            <text:p><text:s text:c="3"/>139,139</text:p>
          </table:table-cell>
          <table:table-cell table:style-name="ce25" office:value-type="float" office:value="137861" calcext:value-type="float">
            <text:p><text:s text:c="3"/>137,861</text:p>
          </table:table-cell>
          <table:table-cell table:style-name="ce25" office:value-type="float" office:value="113068" calcext:value-type="float">
            <text:p><text:s text:c="3"/>113,068</text:p>
          </table:table-cell>
          <table:table-cell table:style-name="ce25" office:value-type="float" office:value="385631" calcext:value-type="float">
            <text:p><text:s text:c="3"/>385,631</text:p>
          </table:table-cell>
          <table:table-cell table:style-name="ce25" office:value-type="float" office:value="104976" calcext:value-type="float">
            <text:p><text:s text:c="3"/>104,976</text:p>
          </table:table-cell>
          <table:table-cell table:style-name="ce25" office:value-type="float" office:value="89466" calcext:value-type="float">
            <text:p><text:s text:c="3"/>89,466</text:p>
          </table:table-cell>
          <table:table-cell table:style-name="ce25" office:value-type="float" office:value="76054" calcext:value-type="float">
            <text:p><text:s text:c="3"/>76,054</text:p>
          </table:table-cell>
          <table:table-cell table:style-name="ce25" office:value-type="float" office:value="61594" calcext:value-type="float">
            <text:p><text:s text:c="3"/>61,594</text:p>
          </table:table-cell>
          <table:table-cell table:style-name="ce25" office:value-type="float" office:value="53541" calcext:value-type="float">
            <text:p><text:s text:c="3"/>53,541</text:p>
          </table:table-cell>
          <table:table-cell table:style-name="ce25" office:value-type="float" office:value="282122" calcext:value-type="float">
            <text:p><text:s text:c="3"/>282,122</text:p>
          </table:table-cell>
          <table:table-cell table:style-name="ce25" office:value-type="float" office:value="61570" calcext:value-type="float">
            <text:p><text:s text:c="3"/>61,570</text:p>
          </table:table-cell>
          <table:table-cell table:style-name="ce25" office:value-type="float" office:value="59441" calcext:value-type="float">
            <text:p><text:s text:c="3"/>59,441</text:p>
          </table:table-cell>
          <table:table-cell table:style-name="ce25" office:value-type="float" office:value="56397" calcext:value-type="float">
            <text:p><text:s text:c="3"/>56,397</text:p>
          </table:table-cell>
          <table:table-cell table:style-name="ce25" office:value-type="float" office:value="53598" calcext:value-type="float">
            <text:p><text:s text:c="3"/>53,598</text:p>
          </table:table-cell>
          <table:table-cell table:style-name="ce25" office:value-type="float" office:value="51116" calcext:value-type="float">
            <text:p><text:s text:c="3"/>51,116</text:p>
          </table:table-cell>
          <table:table-cell table:style-name="ce25" office:value-type="float" office:value="175305" calcext:value-type="float">
            <text:p><text:s text:c="3"/>175,305</text:p>
          </table:table-cell>
          <table:table-cell table:style-name="ce25" office:value-type="float" office:value="45036" calcext:value-type="float">
            <text:p><text:s text:c="3"/>45,036</text:p>
          </table:table-cell>
          <table:table-cell table:style-name="ce25" office:value-type="float" office:value="39214" calcext:value-type="float">
            <text:p><text:s text:c="3"/>39,214</text:p>
          </table:table-cell>
          <table:table-cell table:style-name="ce25" office:value-type="float" office:value="34845" calcext:value-type="float">
            <text:p><text:s text:c="3"/>34,845</text:p>
          </table:table-cell>
          <table:table-cell table:style-name="ce25" office:value-type="float" office:value="29907" calcext:value-type="float">
            <text:p><text:s text:c="3"/>29,907</text:p>
          </table:table-cell>
          <table:table-cell table:style-name="ce25" office:value-type="float" office:value="26303" calcext:value-type="float">
            <text:p><text:s text:c="3"/>26,303</text:p>
          </table:table-cell>
          <table:table-cell table:style-name="ce25" office:value-type="float" office:value="74737" calcext:value-type="float">
            <text:p><text:s text:c="3"/>74,737</text:p>
          </table:table-cell>
          <table:table-cell table:style-name="ce25" office:value-type="float" office:value="21708" calcext:value-type="float">
            <text:p><text:s text:c="3"/>21,708</text:p>
          </table:table-cell>
          <table:table-cell table:style-name="ce25" office:value-type="float" office:value="17672" calcext:value-type="float">
            <text:p><text:s text:c="3"/>17,672</text:p>
          </table:table-cell>
          <table:table-cell table:style-name="ce25" office:value-type="float" office:value="14440" calcext:value-type="float">
            <text:p><text:s text:c="3"/>14,440</text:p>
          </table:table-cell>
          <table:table-cell table:style-name="ce25" office:value-type="float" office:value="11830" calcext:value-type="float">
            <text:p><text:s text:c="3"/>11,830</text:p>
          </table:table-cell>
          <table:table-cell table:style-name="ce25" office:value-type="float" office:value="9087" calcext:value-type="float">
            <text:p><text:s text:c="3"/>9,087</text:p>
          </table:table-cell>
          <table:table-cell table:style-name="ce25" office:value-type="float" office:value="19718" calcext:value-type="float">
            <text:p><text:s text:c="3"/>19,718</text:p>
          </table:table-cell>
          <table:table-cell table:style-name="ce25" office:value-type="float" office:value="6856" calcext:value-type="float">
            <text:p><text:s text:c="3"/>6,856</text:p>
          </table:table-cell>
          <table:table-cell table:style-name="ce25" office:value-type="float" office:value="5041" calcext:value-type="float">
            <text:p><text:s text:c="3"/>5,041</text:p>
          </table:table-cell>
          <table:table-cell table:style-name="ce25" office:value-type="float" office:value="3664" calcext:value-type="float">
            <text:p><text:s text:c="3"/>3,664</text:p>
          </table:table-cell>
          <table:table-cell table:style-name="ce25" office:value-type="float" office:value="2605" calcext:value-type="float">
            <text:p><text:s text:c="3"/>2,605</text:p>
          </table:table-cell>
          <table:table-cell table:style-name="ce25" office:value-type="float" office:value="1552" calcext:value-type="float">
            <text:p><text:s text:c="3"/>1,552</text:p>
          </table:table-cell>
          <table:table-cell table:style-name="ce65" office:value-type="float" office:value="2975" calcext:value-type="float">
            <text:p><text:s text:c="3"/>2,97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7112" calcext:value-type="float">
            <text:p>4,047,112</text:p>
          </table:table-cell>
          <table:table-cell table:style-name="ce26" office:value-type="float" office:value="115034" calcext:value-type="float">
            <text:p>115,034</text:p>
          </table:table-cell>
          <table:table-cell table:style-name="ce26" office:value-type="float" office:value="17723" calcext:value-type="float">
            <text:p>17,723</text:p>
          </table:table-cell>
          <table:table-cell table:style-name="ce26" office:value-type="float" office:value="21334" calcext:value-type="float">
            <text:p>21,334</text:p>
          </table:table-cell>
          <table:table-cell table:style-name="ce26" office:value-type="float" office:value="23268" calcext:value-type="float">
            <text:p>23,268</text:p>
          </table:table-cell>
          <table:table-cell table:style-name="ce26" office:value-type="float" office:value="25904" calcext:value-type="float">
            <text:p>25,904</text:p>
          </table:table-cell>
          <table:table-cell table:style-name="ce26" office:value-type="float" office:value="26805" calcext:value-type="float">
            <text:p>26,805</text:p>
          </table:table-cell>
          <table:table-cell table:style-name="ce26" office:value-type="float" office:value="163160" calcext:value-type="float">
            <text:p>163,160</text:p>
          </table:table-cell>
          <table:table-cell table:style-name="ce26" office:value-type="float" office:value="29120" calcext:value-type="float">
            <text:p>29,120</text:p>
          </table:table-cell>
          <table:table-cell table:style-name="ce26" office:value-type="float" office:value="30361" calcext:value-type="float">
            <text:p>30,361</text:p>
          </table:table-cell>
          <table:table-cell table:style-name="ce26" office:value-type="float" office:value="32947" calcext:value-type="float">
            <text:p>32,947</text:p>
          </table:table-cell>
          <table:table-cell table:style-name="ce26" office:value-type="float" office:value="35044" calcext:value-type="float">
            <text:p>35,044</text:p>
          </table:table-cell>
          <table:table-cell table:style-name="ce47" office:value-type="float" office:value="35688" calcext:value-type="float">
            <text:p>35,688</text:p>
          </table:table-cell>
          <table:table-cell table:style-name="ce26" office:value-type="float" office:value="167669" calcext:value-type="float">
            <text:p>167,669</text:p>
          </table:table-cell>
          <table:table-cell table:style-name="ce26" office:value-type="float" office:value="35080" calcext:value-type="float">
            <text:p>35,080</text:p>
          </table:table-cell>
          <table:table-cell table:style-name="ce26" office:value-type="float" office:value="33067" calcext:value-type="float">
            <text:p>33,067</text:p>
          </table:table-cell>
          <table:table-cell table:style-name="ce26" office:value-type="float" office:value="38421" calcext:value-type="float">
            <text:p>38,421</text:p>
          </table:table-cell>
          <table:table-cell table:style-name="ce26" office:value-type="float" office:value="32790" calcext:value-type="float">
            <text:p>32,790</text:p>
          </table:table-cell>
          <table:table-cell table:style-name="ce47" office:value-type="float" office:value="28311" calcext:value-type="float">
            <text:p>28,311</text:p>
          </table:table-cell>
          <table:table-cell table:style-name="ce26" office:value-type="float" office:value="170221" calcext:value-type="float">
            <text:p>170,221</text:p>
          </table:table-cell>
          <table:table-cell table:style-name="ce26" office:value-type="float" office:value="32932" calcext:value-type="float">
            <text:p>32,932</text:p>
          </table:table-cell>
          <table:table-cell table:style-name="ce26" office:value-type="float" office:value="33632" calcext:value-type="float">
            <text:p>33,632</text:p>
          </table:table-cell>
          <table:table-cell table:style-name="ce26" office:value-type="float" office:value="34427" calcext:value-type="float">
            <text:p>34,427</text:p>
          </table:table-cell>
          <table:table-cell table:style-name="ce26" office:value-type="float" office:value="34874" calcext:value-type="float">
            <text:p>34,874</text:p>
          </table:table-cell>
          <table:table-cell table:style-name="ce47" office:value-type="float" office:value="34356" calcext:value-type="float">
            <text:p>34,356</text:p>
          </table:table-cell>
          <table:table-cell table:style-name="ce26" office:value-type="float" office:value="208635" calcext:value-type="float">
            <text:p>208,635</text:p>
          </table:table-cell>
          <table:table-cell table:style-name="ce26" office:value-type="float" office:value="36290" calcext:value-type="float">
            <text:p>36,290</text:p>
          </table:table-cell>
          <table:table-cell table:style-name="ce26" office:value-type="float" office:value="37733" calcext:value-type="float">
            <text:p>37,733</text:p>
          </table:table-cell>
          <table:table-cell table:style-name="ce26" office:value-type="float" office:value="40620" calcext:value-type="float">
            <text:p>40,620</text:p>
          </table:table-cell>
          <table:table-cell table:style-name="ce26" office:value-type="float" office:value="43588" calcext:value-type="float">
            <text:p>43,588</text:p>
          </table:table-cell>
          <table:table-cell table:style-name="ce47" office:value-type="float" office:value="50404" calcext:value-type="float">
            <text:p>50,404</text:p>
          </table:table-cell>
          <table:table-cell table:style-name="ce26" office:value-type="float" office:value="253671" calcext:value-type="float">
            <text:p>253,671</text:p>
          </table:table-cell>
          <table:table-cell table:style-name="ce26" office:value-type="float" office:value="47033" calcext:value-type="float">
            <text:p>47,033</text:p>
          </table:table-cell>
          <table:table-cell table:style-name="ce26" office:value-type="float" office:value="45059" calcext:value-type="float">
            <text:p>45,059</text:p>
          </table:table-cell>
          <table:table-cell table:style-name="ce26" office:value-type="float" office:value="53792" calcext:value-type="float">
            <text:p>53,792</text:p>
          </table:table-cell>
          <table:table-cell table:style-name="ce26" office:value-type="float" office:value="53466" calcext:value-type="float">
            <text:p>53,466</text:p>
          </table:table-cell>
          <table:table-cell table:style-name="ce47" office:value-type="float" office:value="54321" calcext:value-type="float">
            <text:p>54,321</text:p>
          </table:table-cell>
          <table:table-cell table:style-name="ce26" office:value-type="float" office:value="278981" calcext:value-type="float">
            <text:p>278,981</text:p>
          </table:table-cell>
          <table:table-cell table:style-name="ce26" office:value-type="float" office:value="54556" calcext:value-type="float">
            <text:p>54,556</text:p>
          </table:table-cell>
          <table:table-cell table:style-name="ce26" office:value-type="float" office:value="55577" calcext:value-type="float">
            <text:p>55,577</text:p>
          </table:table-cell>
          <table:table-cell table:style-name="ce26" office:value-type="float" office:value="55250" calcext:value-type="float">
            <text:p>55,250</text:p>
          </table:table-cell>
          <table:table-cell table:style-name="ce26" office:value-type="float" office:value="55323" calcext:value-type="float">
            <text:p>55,323</text:p>
          </table:table-cell>
          <table:table-cell table:style-name="ce47" office:value-type="float" office:value="58275" calcext:value-type="float">
            <text:p>58,275</text:p>
          </table:table-cell>
          <table:table-cell table:style-name="ce26" office:value-type="float" office:value="280526" calcext:value-type="float">
            <text:p>280,526</text:p>
          </table:table-cell>
          <table:table-cell table:style-name="ce26" office:value-type="float" office:value="54402" calcext:value-type="float">
            <text:p>54,402</text:p>
          </table:table-cell>
          <table:table-cell table:style-name="ce26" office:value-type="float" office:value="58335" calcext:value-type="float">
            <text:p>58,335</text:p>
          </table:table-cell>
          <table:table-cell table:style-name="ce26" office:value-type="float" office:value="53845" calcext:value-type="float">
            <text:p>53,845</text:p>
          </table:table-cell>
          <table:table-cell table:style-name="ce26" office:value-type="float" office:value="53505" calcext:value-type="float">
            <text:p>53,505</text:p>
          </table:table-cell>
          <table:table-cell table:style-name="ce47" office:value-type="float" office:value="60439" calcext:value-type="float">
            <text:p>60,439</text:p>
          </table:table-cell>
          <table:table-cell table:style-name="ce26" office:value-type="float" office:value="349572" calcext:value-type="float">
            <text:p>349,572</text:p>
          </table:table-cell>
          <table:table-cell table:style-name="ce26" office:value-type="float" office:value="64608" calcext:value-type="float">
            <text:p>64,608</text:p>
          </table:table-cell>
          <table:table-cell table:style-name="ce26" office:value-type="float" office:value="67297" calcext:value-type="float">
            <text:p>67,297</text:p>
          </table:table-cell>
          <table:table-cell table:style-name="ce26" office:value-type="float" office:value="71544" calcext:value-type="float">
            <text:p>71,544</text:p>
          </table:table-cell>
          <table:table-cell table:style-name="ce26" office:value-type="float" office:value="73620" calcext:value-type="float">
            <text:p>73,620</text:p>
          </table:table-cell>
          <table:table-cell table:style-name="ce47" office:value-type="float" office:value="72503" calcext:value-type="float">
            <text:p>72,503</text:p>
          </table:table-cell>
          <table:table-cell table:style-name="ce26" office:value-type="float" office:value="354201" calcext:value-type="float">
            <text:p>354,201</text:p>
          </table:table-cell>
          <table:table-cell table:style-name="ce26" office:value-type="float" office:value="74606" calcext:value-type="float">
            <text:p>74,606</text:p>
          </table:table-cell>
          <table:table-cell table:style-name="ce26" office:value-type="float" office:value="72637" calcext:value-type="float">
            <text:p>72,637</text:p>
          </table:table-cell>
          <table:table-cell table:style-name="ce26" office:value-type="float" office:value="69583" calcext:value-type="float">
            <text:p>69,583</text:p>
          </table:table-cell>
          <table:table-cell table:style-name="ce26" office:value-type="float" office:value="73595" calcext:value-type="float">
            <text:p>73,595</text:p>
          </table:table-cell>
          <table:table-cell table:style-name="ce47" office:value-type="float" office:value="63780" calcext:value-type="float">
            <text:p>63,780</text:p>
          </table:table-cell>
          <table:table-cell table:style-name="ce26" office:value-type="float" office:value="313518" calcext:value-type="float">
            <text:p>313,518</text:p>
          </table:table-cell>
          <table:table-cell table:style-name="ce26" office:value-type="float" office:value="63137" calcext:value-type="float">
            <text:p>63,137</text:p>
          </table:table-cell>
          <table:table-cell table:style-name="ce26" office:value-type="float" office:value="62334" calcext:value-type="float">
            <text:p>62,334</text:p>
          </table:table-cell>
          <table:table-cell table:style-name="ce26" office:value-type="float" office:value="61536" calcext:value-type="float">
            <text:p>61,536</text:p>
          </table:table-cell>
          <table:table-cell table:style-name="ce26" office:value-type="float" office:value="62564" calcext:value-type="float">
            <text:p>62,564</text:p>
          </table:table-cell>
          <table:table-cell table:style-name="ce47" office:value-type="float" office:value="63947" calcext:value-type="float">
            <text:p>63,947</text:p>
          </table:table-cell>
          <table:table-cell table:style-name="ce26" office:value-type="float" office:value="312220" calcext:value-type="float">
            <text:p>312,220</text:p>
          </table:table-cell>
          <table:table-cell table:style-name="ce26" office:value-type="float" office:value="63432" calcext:value-type="float">
            <text:p>63,432</text:p>
          </table:table-cell>
          <table:table-cell table:style-name="ce26" office:value-type="float" office:value="62818" calcext:value-type="float">
            <text:p>62,818</text:p>
          </table:table-cell>
          <table:table-cell table:style-name="ce26" office:value-type="float" office:value="60135" calcext:value-type="float">
            <text:p>60,135</text:p>
          </table:table-cell>
          <table:table-cell table:style-name="ce26" office:value-type="float" office:value="62271" calcext:value-type="float">
            <text:p>62,271</text:p>
          </table:table-cell>
          <table:table-cell table:style-name="ce47" office:value-type="float" office:value="63564" calcext:value-type="float">
            <text:p>63,564</text:p>
          </table:table-cell>
          <table:table-cell table:style-name="ce26" office:value-type="float" office:value="314540" calcext:value-type="float">
            <text:p>314,540</text:p>
          </table:table-cell>
          <table:table-cell table:style-name="ce26" office:value-type="float" office:value="63805" calcext:value-type="float">
            <text:p>63,805</text:p>
          </table:table-cell>
          <table:table-cell table:style-name="ce26" office:value-type="float" office:value="65052" calcext:value-type="float">
            <text:p>65,052</text:p>
          </table:table-cell>
          <table:table-cell table:style-name="ce26" office:value-type="float" office:value="63170" calcext:value-type="float">
            <text:p>63,170</text:p>
          </table:table-cell>
          <table:table-cell table:style-name="ce26" office:value-type="float" office:value="61495" calcext:value-type="float">
            <text:p>61,495</text:p>
          </table:table-cell>
          <table:table-cell table:style-name="ce47" office:value-type="float" office:value="61018" calcext:value-type="float">
            <text:p>61,018</text:p>
          </table:table-cell>
          <table:table-cell table:style-name="ce26" office:value-type="float" office:value="286621" calcext:value-type="float">
            <text:p>286,621</text:p>
          </table:table-cell>
          <table:table-cell table:style-name="ce26" office:value-type="float" office:value="60949" calcext:value-type="float">
            <text:p>60,949</text:p>
          </table:table-cell>
          <table:table-cell table:style-name="ce26" office:value-type="float" office:value="58229" calcext:value-type="float">
            <text:p>58,229</text:p>
          </table:table-cell>
          <table:table-cell table:style-name="ce26" office:value-type="float" office:value="54720" calcext:value-type="float">
            <text:p>54,720</text:p>
          </table:table-cell>
          <table:table-cell table:style-name="ce26" office:value-type="float" office:value="57180" calcext:value-type="float">
            <text:p>57,180</text:p>
          </table:table-cell>
          <table:table-cell table:style-name="ce47" office:value-type="float" office:value="55543" calcext:value-type="float">
            <text:p>55,543</text:p>
          </table:table-cell>
          <table:table-cell table:style-name="ce26" office:value-type="float" office:value="228562" calcext:value-type="float">
            <text:p>228,562</text:p>
          </table:table-cell>
          <table:table-cell table:style-name="ce26" office:value-type="float" office:value="50706" calcext:value-type="float">
            <text:p>50,706</text:p>
          </table:table-cell>
          <table:table-cell table:style-name="ce26" office:value-type="float" office:value="48622" calcext:value-type="float">
            <text:p>48,622</text:p>
          </table:table-cell>
          <table:table-cell table:style-name="ce26" office:value-type="float" office:value="47196" calcext:value-type="float">
            <text:p>47,196</text:p>
          </table:table-cell>
          <table:table-cell table:style-name="ce26" office:value-type="float" office:value="45126" calcext:value-type="float">
            <text:p>45,126</text:p>
          </table:table-cell>
          <table:table-cell table:style-name="ce47" office:value-type="float" office:value="36912" calcext:value-type="float">
            <text:p>36,912</text:p>
          </table:table-cell>
          <table:table-cell table:style-name="ce26" office:value-type="float" office:value="118142" calcext:value-type="float">
            <text:p>118,142</text:p>
          </table:table-cell>
          <table:table-cell table:style-name="ce26" office:value-type="float" office:value="33669" calcext:value-type="float">
            <text:p>33,669</text:p>
          </table:table-cell>
          <table:table-cell table:style-name="ce26" office:value-type="float" office:value="27566" calcext:value-type="float">
            <text:p>27,566</text:p>
          </table:table-cell>
          <table:table-cell table:style-name="ce26" office:value-type="float" office:value="23515" calcext:value-type="float">
            <text:p>23,515</text:p>
          </table:table-cell>
          <table:table-cell table:style-name="ce26" office:value-type="float" office:value="18083" calcext:value-type="float">
            <text:p>18,083</text:p>
          </table:table-cell>
          <table:table-cell table:style-name="ce47" office:value-type="float" office:value="15309" calcext:value-type="float">
            <text:p>15,309</text:p>
          </table:table-cell>
          <table:table-cell table:style-name="ce26" office:value-type="float" office:value="73122" calcext:value-type="float">
            <text:p>73,122</text:p>
          </table:table-cell>
          <table:table-cell table:style-name="ce26" office:value-type="float" office:value="17078" calcext:value-type="float">
            <text:p>17,078</text:p>
          </table:table-cell>
          <table:table-cell table:style-name="ce26" office:value-type="float" office:value="16082" calcext:value-type="float">
            <text:p>16,082</text:p>
          </table:table-cell>
          <table:table-cell table:style-name="ce26" office:value-type="float" office:value="14375" calcext:value-type="float">
            <text:p>14,375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47" office:value-type="float" office:value="12107" calcext:value-type="float">
            <text:p>12,107</text:p>
          </table:table-cell>
          <table:table-cell table:style-name="ce26" office:value-type="float" office:value="37455" calcext:value-type="float">
            <text:p>37,455</text:p>
          </table:table-cell>
          <table:table-cell table:style-name="ce26" office:value-type="float" office:value="10196" calcext:value-type="float">
            <text:p>10,196</text:p>
          </table:table-cell>
          <table:table-cell table:style-name="ce26" office:value-type="float" office:value="8472" calcext:value-type="float">
            <text:p>8,472</text:p>
          </table:table-cell>
          <table:table-cell table:style-name="ce26" office:value-type="float" office:value="7341" calcext:value-type="float">
            <text:p>7,341</text:p>
          </table:table-cell>
          <table:table-cell table:style-name="ce26" office:value-type="float" office:value="6137" calcext:value-type="float">
            <text:p>6,137</text:p>
          </table:table-cell>
          <table:table-cell table:style-name="ce47" office:value-type="float" office:value="5309" calcext:value-type="float">
            <text:p>5,309</text:p>
          </table:table-cell>
          <table:table-cell table:style-name="ce26" office:value-type="float" office:value="15376" calcext:value-type="float">
            <text:p>15,376</text:p>
          </table:table-cell>
          <table:table-cell table:style-name="ce26" office:value-type="float" office:value="4259" calcext:value-type="float">
            <text:p>4,259</text:p>
          </table:table-cell>
          <table:table-cell table:style-name="ce26" office:value-type="float" office:value="3485" calcext:value-type="float">
            <text:p>3,485</text:p>
          </table:table-cell>
          <table:table-cell table:style-name="ce26" office:value-type="float" office:value="3020" calcext:value-type="float">
            <text:p>3,020</text:p>
          </table:table-cell>
          <table:table-cell table:style-name="ce26" office:value-type="float" office:value="2524" calcext:value-type="float">
            <text:p>2,524</text:p>
          </table:table-cell>
          <table:table-cell table:style-name="ce47" office:value-type="float" office:value="2088" calcext:value-type="float">
            <text:p>2,088</text:p>
          </table:table-cell>
          <table:table-cell table:style-name="ce26" office:value-type="float" office:value="4931" calcext:value-type="float">
            <text:p>4,931</text:p>
          </table:table-cell>
          <table:table-cell table:style-name="ce26" office:value-type="float" office:value="1631" calcext:value-type="float">
            <text:p>1,631</text:p>
          </table:table-cell>
          <table:table-cell table:style-name="ce26" office:value-type="float" office:value="1243" calcext:value-type="float">
            <text:p>1,243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669" calcext:value-type="float">
            <text:p>669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955" calcext:value-type="float">
            <text:p>9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683" calcext:value-type="float">
            <text:p>1,965,683</text:p>
          </table:table-cell>
          <table:table-cell table:style-name="ce26" office:value-type="float" office:value="59241" calcext:value-type="float">
            <text:p>59,241</text:p>
          </table:table-cell>
          <table:table-cell table:style-name="ce26" office:value-type="float" office:value="9148" calcext:value-type="float">
            <text:p>9,148</text:p>
          </table:table-cell>
          <table:table-cell table:style-name="ce26" office:value-type="float" office:value="10950" calcext:value-type="float">
            <text:p>10,950</text:p>
          </table:table-cell>
          <table:table-cell table:style-name="ce26" office:value-type="float" office:value="12035" calcext:value-type="float">
            <text:p>12,035</text:p>
          </table:table-cell>
          <table:table-cell table:style-name="ce26" office:value-type="float" office:value="13298" calcext:value-type="float">
            <text:p>13,298</text:p>
          </table:table-cell>
          <table:table-cell table:style-name="ce26" office:value-type="float" office:value="13810" calcext:value-type="float">
            <text:p>13,810</text:p>
          </table:table-cell>
          <table:table-cell table:style-name="ce26" office:value-type="float" office:value="84177" calcext:value-type="float">
            <text:p>84,177</text:p>
          </table:table-cell>
          <table:table-cell table:style-name="ce26" office:value-type="float" office:value="15047" calcext:value-type="float">
            <text:p>15,047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26" office:value-type="float" office:value="16898" calcext:value-type="float">
            <text:p>16,898</text:p>
          </table:table-cell>
          <table:table-cell table:style-name="ce26" office:value-type="float" office:value="18108" calcext:value-type="float">
            <text:p>18,108</text:p>
          </table:table-cell>
          <table:table-cell table:style-name="ce47" office:value-type="float" office:value="18532" calcext:value-type="float">
            <text:p>18,532</text:p>
          </table:table-cell>
          <table:table-cell table:style-name="ce26" office:value-type="float" office:value="86736" calcext:value-type="float">
            <text:p>86,736</text:p>
          </table:table-cell>
          <table:table-cell table:style-name="ce26" office:value-type="float" office:value="18062" calcext:value-type="float">
            <text:p>18,062</text:p>
          </table:table-cell>
          <table:table-cell table:style-name="ce26" office:value-type="float" office:value="17146" calcext:value-type="float">
            <text:p>17,146</text:p>
          </table:table-cell>
          <table:table-cell table:style-name="ce26" office:value-type="float" office:value="19805" calcext:value-type="float">
            <text:p>19,805</text:p>
          </table:table-cell>
          <table:table-cell table:style-name="ce26" office:value-type="float" office:value="16899" calcext:value-type="float">
            <text:p>16,899</text:p>
          </table:table-cell>
          <table:table-cell table:style-name="ce47" office:value-type="float" office:value="14824" calcext:value-type="float">
            <text:p>14,824</text:p>
          </table:table-cell>
          <table:table-cell table:style-name="ce26" office:value-type="float" office:value="88697" calcext:value-type="float">
            <text:p>88,697</text:p>
          </table:table-cell>
          <table:table-cell table:style-name="ce26" office:value-type="float" office:value="17069" calcext:value-type="float">
            <text:p>17,069</text:p>
          </table:table-cell>
          <table:table-cell table:style-name="ce26" office:value-type="float" office:value="17605" calcext:value-type="float">
            <text:p>17,605</text:p>
          </table:table-cell>
          <table:table-cell table:style-name="ce26" office:value-type="float" office:value="17944" calcext:value-type="float">
            <text:p>17,944</text:p>
          </table:table-cell>
          <table:table-cell table:style-name="ce26" office:value-type="float" office:value="18276" calcext:value-type="float">
            <text:p>18,276</text:p>
          </table:table-cell>
          <table:table-cell table:style-name="ce47" office:value-type="float" office:value="17803" calcext:value-type="float">
            <text:p>17,803</text:p>
          </table:table-cell>
          <table:table-cell table:style-name="ce26" office:value-type="float" office:value="109191" calcext:value-type="float">
            <text:p>109,191</text:p>
          </table:table-cell>
          <table:table-cell table:style-name="ce26" office:value-type="float" office:value="19144" calcext:value-type="float">
            <text:p>19,144</text:p>
          </table:table-cell>
          <table:table-cell table:style-name="ce26" office:value-type="float" office:value="19888" calcext:value-type="float">
            <text:p>19,888</text:p>
          </table:table-cell>
          <table:table-cell table:style-name="ce26" office:value-type="float" office:value="21133" calcext:value-type="float">
            <text:p>21,133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47" office:value-type="float" office:value="26255" calcext:value-type="float">
            <text:p>26,255</text:p>
          </table:table-cell>
          <table:table-cell table:style-name="ce26" office:value-type="float" office:value="131131" calcext:value-type="float">
            <text:p>131,131</text:p>
          </table:table-cell>
          <table:table-cell table:style-name="ce26" office:value-type="float" office:value="24306" calcext:value-type="float">
            <text:p>24,306</text:p>
          </table:table-cell>
          <table:table-cell table:style-name="ce26" office:value-type="float" office:value="23322" calcext:value-type="float">
            <text:p>23,322</text:p>
          </table:table-cell>
          <table:table-cell table:style-name="ce26" office:value-type="float" office:value="27822" calcext:value-type="float">
            <text:p>27,822</text:p>
          </table:table-cell>
          <table:table-cell table:style-name="ce26" office:value-type="float" office:value="27655" calcext:value-type="float">
            <text:p>27,655</text:p>
          </table:table-cell>
          <table:table-cell table:style-name="ce47" office:value-type="float" office:value="28026" calcext:value-type="float">
            <text:p>28,026</text:p>
          </table:table-cell>
          <table:table-cell table:style-name="ce26" office:value-type="float" office:value="144549" calcext:value-type="float">
            <text:p>144,549</text:p>
          </table:table-cell>
          <table:table-cell table:style-name="ce26" office:value-type="float" office:value="28179" calcext:value-type="float">
            <text:p>28,179</text:p>
          </table:table-cell>
          <table:table-cell table:style-name="ce26" office:value-type="float" office:value="28759" calcext:value-type="float">
            <text:p>28,759</text:p>
          </table:table-cell>
          <table:table-cell table:style-name="ce26" office:value-type="float" office:value="28695" calcext:value-type="float">
            <text:p>28,695</text:p>
          </table:table-cell>
          <table:table-cell table:style-name="ce26" office:value-type="float" office:value="28726" calcext:value-type="float">
            <text:p>28,726</text:p>
          </table:table-cell>
          <table:table-cell table:style-name="ce47" office:value-type="float" office:value="30190" calcext:value-type="float">
            <text:p>30,190</text:p>
          </table:table-cell>
          <table:table-cell table:style-name="ce26" office:value-type="float" office:value="141581" calcext:value-type="float">
            <text:p>141,581</text:p>
          </table:table-cell>
          <table:table-cell table:style-name="ce26" office:value-type="float" office:value="27856" calcext:value-type="float">
            <text:p>27,856</text:p>
          </table:table-cell>
          <table:table-cell table:style-name="ce26" office:value-type="float" office:value="29668" calcext:value-type="float">
            <text:p>29,668</text:p>
          </table:table-cell>
          <table:table-cell table:style-name="ce26" office:value-type="float" office:value="27136" calcext:value-type="float">
            <text:p>27,136</text:p>
          </table:table-cell>
          <table:table-cell table:style-name="ce26" office:value-type="float" office:value="26762" calcext:value-type="float">
            <text:p>26,762</text:p>
          </table:table-cell>
          <table:table-cell table:style-name="ce47" office:value-type="float" office:value="30159" calcext:value-type="float">
            <text:p>30,159</text:p>
          </table:table-cell>
          <table:table-cell table:style-name="ce26" office:value-type="float" office:value="171810" calcext:value-type="float">
            <text:p>171,810</text:p>
          </table:table-cell>
          <table:table-cell table:style-name="ce26" office:value-type="float" office:value="32143" calcext:value-type="float">
            <text:p>32,143</text:p>
          </table:table-cell>
          <table:table-cell table:style-name="ce26" office:value-type="float" office:value="33214" calcext:value-type="float">
            <text:p>33,214</text:p>
          </table:table-cell>
          <table:table-cell table:style-name="ce26" office:value-type="float" office:value="34969" calcext:value-type="float">
            <text:p>34,969</text:p>
          </table:table-cell>
          <table:table-cell table:style-name="ce26" office:value-type="float" office:value="36112" calcext:value-type="float">
            <text:p>36,112</text:p>
          </table:table-cell>
          <table:table-cell table:style-name="ce47" office:value-type="float" office:value="35372" calcext:value-type="float">
            <text:p>35,372</text:p>
          </table:table-cell>
          <table:table-cell table:style-name="ce26" office:value-type="float" office:value="171611" calcext:value-type="float">
            <text:p>171,611</text:p>
          </table:table-cell>
          <table:table-cell table:style-name="ce26" office:value-type="float" office:value="36488" calcext:value-type="float">
            <text:p>36,488</text:p>
          </table:table-cell>
          <table:table-cell table:style-name="ce26" office:value-type="float" office:value="35253" calcext:value-type="float">
            <text:p>35,253</text:p>
          </table:table-cell>
          <table:table-cell table:style-name="ce26" office:value-type="float" office:value="33476" calcext:value-type="float">
            <text:p>33,476</text:p>
          </table:table-cell>
          <table:table-cell table:style-name="ce26" office:value-type="float" office:value="35914" calcext:value-type="float">
            <text:p>35,914</text:p>
          </table:table-cell>
          <table:table-cell table:style-name="ce47" office:value-type="float" office:value="30480" calcext:value-type="float">
            <text:p>30,480</text:p>
          </table:table-cell>
          <table:table-cell table:style-name="ce26" office:value-type="float" office:value="149967" calcext:value-type="float">
            <text:p>149,967</text:p>
          </table:table-cell>
          <table:table-cell table:style-name="ce26" office:value-type="float" office:value="30364" calcext:value-type="float">
            <text:p>30,364</text:p>
          </table:table-cell>
          <table:table-cell table:style-name="ce26" office:value-type="float" office:value="29983" calcext:value-type="float">
            <text:p>29,983</text:p>
          </table:table-cell>
          <table:table-cell table:style-name="ce26" office:value-type="float" office:value="29372" calcext:value-type="float">
            <text:p>29,372</text:p>
          </table:table-cell>
          <table:table-cell table:style-name="ce26" office:value-type="float" office:value="29914" calcext:value-type="float">
            <text:p>29,914</text:p>
          </table:table-cell>
          <table:table-cell table:style-name="ce47" office:value-type="float" office:value="30334" calcext:value-type="float">
            <text:p>30,334</text:p>
          </table:table-cell>
          <table:table-cell table:style-name="ce26" office:value-type="float" office:value="145154" calcext:value-type="float">
            <text:p>145,154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29328" calcext:value-type="float">
            <text:p>29,328</text:p>
          </table:table-cell>
          <table:table-cell table:style-name="ce26" office:value-type="float" office:value="28127" calcext:value-type="float">
            <text:p>28,127</text:p>
          </table:table-cell>
          <table:table-cell table:style-name="ce26" office:value-type="float" office:value="28666" calcext:value-type="float">
            <text:p>28,666</text:p>
          </table:table-cell>
          <table:table-cell table:style-name="ce47" office:value-type="float" office:value="29167" calcext:value-type="float">
            <text:p>29,167</text:p>
          </table:table-cell>
          <table:table-cell table:style-name="ce26" office:value-type="float" office:value="144042" calcext:value-type="float">
            <text:p>144,042</text:p>
          </table:table-cell>
          <table:table-cell table:style-name="ce26" office:value-type="float" office:value="29380" calcext:value-type="float">
            <text:p>29,380</text:p>
          </table:table-cell>
          <table:table-cell table:style-name="ce26" office:value-type="float" office:value="29724" calcext:value-type="float">
            <text:p>29,724</text:p>
          </table:table-cell>
          <table:table-cell table:style-name="ce26" office:value-type="float" office:value="28921" calcext:value-type="float">
            <text:p>28,921</text:p>
          </table:table-cell>
          <table:table-cell table:style-name="ce26" office:value-type="float" office:value="28176" calcext:value-type="float">
            <text:p>28,176</text:p>
          </table:table-cell>
          <table:table-cell table:style-name="ce47" office:value-type="float" office:value="27841" calcext:value-type="float">
            <text:p>27,841</text:p>
          </table:table-cell>
          <table:table-cell table:style-name="ce26" office:value-type="float" office:value="129766" calcext:value-type="float">
            <text:p>129,766</text:p>
          </table:table-cell>
          <table:table-cell table:style-name="ce26" office:value-type="float" office:value="27605" calcext:value-type="float">
            <text:p>27,605</text:p>
          </table:table-cell>
          <table:table-cell table:style-name="ce26" office:value-type="float" office:value="26380" calcext:value-type="float">
            <text:p>26,380</text:p>
          </table:table-cell>
          <table:table-cell table:style-name="ce26" office:value-type="float" office:value="24559" calcext:value-type="float">
            <text:p>24,559</text:p>
          </table:table-cell>
          <table:table-cell table:style-name="ce26" office:value-type="float" office:value="25964" calcext:value-type="float">
            <text:p>25,964</text:p>
          </table:table-cell>
          <table:table-cell table:style-name="ce47" office:value-type="float" office:value="25258" calcext:value-type="float">
            <text:p>25,258</text:p>
          </table:table-cell>
          <table:table-cell table:style-name="ce26" office:value-type="float" office:value="102626" calcext:value-type="float">
            <text:p>102,626</text:p>
          </table:table-cell>
          <table:table-cell table:style-name="ce26" office:value-type="float" office:value="22741" calcext:value-type="float">
            <text:p>22,741</text:p>
          </table:table-cell>
          <table:table-cell table:style-name="ce26" office:value-type="float" office:value="21870" calcext:value-type="float">
            <text:p>21,870</text:p>
          </table:table-cell>
          <table:table-cell table:style-name="ce26" office:value-type="float" office:value="21078" calcext:value-type="float">
            <text:p>21,078</text:p>
          </table:table-cell>
          <table:table-cell table:style-name="ce26" office:value-type="float" office:value="20395" calcext:value-type="float">
            <text:p>20,395</text:p>
          </table:table-cell>
          <table:table-cell table:style-name="ce47" office:value-type="float" office:value="16542" calcext:value-type="float">
            <text:p>16,542</text:p>
          </table:table-cell>
          <table:table-cell table:style-name="ce26" office:value-type="float" office:value="52461" calcext:value-type="float">
            <text:p>52,461</text:p>
          </table:table-cell>
          <table:table-cell table:style-name="ce26" office:value-type="float" office:value="15075" calcext:value-type="float">
            <text:p>15,075</text:p>
          </table:table-cell>
          <table:table-cell table:style-name="ce26" office:value-type="float" office:value="12251" calcext:value-type="float">
            <text:p>12,251</text:p>
          </table:table-cell>
          <table:table-cell table:style-name="ce26" office:value-type="float" office:value="10465" calcext:value-type="float">
            <text:p>10,465</text:p>
          </table:table-cell>
          <table:table-cell table:style-name="ce26" office:value-type="float" office:value="7956" calcext:value-type="float">
            <text:p>7,956</text:p>
          </table:table-cell>
          <table:table-cell table:style-name="ce47" office:value-type="float" office:value="6714" calcext:value-type="float">
            <text:p>6,714</text:p>
          </table:table-cell>
          <table:table-cell table:style-name="ce26" office:value-type="float" office:value="30490" calcext:value-type="float">
            <text:p>30,490</text:p>
          </table:table-cell>
          <table:table-cell table:style-name="ce26" office:value-type="float" office:value="7418" calcext:value-type="float">
            <text:p>7,418</text:p>
          </table:table-cell>
          <table:table-cell table:style-name="ce26" office:value-type="float" office:value="6863" calcext:value-type="float">
            <text:p>6,863</text:p>
          </table:table-cell>
          <table:table-cell table:style-name="ce26" office:value-type="float" office:value="5918" calcext:value-type="float">
            <text:p>5,918</text:p>
          </table:table-cell>
          <table:table-cell table:style-name="ce26" office:value-type="float" office:value="5543" calcext:value-type="float">
            <text:p>5,543</text:p>
          </table:table-cell>
          <table:table-cell table:style-name="ce47" office:value-type="float" office:value="4748" calcext:value-type="float">
            <text:p>4,748</text:p>
          </table:table-cell>
          <table:table-cell table:style-name="ce26" office:value-type="float" office:value="13732" calcext:value-type="float">
            <text:p>13,732</text:p>
          </table:table-cell>
          <table:table-cell table:style-name="ce26" office:value-type="float" office:value="3848" calcext:value-type="float">
            <text:p>3,848</text:p>
          </table:table-cell>
          <table:table-cell table:style-name="ce26" office:value-type="float" office:value="3144" calcext:value-type="float">
            <text:p>3,144</text:p>
          </table:table-cell>
          <table:table-cell table:style-name="ce26" office:value-type="float" office:value="2650" calcext:value-type="float">
            <text:p>2,650</text:p>
          </table:table-cell>
          <table:table-cell table:style-name="ce26" office:value-type="float" office:value="2204" calcext:value-type="float">
            <text:p>2,204</text:p>
          </table:table-cell>
          <table:table-cell table:style-name="ce47" office:value-type="float" office:value="1886" calcext:value-type="float">
            <text:p>1,886</text:p>
          </table:table-cell>
          <table:table-cell table:style-name="ce26" office:value-type="float" office:value="6061" calcext:value-type="float">
            <text:p>6,061</text:p>
          </table:table-cell>
          <table:table-cell table:style-name="ce26" office:value-type="float" office:value="1508" calcext:value-type="float">
            <text:p>1,508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1044" calcext:value-type="float">
            <text:p>1,044</text:p>
          </table:table-cell>
          <table:table-cell table:style-name="ce47" office:value-type="float" office:value="945" calcext:value-type="float">
            <text:p>945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85" calcext:value-type="float">
            <text:p>285</text:p>
          </table:table-cell>
          <table:table-cell table:style-name="ce47" office:value-type="float" office:value="241" calcext:value-type="float">
            <text:p>241</text:p>
          </table:table-cell>
          <table:table-cell table:style-name="ce26" office:value-type="float" office:value="469" calcext:value-type="float">
            <text:p>46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1429" calcext:value-type="float">
            <text:p>2,081,429</text:p>
          </table:table-cell>
          <table:table-cell table:style-name="ce34" office:value-type="float" office:value="55793" calcext:value-type="float">
            <text:p>55,793</text:p>
          </table:table-cell>
          <table:table-cell table:style-name="ce27" office:value-type="float" office:value="8575" calcext:value-type="float">
            <text:p>8,575</text:p>
          </table:table-cell>
          <table:table-cell table:style-name="ce27" office:value-type="float" office:value="10384" calcext:value-type="float">
            <text:p>10,384</text:p>
          </table:table-cell>
          <table:table-cell table:style-name="ce27" office:value-type="float" office:value="11233" calcext:value-type="float">
            <text:p>11,233</text:p>
          </table:table-cell>
          <table:table-cell table:style-name="ce27" office:value-type="float" office:value="12606" calcext:value-type="float">
            <text:p>12,606</text:p>
          </table:table-cell>
          <table:table-cell table:style-name="ce27" office:value-type="float" office:value="12995" calcext:value-type="float">
            <text:p>12,995</text:p>
          </table:table-cell>
          <table:table-cell table:style-name="ce27" office:value-type="float" office:value="78983" calcext:value-type="float">
            <text:p>78,983</text:p>
          </table:table-cell>
          <table:table-cell table:style-name="ce27" office:value-type="float" office:value="14073" calcext:value-type="float">
            <text:p>14,073</text:p>
          </table:table-cell>
          <table:table-cell table:style-name="ce27" office:value-type="float" office:value="14769" calcext:value-type="float">
            <text:p>14,769</text:p>
          </table:table-cell>
          <table:table-cell table:style-name="ce27" office:value-type="float" office:value="16049" calcext:value-type="float">
            <text:p>16,049</text:p>
          </table:table-cell>
          <table:table-cell table:style-name="ce27" office:value-type="float" office:value="16936" calcext:value-type="float">
            <text:p>16,936</text:p>
          </table:table-cell>
          <table:table-cell table:style-name="ce34" office:value-type="float" office:value="17156" calcext:value-type="float">
            <text:p>17,156</text:p>
          </table:table-cell>
          <table:table-cell table:style-name="ce27" office:value-type="float" office:value="80933" calcext:value-type="float">
            <text:p>80,933</text:p>
          </table:table-cell>
          <table:table-cell table:style-name="ce27" office:value-type="float" office:value="17018" calcext:value-type="float">
            <text:p>17,018</text:p>
          </table:table-cell>
          <table:table-cell table:style-name="ce27" office:value-type="float" office:value="15921" calcext:value-type="float">
            <text:p>15,921</text:p>
          </table:table-cell>
          <table:table-cell table:style-name="ce27" office:value-type="float" office:value="18616" calcext:value-type="float">
            <text:p>18,616</text:p>
          </table:table-cell>
          <table:table-cell table:style-name="ce27" office:value-type="float" office:value="15891" calcext:value-type="float">
            <text:p>15,891</text:p>
          </table:table-cell>
          <table:table-cell table:style-name="ce34" office:value-type="float" office:value="13487" calcext:value-type="float">
            <text:p>13,487</text:p>
          </table:table-cell>
          <table:table-cell table:style-name="ce27" office:value-type="float" office:value="81524" calcext:value-type="float">
            <text:p>81,524</text:p>
          </table:table-cell>
          <table:table-cell table:style-name="ce27" office:value-type="float" office:value="15863" calcext:value-type="float">
            <text:p>15,863</text:p>
          </table:table-cell>
          <table:table-cell table:style-name="ce27" office:value-type="float" office:value="16027" calcext:value-type="float">
            <text:p>16,027</text:p>
          </table:table-cell>
          <table:table-cell table:style-name="ce27" office:value-type="float" office:value="16483" calcext:value-type="float">
            <text:p>16,483</text:p>
          </table:table-cell>
          <table:table-cell table:style-name="ce27" office:value-type="float" office:value="16598" calcext:value-type="float">
            <text:p>16,598</text:p>
          </table:table-cell>
          <table:table-cell table:style-name="ce34" office:value-type="float" office:value="16553" calcext:value-type="float">
            <text:p>16,553</text:p>
          </table:table-cell>
          <table:table-cell table:style-name="ce27" office:value-type="float" office:value="99444" calcext:value-type="float">
            <text:p>99,444</text:p>
          </table:table-cell>
          <table:table-cell table:style-name="ce27" office:value-type="float" office:value="17146" calcext:value-type="float">
            <text:p>17,146</text:p>
          </table:table-cell>
          <table:table-cell table:style-name="ce27" office:value-type="float" office:value="17845" calcext:value-type="float">
            <text:p>17,845</text:p>
          </table:table-cell>
          <table:table-cell table:style-name="ce27" office:value-type="float" office:value="19487" calcext:value-type="float">
            <text:p>19,487</text:p>
          </table:table-cell>
          <table:table-cell table:style-name="ce27" office:value-type="float" office:value="20817" calcext:value-type="float">
            <text:p>20,817</text:p>
          </table:table-cell>
          <table:table-cell table:style-name="ce34" office:value-type="float" office:value="24149" calcext:value-type="float">
            <text:p>24,149</text:p>
          </table:table-cell>
          <table:table-cell table:style-name="ce27" office:value-type="float" office:value="122540" calcext:value-type="float">
            <text:p>122,540</text:p>
          </table:table-cell>
          <table:table-cell table:style-name="ce27" office:value-type="float" office:value="22727" calcext:value-type="float">
            <text:p>22,727</text:p>
          </table:table-cell>
          <table:table-cell table:style-name="ce27" office:value-type="float" office:value="21737" calcext:value-type="float">
            <text:p>21,737</text:p>
          </table:table-cell>
          <table:table-cell table:style-name="ce27" office:value-type="float" office:value="25970" calcext:value-type="float">
            <text:p>25,970</text:p>
          </table:table-cell>
          <table:table-cell table:style-name="ce27" office:value-type="float" office:value="25811" calcext:value-type="float">
            <text:p>25,811</text:p>
          </table:table-cell>
          <table:table-cell table:style-name="ce34" office:value-type="float" office:value="26295" calcext:value-type="float">
            <text:p>26,295</text:p>
          </table:table-cell>
          <table:table-cell table:style-name="ce27" office:value-type="float" office:value="134432" calcext:value-type="float">
            <text:p>134,432</text:p>
          </table:table-cell>
          <table:table-cell table:style-name="ce27" office:value-type="float" office:value="26377" calcext:value-type="float">
            <text:p>26,377</text:p>
          </table:table-cell>
          <table:table-cell table:style-name="ce27" office:value-type="float" office:value="26818" calcext:value-type="float">
            <text:p>26,818</text:p>
          </table:table-cell>
          <table:table-cell table:style-name="ce27" office:value-type="float" office:value="26555" calcext:value-type="float">
            <text:p>26,555</text:p>
          </table:table-cell>
          <table:table-cell table:style-name="ce27" office:value-type="float" office:value="26597" calcext:value-type="float">
            <text:p>26,597</text:p>
          </table:table-cell>
          <table:table-cell table:style-name="ce34" office:value-type="float" office:value="28085" calcext:value-type="float">
            <text:p>28,085</text:p>
          </table:table-cell>
          <table:table-cell table:style-name="ce27" office:value-type="float" office:value="138945" calcext:value-type="float">
            <text:p>138,945</text:p>
          </table:table-cell>
          <table:table-cell table:style-name="ce27" office:value-type="float" office:value="26546" calcext:value-type="float">
            <text:p>26,546</text:p>
          </table:table-cell>
          <table:table-cell table:style-name="ce27" office:value-type="float" office:value="28667" calcext:value-type="float">
            <text:p>28,667</text:p>
          </table:table-cell>
          <table:table-cell table:style-name="ce27" office:value-type="float" office:value="26709" calcext:value-type="float">
            <text:p>26,709</text:p>
          </table:table-cell>
          <table:table-cell table:style-name="ce27" office:value-type="float" office:value="26743" calcext:value-type="float">
            <text:p>26,743</text:p>
          </table:table-cell>
          <table:table-cell table:style-name="ce34" office:value-type="float" office:value="30280" calcext:value-type="float">
            <text:p>30,280</text:p>
          </table:table-cell>
          <table:table-cell table:style-name="ce27" office:value-type="float" office:value="177762" calcext:value-type="float">
            <text:p>177,762</text:p>
          </table:table-cell>
          <table:table-cell table:style-name="ce27" office:value-type="float" office:value="32465" calcext:value-type="float">
            <text:p>32,465</text:p>
          </table:table-cell>
          <table:table-cell table:style-name="ce27" office:value-type="float" office:value="34083" calcext:value-type="float">
            <text:p>34,083</text:p>
          </table:table-cell>
          <table:table-cell table:style-name="ce27" office:value-type="float" office:value="36575" calcext:value-type="float">
            <text:p>36,575</text:p>
          </table:table-cell>
          <table:table-cell table:style-name="ce27" office:value-type="float" office:value="37508" calcext:value-type="float">
            <text:p>37,508</text:p>
          </table:table-cell>
          <table:table-cell table:style-name="ce34" office:value-type="float" office:value="37131" calcext:value-type="float">
            <text:p>37,131</text:p>
          </table:table-cell>
          <table:table-cell table:style-name="ce27" office:value-type="float" office:value="182590" calcext:value-type="float">
            <text:p>182,590</text:p>
          </table:table-cell>
          <table:table-cell table:style-name="ce27" office:value-type="float" office:value="38118" calcext:value-type="float">
            <text:p>38,118</text:p>
          </table:table-cell>
          <table:table-cell table:style-name="ce27" office:value-type="float" office:value="37384" calcext:value-type="float">
            <text:p>37,384</text:p>
          </table:table-cell>
          <table:table-cell table:style-name="ce27" office:value-type="float" office:value="36107" calcext:value-type="float">
            <text:p>36,107</text:p>
          </table:table-cell>
          <table:table-cell table:style-name="ce27" office:value-type="float" office:value="37681" calcext:value-type="float">
            <text:p>37,681</text:p>
          </table:table-cell>
          <table:table-cell table:style-name="ce34" office:value-type="float" office:value="33300" calcext:value-type="float">
            <text:p>33,300</text:p>
          </table:table-cell>
          <table:table-cell table:style-name="ce27" office:value-type="float" office:value="163551" calcext:value-type="float">
            <text:p>163,551</text:p>
          </table:table-cell>
          <table:table-cell table:style-name="ce27" office:value-type="float" office:value="32773" calcext:value-type="float">
            <text:p>32,773</text:p>
          </table:table-cell>
          <table:table-cell table:style-name="ce27" office:value-type="float" office:value="32351" calcext:value-type="float">
            <text:p>32,351</text:p>
          </table:table-cell>
          <table:table-cell table:style-name="ce27" office:value-type="float" office:value="32164" calcext:value-type="float">
            <text:p>32,164</text:p>
          </table:table-cell>
          <table:table-cell table:style-name="ce27" office:value-type="float" office:value="32650" calcext:value-type="float">
            <text:p>32,650</text:p>
          </table:table-cell>
          <table:table-cell table:style-name="ce34" office:value-type="float" office:value="33613" calcext:value-type="float">
            <text:p>33,613</text:p>
          </table:table-cell>
          <table:table-cell table:style-name="ce27" office:value-type="float" office:value="167066" calcext:value-type="float">
            <text:p>167,066</text:p>
          </table:table-cell>
          <table:table-cell table:style-name="ce27" office:value-type="float" office:value="33566" calcext:value-type="float">
            <text:p>33,566</text:p>
          </table:table-cell>
          <table:table-cell table:style-name="ce27" office:value-type="float" office:value="33490" calcext:value-type="float">
            <text:p>33,490</text:p>
          </table:table-cell>
          <table:table-cell table:style-name="ce27" office:value-type="float" office:value="32008" calcext:value-type="float">
            <text:p>32,008</text:p>
          </table:table-cell>
          <table:table-cell table:style-name="ce27" office:value-type="float" office:value="33605" calcext:value-type="float">
            <text:p>33,605</text:p>
          </table:table-cell>
          <table:table-cell table:style-name="ce34" office:value-type="float" office:value="34397" calcext:value-type="float">
            <text:p>34,397</text:p>
          </table:table-cell>
          <table:table-cell table:style-name="ce27" office:value-type="float" office:value="170498" calcext:value-type="float">
            <text:p>170,498</text:p>
          </table:table-cell>
          <table:table-cell table:style-name="ce27" office:value-type="float" office:value="34425" calcext:value-type="float">
            <text:p>34,425</text:p>
          </table:table-cell>
          <table:table-cell table:style-name="ce27" office:value-type="float" office:value="35328" calcext:value-type="float">
            <text:p>35,328</text:p>
          </table:table-cell>
          <table:table-cell table:style-name="ce27" office:value-type="float" office:value="34249" calcext:value-type="float">
            <text:p>34,249</text:p>
          </table:table-cell>
          <table:table-cell table:style-name="ce27" office:value-type="float" office:value="33319" calcext:value-type="float">
            <text:p>33,319</text:p>
          </table:table-cell>
          <table:table-cell table:style-name="ce34" office:value-type="float" office:value="33177" calcext:value-type="float">
            <text:p>33,177</text:p>
          </table:table-cell>
          <table:table-cell table:style-name="ce27" office:value-type="float" office:value="156855" calcext:value-type="float">
            <text:p>156,855</text:p>
          </table:table-cell>
          <table:table-cell table:style-name="ce27" office:value-type="float" office:value="33344" calcext:value-type="float">
            <text:p>33,344</text:p>
          </table:table-cell>
          <table:table-cell table:style-name="ce27" office:value-type="float" office:value="31849" calcext:value-type="float">
            <text:p>31,849</text:p>
          </table:table-cell>
          <table:table-cell table:style-name="ce27" office:value-type="float" office:value="30161" calcext:value-type="float">
            <text:p>30,161</text:p>
          </table:table-cell>
          <table:table-cell table:style-name="ce27" office:value-type="float" office:value="31216" calcext:value-type="float">
            <text:p>31,216</text:p>
          </table:table-cell>
          <table:table-cell table:style-name="ce34" office:value-type="float" office:value="30285" calcext:value-type="float">
            <text:p>30,285</text:p>
          </table:table-cell>
          <table:table-cell table:style-name="ce27" office:value-type="float" office:value="125936" calcext:value-type="float">
            <text:p>125,936</text:p>
          </table:table-cell>
          <table:table-cell table:style-name="ce27" office:value-type="float" office:value="27965" calcext:value-type="float">
            <text:p>27,965</text:p>
          </table:table-cell>
          <table:table-cell table:style-name="ce27" office:value-type="float" office:value="26752" calcext:value-type="float">
            <text:p>26,752</text:p>
          </table:table-cell>
          <table:table-cell table:style-name="ce27" office:value-type="float" office:value="26118" calcext:value-type="float">
            <text:p>26,118</text:p>
          </table:table-cell>
          <table:table-cell table:style-name="ce27" office:value-type="float" office:value="24731" calcext:value-type="float">
            <text:p>24,731</text:p>
          </table:table-cell>
          <table:table-cell table:style-name="ce34" office:value-type="float" office:value="20370" calcext:value-type="float">
            <text:p>20,370</text:p>
          </table:table-cell>
          <table:table-cell table:style-name="ce27" office:value-type="float" office:value="65681" calcext:value-type="float">
            <text:p>65,681</text:p>
          </table:table-cell>
          <table:table-cell table:style-name="ce27" office:value-type="float" office:value="18594" calcext:value-type="float">
            <text:p>18,594</text:p>
          </table:table-cell>
          <table:table-cell table:style-name="ce27" office:value-type="float" office:value="15315" calcext:value-type="float">
            <text:p>15,315</text:p>
          </table:table-cell>
          <table:table-cell table:style-name="ce27" office:value-type="float" office:value="13050" calcext:value-type="float">
            <text:p>13,050</text:p>
          </table:table-cell>
          <table:table-cell table:style-name="ce27" office:value-type="float" office:value="10127" calcext:value-type="float">
            <text:p>10,127</text:p>
          </table:table-cell>
          <table:table-cell table:style-name="ce34" office:value-type="float" office:value="8595" calcext:value-type="float">
            <text:p>8,595</text:p>
          </table:table-cell>
          <table:table-cell table:style-name="ce27" office:value-type="float" office:value="42632" calcext:value-type="float">
            <text:p>42,632</text:p>
          </table:table-cell>
          <table:table-cell table:style-name="ce27" office:value-type="float" office:value="9660" calcext:value-type="float">
            <text:p>9,660</text:p>
          </table:table-cell>
          <table:table-cell table:style-name="ce27" office:value-type="float" office:value="9219" calcext:value-type="float">
            <text:p>9,219</text:p>
          </table:table-cell>
          <table:table-cell table:style-name="ce27" office:value-type="float" office:value="8457" calcext:value-type="float">
            <text:p>8,457</text:p>
          </table:table-cell>
          <table:table-cell table:style-name="ce27" office:value-type="float" office:value="7937" calcext:value-type="float">
            <text:p>7,937</text:p>
          </table:table-cell>
          <table:table-cell table:style-name="ce34" office:value-type="float" office:value="7359" calcext:value-type="float">
            <text:p>7,359</text:p>
          </table:table-cell>
          <table:table-cell table:style-name="ce27" office:value-type="float" office:value="23723" calcext:value-type="float">
            <text:p>23,723</text:p>
          </table:table-cell>
          <table:table-cell table:style-name="ce27" office:value-type="float" office:value="6348" calcext:value-type="float">
            <text:p>6,348</text:p>
          </table:table-cell>
          <table:table-cell table:style-name="ce27" office:value-type="float" office:value="5328" calcext:value-type="float">
            <text:p>5,328</text:p>
          </table:table-cell>
          <table:table-cell table:style-name="ce27" office:value-type="float" office:value="4691" calcext:value-type="float">
            <text:p>4,691</text:p>
          </table:table-cell>
          <table:table-cell table:style-name="ce27" office:value-type="float" office:value="3933" calcext:value-type="float">
            <text:p>3,933</text:p>
          </table:table-cell>
          <table:table-cell table:style-name="ce34" office:value-type="float" office:value="3423" calcext:value-type="float">
            <text:p>3,423</text:p>
          </table:table-cell>
          <table:table-cell table:style-name="ce27" office:value-type="float" office:value="9315" calcext:value-type="float">
            <text:p>9,315</text:p>
          </table:table-cell>
          <table:table-cell table:style-name="ce27" office:value-type="float" office:value="2751" calcext:value-type="float">
            <text:p>2,751</text:p>
          </table:table-cell>
          <table:table-cell table:style-name="ce27" office:value-type="float" office:value="2159" calcext:value-type="float">
            <text:p>2,159</text:p>
          </table:table-cell>
          <table:table-cell table:style-name="ce27" office:value-type="float" office:value="1782" calcext:value-type="float">
            <text:p>1,782</text:p>
          </table:table-cell>
          <table:table-cell table:style-name="ce27" office:value-type="float" office:value="1480" calcext:value-type="float">
            <text:p>1,480</text:p>
          </table:table-cell>
          <table:table-cell table:style-name="ce34" office:value-type="float" office:value="1143" calcext:value-type="float">
            <text:p>1,143</text:p>
          </table:table-cell>
          <table:table-cell table:style-name="ce27" office:value-type="float" office:value="2740" calcext:value-type="float">
            <text:p>2,740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384" calcext:value-type="float">
            <text:p>384</text:p>
          </table:table-cell>
          <table:table-cell table:style-name="ce34" office:value-type="float" office:value="251" calcext:value-type="float">
            <text:p>251</text:p>
          </table:table-cell>
          <table:table-cell table:style-name="ce27" office:value-type="float" office:value="486" calcext:value-type="float">
            <text:p>4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3210" calcext:value-type="float">
            <text:p>2,493,210</text:p>
          </table:table-cell>
          <table:table-cell table:style-name="ce26" office:value-type="float" office:value="78788" calcext:value-type="float">
            <text:p>78,788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4605" calcext:value-type="float">
            <text:p>14,605</text:p>
          </table:table-cell>
          <table:table-cell table:style-name="ce26" office:value-type="float" office:value="14590" calcext:value-type="float">
            <text:p>14,590</text:p>
          </table:table-cell>
          <table:table-cell table:style-name="ce26" office:value-type="float" office:value="16878" calcext:value-type="float">
            <text:p>16,878</text:p>
          </table:table-cell>
          <table:table-cell table:style-name="ce26" office:value-type="float" office:value="17676" calcext:value-type="float">
            <text:p>17,676</text:p>
          </table:table-cell>
          <table:table-cell table:style-name="ce26" office:value-type="float" office:value="108588" calcext:value-type="float">
            <text:p>108,588</text:p>
          </table:table-cell>
          <table:table-cell table:style-name="ce26" office:value-type="float" office:value="19265" calcext:value-type="float">
            <text:p>19,265</text:p>
          </table:table-cell>
          <table:table-cell table:style-name="ce26" office:value-type="float" office:value="19758" calcext:value-type="float">
            <text:p>19,758</text:p>
          </table:table-cell>
          <table:table-cell table:style-name="ce26" office:value-type="float" office:value="21526" calcext:value-type="float">
            <text:p>21,526</text:p>
          </table:table-cell>
          <table:table-cell table:style-name="ce26" office:value-type="float" office:value="23502" calcext:value-type="float">
            <text:p>23,502</text:p>
          </table:table-cell>
          <table:table-cell table:style-name="ce47" office:value-type="float" office:value="24537" calcext:value-type="float">
            <text:p>24,537</text:p>
          </table:table-cell>
          <table:table-cell table:style-name="ce26" office:value-type="float" office:value="116223" calcext:value-type="float">
            <text:p>116,223</text:p>
          </table:table-cell>
          <table:table-cell table:style-name="ce26" office:value-type="float" office:value="24577" calcext:value-type="float">
            <text:p>24,577</text:p>
          </table:table-cell>
          <table:table-cell table:style-name="ce26" office:value-type="float" office:value="23652" calcext:value-type="float">
            <text:p>23,652</text:p>
          </table:table-cell>
          <table:table-cell table:style-name="ce26" office:value-type="float" office:value="26133" calcext:value-type="float">
            <text:p>26,133</text:p>
          </table:table-cell>
          <table:table-cell table:style-name="ce26" office:value-type="float" office:value="22426" calcext:value-type="float">
            <text:p>22,426</text:p>
          </table:table-cell>
          <table:table-cell table:style-name="ce47" office:value-type="float" office:value="19435" calcext:value-type="float">
            <text:p>19,435</text:p>
          </table:table-cell>
          <table:table-cell table:style-name="ce26" office:value-type="float" office:value="98827" calcext:value-type="float">
            <text:p>98,827</text:p>
          </table:table-cell>
          <table:table-cell table:style-name="ce26" office:value-type="float" office:value="20497" calcext:value-type="float">
            <text:p>20,497</text:p>
          </table:table-cell>
          <table:table-cell table:style-name="ce26" office:value-type="float" office:value="20211" calcext:value-type="float">
            <text:p>20,211</text:p>
          </table:table-cell>
          <table:table-cell table:style-name="ce26" office:value-type="float" office:value="20341" calcext:value-type="float">
            <text:p>20,341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47" office:value-type="float" office:value="18595" calcext:value-type="float">
            <text:p>18,595</text:p>
          </table:table-cell>
          <table:table-cell table:style-name="ce26" office:value-type="float" office:value="108368" calcext:value-type="float">
            <text:p>108,368</text:p>
          </table:table-cell>
          <table:table-cell table:style-name="ce26" office:value-type="float" office:value="19182" calcext:value-type="float">
            <text:p>19,182</text:p>
          </table:table-cell>
          <table:table-cell table:style-name="ce26" office:value-type="float" office:value="19630" calcext:value-type="float">
            <text:p>19,630</text:p>
          </table:table-cell>
          <table:table-cell table:style-name="ce26" office:value-type="float" office:value="21209" calcext:value-type="float">
            <text:p>21,209</text:p>
          </table:table-cell>
          <table:table-cell table:style-name="ce26" office:value-type="float" office:value="22296" calcext:value-type="float">
            <text:p>22,296</text:p>
          </table:table-cell>
          <table:table-cell table:style-name="ce47" office:value-type="float" office:value="26051" calcext:value-type="float">
            <text:p>26,051</text:p>
          </table:table-cell>
          <table:table-cell table:style-name="ce26" office:value-type="float" office:value="134498" calcext:value-type="float">
            <text:p>134,498</text:p>
          </table:table-cell>
          <table:table-cell table:style-name="ce26" office:value-type="float" office:value="24704" calcext:value-type="float">
            <text:p>24,704</text:p>
          </table:table-cell>
          <table:table-cell table:style-name="ce26" office:value-type="float" office:value="23966" calcext:value-type="float">
            <text:p>23,966</text:p>
          </table:table-cell>
          <table:table-cell table:style-name="ce26" office:value-type="float" office:value="28176" calcext:value-type="float">
            <text:p>28,176</text:p>
          </table:table-cell>
          <table:table-cell table:style-name="ce26" office:value-type="float" office:value="28348" calcext:value-type="float">
            <text:p>28,348</text:p>
          </table:table-cell>
          <table:table-cell table:style-name="ce47" office:value-type="float" office:value="29304" calcext:value-type="float">
            <text:p>29,304</text:p>
          </table:table-cell>
          <table:table-cell table:style-name="ce26" office:value-type="float" office:value="150540" calcext:value-type="float">
            <text:p>150,540</text:p>
          </table:table-cell>
          <table:table-cell table:style-name="ce26" office:value-type="float" office:value="29278" calcext:value-type="float">
            <text:p>29,278</text:p>
          </table:table-cell>
          <table:table-cell table:style-name="ce26" office:value-type="float" office:value="29559" calcext:value-type="float">
            <text:p>29,559</text:p>
          </table:table-cell>
          <table:table-cell table:style-name="ce26" office:value-type="float" office:value="29477" calcext:value-type="float">
            <text:p>29,477</text:p>
          </table:table-cell>
          <table:table-cell table:style-name="ce26" office:value-type="float" office:value="30004" calcext:value-type="float">
            <text:p>30,004</text:p>
          </table:table-cell>
          <table:table-cell table:style-name="ce47" office:value-type="float" office:value="32222" calcext:value-type="float">
            <text:p>32,222</text:p>
          </table:table-cell>
          <table:table-cell table:style-name="ce26" office:value-type="float" office:value="163066" calcext:value-type="float">
            <text:p>163,066</text:p>
          </table:table-cell>
          <table:table-cell table:style-name="ce26" office:value-type="float" office:value="30851" calcext:value-type="float">
            <text:p>30,851</text:p>
          </table:table-cell>
          <table:table-cell table:style-name="ce26" office:value-type="float" office:value="33413" calcext:value-type="float">
            <text:p>33,413</text:p>
          </table:table-cell>
          <table:table-cell table:style-name="ce26" office:value-type="float" office:value="31470" calcext:value-type="float">
            <text:p>31,470</text:p>
          </table:table-cell>
          <table:table-cell table:style-name="ce26" office:value-type="float" office:value="31712" calcext:value-type="float">
            <text:p>31,712</text:p>
          </table:table-cell>
          <table:table-cell table:style-name="ce47" office:value-type="float" office:value="35620" calcext:value-type="float">
            <text:p>35,620</text:p>
          </table:table-cell>
          <table:table-cell table:style-name="ce26" office:value-type="float" office:value="205487" calcext:value-type="float">
            <text:p>205,487</text:p>
          </table:table-cell>
          <table:table-cell table:style-name="ce26" office:value-type="float" office:value="38146" calcext:value-type="float">
            <text:p>38,146</text:p>
          </table:table-cell>
          <table:table-cell table:style-name="ce26" office:value-type="float" office:value="39780" calcext:value-type="float">
            <text:p>39,780</text:p>
          </table:table-cell>
          <table:table-cell table:style-name="ce26" office:value-type="float" office:value="42048" calcext:value-type="float">
            <text:p>42,048</text:p>
          </table:table-cell>
          <table:table-cell table:style-name="ce26" office:value-type="float" office:value="43442" calcext:value-type="float">
            <text:p>43,442</text:p>
          </table:table-cell>
          <table:table-cell table:style-name="ce47" office:value-type="float" office:value="42071" calcext:value-type="float">
            <text:p>42,071</text:p>
          </table:table-cell>
          <table:table-cell table:style-name="ce26" office:value-type="float" office:value="202260" calcext:value-type="float">
            <text:p>202,260</text:p>
          </table:table-cell>
          <table:table-cell table:style-name="ce26" office:value-type="float" office:value="42917" calcext:value-type="float">
            <text:p>42,917</text:p>
          </table:table-cell>
          <table:table-cell table:style-name="ce26" office:value-type="float" office:value="41119" calcext:value-type="float">
            <text:p>41,119</text:p>
          </table:table-cell>
          <table:table-cell table:style-name="ce26" office:value-type="float" office:value="38849" calcext:value-type="float">
            <text:p>38,849</text:p>
          </table:table-cell>
          <table:table-cell table:style-name="ce26" office:value-type="float" office:value="42953" calcext:value-type="float">
            <text:p>42,953</text:p>
          </table:table-cell>
          <table:table-cell table:style-name="ce47" office:value-type="float" office:value="36422" calcext:value-type="float">
            <text:p>36,422</text:p>
          </table:table-cell>
          <table:table-cell table:style-name="ce26" office:value-type="float" office:value="181958" calcext:value-type="float">
            <text:p>181,958</text:p>
          </table:table-cell>
          <table:table-cell table:style-name="ce26" office:value-type="float" office:value="36374" calcext:value-type="float">
            <text:p>36,374</text:p>
          </table:table-cell>
          <table:table-cell table:style-name="ce26" office:value-type="float" office:value="35553" calcext:value-type="float">
            <text:p>35,553</text:p>
          </table:table-cell>
          <table:table-cell table:style-name="ce26" office:value-type="float" office:value="35633" calcext:value-type="float">
            <text:p>35,633</text:p>
          </table:table-cell>
          <table:table-cell table:style-name="ce26" office:value-type="float" office:value="36775" calcext:value-type="float">
            <text:p>36,775</text:p>
          </table:table-cell>
          <table:table-cell table:style-name="ce47" office:value-type="float" office:value="37623" calcext:value-type="float">
            <text:p>37,623</text:p>
          </table:table-cell>
          <table:table-cell table:style-name="ce26" office:value-type="float" office:value="184227" calcext:value-type="float">
            <text:p>184,227</text:p>
          </table:table-cell>
          <table:table-cell table:style-name="ce26" office:value-type="float" office:value="37595" calcext:value-type="float">
            <text:p>37,595</text:p>
          </table:table-cell>
          <table:table-cell table:style-name="ce26" office:value-type="float" office:value="37022" calcext:value-type="float">
            <text:p>37,022</text:p>
          </table:table-cell>
          <table:table-cell table:style-name="ce26" office:value-type="float" office:value="35568" calcext:value-type="float">
            <text:p>35,568</text:p>
          </table:table-cell>
          <table:table-cell table:style-name="ce26" office:value-type="float" office:value="36743" calcext:value-type="float">
            <text:p>36,743</text:p>
          </table:table-cell>
          <table:table-cell table:style-name="ce47" office:value-type="float" office:value="37299" calcext:value-type="float">
            <text:p>37,299</text:p>
          </table:table-cell>
          <table:table-cell table:style-name="ce26" office:value-type="float" office:value="187392" calcext:value-type="float">
            <text:p>187,392</text:p>
          </table:table-cell>
          <table:table-cell table:style-name="ce26" office:value-type="float" office:value="37663" calcext:value-type="float">
            <text:p>37,663</text:p>
          </table:table-cell>
          <table:table-cell table:style-name="ce26" office:value-type="float" office:value="38301" calcext:value-type="float">
            <text:p>38,301</text:p>
          </table:table-cell>
          <table:table-cell table:style-name="ce26" office:value-type="float" office:value="37298" calcext:value-type="float">
            <text:p>37,298</text:p>
          </table:table-cell>
          <table:table-cell table:style-name="ce26" office:value-type="float" office:value="36530" calcext:value-type="float">
            <text:p>36,530</text:p>
          </table:table-cell>
          <table:table-cell table:style-name="ce47" office:value-type="float" office:value="37600" calcext:value-type="float">
            <text:p>37,600</text:p>
          </table:table-cell>
          <table:table-cell table:style-name="ce26" office:value-type="float" office:value="185773" calcext:value-type="float">
            <text:p>185,773</text:p>
          </table:table-cell>
          <table:table-cell table:style-name="ce26" office:value-type="float" office:value="37955" calcext:value-type="float">
            <text:p>37,955</text:p>
          </table:table-cell>
          <table:table-cell table:style-name="ce26" office:value-type="float" office:value="37340" calcext:value-type="float">
            <text:p>37,340</text:p>
          </table:table-cell>
          <table:table-cell table:style-name="ce26" office:value-type="float" office:value="36054" calcext:value-type="float">
            <text:p>36,054</text:p>
          </table:table-cell>
          <table:table-cell table:style-name="ce26" office:value-type="float" office:value="37561" calcext:value-type="float">
            <text:p>37,561</text:p>
          </table:table-cell>
          <table:table-cell table:style-name="ce47" office:value-type="float" office:value="36863" calcext:value-type="float">
            <text:p>36,863</text:p>
          </table:table-cell>
          <table:table-cell table:style-name="ce26" office:value-type="float" office:value="163723" calcext:value-type="float">
            <text:p>163,723</text:p>
          </table:table-cell>
          <table:table-cell table:style-name="ce26" office:value-type="float" office:value="34834" calcext:value-type="float">
            <text:p>34,834</text:p>
          </table:table-cell>
          <table:table-cell table:style-name="ce26" office:value-type="float" office:value="33942" calcext:value-type="float">
            <text:p>33,942</text:p>
          </table:table-cell>
          <table:table-cell table:style-name="ce26" office:value-type="float" office:value="33548" calcext:value-type="float">
            <text:p>33,548</text:p>
          </table:table-cell>
          <table:table-cell table:style-name="ce26" office:value-type="float" office:value="32945" calcext:value-type="float">
            <text:p>32,945</text:p>
          </table:table-cell>
          <table:table-cell table:style-name="ce47" office:value-type="float" office:value="28454" calcext:value-type="float">
            <text:p>28,454</text:p>
          </table:table-cell>
          <table:table-cell table:style-name="ce26" office:value-type="float" office:value="97288" calcext:value-type="float">
            <text:p>97,288</text:p>
          </table:table-cell>
          <table:table-cell table:style-name="ce26" office:value-type="float" office:value="26778" calcext:value-type="float">
            <text:p>26,778</text:p>
          </table:table-cell>
          <table:table-cell table:style-name="ce26" office:value-type="float" office:value="22496" calcext:value-type="float">
            <text:p>22,496</text:p>
          </table:table-cell>
          <table:table-cell table:style-name="ce26" office:value-type="float" office:value="19807" calcext:value-type="float">
            <text:p>19,807</text:p>
          </table:table-cell>
          <table:table-cell table:style-name="ce26" office:value-type="float" office:value="15360" calcext:value-type="float">
            <text:p>15,360</text:p>
          </table:table-cell>
          <table:table-cell table:style-name="ce47" office:value-type="float" office:value="12847" calcext:value-type="float">
            <text:p>12,847</text:p>
          </table:table-cell>
          <table:table-cell table:style-name="ce26" office:value-type="float" office:value="64077" calcext:value-type="float">
            <text:p>64,077</text:p>
          </table:table-cell>
          <table:table-cell table:style-name="ce26" office:value-type="float" office:value="14554" calcext:value-type="float">
            <text:p>14,554</text:p>
          </table:table-cell>
          <table:table-cell table:style-name="ce26" office:value-type="float" office:value="13674" calcext:value-type="float">
            <text:p>13,674</text:p>
          </table:table-cell>
          <table:table-cell table:style-name="ce26" office:value-type="float" office:value="12881" calcext:value-type="float">
            <text:p>12,881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47" office:value-type="float" office:value="11066" calcext:value-type="float">
            <text:p>11,066</text:p>
          </table:table-cell>
          <table:table-cell table:style-name="ce26" office:value-type="float" office:value="37405" calcext:value-type="float">
            <text:p>37,405</text:p>
          </table:table-cell>
          <table:table-cell table:style-name="ce26" office:value-type="float" office:value="9720" calcext:value-type="float">
            <text:p>9,720</text:p>
          </table:table-cell>
          <table:table-cell table:style-name="ce26" office:value-type="float" office:value="8416" calcext:value-type="float">
            <text:p>8,416</text:p>
          </table:table-cell>
          <table:table-cell table:style-name="ce26" office:value-type="float" office:value="7338" calcext:value-type="float">
            <text:p>7,338</text:p>
          </table:table-cell>
          <table:table-cell table:style-name="ce26" office:value-type="float" office:value="6328" calcext:value-type="float">
            <text:p>6,328</text:p>
          </table:table-cell>
          <table:table-cell table:style-name="ce47" office:value-type="float" office:value="5603" calcext:value-type="float">
            <text:p>5,603</text:p>
          </table:table-cell>
          <table:table-cell table:style-name="ce26" office:value-type="float" office:value="17765" calcext:value-type="float">
            <text:p>17,765</text:p>
          </table:table-cell>
          <table:table-cell table:style-name="ce26" office:value-type="float" office:value="4676" calcext:value-type="float">
            <text:p>4,676</text:p>
          </table:table-cell>
          <table:table-cell table:style-name="ce26" office:value-type="float" office:value="4052" calcext:value-type="float">
            <text:p>4,052</text:p>
          </table:table-cell>
          <table:table-cell table:style-name="ce26" office:value-type="float" office:value="3605" calcext:value-type="float">
            <text:p>3,605</text:p>
          </table:table-cell>
          <table:table-cell table:style-name="ce26" office:value-type="float" office:value="3028" calcext:value-type="float">
            <text:p>3,028</text:p>
          </table:table-cell>
          <table:table-cell table:style-name="ce47" office:value-type="float" office:value="2404" calcext:value-type="float">
            <text:p>2,404</text:p>
          </table:table-cell>
          <table:table-cell table:style-name="ce26" office:value-type="float" office:value="5818" calcext:value-type="float">
            <text:p>5,818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788" calcext:value-type="float">
            <text:p>788</text:p>
          </table:table-cell>
          <table:table-cell table:style-name="ce47" office:value-type="float" office:value="497" calcext:value-type="float">
            <text:p>497</text:p>
          </table:table-cell>
          <table:table-cell table:style-name="ce26" office:value-type="float" office:value="1139" calcext:value-type="float">
            <text:p>1,13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5842" calcext:value-type="float">
            <text:p>1,175,842</text:p>
          </table:table-cell>
          <table:table-cell table:style-name="ce26" office:value-type="float" office:value="40501" calcext:value-type="float">
            <text:p>40,501</text:p>
          </table:table-cell>
          <table:table-cell table:style-name="ce38" office:value-type="float" office:value="7722" calcext:value-type="float">
            <text:p>7,722</text:p>
          </table:table-cell>
          <table:table-cell table:style-name="ce38" office:value-type="float" office:value="7526" calcext:value-type="float">
            <text:p>7,526</text:p>
          </table:table-cell>
          <table:table-cell table:style-name="ce38" office:value-type="float" office:value="7437" calcext:value-type="float">
            <text:p>7,437</text:p>
          </table:table-cell>
          <table:table-cell table:style-name="ce38" office:value-type="float" office:value="8626" calcext:value-type="float">
            <text:p>8,626</text:p>
          </table:table-cell>
          <table:table-cell table:style-name="ce38" office:value-type="float" office:value="9190" calcext:value-type="float">
            <text:p>9,190</text:p>
          </table:table-cell>
          <table:table-cell table:style-name="ce38" office:value-type="float" office:value="56099" calcext:value-type="float">
            <text:p>56,099</text:p>
          </table:table-cell>
          <table:table-cell table:style-name="ce38" office:value-type="float" office:value="9876" calcext:value-type="float">
            <text:p>9,876</text:p>
          </table:table-cell>
          <table:table-cell table:style-name="ce38" office:value-type="float" office:value="10229" calcext:value-type="float">
            <text:p>10,229</text:p>
          </table:table-cell>
          <table:table-cell table:style-name="ce38" office:value-type="float" office:value="11071" calcext:value-type="float">
            <text:p>11,071</text:p>
          </table:table-cell>
          <table:table-cell table:style-name="ce38" office:value-type="float" office:value="12212" calcext:value-type="float">
            <text:p>12,212</text:p>
          </table:table-cell>
          <table:table-cell table:style-name="ce48" office:value-type="float" office:value="12711" calcext:value-type="float">
            <text:p>12,711</text:p>
          </table:table-cell>
          <table:table-cell table:style-name="ce38" office:value-type="float" office:value="59931" calcext:value-type="float">
            <text:p>59,931</text:p>
          </table:table-cell>
          <table:table-cell table:style-name="ce38" office:value-type="float" office:value="12536" calcext:value-type="float">
            <text:p>12,536</text:p>
          </table:table-cell>
          <table:table-cell table:style-name="ce38" office:value-type="float" office:value="12231" calcext:value-type="float">
            <text:p>12,231</text:p>
          </table:table-cell>
          <table:table-cell table:style-name="ce38" office:value-type="float" office:value="13469" calcext:value-type="float">
            <text:p>13,469</text:p>
          </table:table-cell>
          <table:table-cell table:style-name="ce38" office:value-type="float" office:value="11601" calcext:value-type="float">
            <text:p>11,601</text:p>
          </table:table-cell>
          <table:table-cell table:style-name="ce48" office:value-type="float" office:value="10094" calcext:value-type="float">
            <text:p>10,094</text:p>
          </table:table-cell>
          <table:table-cell table:style-name="ce38" office:value-type="float" office:value="51302" calcext:value-type="float">
            <text:p>51,302</text:p>
          </table:table-cell>
          <table:table-cell table:style-name="ce38" office:value-type="float" office:value="10557" calcext:value-type="float">
            <text:p>10,557</text:p>
          </table:table-cell>
          <table:table-cell table:style-name="ce38" office:value-type="float" office:value="10567" calcext:value-type="float">
            <text:p>10,567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38" office:value-type="float" office:value="9906" calcext:value-type="float">
            <text:p>9,906</text:p>
          </table:table-cell>
          <table:table-cell table:style-name="ce48" office:value-type="float" office:value="9753" calcext:value-type="float">
            <text:p>9,753</text:p>
          </table:table-cell>
          <table:table-cell table:style-name="ce38" office:value-type="float" office:value="55933" calcext:value-type="float">
            <text:p>55,933</text:p>
          </table:table-cell>
          <table:table-cell table:style-name="ce38" office:value-type="float" office:value="9994" calcext:value-type="float">
            <text:p>9,994</text:p>
          </table:table-cell>
          <table:table-cell table:style-name="ce38" office:value-type="float" office:value="10058" calcext:value-type="float">
            <text:p>10,058</text:p>
          </table:table-cell>
          <table:table-cell table:style-name="ce38" office:value-type="float" office:value="11014" calcext:value-type="float">
            <text:p>11,014</text:p>
          </table:table-cell>
          <table:table-cell table:style-name="ce38" office:value-type="float" office:value="11430" calcext:value-type="float">
            <text:p>11,430</text:p>
          </table:table-cell>
          <table:table-cell table:style-name="ce48" office:value-type="float" office:value="13437" calcext:value-type="float">
            <text:p>13,437</text:p>
          </table:table-cell>
          <table:table-cell table:style-name="ce38" office:value-type="float" office:value="67881" calcext:value-type="float">
            <text:p>67,881</text:p>
          </table:table-cell>
          <table:table-cell table:style-name="ce38" office:value-type="float" office:value="12718" calcext:value-type="float">
            <text:p>12,718</text:p>
          </table:table-cell>
          <table:table-cell table:style-name="ce38" office:value-type="float" office:value="12283" calcext:value-type="float">
            <text:p>12,283</text:p>
          </table:table-cell>
          <table:table-cell table:style-name="ce38" office:value-type="float" office:value="14186" calcext:value-type="float">
            <text:p>14,186</text:p>
          </table:table-cell>
          <table:table-cell table:style-name="ce38" office:value-type="float" office:value="14154" calcext:value-type="float">
            <text:p>14,154</text:p>
          </table:table-cell>
          <table:table-cell table:style-name="ce48" office:value-type="float" office:value="14540" calcext:value-type="float">
            <text:p>14,540</text:p>
          </table:table-cell>
          <table:table-cell table:style-name="ce38" office:value-type="float" office:value="73793" calcext:value-type="float">
            <text:p>73,793</text:p>
          </table:table-cell>
          <table:table-cell table:style-name="ce38" office:value-type="float" office:value="14623" calcext:value-type="float">
            <text:p>14,623</text:p>
          </table:table-cell>
          <table:table-cell table:style-name="ce38" office:value-type="float" office:value="14475" calcext:value-type="float">
            <text:p>14,475</text:p>
          </table:table-cell>
          <table:table-cell table:style-name="ce38" office:value-type="float" office:value="14389" calcext:value-type="float">
            <text:p>14,389</text:p>
          </table:table-cell>
          <table:table-cell table:style-name="ce38" office:value-type="float" office:value="14688" calcext:value-type="float">
            <text:p>14,688</text:p>
          </table:table-cell>
          <table:table-cell table:style-name="ce48" office:value-type="float" office:value="15618" calcext:value-type="float">
            <text:p>15,618</text:p>
          </table:table-cell>
          <table:table-cell table:style-name="ce38" office:value-type="float" office:value="76338" calcext:value-type="float">
            <text:p>76,338</text:p>
          </table:table-cell>
          <table:table-cell table:style-name="ce38" office:value-type="float" office:value="14689" calcext:value-type="float">
            <text:p>14,689</text:p>
          </table:table-cell>
          <table:table-cell table:style-name="ce38" office:value-type="float" office:value="15737" calcext:value-type="float">
            <text:p>15,737</text:p>
          </table:table-cell>
          <table:table-cell table:style-name="ce38" office:value-type="float" office:value="14834" calcext:value-type="float">
            <text:p>14,834</text:p>
          </table:table-cell>
          <table:table-cell table:style-name="ce38" office:value-type="float" office:value="14623" calcext:value-type="float">
            <text:p>14,623</text:p>
          </table:table-cell>
          <table:table-cell table:style-name="ce48" office:value-type="float" office:value="16455" calcext:value-type="float">
            <text:p>16,455</text:p>
          </table:table-cell>
          <table:table-cell table:style-name="ce38" office:value-type="float" office:value="95980" calcext:value-type="float">
            <text:p>95,980</text:p>
          </table:table-cell>
          <table:table-cell table:style-name="ce38" office:value-type="float" office:value="17911" calcext:value-type="float">
            <text:p>17,911</text:p>
          </table:table-cell>
          <table:table-cell table:style-name="ce38" office:value-type="float" office:value="18675" calcext:value-type="float">
            <text:p>18,675</text:p>
          </table:table-cell>
          <table:table-cell table:style-name="ce38" office:value-type="float" office:value="19648" calcext:value-type="float">
            <text:p>19,648</text:p>
          </table:table-cell>
          <table:table-cell table:style-name="ce38" office:value-type="float" office:value="20150" calcext:value-type="float">
            <text:p>20,150</text:p>
          </table:table-cell>
          <table:table-cell table:style-name="ce48" office:value-type="float" office:value="19596" calcext:value-type="float">
            <text:p>19,596</text:p>
          </table:table-cell>
          <table:table-cell table:style-name="ce38" office:value-type="float" office:value="93711" calcext:value-type="float">
            <text:p>93,711</text:p>
          </table:table-cell>
          <table:table-cell table:style-name="ce38" office:value-type="float" office:value="19918" calcext:value-type="float">
            <text:p>19,918</text:p>
          </table:table-cell>
          <table:table-cell table:style-name="ce38" office:value-type="float" office:value="19177" calcext:value-type="float">
            <text:p>19,177</text:p>
          </table:table-cell>
          <table:table-cell table:style-name="ce38" office:value-type="float" office:value="18054" calcext:value-type="float">
            <text:p>18,054</text:p>
          </table:table-cell>
          <table:table-cell table:style-name="ce38" office:value-type="float" office:value="19908" calcext:value-type="float">
            <text:p>19,908</text:p>
          </table:table-cell>
          <table:table-cell table:style-name="ce48" office:value-type="float" office:value="16654" calcext:value-type="float">
            <text:p>16,654</text:p>
          </table:table-cell>
          <table:table-cell table:style-name="ce38" office:value-type="float" office:value="84187" calcext:value-type="float">
            <text:p>84,187</text:p>
          </table:table-cell>
          <table:table-cell table:style-name="ce38" office:value-type="float" office:value="16858" calcext:value-type="float">
            <text:p>16,858</text:p>
          </table:table-cell>
          <table:table-cell table:style-name="ce38" office:value-type="float" office:value="16798" calcext:value-type="float">
            <text:p>16,798</text:p>
          </table:table-cell>
          <table:table-cell table:style-name="ce38" office:value-type="float" office:value="16419" calcext:value-type="float">
            <text:p>16,419</text:p>
          </table:table-cell>
          <table:table-cell table:style-name="ce38" office:value-type="float" office:value="16855" calcext:value-type="float">
            <text:p>16,855</text:p>
          </table:table-cell>
          <table:table-cell table:style-name="ce48" office:value-type="float" office:value="17257" calcext:value-type="float">
            <text:p>17,257</text:p>
          </table:table-cell>
          <table:table-cell table:style-name="ce38" office:value-type="float" office:value="84383" calcext:value-type="float">
            <text:p>84,383</text:p>
          </table:table-cell>
          <table:table-cell table:style-name="ce38" office:value-type="float" office:value="17202" calcext:value-type="float">
            <text:p>17,202</text:p>
          </table:table-cell>
          <table:table-cell table:style-name="ce38" office:value-type="float" office:value="16917" calcext:value-type="float">
            <text:p>16,917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38" office:value-type="float" office:value="16848" calcext:value-type="float">
            <text:p>16,848</text:p>
          </table:table-cell>
          <table:table-cell table:style-name="ce48" office:value-type="float" office:value="17133" calcext:value-type="float">
            <text:p>17,133</text:p>
          </table:table-cell>
          <table:table-cell table:style-name="ce38" office:value-type="float" office:value="85511" calcext:value-type="float">
            <text:p>85,511</text:p>
          </table:table-cell>
          <table:table-cell table:style-name="ce38" office:value-type="float" office:value="17337" calcext:value-type="float">
            <text:p>17,337</text:p>
          </table:table-cell>
          <table:table-cell table:style-name="ce38" office:value-type="float" office:value="17398" calcext:value-type="float">
            <text:p>17,398</text:p>
          </table:table-cell>
          <table:table-cell table:style-name="ce38" office:value-type="float" office:value="16894" calcext:value-type="float">
            <text:p>16,894</text:p>
          </table:table-cell>
          <table:table-cell table:style-name="ce38" office:value-type="float" office:value="16736" calcext:value-type="float">
            <text:p>16,736</text:p>
          </table:table-cell>
          <table:table-cell table:style-name="ce48" office:value-type="float" office:value="17146" calcext:value-type="float">
            <text:p>17,146</text:p>
          </table:table-cell>
          <table:table-cell table:style-name="ce38" office:value-type="float" office:value="83804" calcext:value-type="float">
            <text:p>83,804</text:p>
          </table:table-cell>
          <table:table-cell table:style-name="ce38" office:value-type="float" office:value="17055" calcext:value-type="float">
            <text:p>17,055</text:p>
          </table:table-cell>
          <table:table-cell table:style-name="ce38" office:value-type="float" office:value="16876" calcext:value-type="float">
            <text:p>16,876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38" office:value-type="float" office:value="16936" calcext:value-type="float">
            <text:p>16,936</text:p>
          </table:table-cell>
          <table:table-cell table:style-name="ce48" office:value-type="float" office:value="16808" calcext:value-type="float">
            <text:p>16,808</text:p>
          </table:table-cell>
          <table:table-cell table:style-name="ce38" office:value-type="float" office:value="73500" calcext:value-type="float">
            <text:p>73,500</text:p>
          </table:table-cell>
          <table:table-cell table:style-name="ce38" office:value-type="float" office:value="15938" calcext:value-type="float">
            <text:p>15,938</text:p>
          </table:table-cell>
          <table:table-cell table:style-name="ce38" office:value-type="float" office:value="15341" calcext:value-type="float">
            <text:p>15,341</text:p>
          </table:table-cell>
          <table:table-cell table:style-name="ce38" office:value-type="float" office:value="15026" calcext:value-type="float">
            <text:p>15,026</text:p>
          </table:table-cell>
          <table:table-cell table:style-name="ce38" office:value-type="float" office:value="14728" calcext:value-type="float">
            <text:p>14,728</text:p>
          </table:table-cell>
          <table:table-cell table:style-name="ce48" office:value-type="float" office:value="12467" calcext:value-type="float">
            <text:p>12,467</text:p>
          </table:table-cell>
          <table:table-cell table:style-name="ce38" office:value-type="float" office:value="42918" calcext:value-type="float">
            <text:p>42,918</text:p>
          </table:table-cell>
          <table:table-cell table:style-name="ce38" office:value-type="float" office:value="11936" calcext:value-type="float">
            <text:p>11,936</text:p>
          </table:table-cell>
          <table:table-cell table:style-name="ce38" office:value-type="float" office:value="9999" calcext:value-type="float">
            <text:p>9,999</text:p>
          </table:table-cell>
          <table:table-cell table:style-name="ce38" office:value-type="float" office:value="8694" calcext:value-type="float">
            <text:p>8,694</text:p>
          </table:table-cell>
          <table:table-cell table:style-name="ce38" office:value-type="float" office:value="6785" calcext:value-type="float">
            <text:p>6,785</text:p>
          </table:table-cell>
          <table:table-cell table:style-name="ce48" office:value-type="float" office:value="5504" calcext:value-type="float">
            <text:p>5,504</text:p>
          </table:table-cell>
          <table:table-cell table:style-name="ce38" office:value-type="float" office:value="26339" calcext:value-type="float">
            <text:p>26,339</text:p>
          </table:table-cell>
          <table:table-cell table:style-name="ce38" office:value-type="float" office:value="6162" calcext:value-type="float">
            <text:p>6,162</text:p>
          </table:table-cell>
          <table:table-cell table:style-name="ce38" office:value-type="float" office:value="5747" calcext:value-type="float">
            <text:p>5,747</text:p>
          </table:table-cell>
          <table:table-cell table:style-name="ce38" office:value-type="float" office:value="5393" calcext:value-type="float">
            <text:p>5,393</text:p>
          </table:table-cell>
          <table:table-cell table:style-name="ce38" office:value-type="float" office:value="4744" calcext:value-type="float">
            <text:p>4,744</text:p>
          </table:table-cell>
          <table:table-cell table:style-name="ce48" office:value-type="float" office:value="4293" calcext:value-type="float">
            <text:p>4,293</text:p>
          </table:table-cell>
          <table:table-cell table:style-name="ce38" office:value-type="float" office:value="13757" calcext:value-type="float">
            <text:p>13,757</text:p>
          </table:table-cell>
          <table:table-cell table:style-name="ce38" office:value-type="float" office:value="3732" calcext:value-type="float">
            <text:p>3,732</text:p>
          </table:table-cell>
          <table:table-cell table:style-name="ce38" office:value-type="float" office:value="3115" calcext:value-type="float">
            <text:p>3,115</text:p>
          </table:table-cell>
          <table:table-cell table:style-name="ce38" office:value-type="float" office:value="2659" calcext:value-type="float">
            <text:p>2,659</text:p>
          </table:table-cell>
          <table:table-cell table:style-name="ce38" office:value-type="float" office:value="2265" calcext:value-type="float">
            <text:p>2,265</text:p>
          </table:table-cell>
          <table:table-cell table:style-name="ce48" office:value-type="float" office:value="1986" calcext:value-type="float">
            <text:p>1,986</text:p>
          </table:table-cell>
          <table:table-cell table:style-name="ce38" office:value-type="float" office:value="6967" calcext:value-type="float">
            <text:p>6,967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1520" calcext:value-type="float">
            <text:p>1,520</text:p>
          </table:table-cell>
          <table:table-cell table:style-name="ce38" office:value-type="float" office:value="1391" calcext:value-type="float">
            <text:p>1,391</text:p>
          </table:table-cell>
          <table:table-cell table:style-name="ce38" office:value-type="float" office:value="1272" calcext:value-type="float">
            <text:p>1,272</text:p>
          </table:table-cell>
          <table:table-cell table:style-name="ce48" office:value-type="float" office:value="1062" calcext:value-type="float">
            <text:p>1,062</text:p>
          </table:table-cell>
          <table:table-cell table:style-name="ce38" office:value-type="float" office:value="2491" calcext:value-type="float">
            <text:p>2,491</text:p>
          </table:table-cell>
          <table:table-cell table:style-name="ce38" office:value-type="float" office:value="817" calcext:value-type="float">
            <text:p>817</text:p>
          </table:table-cell>
          <table:table-cell table:style-name="ce38" office:value-type="float" office:value="623" calcext:value-type="float">
            <text:p>623</text:p>
          </table:table-cell>
          <table:table-cell table:style-name="ce38" office:value-type="float" office:value="478" calcext:value-type="float">
            <text:p>478</text:p>
          </table:table-cell>
          <table:table-cell table:style-name="ce38" office:value-type="float" office:value="349" calcext:value-type="float">
            <text:p>349</text:p>
          </table:table-cell>
          <table:table-cell table:style-name="ce48" office:value-type="float" office:value="224" calcext:value-type="float">
            <text:p>224</text:p>
          </table:table-cell>
          <table:table-cell table:style-name="ce38" office:value-type="float" office:value="516" calcext:value-type="float">
            <text:p>5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7368" calcext:value-type="float">
            <text:p>1,317,368</text:p>
          </table:table-cell>
          <table:table-cell table:style-name="ce34" office:value-type="float" office:value="38287" calcext:value-type="float">
            <text:p>38,287</text:p>
          </table:table-cell>
          <table:table-cell table:style-name="ce39" office:value-type="float" office:value="7317" calcext:value-type="float">
            <text:p>7,317</text:p>
          </table:table-cell>
          <table:table-cell table:style-name="ce39" office:value-type="float" office:value="7079" calcext:value-type="float">
            <text:p>7,079</text:p>
          </table:table-cell>
          <table:table-cell table:style-name="ce39" office:value-type="float" office:value="7153" calcext:value-type="float">
            <text:p>7,153</text:p>
          </table:table-cell>
          <table:table-cell table:style-name="ce39" office:value-type="float" office:value="8252" calcext:value-type="float">
            <text:p>8,252</text:p>
          </table:table-cell>
          <table:table-cell table:style-name="ce39" office:value-type="float" office:value="8486" calcext:value-type="float">
            <text:p>8,486</text:p>
          </table:table-cell>
          <table:table-cell table:style-name="ce39" office:value-type="float" office:value="52489" calcext:value-type="float">
            <text:p>52,489</text:p>
          </table:table-cell>
          <table:table-cell table:style-name="ce39" office:value-type="float" office:value="9389" calcext:value-type="float">
            <text:p>9,389</text:p>
          </table:table-cell>
          <table:table-cell table:style-name="ce39" office:value-type="float" office:value="9529" calcext:value-type="float">
            <text:p>9,529</text:p>
          </table:table-cell>
          <table:table-cell table:style-name="ce39" office:value-type="float" office:value="10455" calcext:value-type="float">
            <text:p>10,455</text:p>
          </table:table-cell>
          <table:table-cell table:style-name="ce39" office:value-type="float" office:value="11290" calcext:value-type="float">
            <text:p>11,290</text:p>
          </table:table-cell>
          <table:table-cell table:style-name="ce49" office:value-type="float" office:value="11826" calcext:value-type="float">
            <text:p>11,826</text:p>
          </table:table-cell>
          <table:table-cell table:style-name="ce39" office:value-type="float" office:value="56292" calcext:value-type="float">
            <text:p>56,292</text:p>
          </table:table-cell>
          <table:table-cell table:style-name="ce39" office:value-type="float" office:value="12041" calcext:value-type="float">
            <text:p>12,041</text:p>
          </table:table-cell>
          <table:table-cell table:style-name="ce39" office:value-type="float" office:value="11421" calcext:value-type="float">
            <text:p>11,421</text:p>
          </table:table-cell>
          <table:table-cell table:style-name="ce39" office:value-type="float" office:value="12664" calcext:value-type="float">
            <text:p>12,664</text:p>
          </table:table-cell>
          <table:table-cell table:style-name="ce39" office:value-type="float" office:value="10825" calcext:value-type="float">
            <text:p>10,825</text:p>
          </table:table-cell>
          <table:table-cell table:style-name="ce49" office:value-type="float" office:value="9341" calcext:value-type="float">
            <text:p>9,341</text:p>
          </table:table-cell>
          <table:table-cell table:style-name="ce39" office:value-type="float" office:value="47525" calcext:value-type="float">
            <text:p>47,525</text:p>
          </table:table-cell>
          <table:table-cell table:style-name="ce39" office:value-type="float" office:value="9940" calcext:value-type="float">
            <text:p>9,940</text:p>
          </table:table-cell>
          <table:table-cell table:style-name="ce39" office:value-type="float" office:value="9644" calcext:value-type="float">
            <text:p>9,644</text:p>
          </table:table-cell>
          <table:table-cell table:style-name="ce39" office:value-type="float" office:value="9822" calcext:value-type="float">
            <text:p>9,822</text:p>
          </table:table-cell>
          <table:table-cell table:style-name="ce39" office:value-type="float" office:value="9277" calcext:value-type="float">
            <text:p>9,277</text:p>
          </table:table-cell>
          <table:table-cell table:style-name="ce49" office:value-type="float" office:value="8842" calcext:value-type="float">
            <text:p>8,842</text:p>
          </table:table-cell>
          <table:table-cell table:style-name="ce39" office:value-type="float" office:value="52435" calcext:value-type="float">
            <text:p>52,435</text:p>
          </table:table-cell>
          <table:table-cell table:style-name="ce39" office:value-type="float" office:value="9188" calcext:value-type="float">
            <text:p>9,188</text:p>
          </table:table-cell>
          <table:table-cell table:style-name="ce39" office:value-type="float" office:value="9572" calcext:value-type="float">
            <text:p>9,572</text:p>
          </table:table-cell>
          <table:table-cell table:style-name="ce39" office:value-type="float" office:value="10195" calcext:value-type="float">
            <text:p>10,195</text:p>
          </table:table-cell>
          <table:table-cell table:style-name="ce39" office:value-type="float" office:value="10866" calcext:value-type="float">
            <text:p>10,866</text:p>
          </table:table-cell>
          <table:table-cell table:style-name="ce49" office:value-type="float" office:value="12614" calcext:value-type="float">
            <text:p>12,614</text:p>
          </table:table-cell>
          <table:table-cell table:style-name="ce39" office:value-type="float" office:value="66617" calcext:value-type="float">
            <text:p>66,617</text:p>
          </table:table-cell>
          <table:table-cell table:style-name="ce39" office:value-type="float" office:value="11986" calcext:value-type="float">
            <text:p>11,986</text:p>
          </table:table-cell>
          <table:table-cell table:style-name="ce39" office:value-type="float" office:value="11683" calcext:value-type="float">
            <text:p>11,683</text:p>
          </table:table-cell>
          <table:table-cell table:style-name="ce39" office:value-type="float" office:value="13990" calcext:value-type="float">
            <text:p>13,990</text:p>
          </table:table-cell>
          <table:table-cell table:style-name="ce39" office:value-type="float" office:value="14194" calcext:value-type="float">
            <text:p>14,194</text:p>
          </table:table-cell>
          <table:table-cell table:style-name="ce49" office:value-type="float" office:value="14764" calcext:value-type="float">
            <text:p>14,764</text:p>
          </table:table-cell>
          <table:table-cell table:style-name="ce39" office:value-type="float" office:value="76747" calcext:value-type="float">
            <text:p>76,747</text:p>
          </table:table-cell>
          <table:table-cell table:style-name="ce39" office:value-type="float" office:value="14655" calcext:value-type="float">
            <text:p>14,655</text:p>
          </table:table-cell>
          <table:table-cell table:style-name="ce39" office:value-type="float" office:value="15084" calcext:value-type="float">
            <text:p>15,084</text:p>
          </table:table-cell>
          <table:table-cell table:style-name="ce39" office:value-type="float" office:value="15088" calcext:value-type="float">
            <text:p>15,088</text:p>
          </table:table-cell>
          <table:table-cell table:style-name="ce39" office:value-type="float" office:value="15316" calcext:value-type="float">
            <text:p>15,316</text:p>
          </table:table-cell>
          <table:table-cell table:style-name="ce49" office:value-type="float" office:value="16604" calcext:value-type="float">
            <text:p>16,604</text:p>
          </table:table-cell>
          <table:table-cell table:style-name="ce39" office:value-type="float" office:value="86728" calcext:value-type="float">
            <text:p>86,728</text:p>
          </table:table-cell>
          <table:table-cell table:style-name="ce39" office:value-type="float" office:value="16162" calcext:value-type="float">
            <text:p>16,162</text:p>
          </table:table-cell>
          <table:table-cell table:style-name="ce39" office:value-type="float" office:value="17676" calcext:value-type="float">
            <text:p>17,676</text:p>
          </table:table-cell>
          <table:table-cell table:style-name="ce39" office:value-type="float" office:value="16636" calcext:value-type="float">
            <text:p>16,636</text:p>
          </table:table-cell>
          <table:table-cell table:style-name="ce39" office:value-type="float" office:value="17089" calcext:value-type="float">
            <text:p>17,089</text:p>
          </table:table-cell>
          <table:table-cell table:style-name="ce49" office:value-type="float" office:value="19165" calcext:value-type="float">
            <text:p>19,165</text:p>
          </table:table-cell>
          <table:table-cell table:style-name="ce39" office:value-type="float" office:value="109507" calcext:value-type="float">
            <text:p>109,507</text:p>
          </table:table-cell>
          <table:table-cell table:style-name="ce39" office:value-type="float" office:value="20235" calcext:value-type="float">
            <text:p>20,235</text:p>
          </table:table-cell>
          <table:table-cell table:style-name="ce39" office:value-type="float" office:value="21105" calcext:value-type="float">
            <text:p>21,105</text:p>
          </table:table-cell>
          <table:table-cell table:style-name="ce39" office:value-type="float" office:value="22400" calcext:value-type="float">
            <text:p>22,400</text:p>
          </table:table-cell>
          <table:table-cell table:style-name="ce39" office:value-type="float" office:value="23292" calcext:value-type="float">
            <text:p>23,292</text:p>
          </table:table-cell>
          <table:table-cell table:style-name="ce49" office:value-type="float" office:value="22475" calcext:value-type="float">
            <text:p>22,475</text:p>
          </table:table-cell>
          <table:table-cell table:style-name="ce39" office:value-type="float" office:value="108549" calcext:value-type="float">
            <text:p>108,549</text:p>
          </table:table-cell>
          <table:table-cell table:style-name="ce39" office:value-type="float" office:value="22999" calcext:value-type="float">
            <text:p>22,999</text:p>
          </table:table-cell>
          <table:table-cell table:style-name="ce39" office:value-type="float" office:value="21942" calcext:value-type="float">
            <text:p>21,942</text:p>
          </table:table-cell>
          <table:table-cell table:style-name="ce39" office:value-type="float" office:value="20795" calcext:value-type="float">
            <text:p>20,795</text:p>
          </table:table-cell>
          <table:table-cell table:style-name="ce39" office:value-type="float" office:value="23045" calcext:value-type="float">
            <text:p>23,045</text:p>
          </table:table-cell>
          <table:table-cell table:style-name="ce49" office:value-type="float" office:value="19768" calcext:value-type="float">
            <text:p>19,768</text:p>
          </table:table-cell>
          <table:table-cell table:style-name="ce39" office:value-type="float" office:value="97771" calcext:value-type="float">
            <text:p>97,771</text:p>
          </table:table-cell>
          <table:table-cell table:style-name="ce39" office:value-type="float" office:value="19516" calcext:value-type="float">
            <text:p>19,516</text:p>
          </table:table-cell>
          <table:table-cell table:style-name="ce39" office:value-type="float" office:value="18755" calcext:value-type="float">
            <text:p>18,755</text:p>
          </table:table-cell>
          <table:table-cell table:style-name="ce39" office:value-type="float" office:value="19214" calcext:value-type="float">
            <text:p>19,214</text:p>
          </table:table-cell>
          <table:table-cell table:style-name="ce39" office:value-type="float" office:value="19920" calcext:value-type="float">
            <text:p>19,920</text:p>
          </table:table-cell>
          <table:table-cell table:style-name="ce49" office:value-type="float" office:value="20366" calcext:value-type="float">
            <text:p>20,366</text:p>
          </table:table-cell>
          <table:table-cell table:style-name="ce39" office:value-type="float" office:value="99844" calcext:value-type="float">
            <text:p>99,844</text:p>
          </table:table-cell>
          <table:table-cell table:style-name="ce39" office:value-type="float" office:value="20393" calcext:value-type="float">
            <text:p>20,393</text:p>
          </table:table-cell>
          <table:table-cell table:style-name="ce39" office:value-type="float" office:value="20105" calcext:value-type="float">
            <text:p>20,105</text:p>
          </table:table-cell>
          <table:table-cell table:style-name="ce39" office:value-type="float" office:value="19285" calcext:value-type="float">
            <text:p>19,285</text:p>
          </table:table-cell>
          <table:table-cell table:style-name="ce39" office:value-type="float" office:value="19895" calcext:value-type="float">
            <text:p>19,895</text:p>
          </table:table-cell>
          <table:table-cell table:style-name="ce49" office:value-type="float" office:value="20166" calcext:value-type="float">
            <text:p>20,166</text:p>
          </table:table-cell>
          <table:table-cell table:style-name="ce39" office:value-type="float" office:value="101881" calcext:value-type="float">
            <text:p>101,881</text:p>
          </table:table-cell>
          <table:table-cell table:style-name="ce39" office:value-type="float" office:value="20326" calcext:value-type="float">
            <text:p>20,326</text:p>
          </table:table-cell>
          <table:table-cell table:style-name="ce39" office:value-type="float" office:value="20903" calcext:value-type="float">
            <text:p>20,903</text:p>
          </table:table-cell>
          <table:table-cell table:style-name="ce39" office:value-type="float" office:value="20404" calcext:value-type="float">
            <text:p>20,404</text:p>
          </table:table-cell>
          <table:table-cell table:style-name="ce39" office:value-type="float" office:value="19794" calcext:value-type="float">
            <text:p>19,794</text:p>
          </table:table-cell>
          <table:table-cell table:style-name="ce49" office:value-type="float" office:value="20454" calcext:value-type="float">
            <text:p>20,454</text:p>
          </table:table-cell>
          <table:table-cell table:style-name="ce39" office:value-type="float" office:value="101969" calcext:value-type="float">
            <text:p>101,969</text:p>
          </table:table-cell>
          <table:table-cell table:style-name="ce39" office:value-type="float" office:value="20900" calcext:value-type="float">
            <text:p>20,900</text:p>
          </table:table-cell>
          <table:table-cell table:style-name="ce39" office:value-type="float" office:value="20464" calcext:value-type="float">
            <text:p>20,464</text:p>
          </table:table-cell>
          <table:table-cell table:style-name="ce39" office:value-type="float" office:value="19925" calcext:value-type="float">
            <text:p>19,925</text:p>
          </table:table-cell>
          <table:table-cell table:style-name="ce39" office:value-type="float" office:value="20625" calcext:value-type="float">
            <text:p>20,625</text:p>
          </table:table-cell>
          <table:table-cell table:style-name="ce49" office:value-type="float" office:value="20055" calcext:value-type="float">
            <text:p>20,055</text:p>
          </table:table-cell>
          <table:table-cell table:style-name="ce39" office:value-type="float" office:value="90223" calcext:value-type="float">
            <text:p>90,223</text:p>
          </table:table-cell>
          <table:table-cell table:style-name="ce39" office:value-type="float" office:value="18896" calcext:value-type="float">
            <text:p>18,896</text:p>
          </table:table-cell>
          <table:table-cell table:style-name="ce39" office:value-type="float" office:value="18601" calcext:value-type="float">
            <text:p>18,601</text:p>
          </table:table-cell>
          <table:table-cell table:style-name="ce39" office:value-type="float" office:value="18522" calcext:value-type="float">
            <text:p>18,522</text:p>
          </table:table-cell>
          <table:table-cell table:style-name="ce39" office:value-type="float" office:value="18217" calcext:value-type="float">
            <text:p>18,217</text:p>
          </table:table-cell>
          <table:table-cell table:style-name="ce49" office:value-type="float" office:value="15987" calcext:value-type="float">
            <text:p>15,987</text:p>
          </table:table-cell>
          <table:table-cell table:style-name="ce39" office:value-type="float" office:value="54370" calcext:value-type="float">
            <text:p>54,370</text:p>
          </table:table-cell>
          <table:table-cell table:style-name="ce39" office:value-type="float" office:value="14842" calcext:value-type="float">
            <text:p>14,842</text:p>
          </table:table-cell>
          <table:table-cell table:style-name="ce39" office:value-type="float" office:value="12497" calcext:value-type="float">
            <text:p>12,497</text:p>
          </table:table-cell>
          <table:table-cell table:style-name="ce39" office:value-type="float" office:value="11113" calcext:value-type="float">
            <text:p>11,113</text:p>
          </table:table-cell>
          <table:table-cell table:style-name="ce39" office:value-type="float" office:value="8575" calcext:value-type="float">
            <text:p>8,575</text:p>
          </table:table-cell>
          <table:table-cell table:style-name="ce49" office:value-type="float" office:value="7343" calcext:value-type="float">
            <text:p>7,343</text:p>
          </table:table-cell>
          <table:table-cell table:style-name="ce39" office:value-type="float" office:value="37738" calcext:value-type="float">
            <text:p>37,738</text:p>
          </table:table-cell>
          <table:table-cell table:style-name="ce39" office:value-type="float" office:value="8392" calcext:value-type="float">
            <text:p>8,392</text:p>
          </table:table-cell>
          <table:table-cell table:style-name="ce39" office:value-type="float" office:value="7927" calcext:value-type="float">
            <text:p>7,927</text:p>
          </table:table-cell>
          <table:table-cell table:style-name="ce39" office:value-type="float" office:value="7488" calcext:value-type="float">
            <text:p>7,488</text:p>
          </table:table-cell>
          <table:table-cell table:style-name="ce39" office:value-type="float" office:value="7158" calcext:value-type="float">
            <text:p>7,158</text:p>
          </table:table-cell>
          <table:table-cell table:style-name="ce49" office:value-type="float" office:value="6773" calcext:value-type="float">
            <text:p>6,773</text:p>
          </table:table-cell>
          <table:table-cell table:style-name="ce39" office:value-type="float" office:value="23648" calcext:value-type="float">
            <text:p>23,648</text:p>
          </table:table-cell>
          <table:table-cell table:style-name="ce39" office:value-type="float" office:value="5988" calcext:value-type="float">
            <text:p>5,988</text:p>
          </table:table-cell>
          <table:table-cell table:style-name="ce39" office:value-type="float" office:value="5301" calcext:value-type="float">
            <text:p>5,301</text:p>
          </table:table-cell>
          <table:table-cell table:style-name="ce39" office:value-type="float" office:value="4679" calcext:value-type="float">
            <text:p>4,679</text:p>
          </table:table-cell>
          <table:table-cell table:style-name="ce39" office:value-type="float" office:value="4063" calcext:value-type="float">
            <text:p>4,063</text:p>
          </table:table-cell>
          <table:table-cell table:style-name="ce49" office:value-type="float" office:value="3617" calcext:value-type="float">
            <text:p>3,617</text:p>
          </table:table-cell>
          <table:table-cell table:style-name="ce39" office:value-type="float" office:value="10798" calcext:value-type="float">
            <text:p>10,798</text:p>
          </table:table-cell>
          <table:table-cell table:style-name="ce39" office:value-type="float" office:value="2954" calcext:value-type="float">
            <text:p>2,954</text:p>
          </table:table-cell>
          <table:table-cell table:style-name="ce39" office:value-type="float" office:value="2532" calcext:value-type="float">
            <text:p>2,532</text:p>
          </table:table-cell>
          <table:table-cell table:style-name="ce39" office:value-type="float" office:value="2214" calcext:value-type="float">
            <text:p>2,214</text:p>
          </table:table-cell>
          <table:table-cell table:style-name="ce39" office:value-type="float" office:value="1756" calcext:value-type="float">
            <text:p>1,756</text:p>
          </table:table-cell>
          <table:table-cell table:style-name="ce49" office:value-type="float" office:value="1342" calcext:value-type="float">
            <text:p>1,342</text:p>
          </table:table-cell>
          <table:table-cell table:style-name="ce39" office:value-type="float" office:value="3327" calcext:value-type="float">
            <text:p>3,327</text:p>
          </table:table-cell>
          <table:table-cell table:style-name="ce39" office:value-type="float" office:value="1132" calcext:value-type="float">
            <text:p>1,132</text:p>
          </table:table-cell>
          <table:table-cell table:style-name="ce39" office:value-type="float" office:value="857" calcext:value-type="float">
            <text:p>857</text:p>
          </table:table-cell>
          <table:table-cell table:style-name="ce39" office:value-type="float" office:value="626" calcext:value-type="float">
            <text:p>626</text:p>
          </table:table-cell>
          <table:table-cell table:style-name="ce39" office:value-type="float" office:value="439" calcext:value-type="float">
            <text:p>439</text:p>
          </table:table-cell>
          <table:table-cell table:style-name="ce49" office:value-type="float" office:value="273" calcext:value-type="float">
            <text:p>273</text:p>
          </table:table-cell>
          <table:table-cell table:style-name="ce39" office:value-type="float" office:value="623" calcext:value-type="float">
            <text:p>6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6764" calcext:value-type="float">
            <text:p>2,336,764</text:p>
          </table:table-cell>
          <table:table-cell table:style-name="ce26" office:value-type="float" office:value="89370" calcext:value-type="float">
            <text:p>89,370</text:p>
          </table:table-cell>
          <table:table-cell table:style-name="ce26" office:value-type="float" office:value="16003" calcext:value-type="float">
            <text:p>16,003</text:p>
          </table:table-cell>
          <table:table-cell table:style-name="ce26" office:value-type="float" office:value="17249" calcext:value-type="float">
            <text:p>17,249</text:p>
          </table:table-cell>
          <table:table-cell table:style-name="ce26" office:value-type="float" office:value="17217" calcext:value-type="float">
            <text:p>17,217</text:p>
          </table:table-cell>
          <table:table-cell table:style-name="ce26" office:value-type="float" office:value="19314" calcext:value-type="float">
            <text:p>19,314</text:p>
          </table:table-cell>
          <table:table-cell table:style-name="ce26" office:value-type="float" office:value="19587" calcext:value-type="float">
            <text:p>19,587</text:p>
          </table:table-cell>
          <table:table-cell table:style-name="ce26" office:value-type="float" office:value="113092" calcext:value-type="float">
            <text:p>113,092</text:p>
          </table:table-cell>
          <table:table-cell table:style-name="ce26" office:value-type="float" office:value="21146" calcext:value-type="float">
            <text:p>21,146</text:p>
          </table:table-cell>
          <table:table-cell table:style-name="ce26" office:value-type="float" office:value="21199" calcext:value-type="float">
            <text:p>21,199</text:p>
          </table:table-cell>
          <table:table-cell table:style-name="ce26" office:value-type="float" office:value="22845" calcext:value-type="float">
            <text:p>22,845</text:p>
          </table:table-cell>
          <table:table-cell table:style-name="ce26" office:value-type="float" office:value="23720" calcext:value-type="float">
            <text:p>23,720</text:p>
          </table:table-cell>
          <table:table-cell table:style-name="ce47" office:value-type="float" office:value="24182" calcext:value-type="float">
            <text:p>24,182</text:p>
          </table:table-cell>
          <table:table-cell table:style-name="ce26" office:value-type="float" office:value="112242" calcext:value-type="float">
            <text:p>112,242</text:p>
          </table:table-cell>
          <table:table-cell table:style-name="ce26" office:value-type="float" office:value="23708" calcext:value-type="float">
            <text:p>23,708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5736" calcext:value-type="float">
            <text:p>25,736</text:p>
          </table:table-cell>
          <table:table-cell table:style-name="ce26" office:value-type="float" office:value="22125" calcext:value-type="float">
            <text:p>22,125</text:p>
          </table:table-cell>
          <table:table-cell table:style-name="ce47" office:value-type="float" office:value="18429" calcext:value-type="float">
            <text:p>18,429</text:p>
          </table:table-cell>
          <table:table-cell table:style-name="ce26" office:value-type="float" office:value="110623" calcext:value-type="float">
            <text:p>110,623</text:p>
          </table:table-cell>
          <table:table-cell table:style-name="ce26" office:value-type="float" office:value="21352" calcext:value-type="float">
            <text:p>21,352</text:p>
          </table:table-cell>
          <table:table-cell table:style-name="ce26" office:value-type="float" office:value="22018" calcext:value-type="float">
            <text:p>22,018</text:p>
          </table:table-cell>
          <table:table-cell table:style-name="ce26" office:value-type="float" office:value="22439" calcext:value-type="float">
            <text:p>22,439</text:p>
          </table:table-cell>
          <table:table-cell table:style-name="ce26" office:value-type="float" office:value="22301" calcext:value-type="float">
            <text:p>22,301</text:p>
          </table:table-cell>
          <table:table-cell table:style-name="ce47" office:value-type="float" office:value="22513" calcext:value-type="float">
            <text:p>22,513</text:p>
          </table:table-cell>
          <table:table-cell table:style-name="ce26" office:value-type="float" office:value="133820" calcext:value-type="float">
            <text:p>133,820</text:p>
          </table:table-cell>
          <table:table-cell table:style-name="ce26" office:value-type="float" office:value="23383" calcext:value-type="float">
            <text:p>23,383</text:p>
          </table:table-cell>
          <table:table-cell table:style-name="ce26" office:value-type="float" office:value="24338" calcext:value-type="float">
            <text:p>24,338</text:p>
          </table:table-cell>
          <table:table-cell table:style-name="ce26" office:value-type="float" office:value="26346" calcext:value-type="float">
            <text:p>26,346</text:p>
          </table:table-cell>
          <table:table-cell table:style-name="ce26" office:value-type="float" office:value="27741" calcext:value-type="float">
            <text:p>27,741</text:p>
          </table:table-cell>
          <table:table-cell table:style-name="ce47" office:value-type="float" office:value="32012" calcext:value-type="float">
            <text:p>32,012</text:p>
          </table:table-cell>
          <table:table-cell table:style-name="ce26" office:value-type="float" office:value="159946" calcext:value-type="float">
            <text:p>159,946</text:p>
          </table:table-cell>
          <table:table-cell table:style-name="ce26" office:value-type="float" office:value="29593" calcext:value-type="float">
            <text:p>29,593</text:p>
          </table:table-cell>
          <table:table-cell table:style-name="ce26" office:value-type="float" office:value="28602" calcext:value-type="float">
            <text:p>28,602</text:p>
          </table:table-cell>
          <table:table-cell table:style-name="ce26" office:value-type="float" office:value="33806" calcext:value-type="float">
            <text:p>33,806</text:p>
          </table:table-cell>
          <table:table-cell table:style-name="ce26" office:value-type="float" office:value="33829" calcext:value-type="float">
            <text:p>33,829</text:p>
          </table:table-cell>
          <table:table-cell table:style-name="ce47" office:value-type="float" office:value="34116" calcext:value-type="float">
            <text:p>34,116</text:p>
          </table:table-cell>
          <table:table-cell table:style-name="ce26" office:value-type="float" office:value="173771" calcext:value-type="float">
            <text:p>173,771</text:p>
          </table:table-cell>
          <table:table-cell table:style-name="ce26" office:value-type="float" office:value="34360" calcext:value-type="float">
            <text:p>34,360</text:p>
          </table:table-cell>
          <table:table-cell table:style-name="ce26" office:value-type="float" office:value="34724" calcext:value-type="float">
            <text:p>34,724</text:p>
          </table:table-cell>
          <table:table-cell table:style-name="ce26" office:value-type="float" office:value="34403" calcext:value-type="float">
            <text:p>34,403</text:p>
          </table:table-cell>
          <table:table-cell table:style-name="ce26" office:value-type="float" office:value="34309" calcext:value-type="float">
            <text:p>34,309</text:p>
          </table:table-cell>
          <table:table-cell table:style-name="ce47" office:value-type="float" office:value="35975" calcext:value-type="float">
            <text:p>35,975</text:p>
          </table:table-cell>
          <table:table-cell table:style-name="ce26" office:value-type="float" office:value="171170" calcext:value-type="float">
            <text:p>171,170</text:p>
          </table:table-cell>
          <table:table-cell table:style-name="ce26" office:value-type="float" office:value="34059" calcext:value-type="float">
            <text:p>34,059</text:p>
          </table:table-cell>
          <table:table-cell table:style-name="ce26" office:value-type="float" office:value="35911" calcext:value-type="float">
            <text:p>35,911</text:p>
          </table:table-cell>
          <table:table-cell table:style-name="ce26" office:value-type="float" office:value="32816" calcext:value-type="float">
            <text:p>32,816</text:p>
          </table:table-cell>
          <table:table-cell table:style-name="ce26" office:value-type="float" office:value="32350" calcext:value-type="float">
            <text:p>32,350</text:p>
          </table:table-cell>
          <table:table-cell table:style-name="ce47" office:value-type="float" office:value="36034" calcext:value-type="float">
            <text:p>36,034</text:p>
          </table:table-cell>
          <table:table-cell table:style-name="ce26" office:value-type="float" office:value="207570" calcext:value-type="float">
            <text:p>207,570</text:p>
          </table:table-cell>
          <table:table-cell table:style-name="ce26" office:value-type="float" office:value="38607" calcext:value-type="float">
            <text:p>38,607</text:p>
          </table:table-cell>
          <table:table-cell table:style-name="ce26" office:value-type="float" office:value="40624" calcext:value-type="float">
            <text:p>40,624</text:p>
          </table:table-cell>
          <table:table-cell table:style-name="ce26" office:value-type="float" office:value="42824" calcext:value-type="float">
            <text:p>42,824</text:p>
          </table:table-cell>
          <table:table-cell table:style-name="ce26" office:value-type="float" office:value="43401" calcext:value-type="float">
            <text:p>43,401</text:p>
          </table:table-cell>
          <table:table-cell table:style-name="ce47" office:value-type="float" office:value="42114" calcext:value-type="float">
            <text:p>42,114</text:p>
          </table:table-cell>
          <table:table-cell table:style-name="ce26" office:value-type="float" office:value="197848" calcext:value-type="float">
            <text:p>197,848</text:p>
          </table:table-cell>
          <table:table-cell table:style-name="ce26" office:value-type="float" office:value="42377" calcext:value-type="float">
            <text:p>42,377</text:p>
          </table:table-cell>
          <table:table-cell table:style-name="ce26" office:value-type="float" office:value="40772" calcext:value-type="float">
            <text:p>40,772</text:p>
          </table:table-cell>
          <table:table-cell table:style-name="ce26" office:value-type="float" office:value="38593" calcext:value-type="float">
            <text:p>38,593</text:p>
          </table:table-cell>
          <table:table-cell table:style-name="ce26" office:value-type="float" office:value="40901" calcext:value-type="float">
            <text:p>40,901</text:p>
          </table:table-cell>
          <table:table-cell table:style-name="ce47" office:value-type="float" office:value="35205" calcext:value-type="float">
            <text:p>35,205</text:p>
          </table:table-cell>
          <table:table-cell table:style-name="ce26" office:value-type="float" office:value="172181" calcext:value-type="float">
            <text:p>172,181</text:p>
          </table:table-cell>
          <table:table-cell table:style-name="ce26" office:value-type="float" office:value="34612" calcext:value-type="float">
            <text:p>34,612</text:p>
          </table:table-cell>
          <table:table-cell table:style-name="ce26" office:value-type="float" office:value="34006" calcext:value-type="float">
            <text:p>34,006</text:p>
          </table:table-cell>
          <table:table-cell table:style-name="ce26" office:value-type="float" office:value="33996" calcext:value-type="float">
            <text:p>33,996</text:p>
          </table:table-cell>
          <table:table-cell table:style-name="ce26" office:value-type="float" office:value="34497" calcext:value-type="float">
            <text:p>34,497</text:p>
          </table:table-cell>
          <table:table-cell table:style-name="ce47" office:value-type="float" office:value="35070" calcext:value-type="float">
            <text:p>35,070</text:p>
          </table:table-cell>
          <table:table-cell table:style-name="ce26" office:value-type="float" office:value="166994" calcext:value-type="float">
            <text:p>166,994</text:p>
          </table:table-cell>
          <table:table-cell table:style-name="ce26" office:value-type="float" office:value="34445" calcext:value-type="float">
            <text:p>34,445</text:p>
          </table:table-cell>
          <table:table-cell table:style-name="ce26" office:value-type="float" office:value="33737" calcext:value-type="float">
            <text:p>33,737</text:p>
          </table:table-cell>
          <table:table-cell table:style-name="ce26" office:value-type="float" office:value="32228" calcext:value-type="float">
            <text:p>32,228</text:p>
          </table:table-cell>
          <table:table-cell table:style-name="ce26" office:value-type="float" office:value="33049" calcext:value-type="float">
            <text:p>33,049</text:p>
          </table:table-cell>
          <table:table-cell table:style-name="ce47" office:value-type="float" office:value="33535" calcext:value-type="float">
            <text:p>33,535</text:p>
          </table:table-cell>
          <table:table-cell table:style-name="ce26" office:value-type="float" office:value="158731" calcext:value-type="float">
            <text:p>158,731</text:p>
          </table:table-cell>
          <table:table-cell table:style-name="ce26" office:value-type="float" office:value="32880" calcext:value-type="float">
            <text:p>32,880</text:p>
          </table:table-cell>
          <table:table-cell table:style-name="ce26" office:value-type="float" office:value="33398" calcext:value-type="float">
            <text:p>33,398</text:p>
          </table:table-cell>
          <table:table-cell table:style-name="ce26" office:value-type="float" office:value="31773" calcext:value-type="float">
            <text:p>31,773</text:p>
          </table:table-cell>
          <table:table-cell table:style-name="ce26" office:value-type="float" office:value="30328" calcext:value-type="float">
            <text:p>30,328</text:p>
          </table:table-cell>
          <table:table-cell table:style-name="ce47" office:value-type="float" office:value="30352" calcext:value-type="float">
            <text:p>30,352</text:p>
          </table:table-cell>
          <table:table-cell table:style-name="ce26" office:value-type="float" office:value="139865" calcext:value-type="float">
            <text:p>139,865</text:p>
          </table:table-cell>
          <table:table-cell table:style-name="ce26" office:value-type="float" office:value="30115" calcext:value-type="float">
            <text:p>30,115</text:p>
          </table:table-cell>
          <table:table-cell table:style-name="ce26" office:value-type="float" office:value="28626" calcext:value-type="float">
            <text:p>28,626</text:p>
          </table:table-cell>
          <table:table-cell table:style-name="ce26" office:value-type="float" office:value="26910" calcext:value-type="float">
            <text:p>26,910</text:p>
          </table:table-cell>
          <table:table-cell table:style-name="ce26" office:value-type="float" office:value="27598" calcext:value-type="float">
            <text:p>27,598</text:p>
          </table:table-cell>
          <table:table-cell table:style-name="ce47" office:value-type="float" office:value="26616" calcext:value-type="float">
            <text:p>26,616</text:p>
          </table:table-cell>
          <table:table-cell table:style-name="ce26" office:value-type="float" office:value="107794" calcext:value-type="float">
            <text:p>107,794</text:p>
          </table:table-cell>
          <table:table-cell table:style-name="ce26" office:value-type="float" office:value="24507" calcext:value-type="float">
            <text:p>24,507</text:p>
          </table:table-cell>
          <table:table-cell table:style-name="ce26" office:value-type="float" office:value="22906" calcext:value-type="float">
            <text:p>22,906</text:p>
          </table:table-cell>
          <table:table-cell table:style-name="ce26" office:value-type="float" office:value="22456" calcext:value-type="float">
            <text:p>22,456</text:p>
          </table:table-cell>
          <table:table-cell table:style-name="ce26" office:value-type="float" office:value="21062" calcext:value-type="float">
            <text:p>21,062</text:p>
          </table:table-cell>
          <table:table-cell table:style-name="ce47" office:value-type="float" office:value="16863" calcext:value-type="float">
            <text:p>16,863</text:p>
          </table:table-cell>
          <table:table-cell table:style-name="ce26" office:value-type="float" office:value="55181" calcext:value-type="float">
            <text:p>55,181</text:p>
          </table:table-cell>
          <table:table-cell table:style-name="ce26" office:value-type="float" office:value="15631" calcext:value-type="float">
            <text:p>15,631</text:p>
          </table:table-cell>
          <table:table-cell table:style-name="ce26" office:value-type="float" office:value="12730" calcext:value-type="float">
            <text:p>12,730</text:p>
          </table:table-cell>
          <table:table-cell table:style-name="ce26" office:value-type="float" office:value="10666" calcext:value-type="float">
            <text:p>10,666</text:p>
          </table:table-cell>
          <table:table-cell table:style-name="ce26" office:value-type="float" office:value="8901" calcext:value-type="float">
            <text:p>8,901</text:p>
          </table:table-cell>
          <table:table-cell table:style-name="ce47" office:value-type="float" office:value="7253" calcext:value-type="float">
            <text:p>7,253</text:p>
          </table:table-cell>
          <table:table-cell table:style-name="ce26" office:value-type="float" office:value="35502" calcext:value-type="float">
            <text:p>35,502</text:p>
          </table:table-cell>
          <table:table-cell table:style-name="ce26" office:value-type="float" office:value="8207" calcext:value-type="float">
            <text:p>8,207</text:p>
          </table:table-cell>
          <table:table-cell table:style-name="ce26" office:value-type="float" office:value="7736" calcext:value-type="float">
            <text:p>7,736</text:p>
          </table:table-cell>
          <table:table-cell table:style-name="ce26" office:value-type="float" office:value="7031" calcext:value-type="float">
            <text:p>7,031</text:p>
          </table:table-cell>
          <table:table-cell table:style-name="ce26" office:value-type="float" office:value="6430" calcext:value-type="float">
            <text:p>6,430</text:p>
          </table:table-cell>
          <table:table-cell table:style-name="ce47" office:value-type="float" office:value="6098" calcext:value-type="float">
            <text:p>6,098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5049" calcext:value-type="float">
            <text:p>5,049</text:p>
          </table:table-cell>
          <table:table-cell table:style-name="ce26" office:value-type="float" office:value="4339" calcext:value-type="float">
            <text:p>4,339</text:p>
          </table:table-cell>
          <table:table-cell table:style-name="ce26" office:value-type="float" office:value="3687" calcext:value-type="float">
            <text:p>3,687</text:p>
          </table:table-cell>
          <table:table-cell table:style-name="ce26" office:value-type="float" office:value="3228" calcext:value-type="float">
            <text:p>3,228</text:p>
          </table:table-cell>
          <table:table-cell table:style-name="ce47" office:value-type="float" office:value="2767" calcext:value-type="float">
            <text:p>2,767</text:p>
          </table:table-cell>
          <table:table-cell table:style-name="ce26" office:value-type="float" office:value="8695" calcext:value-type="float">
            <text:p>8,695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1876" calcext:value-type="float">
            <text:p>1,876</text:p>
          </table:table-cell>
          <table:table-cell table:style-name="ce26" office:value-type="float" office:value="1748" calcext:value-type="float">
            <text:p>1,748</text:p>
          </table:table-cell>
          <table:table-cell table:style-name="ce26" office:value-type="float" office:value="1526" calcext:value-type="float">
            <text:p>1,526</text:p>
          </table:table-cell>
          <table:table-cell table:style-name="ce47" office:value-type="float" office:value="1293" calcext:value-type="float">
            <text:p>1,293</text:p>
          </table:table-cell>
          <table:table-cell table:style-name="ce26" office:value-type="float" office:value="2892" calcext:value-type="float">
            <text:p>2,892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376" calcext:value-type="float">
            <text:p>376</text:p>
          </table:table-cell>
          <table:table-cell table:style-name="ce47" office:value-type="float" office:value="268" calcext:value-type="float">
            <text:p>268</text:p>
          </table:table-cell>
          <table:table-cell table:style-name="ce26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0938" calcext:value-type="float">
            <text:p>1,150,938</text:p>
          </table:table-cell>
          <table:table-cell table:style-name="ce26" office:value-type="float" office:value="46126" calcext:value-type="float">
            <text:p>46,126</text:p>
          </table:table-cell>
          <table:table-cell table:style-name="ce26" office:value-type="float" office:value="8331" calcext:value-type="float">
            <text:p>8,331</text:p>
          </table:table-cell>
          <table:table-cell table:style-name="ce26" office:value-type="float" office:value="8853" calcext:value-type="float">
            <text:p>8,853</text:p>
          </table:table-cell>
          <table:table-cell table:style-name="ce26" office:value-type="float" office:value="8803" calcext:value-type="float">
            <text:p>8,803</text:p>
          </table:table-cell>
          <table:table-cell table:style-name="ce26" office:value-type="float" office:value="10045" calcext:value-type="float">
            <text:p>10,045</text:p>
          </table:table-cell>
          <table:table-cell table:style-name="ce26" office:value-type="float" office:value="10094" calcext:value-type="float">
            <text:p>10,094</text:p>
          </table:table-cell>
          <table:table-cell table:style-name="ce26" office:value-type="float" office:value="58713" calcext:value-type="float">
            <text:p>58,713</text:p>
          </table:table-cell>
          <table:table-cell table:style-name="ce26" office:value-type="float" office:value="11014" calcext:value-type="float">
            <text:p>11,014</text:p>
          </table:table-cell>
          <table:table-cell table:style-name="ce26" office:value-type="float" office:value="11050" calcext:value-type="float">
            <text:p>11,050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12289" calcext:value-type="float">
            <text:p>12,289</text:p>
          </table:table-cell>
          <table:table-cell table:style-name="ce47" office:value-type="float" office:value="12606" calcext:value-type="float">
            <text:p>12,606</text:p>
          </table:table-cell>
          <table:table-cell table:style-name="ce26" office:value-type="float" office:value="58263" calcext:value-type="float">
            <text:p>58,263</text:p>
          </table:table-cell>
          <table:table-cell table:style-name="ce26" office:value-type="float" office:value="12321" calcext:value-type="float">
            <text:p>12,321</text:p>
          </table:table-cell>
          <table:table-cell table:style-name="ce26" office:value-type="float" office:value="11590" calcext:value-type="float">
            <text:p>11,590</text:p>
          </table:table-cell>
          <table:table-cell table:style-name="ce26" office:value-type="float" office:value="13312" calcext:value-type="float">
            <text:p>13,312</text:p>
          </table:table-cell>
          <table:table-cell table:style-name="ce26" office:value-type="float" office:value="11397" calcext:value-type="float">
            <text:p>11,397</text:p>
          </table:table-cell>
          <table:table-cell table:style-name="ce47" office:value-type="float" office:value="9643" calcext:value-type="float">
            <text:p>9,643</text:p>
          </table:table-cell>
          <table:table-cell table:style-name="ce26" office:value-type="float" office:value="57927" calcext:value-type="float">
            <text:p>57,927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26" office:value-type="float" office:value="11499" calcext:value-type="float">
            <text:p>11,499</text:p>
          </table:table-cell>
          <table:table-cell table:style-name="ce26" office:value-type="float" office:value="11802" calcext:value-type="float">
            <text:p>11,802</text:p>
          </table:table-cell>
          <table:table-cell table:style-name="ce26" office:value-type="float" office:value="11720" calcext:value-type="float">
            <text:p>11,720</text:p>
          </table:table-cell>
          <table:table-cell table:style-name="ce47" office:value-type="float" office:value="11803" calcext:value-type="float">
            <text:p>11,803</text:p>
          </table:table-cell>
          <table:table-cell table:style-name="ce26" office:value-type="float" office:value="69767" calcext:value-type="float">
            <text:p>69,767</text:p>
          </table:table-cell>
          <table:table-cell table:style-name="ce26" office:value-type="float" office:value="12300" calcext:value-type="float">
            <text:p>12,300</text:p>
          </table:table-cell>
          <table:table-cell table:style-name="ce26" office:value-type="float" office:value="12742" calcext:value-type="float">
            <text:p>12,742</text:p>
          </table:table-cell>
          <table:table-cell table:style-name="ce26" office:value-type="float" office:value="13723" calcext:value-type="float">
            <text:p>13,723</text:p>
          </table:table-cell>
          <table:table-cell table:style-name="ce26" office:value-type="float" office:value="14326" calcext:value-type="float">
            <text:p>14,326</text:p>
          </table:table-cell>
          <table:table-cell table:style-name="ce47" office:value-type="float" office:value="16676" calcext:value-type="float">
            <text:p>16,676</text:p>
          </table:table-cell>
          <table:table-cell table:style-name="ce26" office:value-type="float" office:value="82165" calcext:value-type="float">
            <text:p>82,165</text:p>
          </table:table-cell>
          <table:table-cell table:style-name="ce26" office:value-type="float" office:value="15336" calcext:value-type="float">
            <text:p>15,336</text:p>
          </table:table-cell>
          <table:table-cell table:style-name="ce26" office:value-type="float" office:value="14773" calcext:value-type="float">
            <text:p>14,773</text:p>
          </table:table-cell>
          <table:table-cell table:style-name="ce26" office:value-type="float" office:value="17305" calcext:value-type="float">
            <text:p>17,305</text:p>
          </table:table-cell>
          <table:table-cell table:style-name="ce26" office:value-type="float" office:value="17355" calcext:value-type="float">
            <text:p>17,355</text:p>
          </table:table-cell>
          <table:table-cell table:style-name="ce47" office:value-type="float" office:value="17396" calcext:value-type="float">
            <text:p>17,396</text:p>
          </table:table-cell>
          <table:table-cell table:style-name="ce26" office:value-type="float" office:value="88697" calcext:value-type="float">
            <text:p>88,697</text:p>
          </table:table-cell>
          <table:table-cell table:style-name="ce26" office:value-type="float" office:value="17672" calcext:value-type="float">
            <text:p>17,672</text:p>
          </table:table-cell>
          <table:table-cell table:style-name="ce26" office:value-type="float" office:value="17545" calcext:value-type="float">
            <text:p>17,545</text:p>
          </table:table-cell>
          <table:table-cell table:style-name="ce26" office:value-type="float" office:value="17614" calcext:value-type="float">
            <text:p>17,614</text:p>
          </table:table-cell>
          <table:table-cell table:style-name="ce26" office:value-type="float" office:value="17546" calcext:value-type="float">
            <text:p>17,546</text:p>
          </table:table-cell>
          <table:table-cell table:style-name="ce47" office:value-type="float" office:value="18320" calcext:value-type="float">
            <text:p>18,320</text:p>
          </table:table-cell>
          <table:table-cell table:style-name="ce26" office:value-type="float" office:value="85847" calcext:value-type="float">
            <text:p>85,847</text:p>
          </table:table-cell>
          <table:table-cell table:style-name="ce26" office:value-type="float" office:value="17269" calcext:value-type="float">
            <text:p>17,269</text:p>
          </table:table-cell>
          <table:table-cell table:style-name="ce26" office:value-type="float" office:value="18205" calcext:value-type="float">
            <text:p>18,205</text:p>
          </table:table-cell>
          <table:table-cell table:style-name="ce26" office:value-type="float" office:value="16466" calcext:value-type="float">
            <text:p>16,466</text:p>
          </table:table-cell>
          <table:table-cell table:style-name="ce26" office:value-type="float" office:value="16170" calcext:value-type="float">
            <text:p>16,170</text:p>
          </table:table-cell>
          <table:table-cell table:style-name="ce47" office:value-type="float" office:value="17737" calcext:value-type="float">
            <text:p>17,737</text:p>
          </table:table-cell>
          <table:table-cell table:style-name="ce26" office:value-type="float" office:value="101451" calcext:value-type="float">
            <text:p>101,451</text:p>
          </table:table-cell>
          <table:table-cell table:style-name="ce26" office:value-type="float" office:value="18892" calcext:value-type="float">
            <text:p>18,892</text:p>
          </table:table-cell>
          <table:table-cell table:style-name="ce26" office:value-type="float" office:value="20040" calcext:value-type="float">
            <text:p>20,040</text:p>
          </table:table-cell>
          <table:table-cell table:style-name="ce26" office:value-type="float" office:value="20833" calcext:value-type="float">
            <text:p>20,833</text:p>
          </table:table-cell>
          <table:table-cell table:style-name="ce26" office:value-type="float" office:value="21293" calcext:value-type="float">
            <text:p>21,293</text:p>
          </table:table-cell>
          <table:table-cell table:style-name="ce47" office:value-type="float" office:value="20393" calcext:value-type="float">
            <text:p>20,393</text:p>
          </table:table-cell>
          <table:table-cell table:style-name="ce26" office:value-type="float" office:value="96901" calcext:value-type="float">
            <text:p>96,901</text:p>
          </table:table-cell>
          <table:table-cell table:style-name="ce26" office:value-type="float" office:value="20748" calcext:value-type="float">
            <text:p>20,748</text:p>
          </table:table-cell>
          <table:table-cell table:style-name="ce26" office:value-type="float" office:value="20096" calcext:value-type="float">
            <text:p>20,096</text:p>
          </table:table-cell>
          <table:table-cell table:style-name="ce26" office:value-type="float" office:value="18762" calcext:value-type="float">
            <text:p>18,762</text:p>
          </table:table-cell>
          <table:table-cell table:style-name="ce26" office:value-type="float" office:value="20241" calcext:value-type="float">
            <text:p>20,241</text:p>
          </table:table-cell>
          <table:table-cell table:style-name="ce47" office:value-type="float" office:value="17054" calcext:value-type="float">
            <text:p>17,054</text:p>
          </table:table-cell>
          <table:table-cell table:style-name="ce26" office:value-type="float" office:value="83273" calcext:value-type="float">
            <text:p>83,273</text:p>
          </table:table-cell>
          <table:table-cell table:style-name="ce26" office:value-type="float" office:value="16650" calcext:value-type="float">
            <text:p>16,650</text:p>
          </table:table-cell>
          <table:table-cell table:style-name="ce26" office:value-type="float" office:value="16583" calcext:value-type="float">
            <text:p>16,583</text:p>
          </table:table-cell>
          <table:table-cell table:style-name="ce26" office:value-type="float" office:value="16317" calcext:value-type="float">
            <text:p>16,317</text:p>
          </table:table-cell>
          <table:table-cell table:style-name="ce26" office:value-type="float" office:value="16741" calcext:value-type="float">
            <text:p>16,741</text:p>
          </table:table-cell>
          <table:table-cell table:style-name="ce47" office:value-type="float" office:value="16982" calcext:value-type="float">
            <text:p>16,982</text:p>
          </table:table-cell>
          <table:table-cell table:style-name="ce26" office:value-type="float" office:value="80157" calcext:value-type="float">
            <text:p>80,157</text:p>
          </table:table-cell>
          <table:table-cell table:style-name="ce26" office:value-type="float" office:value="16656" calcext:value-type="float">
            <text:p>16,656</text:p>
          </table:table-cell>
          <table:table-cell table:style-name="ce26" office:value-type="float" office:value="16290" calcext:value-type="float">
            <text:p>16,290</text:p>
          </table:table-cell>
          <table:table-cell table:style-name="ce26" office:value-type="float" office:value="15414" calcext:value-type="float">
            <text:p>15,414</text:p>
          </table:table-cell>
          <table:table-cell table:style-name="ce26" office:value-type="float" office:value="15748" calcext:value-type="float">
            <text:p>15,748</text:p>
          </table:table-cell>
          <table:table-cell table:style-name="ce47" office:value-type="float" office:value="16049" calcext:value-type="float">
            <text:p>16,049</text:p>
          </table:table-cell>
          <table:table-cell table:style-name="ce26" office:value-type="float" office:value="75394" calcext:value-type="float">
            <text:p>75,394</text:p>
          </table:table-cell>
          <table:table-cell table:style-name="ce26" office:value-type="float" office:value="15673" calcext:value-type="float">
            <text:p>15,673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26" office:value-type="float" office:value="15207" calcext:value-type="float">
            <text:p>15,207</text:p>
          </table:table-cell>
          <table:table-cell table:style-name="ce26" office:value-type="float" office:value="14252" calcext:value-type="float">
            <text:p>14,252</text:p>
          </table:table-cell>
          <table:table-cell table:style-name="ce47" office:value-type="float" office:value="14404" calcext:value-type="float">
            <text:p>14,404</text:p>
          </table:table-cell>
          <table:table-cell table:style-name="ce26" office:value-type="float" office:value="65371" calcext:value-type="float">
            <text:p>65,371</text:p>
          </table:table-cell>
          <table:table-cell table:style-name="ce26" office:value-type="float" office:value="14189" calcext:value-type="float">
            <text:p>14,189</text:p>
          </table:table-cell>
          <table:table-cell table:style-name="ce26" office:value-type="float" office:value="13436" calcext:value-type="float">
            <text:p>13,436</text:p>
          </table:table-cell>
          <table:table-cell table:style-name="ce26" office:value-type="float" office:value="12532" calcext:value-type="float">
            <text:p>12,532</text:p>
          </table:table-cell>
          <table:table-cell table:style-name="ce26" office:value-type="float" office:value="12820" calcext:value-type="float">
            <text:p>12,820</text:p>
          </table:table-cell>
          <table:table-cell table:style-name="ce47" office:value-type="float" office:value="12394" calcext:value-type="float">
            <text:p>12,394</text:p>
          </table:table-cell>
          <table:table-cell table:style-name="ce26" office:value-type="float" office:value="49206" calcext:value-type="float">
            <text:p>49,206</text:p>
          </table:table-cell>
          <table:table-cell table:style-name="ce26" office:value-type="float" office:value="11223" calcext:value-type="float">
            <text:p>11,223</text:p>
          </table:table-cell>
          <table:table-cell table:style-name="ce26" office:value-type="float" office:value="10447" calcext:value-type="float">
            <text:p>10,447</text:p>
          </table:table-cell>
          <table:table-cell table:style-name="ce26" office:value-type="float" office:value="10394" calcext:value-type="float">
            <text:p>10,394</text:p>
          </table:table-cell>
          <table:table-cell table:style-name="ce26" office:value-type="float" office:value="9529" calcext:value-type="float">
            <text:p>9,529</text:p>
          </table:table-cell>
          <table:table-cell table:style-name="ce47" office:value-type="float" office:value="7613" calcext:value-type="float">
            <text:p>7,613</text:p>
          </table:table-cell>
          <table:table-cell table:style-name="ce26" office:value-type="float" office:value="24437" calcext:value-type="float">
            <text:p>24,437</text:p>
          </table:table-cell>
          <table:table-cell table:style-name="ce26" office:value-type="float" office:value="7065" calcext:value-type="float">
            <text:p>7,065</text:p>
          </table:table-cell>
          <table:table-cell table:style-name="ce26" office:value-type="float" office:value="5621" calcext:value-type="float">
            <text:p>5,621</text:p>
          </table:table-cell>
          <table:table-cell table:style-name="ce26" office:value-type="float" office:value="4747" calcext:value-type="float">
            <text:p>4,747</text:p>
          </table:table-cell>
          <table:table-cell table:style-name="ce26" office:value-type="float" office:value="3900" calcext:value-type="float">
            <text:p>3,900</text:p>
          </table:table-cell>
          <table:table-cell table:style-name="ce47" office:value-type="float" office:value="3104" calcext:value-type="float">
            <text:p>3,104</text:p>
          </table:table-cell>
          <table:table-cell table:style-name="ce26" office:value-type="float" office:value="14571" calcext:value-type="float">
            <text:p>14,571</text:p>
          </table:table-cell>
          <table:table-cell table:style-name="ce26" office:value-type="float" office:value="3469" calcext:value-type="float">
            <text:p>3,469</text:p>
          </table:table-cell>
          <table:table-cell table:style-name="ce26" office:value-type="float" office:value="3186" calcext:value-type="float">
            <text:p>3,186</text:p>
          </table:table-cell>
          <table:table-cell table:style-name="ce26" office:value-type="float" office:value="2886" calcext:value-type="float">
            <text:p>2,886</text:p>
          </table:table-cell>
          <table:table-cell table:style-name="ce26" office:value-type="float" office:value="2629" calcext:value-type="float">
            <text:p>2,629</text:p>
          </table:table-cell>
          <table:table-cell table:style-name="ce47" office:value-type="float" office:value="2401" calcext:value-type="float">
            <text:p>2,401</text:p>
          </table:table-cell>
          <table:table-cell table:style-name="ce26" office:value-type="float" office:value="7037" calcext:value-type="float">
            <text:p>7,037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624" calcext:value-type="float">
            <text:p>1,624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1154" calcext:value-type="float">
            <text:p>1,154</text:p>
          </table:table-cell>
          <table:table-cell table:style-name="ce47" office:value-type="float" office:value="995" calcext:value-type="float">
            <text:p>995</text:p>
          </table:table-cell>
          <table:table-cell table:style-name="ce26" office:value-type="float" office:value="3928" calcext:value-type="float">
            <text:p>3,928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771" calcext:value-type="float">
            <text:p>771</text:p>
          </table:table-cell>
          <table:table-cell table:style-name="ce47" office:value-type="float" office:value="687" calcext:value-type="float">
            <text:p>687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90" calcext:value-type="float">
            <text:p>190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5826" calcext:value-type="float">
            <text:p>1,185,826</text:p>
          </table:table-cell>
          <table:table-cell table:style-name="ce34" office:value-type="float" office:value="43244" calcext:value-type="float">
            <text:p>43,244</text:p>
          </table:table-cell>
          <table:table-cell table:style-name="ce27" office:value-type="float" office:value="7672" calcext:value-type="float">
            <text:p>7,672</text:p>
          </table:table-cell>
          <table:table-cell table:style-name="ce27" office:value-type="float" office:value="8396" calcext:value-type="float">
            <text:p>8,396</text:p>
          </table:table-cell>
          <table:table-cell table:style-name="ce27" office:value-type="float" office:value="8414" calcext:value-type="float">
            <text:p>8,414</text:p>
          </table:table-cell>
          <table:table-cell table:style-name="ce27" office:value-type="float" office:value="9269" calcext:value-type="float">
            <text:p>9,269</text:p>
          </table:table-cell>
          <table:table-cell table:style-name="ce27" office:value-type="float" office:value="9493" calcext:value-type="float">
            <text:p>9,493</text:p>
          </table:table-cell>
          <table:table-cell table:style-name="ce27" office:value-type="float" office:value="54379" calcext:value-type="float">
            <text:p>54,379</text:p>
          </table:table-cell>
          <table:table-cell table:style-name="ce27" office:value-type="float" office:value="10132" calcext:value-type="float">
            <text:p>10,132</text:p>
          </table:table-cell>
          <table:table-cell table:style-name="ce27" office:value-type="float" office:value="10149" calcext:value-type="float">
            <text:p>10,149</text:p>
          </table:table-cell>
          <table:table-cell table:style-name="ce27" office:value-type="float" office:value="11091" calcext:value-type="float">
            <text:p>11,091</text:p>
          </table:table-cell>
          <table:table-cell table:style-name="ce27" office:value-type="float" office:value="11431" calcext:value-type="float">
            <text:p>11,431</text:p>
          </table:table-cell>
          <table:table-cell table:style-name="ce34" office:value-type="float" office:value="11576" calcext:value-type="float">
            <text:p>11,576</text:p>
          </table:table-cell>
          <table:table-cell table:style-name="ce27" office:value-type="float" office:value="53979" calcext:value-type="float">
            <text:p>53,979</text:p>
          </table:table-cell>
          <table:table-cell table:style-name="ce27" office:value-type="float" office:value="11387" calcext:value-type="float">
            <text:p>11,387</text:p>
          </table:table-cell>
          <table:table-cell table:style-name="ce27" office:value-type="float" office:value="10654" calcext:value-type="float">
            <text:p>10,654</text:p>
          </table:table-cell>
          <table:table-cell table:style-name="ce27" office:value-type="float" office:value="12424" calcext:value-type="float">
            <text:p>12,424</text:p>
          </table:table-cell>
          <table:table-cell table:style-name="ce27" office:value-type="float" office:value="10728" calcext:value-type="float">
            <text:p>10,728</text:p>
          </table:table-cell>
          <table:table-cell table:style-name="ce34" office:value-type="float" office:value="8786" calcext:value-type="float">
            <text:p>8,786</text:p>
          </table:table-cell>
          <table:table-cell table:style-name="ce27" office:value-type="float" office:value="52696" calcext:value-type="float">
            <text:p>52,696</text:p>
          </table:table-cell>
          <table:table-cell table:style-name="ce27" office:value-type="float" office:value="10249" calcext:value-type="float">
            <text:p>10,249</text:p>
          </table:table-cell>
          <table:table-cell table:style-name="ce27" office:value-type="float" office:value="10519" calcext:value-type="float">
            <text:p>10,519</text:p>
          </table:table-cell>
          <table:table-cell table:style-name="ce27" office:value-type="float" office:value="10637" calcext:value-type="float">
            <text:p>10,637</text:p>
          </table:table-cell>
          <table:table-cell table:style-name="ce27" office:value-type="float" office:value="10581" calcext:value-type="float">
            <text:p>10,581</text:p>
          </table:table-cell>
          <table:table-cell table:style-name="ce34" office:value-type="float" office:value="10710" calcext:value-type="float">
            <text:p>10,710</text:p>
          </table:table-cell>
          <table:table-cell table:style-name="ce27" office:value-type="float" office:value="64053" calcext:value-type="float">
            <text:p>64,053</text:p>
          </table:table-cell>
          <table:table-cell table:style-name="ce27" office:value-type="float" office:value="11083" calcext:value-type="float">
            <text:p>11,083</text:p>
          </table:table-cell>
          <table:table-cell table:style-name="ce27" office:value-type="float" office:value="11596" calcext:value-type="float">
            <text:p>11,596</text:p>
          </table:table-cell>
          <table:table-cell table:style-name="ce27" office:value-type="float" office:value="12623" calcext:value-type="float">
            <text:p>12,623</text:p>
          </table:table-cell>
          <table:table-cell table:style-name="ce27" office:value-type="float" office:value="13415" calcext:value-type="float">
            <text:p>13,415</text:p>
          </table:table-cell>
          <table:table-cell table:style-name="ce34" office:value-type="float" office:value="15336" calcext:value-type="float">
            <text:p>15,336</text:p>
          </table:table-cell>
          <table:table-cell table:style-name="ce27" office:value-type="float" office:value="77781" calcext:value-type="float">
            <text:p>77,781</text:p>
          </table:table-cell>
          <table:table-cell table:style-name="ce27" office:value-type="float" office:value="14257" calcext:value-type="float">
            <text:p>14,257</text:p>
          </table:table-cell>
          <table:table-cell table:style-name="ce27" office:value-type="float" office:value="13829" calcext:value-type="float">
            <text:p>13,829</text:p>
          </table:table-cell>
          <table:table-cell table:style-name="ce27" office:value-type="float" office:value="16501" calcext:value-type="float">
            <text:p>16,501</text:p>
          </table:table-cell>
          <table:table-cell table:style-name="ce27" office:value-type="float" office:value="16474" calcext:value-type="float">
            <text:p>16,474</text:p>
          </table:table-cell>
          <table:table-cell table:style-name="ce34" office:value-type="float" office:value="16720" calcext:value-type="float">
            <text:p>16,720</text:p>
          </table:table-cell>
          <table:table-cell table:style-name="ce27" office:value-type="float" office:value="85074" calcext:value-type="float">
            <text:p>85,074</text:p>
          </table:table-cell>
          <table:table-cell table:style-name="ce27" office:value-type="float" office:value="16688" calcext:value-type="float">
            <text:p>16,688</text:p>
          </table:table-cell>
          <table:table-cell table:style-name="ce27" office:value-type="float" office:value="17179" calcext:value-type="float">
            <text:p>17,179</text:p>
          </table:table-cell>
          <table:table-cell table:style-name="ce27" office:value-type="float" office:value="16789" calcext:value-type="float">
            <text:p>16,789</text:p>
          </table:table-cell>
          <table:table-cell table:style-name="ce27" office:value-type="float" office:value="16763" calcext:value-type="float">
            <text:p>16,763</text:p>
          </table:table-cell>
          <table:table-cell table:style-name="ce34" office:value-type="float" office:value="17655" calcext:value-type="float">
            <text:p>17,655</text:p>
          </table:table-cell>
          <table:table-cell table:style-name="ce27" office:value-type="float" office:value="85323" calcext:value-type="float">
            <text:p>85,323</text:p>
          </table:table-cell>
          <table:table-cell table:style-name="ce27" office:value-type="float" office:value="16790" calcext:value-type="float">
            <text:p>16,790</text:p>
          </table:table-cell>
          <table:table-cell table:style-name="ce27" office:value-type="float" office:value="17706" calcext:value-type="float">
            <text:p>17,706</text:p>
          </table:table-cell>
          <table:table-cell table:style-name="ce27" office:value-type="float" office:value="16350" calcext:value-type="float">
            <text:p>16,350</text:p>
          </table:table-cell>
          <table:table-cell table:style-name="ce27" office:value-type="float" office:value="16180" calcext:value-type="float">
            <text:p>16,180</text:p>
          </table:table-cell>
          <table:table-cell table:style-name="ce34" office:value-type="float" office:value="18297" calcext:value-type="float">
            <text:p>18,297</text:p>
          </table:table-cell>
          <table:table-cell table:style-name="ce27" office:value-type="float" office:value="106119" calcext:value-type="float">
            <text:p>106,119</text:p>
          </table:table-cell>
          <table:table-cell table:style-name="ce27" office:value-type="float" office:value="19715" calcext:value-type="float">
            <text:p>19,715</text:p>
          </table:table-cell>
          <table:table-cell table:style-name="ce27" office:value-type="float" office:value="20584" calcext:value-type="float">
            <text:p>20,584</text:p>
          </table:table-cell>
          <table:table-cell table:style-name="ce27" office:value-type="float" office:value="21991" calcext:value-type="float">
            <text:p>21,991</text:p>
          </table:table-cell>
          <table:table-cell table:style-name="ce27" office:value-type="float" office:value="22108" calcext:value-type="float">
            <text:p>22,108</text:p>
          </table:table-cell>
          <table:table-cell table:style-name="ce34" office:value-type="float" office:value="21721" calcext:value-type="float">
            <text:p>21,721</text:p>
          </table:table-cell>
          <table:table-cell table:style-name="ce27" office:value-type="float" office:value="100947" calcext:value-type="float">
            <text:p>100,947</text:p>
          </table:table-cell>
          <table:table-cell table:style-name="ce27" office:value-type="float" office:value="21629" calcext:value-type="float">
            <text:p>21,629</text:p>
          </table:table-cell>
          <table:table-cell table:style-name="ce27" office:value-type="float" office:value="20676" calcext:value-type="float">
            <text:p>20,676</text:p>
          </table:table-cell>
          <table:table-cell table:style-name="ce27" office:value-type="float" office:value="19831" calcext:value-type="float">
            <text:p>19,831</text:p>
          </table:table-cell>
          <table:table-cell table:style-name="ce27" office:value-type="float" office:value="20660" calcext:value-type="float">
            <text:p>20,660</text:p>
          </table:table-cell>
          <table:table-cell table:style-name="ce34" office:value-type="float" office:value="18151" calcext:value-type="float">
            <text:p>18,151</text:p>
          </table:table-cell>
          <table:table-cell table:style-name="ce27" office:value-type="float" office:value="88908" calcext:value-type="float">
            <text:p>88,908</text:p>
          </table:table-cell>
          <table:table-cell table:style-name="ce27" office:value-type="float" office:value="17962" calcext:value-type="float">
            <text:p>17,962</text:p>
          </table:table-cell>
          <table:table-cell table:style-name="ce27" office:value-type="float" office:value="17423" calcext:value-type="float">
            <text:p>17,423</text:p>
          </table:table-cell>
          <table:table-cell table:style-name="ce27" office:value-type="float" office:value="17679" calcext:value-type="float">
            <text:p>17,679</text:p>
          </table:table-cell>
          <table:table-cell table:style-name="ce27" office:value-type="float" office:value="17756" calcext:value-type="float">
            <text:p>17,756</text:p>
          </table:table-cell>
          <table:table-cell table:style-name="ce34" office:value-type="float" office:value="18088" calcext:value-type="float">
            <text:p>18,088</text:p>
          </table:table-cell>
          <table:table-cell table:style-name="ce27" office:value-type="float" office:value="86837" calcext:value-type="float">
            <text:p>86,837</text:p>
          </table:table-cell>
          <table:table-cell table:style-name="ce27" office:value-type="float" office:value="17789" calcext:value-type="float">
            <text:p>17,789</text:p>
          </table:table-cell>
          <table:table-cell table:style-name="ce27" office:value-type="float" office:value="17447" calcext:value-type="float">
            <text:p>17,447</text:p>
          </table:table-cell>
          <table:table-cell table:style-name="ce27" office:value-type="float" office:value="16814" calcext:value-type="float">
            <text:p>16,814</text:p>
          </table:table-cell>
          <table:table-cell table:style-name="ce27" office:value-type="float" office:value="17301" calcext:value-type="float">
            <text:p>17,301</text:p>
          </table:table-cell>
          <table:table-cell table:style-name="ce34" office:value-type="float" office:value="17486" calcext:value-type="float">
            <text:p>17,486</text:p>
          </table:table-cell>
          <table:table-cell table:style-name="ce27" office:value-type="float" office:value="83337" calcext:value-type="float">
            <text:p>83,337</text:p>
          </table:table-cell>
          <table:table-cell table:style-name="ce27" office:value-type="float" office:value="17207" calcext:value-type="float">
            <text:p>17,207</text:p>
          </table:table-cell>
          <table:table-cell table:style-name="ce27" office:value-type="float" office:value="17540" calcext:value-type="float">
            <text:p>17,540</text:p>
          </table:table-cell>
          <table:table-cell table:style-name="ce27" office:value-type="float" office:value="16566" calcext:value-type="float">
            <text:p>16,566</text:p>
          </table:table-cell>
          <table:table-cell table:style-name="ce27" office:value-type="float" office:value="16076" calcext:value-type="float">
            <text:p>16,076</text:p>
          </table:table-cell>
          <table:table-cell table:style-name="ce34" office:value-type="float" office:value="15948" calcext:value-type="float">
            <text:p>15,948</text:p>
          </table:table-cell>
          <table:table-cell table:style-name="ce27" office:value-type="float" office:value="74494" calcext:value-type="float">
            <text:p>74,494</text:p>
          </table:table-cell>
          <table:table-cell table:style-name="ce27" office:value-type="float" office:value="15926" calcext:value-type="float">
            <text:p>15,926</text:p>
          </table:table-cell>
          <table:table-cell table:style-name="ce27" office:value-type="float" office:value="15190" calcext:value-type="float">
            <text:p>15,190</text:p>
          </table:table-cell>
          <table:table-cell table:style-name="ce27" office:value-type="float" office:value="14378" calcext:value-type="float">
            <text:p>14,378</text:p>
          </table:table-cell>
          <table:table-cell table:style-name="ce27" office:value-type="float" office:value="14778" calcext:value-type="float">
            <text:p>14,778</text:p>
          </table:table-cell>
          <table:table-cell table:style-name="ce34" office:value-type="float" office:value="14222" calcext:value-type="float">
            <text:p>14,222</text:p>
          </table:table-cell>
          <table:table-cell table:style-name="ce27" office:value-type="float" office:value="58588" calcext:value-type="float">
            <text:p>58,588</text:p>
          </table:table-cell>
          <table:table-cell table:style-name="ce27" office:value-type="float" office:value="13284" calcext:value-type="float">
            <text:p>13,284</text:p>
          </table:table-cell>
          <table:table-cell table:style-name="ce27" office:value-type="float" office:value="12459" calcext:value-type="float">
            <text:p>12,459</text:p>
          </table:table-cell>
          <table:table-cell table:style-name="ce27" office:value-type="float" office:value="12062" calcext:value-type="float">
            <text:p>12,062</text:p>
          </table:table-cell>
          <table:table-cell table:style-name="ce27" office:value-type="float" office:value="11533" calcext:value-type="float">
            <text:p>11,533</text:p>
          </table:table-cell>
          <table:table-cell table:style-name="ce34" office:value-type="float" office:value="9250" calcext:value-type="float">
            <text:p>9,250</text:p>
          </table:table-cell>
          <table:table-cell table:style-name="ce27" office:value-type="float" office:value="30744" calcext:value-type="float">
            <text:p>30,744</text:p>
          </table:table-cell>
          <table:table-cell table:style-name="ce27" office:value-type="float" office:value="8566" calcext:value-type="float">
            <text:p>8,566</text:p>
          </table:table-cell>
          <table:table-cell table:style-name="ce27" office:value-type="float" office:value="7109" calcext:value-type="float">
            <text:p>7,109</text:p>
          </table:table-cell>
          <table:table-cell table:style-name="ce27" office:value-type="float" office:value="5919" calcext:value-type="float">
            <text:p>5,919</text:p>
          </table:table-cell>
          <table:table-cell table:style-name="ce27" office:value-type="float" office:value="5001" calcext:value-type="float">
            <text:p>5,001</text:p>
          </table:table-cell>
          <table:table-cell table:style-name="ce34" office:value-type="float" office:value="4149" calcext:value-type="float">
            <text:p>4,149</text:p>
          </table:table-cell>
          <table:table-cell table:style-name="ce27" office:value-type="float" office:value="20931" calcext:value-type="float">
            <text:p>20,931</text:p>
          </table:table-cell>
          <table:table-cell table:style-name="ce27" office:value-type="float" office:value="4738" calcext:value-type="float">
            <text:p>4,738</text:p>
          </table:table-cell>
          <table:table-cell table:style-name="ce27" office:value-type="float" office:value="4550" calcext:value-type="float">
            <text:p>4,550</text:p>
          </table:table-cell>
          <table:table-cell table:style-name="ce27" office:value-type="float" office:value="4145" calcext:value-type="float">
            <text:p>4,145</text:p>
          </table:table-cell>
          <table:table-cell table:style-name="ce27" office:value-type="float" office:value="3801" calcext:value-type="float">
            <text:p>3,801</text:p>
          </table:table-cell>
          <table:table-cell table:style-name="ce34" office:value-type="float" office:value="3697" calcext:value-type="float">
            <text:p>3,697</text:p>
          </table:table-cell>
          <table:table-cell table:style-name="ce27" office:value-type="float" office:value="12033" calcext:value-type="float">
            <text:p>12,033</text:p>
          </table:table-cell>
          <table:table-cell table:style-name="ce27" office:value-type="float" office:value="3123" calcext:value-type="float">
            <text:p>3,123</text:p>
          </table:table-cell>
          <table:table-cell table:style-name="ce27" office:value-type="float" office:value="2715" calcext:value-type="float">
            <text:p>2,715</text:p>
          </table:table-cell>
          <table:table-cell table:style-name="ce27" office:value-type="float" office:value="2349" calcext:value-type="float">
            <text:p>2,349</text:p>
          </table:table-cell>
          <table:table-cell table:style-name="ce27" office:value-type="float" office:value="2074" calcext:value-type="float">
            <text:p>2,074</text:p>
          </table:table-cell>
          <table:table-cell table:style-name="ce34" office:value-type="float" office:value="1772" calcext:value-type="float">
            <text:p>1,772</text:p>
          </table:table-cell>
          <table:table-cell table:style-name="ce27" office:value-type="float" office:value="4767" calcext:value-type="float">
            <text:p>4,767</text:p>
          </table:table-cell>
          <table:table-cell table:style-name="ce27" office:value-type="float" office:value="1397" calcext:value-type="float">
            <text:p>1,397</text:p>
          </table:table-cell>
          <table:table-cell table:style-name="ce27" office:value-type="float" office:value="1065" calcext:value-type="float">
            <text:p>1,065</text:p>
          </table:table-cell>
          <table:table-cell table:style-name="ce27" office:value-type="float" office:value="944" calcext:value-type="float">
            <text:p>944</text:p>
          </table:table-cell>
          <table:table-cell table:style-name="ce27" office:value-type="float" office:value="755" calcext:value-type="float">
            <text:p>755</text:p>
          </table:table-cell>
          <table:table-cell table:style-name="ce34" office:value-type="float" office:value="606" calcext:value-type="float">
            <text:p>606</text:p>
          </table:table-cell>
          <table:table-cell table:style-name="ce27" office:value-type="float" office:value="1388" calcext:value-type="float">
            <text:p>1,388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86" calcext:value-type="float">
            <text:p>186</text:p>
          </table:table-cell>
          <table:table-cell table:style-name="ce34" office:value-type="float" office:value="133" calcext:value-type="float">
            <text:p>133</text:p>
          </table:table-cell>
          <table:table-cell table:style-name="ce27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8958" calcext:value-type="float">
            <text:p>2,858,958</text:p>
          </table:table-cell>
          <table:table-cell table:style-name="ce26" office:value-type="float" office:value="99411" calcext:value-type="float">
            <text:p>99,411</text:p>
          </table:table-cell>
          <table:table-cell table:style-name="ce26" office:value-type="float" office:value="16636" calcext:value-type="float">
            <text:p>16,636</text:p>
          </table:table-cell>
          <table:table-cell table:style-name="ce26" office:value-type="float" office:value="18579" calcext:value-type="float">
            <text:p>18,579</text:p>
          </table:table-cell>
          <table:table-cell table:style-name="ce26" office:value-type="float" office:value="19663" calcext:value-type="float">
            <text:p>19,663</text:p>
          </table:table-cell>
          <table:table-cell table:style-name="ce26" office:value-type="float" office:value="22089" calcext:value-type="float">
            <text:p>22,089</text:p>
          </table:table-cell>
          <table:table-cell table:style-name="ce26" office:value-type="float" office:value="22444" calcext:value-type="float">
            <text:p>22,444</text:p>
          </table:table-cell>
          <table:table-cell table:style-name="ce26" office:value-type="float" office:value="136961" calcext:value-type="float">
            <text:p>136,961</text:p>
          </table:table-cell>
          <table:table-cell table:style-name="ce26" office:value-type="float" office:value="24653" calcext:value-type="float">
            <text:p>24,653</text:p>
          </table:table-cell>
          <table:table-cell table:style-name="ce26" office:value-type="float" office:value="25807" calcext:value-type="float">
            <text:p>25,807</text:p>
          </table:table-cell>
          <table:table-cell table:style-name="ce26" office:value-type="float" office:value="27798" calcext:value-type="float">
            <text:p>27,798</text:p>
          </table:table-cell>
          <table:table-cell table:style-name="ce26" office:value-type="float" office:value="29035" calcext:value-type="float">
            <text:p>29,035</text:p>
          </table:table-cell>
          <table:table-cell table:style-name="ce47" office:value-type="float" office:value="29668" calcext:value-type="float">
            <text:p>29,668</text:p>
          </table:table-cell>
          <table:table-cell table:style-name="ce26" office:value-type="float" office:value="136602" calcext:value-type="float">
            <text:p>136,602</text:p>
          </table:table-cell>
          <table:table-cell table:style-name="ce26" office:value-type="float" office:value="28694" calcext:value-type="float">
            <text:p>28,694</text:p>
          </table:table-cell>
          <table:table-cell table:style-name="ce26" office:value-type="float" office:value="27087" calcext:value-type="float">
            <text:p>27,087</text:p>
          </table:table-cell>
          <table:table-cell table:style-name="ce26" office:value-type="float" office:value="31687" calcext:value-type="float">
            <text:p>31,687</text:p>
          </table:table-cell>
          <table:table-cell table:style-name="ce26" office:value-type="float" office:value="26405" calcext:value-type="float">
            <text:p>26,405</text:p>
          </table:table-cell>
          <table:table-cell table:style-name="ce47" office:value-type="float" office:value="22729" calcext:value-type="float">
            <text:p>22,729</text:p>
          </table:table-cell>
          <table:table-cell table:style-name="ce26" office:value-type="float" office:value="132988" calcext:value-type="float">
            <text:p>132,988</text:p>
          </table:table-cell>
          <table:table-cell table:style-name="ce26" office:value-type="float" office:value="25777" calcext:value-type="float">
            <text:p>25,777</text:p>
          </table:table-cell>
          <table:table-cell table:style-name="ce26" office:value-type="float" office:value="26368" calcext:value-type="float">
            <text:p>26,368</text:p>
          </table:table-cell>
          <table:table-cell table:style-name="ce26" office:value-type="float" office:value="27333" calcext:value-type="float">
            <text:p>27,333</text:p>
          </table:table-cell>
          <table:table-cell table:style-name="ce26" office:value-type="float" office:value="26822" calcext:value-type="float">
            <text:p>26,822</text:p>
          </table:table-cell>
          <table:table-cell table:style-name="ce47" office:value-type="float" office:value="26688" calcext:value-type="float">
            <text:p>26,688</text:p>
          </table:table-cell>
          <table:table-cell table:style-name="ce26" office:value-type="float" office:value="161247" calcext:value-type="float">
            <text:p>161,247</text:p>
          </table:table-cell>
          <table:table-cell table:style-name="ce26" office:value-type="float" office:value="28072" calcext:value-type="float">
            <text:p>28,072</text:p>
          </table:table-cell>
          <table:table-cell table:style-name="ce26" office:value-type="float" office:value="29043" calcext:value-type="float">
            <text:p>29,043</text:p>
          </table:table-cell>
          <table:table-cell table:style-name="ce26" office:value-type="float" office:value="31732" calcext:value-type="float">
            <text:p>31,732</text:p>
          </table:table-cell>
          <table:table-cell table:style-name="ce26" office:value-type="float" office:value="33850" calcext:value-type="float">
            <text:p>33,850</text:p>
          </table:table-cell>
          <table:table-cell table:style-name="ce47" office:value-type="float" office:value="38550" calcext:value-type="float">
            <text:p>38,550</text:p>
          </table:table-cell>
          <table:table-cell table:style-name="ce26" office:value-type="float" office:value="197914" calcext:value-type="float">
            <text:p>197,914</text:p>
          </table:table-cell>
          <table:table-cell table:style-name="ce26" office:value-type="float" office:value="36914" calcext:value-type="float">
            <text:p>36,914</text:p>
          </table:table-cell>
          <table:table-cell table:style-name="ce26" office:value-type="float" office:value="34852" calcext:value-type="float">
            <text:p>34,852</text:p>
          </table:table-cell>
          <table:table-cell table:style-name="ce26" office:value-type="float" office:value="42313" calcext:value-type="float">
            <text:p>42,313</text:p>
          </table:table-cell>
          <table:table-cell table:style-name="ce26" office:value-type="float" office:value="42136" calcext:value-type="float">
            <text:p>42,136</text:p>
          </table:table-cell>
          <table:table-cell table:style-name="ce47" office:value-type="float" office:value="41699" calcext:value-type="float">
            <text:p>41,699</text:p>
          </table:table-cell>
          <table:table-cell table:style-name="ce26" office:value-type="float" office:value="209514" calcext:value-type="float">
            <text:p>209,514</text:p>
          </table:table-cell>
          <table:table-cell table:style-name="ce26" office:value-type="float" office:value="41470" calcext:value-type="float">
            <text:p>41,470</text:p>
          </table:table-cell>
          <table:table-cell table:style-name="ce26" office:value-type="float" office:value="42122" calcext:value-type="float">
            <text:p>42,122</text:p>
          </table:table-cell>
          <table:table-cell table:style-name="ce26" office:value-type="float" office:value="41485" calcext:value-type="float">
            <text:p>41,485</text:p>
          </table:table-cell>
          <table:table-cell table:style-name="ce26" office:value-type="float" office:value="41215" calcext:value-type="float">
            <text:p>41,215</text:p>
          </table:table-cell>
          <table:table-cell table:style-name="ce47" office:value-type="float" office:value="43222" calcext:value-type="float">
            <text:p>43,222</text:p>
          </table:table-cell>
          <table:table-cell table:style-name="ce26" office:value-type="float" office:value="207830" calcext:value-type="float">
            <text:p>207,830</text:p>
          </table:table-cell>
          <table:table-cell table:style-name="ce26" office:value-type="float" office:value="40383" calcext:value-type="float">
            <text:p>40,383</text:p>
          </table:table-cell>
          <table:table-cell table:style-name="ce26" office:value-type="float" office:value="43210" calcext:value-type="float">
            <text:p>43,210</text:p>
          </table:table-cell>
          <table:table-cell table:style-name="ce26" office:value-type="float" office:value="40265" calcext:value-type="float">
            <text:p>40,265</text:p>
          </table:table-cell>
          <table:table-cell table:style-name="ce26" office:value-type="float" office:value="39485" calcext:value-type="float">
            <text:p>39,485</text:p>
          </table:table-cell>
          <table:table-cell table:style-name="ce47" office:value-type="float" office:value="44487" calcext:value-type="float">
            <text:p>44,487</text:p>
          </table:table-cell>
          <table:table-cell table:style-name="ce26" office:value-type="float" office:value="247543" calcext:value-type="float">
            <text:p>247,543</text:p>
          </table:table-cell>
          <table:table-cell table:style-name="ce26" office:value-type="float" office:value="46853" calcext:value-type="float">
            <text:p>46,853</text:p>
          </table:table-cell>
          <table:table-cell table:style-name="ce26" office:value-type="float" office:value="48359" calcext:value-type="float">
            <text:p>48,359</text:p>
          </table:table-cell>
          <table:table-cell table:style-name="ce26" office:value-type="float" office:value="50338" calcext:value-type="float">
            <text:p>50,338</text:p>
          </table:table-cell>
          <table:table-cell table:style-name="ce26" office:value-type="float" office:value="51545" calcext:value-type="float">
            <text:p>51,545</text:p>
          </table:table-cell>
          <table:table-cell table:style-name="ce47" office:value-type="float" office:value="50448" calcext:value-type="float">
            <text:p>50,448</text:p>
          </table:table-cell>
          <table:table-cell table:style-name="ce26" office:value-type="float" office:value="237548" calcext:value-type="float">
            <text:p>237,548</text:p>
          </table:table-cell>
          <table:table-cell table:style-name="ce26" office:value-type="float" office:value="50871" calcext:value-type="float">
            <text:p>50,871</text:p>
          </table:table-cell>
          <table:table-cell table:style-name="ce26" office:value-type="float" office:value="49133" calcext:value-type="float">
            <text:p>49,133</text:p>
          </table:table-cell>
          <table:table-cell table:style-name="ce26" office:value-type="float" office:value="46846" calcext:value-type="float">
            <text:p>46,846</text:p>
          </table:table-cell>
          <table:table-cell table:style-name="ce26" office:value-type="float" office:value="48466" calcext:value-type="float">
            <text:p>48,466</text:p>
          </table:table-cell>
          <table:table-cell table:style-name="ce47" office:value-type="float" office:value="42232" calcext:value-type="float">
            <text:p>42,232</text:p>
          </table:table-cell>
          <table:table-cell table:style-name="ce26" office:value-type="float" office:value="207891" calcext:value-type="float">
            <text:p>207,891</text:p>
          </table:table-cell>
          <table:table-cell table:style-name="ce26" office:value-type="float" office:value="41081" calcext:value-type="float">
            <text:p>41,081</text:p>
          </table:table-cell>
          <table:table-cell table:style-name="ce26" office:value-type="float" office:value="41082" calcext:value-type="float">
            <text:p>41,082</text:p>
          </table:table-cell>
          <table:table-cell table:style-name="ce26" office:value-type="float" office:value="41156" calcext:value-type="float">
            <text:p>41,156</text:p>
          </table:table-cell>
          <table:table-cell table:style-name="ce26" office:value-type="float" office:value="41691" calcext:value-type="float">
            <text:p>41,691</text:p>
          </table:table-cell>
          <table:table-cell table:style-name="ce47" office:value-type="float" office:value="42881" calcext:value-type="float">
            <text:p>42,881</text:p>
          </table:table-cell>
          <table:table-cell table:style-name="ce26" office:value-type="float" office:value="209364" calcext:value-type="float">
            <text:p>209,364</text:p>
          </table:table-cell>
          <table:table-cell table:style-name="ce26" office:value-type="float" office:value="42421" calcext:value-type="float">
            <text:p>42,421</text:p>
          </table:table-cell>
          <table:table-cell table:style-name="ce26" office:value-type="float" office:value="42877" calcext:value-type="float">
            <text:p>42,877</text:p>
          </table:table-cell>
          <table:table-cell table:style-name="ce26" office:value-type="float" office:value="40659" calcext:value-type="float">
            <text:p>40,659</text:p>
          </table:table-cell>
          <table:table-cell table:style-name="ce26" office:value-type="float" office:value="41786" calcext:value-type="float">
            <text:p>41,786</text:p>
          </table:table-cell>
          <table:table-cell table:style-name="ce47" office:value-type="float" office:value="41621" calcext:value-type="float">
            <text:p>41,621</text:p>
          </table:table-cell>
          <table:table-cell table:style-name="ce26" office:value-type="float" office:value="202101" calcext:value-type="float">
            <text:p>202,101</text:p>
          </table:table-cell>
          <table:table-cell table:style-name="ce26" office:value-type="float" office:value="41985" calcext:value-type="float">
            <text:p>41,985</text:p>
          </table:table-cell>
          <table:table-cell table:style-name="ce26" office:value-type="float" office:value="41604" calcext:value-type="float">
            <text:p>41,604</text:p>
          </table:table-cell>
          <table:table-cell table:style-name="ce26" office:value-type="float" office:value="40661" calcext:value-type="float">
            <text:p>40,661</text:p>
          </table:table-cell>
          <table:table-cell table:style-name="ce26" office:value-type="float" office:value="39236" calcext:value-type="float">
            <text:p>39,236</text:p>
          </table:table-cell>
          <table:table-cell table:style-name="ce47" office:value-type="float" office:value="38615" calcext:value-type="float">
            <text:p>38,615</text:p>
          </table:table-cell>
          <table:table-cell table:style-name="ce26" office:value-type="float" office:value="175701" calcext:value-type="float">
            <text:p>175,701</text:p>
          </table:table-cell>
          <table:table-cell table:style-name="ce26" office:value-type="float" office:value="38255" calcext:value-type="float">
            <text:p>38,255</text:p>
          </table:table-cell>
          <table:table-cell table:style-name="ce26" office:value-type="float" office:value="35725" calcext:value-type="float">
            <text:p>35,725</text:p>
          </table:table-cell>
          <table:table-cell table:style-name="ce26" office:value-type="float" office:value="33816" calcext:value-type="float">
            <text:p>33,816</text:p>
          </table:table-cell>
          <table:table-cell table:style-name="ce26" office:value-type="float" office:value="34390" calcext:value-type="float">
            <text:p>34,390</text:p>
          </table:table-cell>
          <table:table-cell table:style-name="ce47" office:value-type="float" office:value="33515" calcext:value-type="float">
            <text:p>33,515</text:p>
          </table:table-cell>
          <table:table-cell table:style-name="ce26" office:value-type="float" office:value="137144" calcext:value-type="float">
            <text:p>137,144</text:p>
          </table:table-cell>
          <table:table-cell table:style-name="ce26" office:value-type="float" office:value="31090" calcext:value-type="float">
            <text:p>31,090</text:p>
          </table:table-cell>
          <table:table-cell table:style-name="ce26" office:value-type="float" office:value="29026" calcext:value-type="float">
            <text:p>29,026</text:p>
          </table:table-cell>
          <table:table-cell table:style-name="ce26" office:value-type="float" office:value="27607" calcext:value-type="float">
            <text:p>27,607</text:p>
          </table:table-cell>
          <table:table-cell table:style-name="ce26" office:value-type="float" office:value="27026" calcext:value-type="float">
            <text:p>27,026</text:p>
          </table:table-cell>
          <table:table-cell table:style-name="ce47" office:value-type="float" office:value="22395" calcext:value-type="float">
            <text:p>22,395</text:p>
          </table:table-cell>
          <table:table-cell table:style-name="ce26" office:value-type="float" office:value="71176" calcext:value-type="float">
            <text:p>71,176</text:p>
          </table:table-cell>
          <table:table-cell table:style-name="ce26" office:value-type="float" office:value="19715" calcext:value-type="float">
            <text:p>19,715</text:p>
          </table:table-cell>
          <table:table-cell table:style-name="ce26" office:value-type="float" office:value="16542" calcext:value-type="float">
            <text:p>16,542</text:p>
          </table:table-cell>
          <table:table-cell table:style-name="ce26" office:value-type="float" office:value="13867" calcext:value-type="float">
            <text:p>13,867</text:p>
          </table:table-cell>
          <table:table-cell table:style-name="ce26" office:value-type="float" office:value="11330" calcext:value-type="float">
            <text:p>11,330</text:p>
          </table:table-cell>
          <table:table-cell table:style-name="ce47" office:value-type="float" office:value="9722" calcext:value-type="float">
            <text:p>9,722</text:p>
          </table:table-cell>
          <table:table-cell table:style-name="ce26" office:value-type="float" office:value="47208" calcext:value-type="float">
            <text:p>47,208</text:p>
          </table:table-cell>
          <table:table-cell table:style-name="ce26" office:value-type="float" office:value="10548" calcext:value-type="float">
            <text:p>10,548</text:p>
          </table:table-cell>
          <table:table-cell table:style-name="ce26" office:value-type="float" office:value="10043" calcext:value-type="float">
            <text:p>10,043</text:p>
          </table:table-cell>
          <table:table-cell table:style-name="ce26" office:value-type="float" office:value="9549" calcext:value-type="float">
            <text:p>9,549</text:p>
          </table:table-cell>
          <table:table-cell table:style-name="ce26" office:value-type="float" office:value="8899" calcext:value-type="float">
            <text:p>8,899</text:p>
          </table:table-cell>
          <table:table-cell table:style-name="ce47" office:value-type="float" office:value="8169" calcext:value-type="float">
            <text:p>8,169</text:p>
          </table:table-cell>
          <table:table-cell table:style-name="ce26" office:value-type="float" office:value="26657" calcext:value-type="float">
            <text:p>26,657</text:p>
          </table:table-cell>
          <table:table-cell table:style-name="ce26" office:value-type="float" office:value="7173" calcext:value-type="float">
            <text:p>7,173</text:p>
          </table:table-cell>
          <table:table-cell table:style-name="ce26" office:value-type="float" office:value="5977" calcext:value-type="float">
            <text:p>5,977</text:p>
          </table:table-cell>
          <table:table-cell table:style-name="ce26" office:value-type="float" office:value="5348" calcext:value-type="float">
            <text:p>5,348</text:p>
          </table:table-cell>
          <table:table-cell table:style-name="ce26" office:value-type="float" office:value="4463" calcext:value-type="float">
            <text:p>4,463</text:p>
          </table:table-cell>
          <table:table-cell table:style-name="ce47" office:value-type="float" office:value="3696" calcext:value-type="float">
            <text:p>3,696</text:p>
          </table:table-cell>
          <table:table-cell table:style-name="ce26" office:value-type="float" office:value="10780" calcext:value-type="float">
            <text:p>10,780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542" calcext:value-type="float">
            <text:p>2,542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1692" calcext:value-type="float">
            <text:p>1,692</text:p>
          </table:table-cell>
          <table:table-cell table:style-name="ce47" office:value-type="float" office:value="1352" calcext:value-type="float">
            <text:p>1,352</text:p>
          </table:table-cell>
          <table:table-cell table:style-name="ce26" office:value-type="float" office:value="2950" calcext:value-type="float">
            <text:p>2,950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390" calcext:value-type="float">
            <text:p>390</text:p>
          </table:table-cell>
          <table:table-cell table:style-name="ce47" office:value-type="float" office:value="242" calcext:value-type="float">
            <text:p>242</text:p>
          </table:table-cell>
          <table:table-cell table:style-name="ce26" office:value-type="float" office:value="428" calcext:value-type="float">
            <text:p>42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6004" calcext:value-type="float">
            <text:p>1,396,004</text:p>
          </table:table-cell>
          <table:table-cell table:style-name="ce26" office:value-type="float" office:value="51528" calcext:value-type="float">
            <text:p>51,528</text:p>
          </table:table-cell>
          <table:table-cell table:style-name="ce26" office:value-type="float" office:value="8549" calcext:value-type="float">
            <text:p>8,549</text:p>
          </table:table-cell>
          <table:table-cell table:style-name="ce26" office:value-type="float" office:value="9756" calcext:value-type="float">
            <text:p>9,756</text:p>
          </table:table-cell>
          <table:table-cell table:style-name="ce26" office:value-type="float" office:value="10225" calcext:value-type="float">
            <text:p>10,225</text:p>
          </table:table-cell>
          <table:table-cell table:style-name="ce26" office:value-type="float" office:value="11346" calcext:value-type="float">
            <text:p>11,346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26" office:value-type="float" office:value="71095" calcext:value-type="float">
            <text:p>71,095</text:p>
          </table:table-cell>
          <table:table-cell table:style-name="ce26" office:value-type="float" office:value="12826" calcext:value-type="float">
            <text:p>12,826</text:p>
          </table:table-cell>
          <table:table-cell table:style-name="ce26" office:value-type="float" office:value="13234" calcext:value-type="float">
            <text:p>13,234</text:p>
          </table:table-cell>
          <table:table-cell table:style-name="ce26" office:value-type="float" office:value="14486" calcext:value-type="float">
            <text:p>14,486</text:p>
          </table:table-cell>
          <table:table-cell table:style-name="ce26" office:value-type="float" office:value="15067" calcext:value-type="float">
            <text:p>15,067</text:p>
          </table:table-cell>
          <table:table-cell table:style-name="ce47" office:value-type="float" office:value="15482" calcext:value-type="float">
            <text:p>15,482</text:p>
          </table:table-cell>
          <table:table-cell table:style-name="ce26" office:value-type="float" office:value="70705" calcext:value-type="float">
            <text:p>70,705</text:p>
          </table:table-cell>
          <table:table-cell table:style-name="ce26" office:value-type="float" office:value="14804" calcext:value-type="float">
            <text:p>14,804</text:p>
          </table:table-cell>
          <table:table-cell table:style-name="ce26" office:value-type="float" office:value="14061" calcext:value-type="float">
            <text:p>14,061</text:p>
          </table:table-cell>
          <table:table-cell table:style-name="ce26" office:value-type="float" office:value="16306" calcext:value-type="float">
            <text:p>16,306</text:p>
          </table:table-cell>
          <table:table-cell table:style-name="ce26" office:value-type="float" office:value="13653" calcext:value-type="float">
            <text:p>13,653</text:p>
          </table:table-cell>
          <table:table-cell table:style-name="ce47" office:value-type="float" office:value="11881" calcext:value-type="float">
            <text:p>11,881</text:p>
          </table:table-cell>
          <table:table-cell table:style-name="ce26" office:value-type="float" office:value="68993" calcext:value-type="float">
            <text:p>68,993</text:p>
          </table:table-cell>
          <table:table-cell table:style-name="ce26" office:value-type="float" office:value="13494" calcext:value-type="float">
            <text:p>13,494</text:p>
          </table:table-cell>
          <table:table-cell table:style-name="ce26" office:value-type="float" office:value="13645" calcext:value-type="float">
            <text:p>13,645</text:p>
          </table:table-cell>
          <table:table-cell table:style-name="ce26" office:value-type="float" office:value="14074" calcext:value-type="float">
            <text:p>14,074</text:p>
          </table:table-cell>
          <table:table-cell table:style-name="ce26" office:value-type="float" office:value="13962" calcext:value-type="float">
            <text:p>13,962</text:p>
          </table:table-cell>
          <table:table-cell table:style-name="ce47" office:value-type="float" office:value="13818" calcext:value-type="float">
            <text:p>13,818</text:p>
          </table:table-cell>
          <table:table-cell table:style-name="ce26" office:value-type="float" office:value="83215" calcext:value-type="float">
            <text:p>83,215</text:p>
          </table:table-cell>
          <table:table-cell table:style-name="ce26" office:value-type="float" office:value="14477" calcext:value-type="float">
            <text:p>14,477</text:p>
          </table:table-cell>
          <table:table-cell table:style-name="ce26" office:value-type="float" office:value="15070" calcext:value-type="float">
            <text:p>15,070</text:p>
          </table:table-cell>
          <table:table-cell table:style-name="ce26" office:value-type="float" office:value="16410" calcext:value-type="float">
            <text:p>16,410</text:p>
          </table:table-cell>
          <table:table-cell table:style-name="ce26" office:value-type="float" office:value="17401" calcext:value-type="float">
            <text:p>17,401</text:p>
          </table:table-cell>
          <table:table-cell table:style-name="ce47" office:value-type="float" office:value="19857" calcext:value-type="float">
            <text:p>19,857</text:p>
          </table:table-cell>
          <table:table-cell table:style-name="ce26" office:value-type="float" office:value="101631" calcext:value-type="float">
            <text:p>101,631</text:p>
          </table:table-cell>
          <table:table-cell table:style-name="ce26" office:value-type="float" office:value="19118" calcext:value-type="float">
            <text:p>19,118</text:p>
          </table:table-cell>
          <table:table-cell table:style-name="ce26" office:value-type="float" office:value="17891" calcext:value-type="float">
            <text:p>17,891</text:p>
          </table:table-cell>
          <table:table-cell table:style-name="ce26" office:value-type="float" office:value="21856" calcext:value-type="float">
            <text:p>21,856</text:p>
          </table:table-cell>
          <table:table-cell table:style-name="ce26" office:value-type="float" office:value="21515" calcext:value-type="float">
            <text:p>21,515</text:p>
          </table:table-cell>
          <table:table-cell table:style-name="ce47" office:value-type="float" office:value="21251" calcext:value-type="float">
            <text:p>21,251</text:p>
          </table:table-cell>
          <table:table-cell table:style-name="ce26" office:value-type="float" office:value="106652" calcext:value-type="float">
            <text:p>106,652</text:p>
          </table:table-cell>
          <table:table-cell table:style-name="ce26" office:value-type="float" office:value="21204" calcext:value-type="float">
            <text:p>21,204</text:p>
          </table:table-cell>
          <table:table-cell table:style-name="ce26" office:value-type="float" office:value="21344" calcext:value-type="float">
            <text:p>21,344</text:p>
          </table:table-cell>
          <table:table-cell table:style-name="ce26" office:value-type="float" office:value="21164" calcext:value-type="float">
            <text:p>21,164</text:p>
          </table:table-cell>
          <table:table-cell table:style-name="ce26" office:value-type="float" office:value="21143" calcext:value-type="float">
            <text:p>21,143</text:p>
          </table:table-cell>
          <table:table-cell table:style-name="ce47" office:value-type="float" office:value="21797" calcext:value-type="float">
            <text:p>21,797</text:p>
          </table:table-cell>
          <table:table-cell table:style-name="ce26" office:value-type="float" office:value="104006" calcext:value-type="float">
            <text:p>104,006</text:p>
          </table:table-cell>
          <table:table-cell table:style-name="ce26" office:value-type="float" office:value="20466" calcext:value-type="float">
            <text:p>20,466</text:p>
          </table:table-cell>
          <table:table-cell table:style-name="ce26" office:value-type="float" office:value="21947" calcext:value-type="float">
            <text:p>21,947</text:p>
          </table:table-cell>
          <table:table-cell table:style-name="ce26" office:value-type="float" office:value="20199" calcext:value-type="float">
            <text:p>20,199</text:p>
          </table:table-cell>
          <table:table-cell table:style-name="ce26" office:value-type="float" office:value="19524" calcext:value-type="float">
            <text:p>19,524</text:p>
          </table:table-cell>
          <table:table-cell table:style-name="ce47" office:value-type="float" office:value="21870" calcext:value-type="float">
            <text:p>21,870</text:p>
          </table:table-cell>
          <table:table-cell table:style-name="ce26" office:value-type="float" office:value="120861" calcext:value-type="float">
            <text:p>120,861</text:p>
          </table:table-cell>
          <table:table-cell table:style-name="ce26" office:value-type="float" office:value="23111" calcext:value-type="float">
            <text:p>23,111</text:p>
          </table:table-cell>
          <table:table-cell table:style-name="ce26" office:value-type="float" office:value="23588" calcext:value-type="float">
            <text:p>23,588</text:p>
          </table:table-cell>
          <table:table-cell table:style-name="ce26" office:value-type="float" office:value="24466" calcext:value-type="float">
            <text:p>24,466</text:p>
          </table:table-cell>
          <table:table-cell table:style-name="ce26" office:value-type="float" office:value="25265" calcext:value-type="float">
            <text:p>25,265</text:p>
          </table:table-cell>
          <table:table-cell table:style-name="ce47" office:value-type="float" office:value="24431" calcext:value-type="float">
            <text:p>24,431</text:p>
          </table:table-cell>
          <table:table-cell table:style-name="ce26" office:value-type="float" office:value="114221" calcext:value-type="float">
            <text:p>114,221</text:p>
          </table:table-cell>
          <table:table-cell table:style-name="ce26" office:value-type="float" office:value="24864" calcext:value-type="float">
            <text:p>24,864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26" office:value-type="float" office:value="22576" calcext:value-type="float">
            <text:p>22,576</text:p>
          </table:table-cell>
          <table:table-cell table:style-name="ce26" office:value-type="float" office:value="23041" calcext:value-type="float">
            <text:p>23,041</text:p>
          </table:table-cell>
          <table:table-cell table:style-name="ce47" office:value-type="float" office:value="20043" calcext:value-type="float">
            <text:p>20,043</text:p>
          </table:table-cell>
          <table:table-cell table:style-name="ce26" office:value-type="float" office:value="97571" calcext:value-type="float">
            <text:p>97,571</text:p>
          </table:table-cell>
          <table:table-cell table:style-name="ce26" office:value-type="float" office:value="19521" calcext:value-type="float">
            <text:p>19,521</text:p>
          </table:table-cell>
          <table:table-cell table:style-name="ce26" office:value-type="float" office:value="19408" calcext:value-type="float">
            <text:p>19,408</text:p>
          </table:table-cell>
          <table:table-cell table:style-name="ce26" office:value-type="float" office:value="19128" calcext:value-type="float">
            <text:p>19,128</text:p>
          </table:table-cell>
          <table:table-cell table:style-name="ce26" office:value-type="float" office:value="19482" calcext:value-type="float">
            <text:p>19,482</text:p>
          </table:table-cell>
          <table:table-cell table:style-name="ce47" office:value-type="float" office:value="20032" calcext:value-type="float">
            <text:p>20,032</text:p>
          </table:table-cell>
          <table:table-cell table:style-name="ce26" office:value-type="float" office:value="98533" calcext:value-type="float">
            <text:p>98,533</text:p>
          </table:table-cell>
          <table:table-cell table:style-name="ce26" office:value-type="float" office:value="20014" calcext:value-type="float">
            <text:p>20,014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19687" calcext:value-type="float">
            <text:p>19,687</text:p>
          </table:table-cell>
          <table:table-cell table:style-name="ce47" office:value-type="float" office:value="19524" calcext:value-type="float">
            <text:p>19,524</text:p>
          </table:table-cell>
          <table:table-cell table:style-name="ce26" office:value-type="float" office:value="94759" calcext:value-type="float">
            <text:p>94,759</text:p>
          </table:table-cell>
          <table:table-cell table:style-name="ce26" office:value-type="float" office:value="19609" calcext:value-type="float">
            <text:p>19,609</text:p>
          </table:table-cell>
          <table:table-cell table:style-name="ce26" office:value-type="float" office:value="19333" calcext:value-type="float">
            <text:p>19,333</text:p>
          </table:table-cell>
          <table:table-cell table:style-name="ce26" office:value-type="float" office:value="19149" calcext:value-type="float">
            <text:p>19,149</text:p>
          </table:table-cell>
          <table:table-cell table:style-name="ce26" office:value-type="float" office:value="18472" calcext:value-type="float">
            <text:p>18,472</text:p>
          </table:table-cell>
          <table:table-cell table:style-name="ce47" office:value-type="float" office:value="18196" calcext:value-type="float">
            <text:p>18,196</text:p>
          </table:table-cell>
          <table:table-cell table:style-name="ce26" office:value-type="float" office:value="81989" calcext:value-type="float">
            <text:p>81,989</text:p>
          </table:table-cell>
          <table:table-cell table:style-name="ce26" office:value-type="float" office:value="17755" calcext:value-type="float">
            <text:p>17,755</text:p>
          </table:table-cell>
          <table:table-cell table:style-name="ce26" office:value-type="float" office:value="16713" calcext:value-type="float">
            <text:p>16,713</text:p>
          </table:table-cell>
          <table:table-cell table:style-name="ce26" office:value-type="float" office:value="15891" calcext:value-type="float">
            <text:p>15,891</text:p>
          </table:table-cell>
          <table:table-cell table:style-name="ce26" office:value-type="float" office:value="15983" calcext:value-type="float">
            <text:p>15,983</text:p>
          </table:table-cell>
          <table:table-cell table:style-name="ce47" office:value-type="float" office:value="15647" calcext:value-type="float">
            <text:p>15,647</text:p>
          </table:table-cell>
          <table:table-cell table:style-name="ce26" office:value-type="float" office:value="63046" calcext:value-type="float">
            <text:p>63,046</text:p>
          </table:table-cell>
          <table:table-cell table:style-name="ce26" office:value-type="float" office:value="14282" calcext:value-type="float">
            <text:p>14,282</text:p>
          </table:table-cell>
          <table:table-cell table:style-name="ce26" office:value-type="float" office:value="13407" calcext:value-type="float">
            <text:p>13,407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12337" calcext:value-type="float">
            <text:p>12,337</text:p>
          </table:table-cell>
          <table:table-cell table:style-name="ce47" office:value-type="float" office:value="10276" calcext:value-type="float">
            <text:p>10,276</text:p>
          </table:table-cell>
          <table:table-cell table:style-name="ce26" office:value-type="float" office:value="31859" calcext:value-type="float">
            <text:p>31,859</text:p>
          </table:table-cell>
          <table:table-cell table:style-name="ce26" office:value-type="float" office:value="9048" calcext:value-type="float">
            <text:p>9,048</text:p>
          </table:table-cell>
          <table:table-cell table:style-name="ce26" office:value-type="float" office:value="7550" calcext:value-type="float">
            <text:p>7,550</text:p>
          </table:table-cell>
          <table:table-cell table:style-name="ce26" office:value-type="float" office:value="6184" calcext:value-type="float">
            <text:p>6,184</text:p>
          </table:table-cell>
          <table:table-cell table:style-name="ce26" office:value-type="float" office:value="4878" calcext:value-type="float">
            <text:p>4,878</text:p>
          </table:table-cell>
          <table:table-cell table:style-name="ce47" office:value-type="float" office:value="4199" calcext:value-type="float">
            <text:p>4,199</text:p>
          </table:table-cell>
          <table:table-cell table:style-name="ce26" office:value-type="float" office:value="19593" calcext:value-type="float">
            <text:p>19,593</text:p>
          </table:table-cell>
          <table:table-cell table:style-name="ce26" office:value-type="float" office:value="4441" calcext:value-type="float">
            <text:p>4,441</text:p>
          </table:table-cell>
          <table:table-cell table:style-name="ce26" office:value-type="float" office:value="4249" calcext:value-type="float">
            <text:p>4,249</text:p>
          </table:table-cell>
          <table:table-cell table:style-name="ce26" office:value-type="float" office:value="3977" calcext:value-type="float">
            <text:p>3,977</text:p>
          </table:table-cell>
          <table:table-cell table:style-name="ce26" office:value-type="float" office:value="3665" calcext:value-type="float">
            <text:p>3,665</text:p>
          </table:table-cell>
          <table:table-cell table:style-name="ce47" office:value-type="float" office:value="3261" calcext:value-type="float">
            <text:p>3,261</text:p>
          </table:table-cell>
          <table:table-cell table:style-name="ce26" office:value-type="float" office:value="10117" calcext:value-type="float">
            <text:p>10,117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1694" calcext:value-type="float">
            <text:p>1,694</text:p>
          </table:table-cell>
          <table:table-cell table:style-name="ce47" office:value-type="float" office:value="1297" calcext:value-type="float">
            <text:p>1,297</text:p>
          </table:table-cell>
          <table:table-cell table:style-name="ce26" office:value-type="float" office:value="4126" calcext:value-type="float">
            <text:p>4,126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584" calcext:value-type="float">
            <text:p>584</text:p>
          </table:table-cell>
          <table:table-cell table:style-name="ce26" office:value-type="float" office:value="1307" calcext:value-type="float">
            <text:p>1,307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21" calcext:value-type="float">
            <text:p>121</text:p>
          </table:table-cell>
          <table:table-cell table:style-name="ce26" office:value-type="float" office:value="197" calcext:value-type="float">
            <text:p>19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2954" calcext:value-type="float">
            <text:p>1,462,954</text:p>
          </table:table-cell>
          <table:table-cell table:style-name="ce34" office:value-type="float" office:value="47883" calcext:value-type="float">
            <text:p>47,883</text:p>
          </table:table-cell>
          <table:table-cell table:style-name="ce27" office:value-type="float" office:value="8087" calcext:value-type="float">
            <text:p>8,087</text:p>
          </table:table-cell>
          <table:table-cell table:style-name="ce27" office:value-type="float" office:value="8823" calcext:value-type="float">
            <text:p>8,823</text:p>
          </table:table-cell>
          <table:table-cell table:style-name="ce27" office:value-type="float" office:value="9438" calcext:value-type="float">
            <text:p>9,438</text:p>
          </table:table-cell>
          <table:table-cell table:style-name="ce27" office:value-type="float" office:value="10743" calcext:value-type="float">
            <text:p>10,743</text:p>
          </table:table-cell>
          <table:table-cell table:style-name="ce27" office:value-type="float" office:value="10792" calcext:value-type="float">
            <text:p>10,792</text:p>
          </table:table-cell>
          <table:table-cell table:style-name="ce27" office:value-type="float" office:value="65866" calcext:value-type="float">
            <text:p>65,866</text:p>
          </table:table-cell>
          <table:table-cell table:style-name="ce27" office:value-type="float" office:value="11827" calcext:value-type="float">
            <text:p>11,827</text:p>
          </table:table-cell>
          <table:table-cell table:style-name="ce27" office:value-type="float" office:value="12573" calcext:value-type="float">
            <text:p>12,573</text:p>
          </table:table-cell>
          <table:table-cell table:style-name="ce27" office:value-type="float" office:value="13312" calcext:value-type="float">
            <text:p>13,312</text:p>
          </table:table-cell>
          <table:table-cell table:style-name="ce27" office:value-type="float" office:value="13968" calcext:value-type="float">
            <text:p>13,968</text:p>
          </table:table-cell>
          <table:table-cell table:style-name="ce34" office:value-type="float" office:value="14186" calcext:value-type="float">
            <text:p>14,186</text:p>
          </table:table-cell>
          <table:table-cell table:style-name="ce27" office:value-type="float" office:value="65897" calcext:value-type="float">
            <text:p>65,897</text:p>
          </table:table-cell>
          <table:table-cell table:style-name="ce27" office:value-type="float" office:value="13890" calcext:value-type="float">
            <text:p>13,890</text:p>
          </table:table-cell>
          <table:table-cell table:style-name="ce27" office:value-type="float" office:value="13026" calcext:value-type="float">
            <text:p>13,026</text:p>
          </table:table-cell>
          <table:table-cell table:style-name="ce27" office:value-type="float" office:value="15381" calcext:value-type="float">
            <text:p>15,381</text:p>
          </table:table-cell>
          <table:table-cell table:style-name="ce27" office:value-type="float" office:value="12752" calcext:value-type="float">
            <text:p>12,752</text:p>
          </table:table-cell>
          <table:table-cell table:style-name="ce34" office:value-type="float" office:value="10848" calcext:value-type="float">
            <text:p>10,848</text:p>
          </table:table-cell>
          <table:table-cell table:style-name="ce27" office:value-type="float" office:value="63995" calcext:value-type="float">
            <text:p>63,995</text:p>
          </table:table-cell>
          <table:table-cell table:style-name="ce27" office:value-type="float" office:value="12283" calcext:value-type="float">
            <text:p>12,283</text:p>
          </table:table-cell>
          <table:table-cell table:style-name="ce27" office:value-type="float" office:value="12723" calcext:value-type="float">
            <text:p>12,723</text:p>
          </table:table-cell>
          <table:table-cell table:style-name="ce27" office:value-type="float" office:value="13259" calcext:value-type="float">
            <text:p>13,259</text:p>
          </table:table-cell>
          <table:table-cell table:style-name="ce27" office:value-type="float" office:value="12860" calcext:value-type="float">
            <text:p>12,860</text:p>
          </table:table-cell>
          <table:table-cell table:style-name="ce34" office:value-type="float" office:value="12870" calcext:value-type="float">
            <text:p>12,870</text:p>
          </table:table-cell>
          <table:table-cell table:style-name="ce27" office:value-type="float" office:value="78032" calcext:value-type="float">
            <text:p>78,032</text:p>
          </table:table-cell>
          <table:table-cell table:style-name="ce27" office:value-type="float" office:value="13595" calcext:value-type="float">
            <text:p>13,595</text:p>
          </table:table-cell>
          <table:table-cell table:style-name="ce27" office:value-type="float" office:value="13973" calcext:value-type="float">
            <text:p>13,973</text:p>
          </table:table-cell>
          <table:table-cell table:style-name="ce27" office:value-type="float" office:value="15322" calcext:value-type="float">
            <text:p>15,322</text:p>
          </table:table-cell>
          <table:table-cell table:style-name="ce27" office:value-type="float" office:value="16449" calcext:value-type="float">
            <text:p>16,449</text:p>
          </table:table-cell>
          <table:table-cell table:style-name="ce34" office:value-type="float" office:value="18693" calcext:value-type="float">
            <text:p>18,693</text:p>
          </table:table-cell>
          <table:table-cell table:style-name="ce27" office:value-type="float" office:value="96283" calcext:value-type="float">
            <text:p>96,283</text:p>
          </table:table-cell>
          <table:table-cell table:style-name="ce27" office:value-type="float" office:value="17796" calcext:value-type="float">
            <text:p>17,796</text:p>
          </table:table-cell>
          <table:table-cell table:style-name="ce27" office:value-type="float" office:value="16961" calcext:value-type="float">
            <text:p>16,961</text:p>
          </table:table-cell>
          <table:table-cell table:style-name="ce27" office:value-type="float" office:value="20457" calcext:value-type="float">
            <text:p>20,457</text:p>
          </table:table-cell>
          <table:table-cell table:style-name="ce27" office:value-type="float" office:value="20621" calcext:value-type="float">
            <text:p>20,621</text:p>
          </table:table-cell>
          <table:table-cell table:style-name="ce34" office:value-type="float" office:value="20448" calcext:value-type="float">
            <text:p>20,448</text:p>
          </table:table-cell>
          <table:table-cell table:style-name="ce27" office:value-type="float" office:value="102862" calcext:value-type="float">
            <text:p>102,862</text:p>
          </table:table-cell>
          <table:table-cell table:style-name="ce27" office:value-type="float" office:value="20266" calcext:value-type="float">
            <text:p>20,266</text:p>
          </table:table-cell>
          <table:table-cell table:style-name="ce27" office:value-type="float" office:value="20778" calcext:value-type="float">
            <text:p>20,778</text:p>
          </table:table-cell>
          <table:table-cell table:style-name="ce27" office:value-type="float" office:value="20321" calcext:value-type="float">
            <text:p>20,321</text:p>
          </table:table-cell>
          <table:table-cell table:style-name="ce27" office:value-type="float" office:value="20072" calcext:value-type="float">
            <text:p>20,072</text:p>
          </table:table-cell>
          <table:table-cell table:style-name="ce34" office:value-type="float" office:value="21425" calcext:value-type="float">
            <text:p>21,425</text:p>
          </table:table-cell>
          <table:table-cell table:style-name="ce27" office:value-type="float" office:value="103824" calcext:value-type="float">
            <text:p>103,824</text:p>
          </table:table-cell>
          <table:table-cell table:style-name="ce27" office:value-type="float" office:value="19917" calcext:value-type="float">
            <text:p>19,917</text:p>
          </table:table-cell>
          <table:table-cell table:style-name="ce27" office:value-type="float" office:value="21263" calcext:value-type="float">
            <text:p>21,263</text:p>
          </table:table-cell>
          <table:table-cell table:style-name="ce27" office:value-type="float" office:value="20066" calcext:value-type="float">
            <text:p>20,066</text:p>
          </table:table-cell>
          <table:table-cell table:style-name="ce27" office:value-type="float" office:value="19961" calcext:value-type="float">
            <text:p>19,961</text:p>
          </table:table-cell>
          <table:table-cell table:style-name="ce34" office:value-type="float" office:value="22617" calcext:value-type="float">
            <text:p>22,617</text:p>
          </table:table-cell>
          <table:table-cell table:style-name="ce27" office:value-type="float" office:value="126682" calcext:value-type="float">
            <text:p>126,682</text:p>
          </table:table-cell>
          <table:table-cell table:style-name="ce27" office:value-type="float" office:value="23742" calcext:value-type="float">
            <text:p>23,742</text:p>
          </table:table-cell>
          <table:table-cell table:style-name="ce27" office:value-type="float" office:value="24771" calcext:value-type="float">
            <text:p>24,771</text:p>
          </table:table-cell>
          <table:table-cell table:style-name="ce27" office:value-type="float" office:value="25872" calcext:value-type="float">
            <text:p>25,872</text:p>
          </table:table-cell>
          <table:table-cell table:style-name="ce27" office:value-type="float" office:value="26280" calcext:value-type="float">
            <text:p>26,280</text:p>
          </table:table-cell>
          <table:table-cell table:style-name="ce34" office:value-type="float" office:value="26017" calcext:value-type="float">
            <text:p>26,017</text:p>
          </table:table-cell>
          <table:table-cell table:style-name="ce27" office:value-type="float" office:value="123327" calcext:value-type="float">
            <text:p>123,327</text:p>
          </table:table-cell>
          <table:table-cell table:style-name="ce27" office:value-type="float" office:value="26007" calcext:value-type="float">
            <text:p>26,007</text:p>
          </table:table-cell>
          <table:table-cell table:style-name="ce27" office:value-type="float" office:value="25436" calcext:value-type="float">
            <text:p>25,436</text:p>
          </table:table-cell>
          <table:table-cell table:style-name="ce27" office:value-type="float" office:value="24270" calcext:value-type="float">
            <text:p>24,270</text:p>
          </table:table-cell>
          <table:table-cell table:style-name="ce27" office:value-type="float" office:value="25425" calcext:value-type="float">
            <text:p>25,425</text:p>
          </table:table-cell>
          <table:table-cell table:style-name="ce34" office:value-type="float" office:value="22189" calcext:value-type="float">
            <text:p>22,189</text:p>
          </table:table-cell>
          <table:table-cell table:style-name="ce27" office:value-type="float" office:value="110320" calcext:value-type="float">
            <text:p>110,320</text:p>
          </table:table-cell>
          <table:table-cell table:style-name="ce27" office:value-type="float" office:value="21560" calcext:value-type="float">
            <text:p>21,560</text:p>
          </table:table-cell>
          <table:table-cell table:style-name="ce27" office:value-type="float" office:value="21674" calcext:value-type="float">
            <text:p>21,674</text:p>
          </table:table-cell>
          <table:table-cell table:style-name="ce27" office:value-type="float" office:value="22028" calcext:value-type="float">
            <text:p>22,028</text:p>
          </table:table-cell>
          <table:table-cell table:style-name="ce27" office:value-type="float" office:value="22209" calcext:value-type="float">
            <text:p>22,209</text:p>
          </table:table-cell>
          <table:table-cell table:style-name="ce34" office:value-type="float" office:value="22849" calcext:value-type="float">
            <text:p>22,849</text:p>
          </table:table-cell>
          <table:table-cell table:style-name="ce27" office:value-type="float" office:value="110831" calcext:value-type="float">
            <text:p>110,831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2639" calcext:value-type="float">
            <text:p>22,639</text:p>
          </table:table-cell>
          <table:table-cell table:style-name="ce27" office:value-type="float" office:value="21589" calcext:value-type="float">
            <text:p>21,589</text:p>
          </table:table-cell>
          <table:table-cell table:style-name="ce27" office:value-type="float" office:value="22099" calcext:value-type="float">
            <text:p>22,099</text:p>
          </table:table-cell>
          <table:table-cell table:style-name="ce34" office:value-type="float" office:value="22097" calcext:value-type="float">
            <text:p>22,097</text:p>
          </table:table-cell>
          <table:table-cell table:style-name="ce27" office:value-type="float" office:value="107342" calcext:value-type="float">
            <text:p>107,342</text:p>
          </table:table-cell>
          <table:table-cell table:style-name="ce27" office:value-type="float" office:value="22376" calcext:value-type="float">
            <text:p>22,376</text:p>
          </table:table-cell>
          <table:table-cell table:style-name="ce27" office:value-type="float" office:value="22271" calcext:value-type="float">
            <text:p>22,271</text:p>
          </table:table-cell>
          <table:table-cell table:style-name="ce27" office:value-type="float" office:value="21512" calcext:value-type="float">
            <text:p>21,512</text:p>
          </table:table-cell>
          <table:table-cell table:style-name="ce27" office:value-type="float" office:value="20764" calcext:value-type="float">
            <text:p>20,764</text:p>
          </table:table-cell>
          <table:table-cell table:style-name="ce34" office:value-type="float" office:value="20419" calcext:value-type="float">
            <text:p>20,419</text:p>
          </table:table-cell>
          <table:table-cell table:style-name="ce27" office:value-type="float" office:value="93712" calcext:value-type="float">
            <text:p>93,712</text:p>
          </table:table-cell>
          <table:table-cell table:style-name="ce27" office:value-type="float" office:value="20500" calcext:value-type="float">
            <text:p>20,500</text:p>
          </table:table-cell>
          <table:table-cell table:style-name="ce27" office:value-type="float" office:value="19012" calcext:value-type="float">
            <text:p>19,012</text:p>
          </table:table-cell>
          <table:table-cell table:style-name="ce27" office:value-type="float" office:value="17925" calcext:value-type="float">
            <text:p>17,925</text:p>
          </table:table-cell>
          <table:table-cell table:style-name="ce27" office:value-type="float" office:value="18407" calcext:value-type="float">
            <text:p>18,407</text:p>
          </table:table-cell>
          <table:table-cell table:style-name="ce34" office:value-type="float" office:value="17868" calcext:value-type="float">
            <text:p>17,868</text:p>
          </table:table-cell>
          <table:table-cell table:style-name="ce27" office:value-type="float" office:value="74098" calcext:value-type="float">
            <text:p>74,098</text:p>
          </table:table-cell>
          <table:table-cell table:style-name="ce27" office:value-type="float" office:value="16808" calcext:value-type="float">
            <text:p>16,808</text:p>
          </table:table-cell>
          <table:table-cell table:style-name="ce27" office:value-type="float" office:value="15619" calcext:value-type="float">
            <text:p>15,619</text:p>
          </table:table-cell>
          <table:table-cell table:style-name="ce27" office:value-type="float" office:value="14863" calcext:value-type="float">
            <text:p>14,863</text:p>
          </table:table-cell>
          <table:table-cell table:style-name="ce27" office:value-type="float" office:value="14689" calcext:value-type="float">
            <text:p>14,689</text:p>
          </table:table-cell>
          <table:table-cell table:style-name="ce34" office:value-type="float" office:value="12119" calcext:value-type="float">
            <text:p>12,119</text:p>
          </table:table-cell>
          <table:table-cell table:style-name="ce27" office:value-type="float" office:value="39317" calcext:value-type="float">
            <text:p>39,317</text:p>
          </table:table-cell>
          <table:table-cell table:style-name="ce27" office:value-type="float" office:value="10667" calcext:value-type="float">
            <text:p>10,667</text:p>
          </table:table-cell>
          <table:table-cell table:style-name="ce27" office:value-type="float" office:value="8992" calcext:value-type="float">
            <text:p>8,992</text:p>
          </table:table-cell>
          <table:table-cell table:style-name="ce27" office:value-type="float" office:value="7683" calcext:value-type="float">
            <text:p>7,683</text:p>
          </table:table-cell>
          <table:table-cell table:style-name="ce27" office:value-type="float" office:value="6452" calcext:value-type="float">
            <text:p>6,452</text:p>
          </table:table-cell>
          <table:table-cell table:style-name="ce34" office:value-type="float" office:value="5523" calcext:value-type="float">
            <text:p>5,523</text:p>
          </table:table-cell>
          <table:table-cell table:style-name="ce27" office:value-type="float" office:value="27615" calcext:value-type="float">
            <text:p>27,615</text:p>
          </table:table-cell>
          <table:table-cell table:style-name="ce27" office:value-type="float" office:value="6107" calcext:value-type="float">
            <text:p>6,107</text:p>
          </table:table-cell>
          <table:table-cell table:style-name="ce27" office:value-type="float" office:value="5794" calcext:value-type="float">
            <text:p>5,794</text:p>
          </table:table-cell>
          <table:table-cell table:style-name="ce27" office:value-type="float" office:value="5572" calcext:value-type="float">
            <text:p>5,572</text:p>
          </table:table-cell>
          <table:table-cell table:style-name="ce27" office:value-type="float" office:value="5234" calcext:value-type="float">
            <text:p>5,234</text:p>
          </table:table-cell>
          <table:table-cell table:style-name="ce34" office:value-type="float" office:value="4908" calcext:value-type="float">
            <text:p>4,908</text:p>
          </table:table-cell>
          <table:table-cell table:style-name="ce27" office:value-type="float" office:value="16540" calcext:value-type="float">
            <text:p>16,540</text:p>
          </table:table-cell>
          <table:table-cell table:style-name="ce27" office:value-type="float" office:value="4329" calcext:value-type="float">
            <text:p>4,329</text:p>
          </table:table-cell>
          <table:table-cell table:style-name="ce27" office:value-type="float" office:value="3718" calcext:value-type="float">
            <text:p>3,718</text:p>
          </table:table-cell>
          <table:table-cell table:style-name="ce27" office:value-type="float" office:value="3325" calcext:value-type="float">
            <text:p>3,325</text:p>
          </table:table-cell>
          <table:table-cell table:style-name="ce27" office:value-type="float" office:value="2769" calcext:value-type="float">
            <text:p>2,769</text:p>
          </table:table-cell>
          <table:table-cell table:style-name="ce34" office:value-type="float" office:value="2399" calcext:value-type="float">
            <text:p>2,399</text:p>
          </table:table-cell>
          <table:table-cell table:style-name="ce27" office:value-type="float" office:value="6654" calcext:value-type="float">
            <text:p>6,654</text:p>
          </table:table-cell>
          <table:table-cell table:style-name="ce27" office:value-type="float" office:value="1927" calcext:value-type="float">
            <text:p>1,927</text:p>
          </table:table-cell>
          <table:table-cell table:style-name="ce27" office:value-type="float" office:value="1615" calcext:value-type="float">
            <text:p>1,615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007" calcext:value-type="float">
            <text:p>1,007</text:p>
          </table:table-cell>
          <table:table-cell table:style-name="ce34" office:value-type="float" office:value="768" calcext:value-type="float">
            <text:p>768</text:p>
          </table:table-cell>
          <table:table-cell table:style-name="ce27" office:value-type="float" office:value="1643" calcext:value-type="float">
            <text:p>1,643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03" calcext:value-type="float">
            <text:p>203</text:p>
          </table:table-cell>
          <table:table-cell table:style-name="ce34" office:value-type="float" office:value="121" calcext:value-type="float">
            <text:p>121</text:p>
          </table:table-cell>
          <table:table-cell table:style-name="ce27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873" calcext:value-type="float">
            <text:p>1,858,873</text:p>
          </table:table-cell>
          <table:table-cell table:style-name="ce26" office:value-type="float" office:value="53734" calcext:value-type="float">
            <text:p>53,734</text:p>
          </table:table-cell>
          <table:table-cell table:style-name="ce26" office:value-type="float" office:value="8930" calcext:value-type="float">
            <text:p>8,930</text:p>
          </table:table-cell>
          <table:table-cell table:style-name="ce26" office:value-type="float" office:value="9934" calcext:value-type="float">
            <text:p>9,934</text:p>
          </table:table-cell>
          <table:table-cell table:style-name="ce26" office:value-type="float" office:value="10374" calcext:value-type="float">
            <text:p>10,374</text:p>
          </table:table-cell>
          <table:table-cell table:style-name="ce26" office:value-type="float" office:value="11896" calcext:value-type="float">
            <text:p>11,896</text:p>
          </table:table-cell>
          <table:table-cell table:style-name="ce26" office:value-type="float" office:value="12600" calcext:value-type="float">
            <text:p>12,600</text:p>
          </table:table-cell>
          <table:table-cell table:style-name="ce26" office:value-type="float" office:value="76731" calcext:value-type="float">
            <text:p>76,731</text:p>
          </table:table-cell>
          <table:table-cell table:style-name="ce26" office:value-type="float" office:value="13763" calcext:value-type="float">
            <text:p>13,763</text:p>
          </table:table-cell>
          <table:table-cell table:style-name="ce26" office:value-type="float" office:value="14431" calcext:value-type="float">
            <text:p>14,431</text:p>
          </table:table-cell>
          <table:table-cell table:style-name="ce26" office:value-type="float" office:value="15396" calcext:value-type="float">
            <text:p>15,396</text:p>
          </table:table-cell>
          <table:table-cell table:style-name="ce26" office:value-type="float" office:value="16112" calcext:value-type="float">
            <text:p>16,112</text:p>
          </table:table-cell>
          <table:table-cell table:style-name="ce47" office:value-type="float" office:value="17029" calcext:value-type="float">
            <text:p>17,029</text:p>
          </table:table-cell>
          <table:table-cell table:style-name="ce26" office:value-type="float" office:value="78298" calcext:value-type="float">
            <text:p>78,298</text:p>
          </table:table-cell>
          <table:table-cell table:style-name="ce26" office:value-type="float" office:value="16292" calcext:value-type="float">
            <text:p>16,292</text:p>
          </table:table-cell>
          <table:table-cell table:style-name="ce26" office:value-type="float" office:value="15804" calcext:value-type="float">
            <text:p>15,804</text:p>
          </table:table-cell>
          <table:table-cell table:style-name="ce26" office:value-type="float" office:value="18473" calcext:value-type="float">
            <text:p>18,473</text:p>
          </table:table-cell>
          <table:table-cell table:style-name="ce26" office:value-type="float" office:value="14949" calcext:value-type="float">
            <text:p>14,949</text:p>
          </table:table-cell>
          <table:table-cell table:style-name="ce47" office:value-type="float" office:value="12780" calcext:value-type="float">
            <text:p>12,780</text:p>
          </table:table-cell>
          <table:table-cell table:style-name="ce26" office:value-type="float" office:value="77730" calcext:value-type="float">
            <text:p>77,730</text:p>
          </table:table-cell>
          <table:table-cell table:style-name="ce26" office:value-type="float" office:value="15253" calcext:value-type="float">
            <text:p>15,253</text:p>
          </table:table-cell>
          <table:table-cell table:style-name="ce26" office:value-type="float" office:value="15509" calcext:value-type="float">
            <text:p>15,509</text:p>
          </table:table-cell>
          <table:table-cell table:style-name="ce26" office:value-type="float" office:value="15567" calcext:value-type="float">
            <text:p>15,567</text:p>
          </table:table-cell>
          <table:table-cell table:style-name="ce26" office:value-type="float" office:value="15631" calcext:value-type="float">
            <text:p>15,631</text:p>
          </table:table-cell>
          <table:table-cell table:style-name="ce47" office:value-type="float" office:value="15770" calcext:value-type="float">
            <text:p>15,770</text:p>
          </table:table-cell>
          <table:table-cell table:style-name="ce26" office:value-type="float" office:value="94329" calcext:value-type="float">
            <text:p>94,329</text:p>
          </table:table-cell>
          <table:table-cell table:style-name="ce26" office:value-type="float" office:value="16176" calcext:value-type="float">
            <text:p>16,176</text:p>
          </table:table-cell>
          <table:table-cell table:style-name="ce26" office:value-type="float" office:value="17029" calcext:value-type="float">
            <text:p>17,029</text:p>
          </table:table-cell>
          <table:table-cell table:style-name="ce26" office:value-type="float" office:value="18231" calcext:value-type="float">
            <text:p>18,231</text:p>
          </table:table-cell>
          <table:table-cell table:style-name="ce26" office:value-type="float" office:value="19729" calcext:value-type="float">
            <text:p>19,729</text:p>
          </table:table-cell>
          <table:table-cell table:style-name="ce47" office:value-type="float" office:value="23164" calcext:value-type="float">
            <text:p>23,164</text:p>
          </table:table-cell>
          <table:table-cell table:style-name="ce26" office:value-type="float" office:value="116159" calcext:value-type="float">
            <text:p>116,159</text:p>
          </table:table-cell>
          <table:table-cell table:style-name="ce26" office:value-type="float" office:value="21133" calcext:value-type="float">
            <text:p>21,133</text:p>
          </table:table-cell>
          <table:table-cell table:style-name="ce26" office:value-type="float" office:value="20513" calcext:value-type="float">
            <text:p>20,513</text:p>
          </table:table-cell>
          <table:table-cell table:style-name="ce26" office:value-type="float" office:value="24892" calcext:value-type="float">
            <text:p>24,892</text:p>
          </table:table-cell>
          <table:table-cell table:style-name="ce26" office:value-type="float" office:value="24609" calcext:value-type="float">
            <text:p>24,609</text:p>
          </table:table-cell>
          <table:table-cell table:style-name="ce47" office:value-type="float" office:value="25012" calcext:value-type="float">
            <text:p>25,012</text:p>
          </table:table-cell>
          <table:table-cell table:style-name="ce26" office:value-type="float" office:value="125855" calcext:value-type="float">
            <text:p>125,855</text:p>
          </table:table-cell>
          <table:table-cell table:style-name="ce26" office:value-type="float" office:value="24913" calcext:value-type="float">
            <text:p>24,913</text:p>
          </table:table-cell>
          <table:table-cell table:style-name="ce26" office:value-type="float" office:value="25514" calcext:value-type="float">
            <text:p>25,514</text:p>
          </table:table-cell>
          <table:table-cell table:style-name="ce26" office:value-type="float" office:value="24561" calcext:value-type="float">
            <text:p>24,561</text:p>
          </table:table-cell>
          <table:table-cell table:style-name="ce26" office:value-type="float" office:value="24916" calcext:value-type="float">
            <text:p>24,916</text:p>
          </table:table-cell>
          <table:table-cell table:style-name="ce47" office:value-type="float" office:value="25951" calcext:value-type="float">
            <text:p>25,951</text:p>
          </table:table-cell>
          <table:table-cell table:style-name="ce26" office:value-type="float" office:value="129698" calcext:value-type="float">
            <text:p>129,698</text:p>
          </table:table-cell>
          <table:table-cell table:style-name="ce26" office:value-type="float" office:value="24931" calcext:value-type="float">
            <text:p>24,931</text:p>
          </table:table-cell>
          <table:table-cell table:style-name="ce26" office:value-type="float" office:value="27071" calcext:value-type="float">
            <text:p>27,071</text:p>
          </table:table-cell>
          <table:table-cell table:style-name="ce26" office:value-type="float" office:value="25003" calcext:value-type="float">
            <text:p>25,003</text:p>
          </table:table-cell>
          <table:table-cell table:style-name="ce26" office:value-type="float" office:value="24690" calcext:value-type="float">
            <text:p>24,690</text:p>
          </table:table-cell>
          <table:table-cell table:style-name="ce47" office:value-type="float" office:value="28003" calcext:value-type="float">
            <text:p>28,003</text:p>
          </table:table-cell>
          <table:table-cell table:style-name="ce26" office:value-type="float" office:value="160075" calcext:value-type="float">
            <text:p>160,075</text:p>
          </table:table-cell>
          <table:table-cell table:style-name="ce26" office:value-type="float" office:value="30057" calcext:value-type="float">
            <text:p>30,057</text:p>
          </table:table-cell>
          <table:table-cell table:style-name="ce26" office:value-type="float" office:value="31211" calcext:value-type="float">
            <text:p>31,211</text:p>
          </table:table-cell>
          <table:table-cell table:style-name="ce26" office:value-type="float" office:value="32742" calcext:value-type="float">
            <text:p>32,742</text:p>
          </table:table-cell>
          <table:table-cell table:style-name="ce26" office:value-type="float" office:value="33507" calcext:value-type="float">
            <text:p>33,507</text:p>
          </table:table-cell>
          <table:table-cell table:style-name="ce47" office:value-type="float" office:value="32558" calcext:value-type="float">
            <text:p>32,558</text:p>
          </table:table-cell>
          <table:table-cell table:style-name="ce26" office:value-type="float" office:value="156471" calcext:value-type="float">
            <text:p>156,471</text:p>
          </table:table-cell>
          <table:table-cell table:style-name="ce26" office:value-type="float" office:value="33209" calcext:value-type="float">
            <text:p>33,209</text:p>
          </table:table-cell>
          <table:table-cell table:style-name="ce26" office:value-type="float" office:value="32167" calcext:value-type="float">
            <text:p>32,167</text:p>
          </table:table-cell>
          <table:table-cell table:style-name="ce26" office:value-type="float" office:value="30917" calcext:value-type="float">
            <text:p>30,917</text:p>
          </table:table-cell>
          <table:table-cell table:style-name="ce26" office:value-type="float" office:value="32339" calcext:value-type="float">
            <text:p>32,339</text:p>
          </table:table-cell>
          <table:table-cell table:style-name="ce47" office:value-type="float" office:value="27839" calcext:value-type="float">
            <text:p>27,839</text:p>
          </table:table-cell>
          <table:table-cell table:style-name="ce26" office:value-type="float" office:value="136178" calcext:value-type="float">
            <text:p>136,178</text:p>
          </table:table-cell>
          <table:table-cell table:style-name="ce26" office:value-type="float" office:value="26995" calcext:value-type="float">
            <text:p>26,995</text:p>
          </table:table-cell>
          <table:table-cell table:style-name="ce26" office:value-type="float" office:value="26951" calcext:value-type="float">
            <text:p>26,951</text:p>
          </table:table-cell>
          <table:table-cell table:style-name="ce26" office:value-type="float" office:value="26514" calcext:value-type="float">
            <text:p>26,514</text:p>
          </table:table-cell>
          <table:table-cell table:style-name="ce26" office:value-type="float" office:value="27363" calcext:value-type="float">
            <text:p>27,363</text:p>
          </table:table-cell>
          <table:table-cell table:style-name="ce47" office:value-type="float" office:value="28355" calcext:value-type="float">
            <text:p>28,355</text:p>
          </table:table-cell>
          <table:table-cell table:style-name="ce26" office:value-type="float" office:value="143306" calcext:value-type="float">
            <text:p>143,306</text:p>
          </table:table-cell>
          <table:table-cell table:style-name="ce26" office:value-type="float" office:value="28525" calcext:value-type="float">
            <text:p>28,525</text:p>
          </table:table-cell>
          <table:table-cell table:style-name="ce26" office:value-type="float" office:value="28824" calcext:value-type="float">
            <text:p>28,824</text:p>
          </table:table-cell>
          <table:table-cell table:style-name="ce26" office:value-type="float" office:value="27547" calcext:value-type="float">
            <text:p>27,547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47" office:value-type="float" office:value="29041" calcext:value-type="float">
            <text:p>29,041</text:p>
          </table:table-cell>
          <table:table-cell table:style-name="ce26" office:value-type="float" office:value="147207" calcext:value-type="float">
            <text:p>147,207</text:p>
          </table:table-cell>
          <table:table-cell table:style-name="ce26" office:value-type="float" office:value="29496" calcext:value-type="float">
            <text:p>29,496</text:p>
          </table:table-cell>
          <table:table-cell table:style-name="ce26" office:value-type="float" office:value="29711" calcext:value-type="float">
            <text:p>29,711</text:p>
          </table:table-cell>
          <table:table-cell table:style-name="ce26" office:value-type="float" office:value="29709" calcext:value-type="float">
            <text:p>29,709</text:p>
          </table:table-cell>
          <table:table-cell table:style-name="ce26" office:value-type="float" office:value="29513" calcext:value-type="float">
            <text:p>29,513</text:p>
          </table:table-cell>
          <table:table-cell table:style-name="ce47" office:value-type="float" office:value="28778" calcext:value-type="float">
            <text:p>28,778</text:p>
          </table:table-cell>
          <table:table-cell table:style-name="ce26" office:value-type="float" office:value="129690" calcext:value-type="float">
            <text:p>129,690</text:p>
          </table:table-cell>
          <table:table-cell table:style-name="ce26" office:value-type="float" office:value="28169" calcext:value-type="float">
            <text:p>28,169</text:p>
          </table:table-cell>
          <table:table-cell table:style-name="ce26" office:value-type="float" office:value="26402" calcext:value-type="float">
            <text:p>26,402</text:p>
          </table:table-cell>
          <table:table-cell table:style-name="ce26" office:value-type="float" office:value="25448" calcext:value-type="float">
            <text:p>25,448</text:p>
          </table:table-cell>
          <table:table-cell table:style-name="ce26" office:value-type="float" office:value="25400" calcext:value-type="float">
            <text:p>25,400</text:p>
          </table:table-cell>
          <table:table-cell table:style-name="ce47" office:value-type="float" office:value="24271" calcext:value-type="float">
            <text:p>24,271</text:p>
          </table:table-cell>
          <table:table-cell table:style-name="ce26" office:value-type="float" office:value="100635" calcext:value-type="float">
            <text:p>100,635</text:p>
          </table:table-cell>
          <table:table-cell table:style-name="ce26" office:value-type="float" office:value="22327" calcext:value-type="float">
            <text:p>22,327</text:p>
          </table:table-cell>
          <table:table-cell table:style-name="ce26" office:value-type="float" office:value="21138" calcext:value-type="float">
            <text:p>21,138</text:p>
          </table:table-cell>
          <table:table-cell table:style-name="ce26" office:value-type="float" office:value="20152" calcext:value-type="float">
            <text:p>20,152</text:p>
          </table:table-cell>
          <table:table-cell table:style-name="ce26" office:value-type="float" office:value="20660" calcext:value-type="float">
            <text:p>20,660</text:p>
          </table:table-cell>
          <table:table-cell table:style-name="ce47" office:value-type="float" office:value="16358" calcext:value-type="float">
            <text:p>16,358</text:p>
          </table:table-cell>
          <table:table-cell table:style-name="ce26" office:value-type="float" office:value="54835" calcext:value-type="float">
            <text:p>54,835</text:p>
          </table:table-cell>
          <table:table-cell table:style-name="ce26" office:value-type="float" office:value="15268" calcext:value-type="float">
            <text:p>15,268</text:p>
          </table:table-cell>
          <table:table-cell table:style-name="ce26" office:value-type="float" office:value="13400" calcext:value-type="float">
            <text:p>13,400</text:p>
          </table:table-cell>
          <table:table-cell table:style-name="ce26" office:value-type="float" office:value="10694" calcext:value-type="float">
            <text:p>10,694</text:p>
          </table:table-cell>
          <table:table-cell table:style-name="ce26" office:value-type="float" office:value="8212" calcext:value-type="float">
            <text:p>8,212</text:p>
          </table:table-cell>
          <table:table-cell table:style-name="ce47" office:value-type="float" office:value="7261" calcext:value-type="float">
            <text:p>7,261</text:p>
          </table:table-cell>
          <table:table-cell table:style-name="ce26" office:value-type="float" office:value="39667" calcext:value-type="float">
            <text:p>39,667</text:p>
          </table:table-cell>
          <table:table-cell table:style-name="ce26" office:value-type="float" office:value="8887" calcext:value-type="float">
            <text:p>8,887</text:p>
          </table:table-cell>
          <table:table-cell table:style-name="ce26" office:value-type="float" office:value="8408" calcext:value-type="float">
            <text:p>8,408</text:p>
          </table:table-cell>
          <table:table-cell table:style-name="ce26" office:value-type="float" office:value="7629" calcext:value-type="float">
            <text:p>7,629</text:p>
          </table:table-cell>
          <table:table-cell table:style-name="ce26" office:value-type="float" office:value="7670" calcext:value-type="float">
            <text:p>7,670</text:p>
          </table:table-cell>
          <table:table-cell table:style-name="ce47" office:value-type="float" office:value="7073" calcext:value-type="float">
            <text:p>7,073</text:p>
          </table:table-cell>
          <table:table-cell table:style-name="ce26" office:value-type="float" office:value="24554" calcext:value-type="float">
            <text:p>24,554</text:p>
          </table:table-cell>
          <table:table-cell table:style-name="ce26" office:value-type="float" office:value="6168" calcext:value-type="float">
            <text:p>6,168</text:p>
          </table:table-cell>
          <table:table-cell table:style-name="ce26" office:value-type="float" office:value="5454" calcext:value-type="float">
            <text:p>5,454</text:p>
          </table:table-cell>
          <table:table-cell table:style-name="ce26" office:value-type="float" office:value="4854" calcext:value-type="float">
            <text:p>4,854</text:p>
          </table:table-cell>
          <table:table-cell table:style-name="ce26" office:value-type="float" office:value="4209" calcext:value-type="float">
            <text:p>4,209</text:p>
          </table:table-cell>
          <table:table-cell table:style-name="ce47" office:value-type="float" office:value="3869" calcext:value-type="float">
            <text:p>3,869</text:p>
          </table:table-cell>
          <table:table-cell table:style-name="ce26" office:value-type="float" office:value="10830" calcext:value-type="float">
            <text:p>10,830</text:p>
          </table:table-cell>
          <table:table-cell table:style-name="ce26" office:value-type="float" office:value="3285" calcext:value-type="float">
            <text:p>3,285</text:p>
          </table:table-cell>
          <table:table-cell table:style-name="ce26" office:value-type="float" office:value="2413" calcext:value-type="float">
            <text:p>2,413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1770" calcext:value-type="float">
            <text:p>1,770</text:p>
          </table:table-cell>
          <table:table-cell table:style-name="ce47" office:value-type="float" office:value="1353" calcext:value-type="float">
            <text:p>1,353</text:p>
          </table:table-cell>
          <table:table-cell table:style-name="ce26" office:value-type="float" office:value="2574" calcext:value-type="float">
            <text:p>2,574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694" calcext:value-type="float">
            <text:p>694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189" calcext:value-type="float">
            <text:p>189</text:p>
          </table:table-cell>
          <table:table-cell table:style-name="ce26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802" calcext:value-type="float">
            <text:p>921,802</text:p>
          </table:table-cell>
          <table:table-cell table:style-name="ce26" office:value-type="float" office:value="28047" calcext:value-type="float">
            <text:p>28,047</text:p>
          </table:table-cell>
          <table:table-cell table:style-name="ce38" office:value-type="float" office:value="4645" calcext:value-type="float">
            <text:p>4,645</text:p>
          </table:table-cell>
          <table:table-cell table:style-name="ce38" office:value-type="float" office:value="5111" calcext:value-type="float">
            <text:p>5,111</text:p>
          </table:table-cell>
          <table:table-cell table:style-name="ce38" office:value-type="float" office:value="5455" calcext:value-type="float">
            <text:p>5,455</text:p>
          </table:table-cell>
          <table:table-cell table:style-name="ce38" office:value-type="float" office:value="6247" calcext:value-type="float">
            <text:p>6,247</text:p>
          </table:table-cell>
          <table:table-cell table:style-name="ce38" office:value-type="float" office:value="6589" calcext:value-type="float">
            <text:p>6,589</text:p>
          </table:table-cell>
          <table:table-cell table:style-name="ce38" office:value-type="float" office:value="39779" calcext:value-type="float">
            <text:p>39,779</text:p>
          </table:table-cell>
          <table:table-cell table:style-name="ce38" office:value-type="float" office:value="7074" calcext:value-type="float">
            <text:p>7,074</text:p>
          </table:table-cell>
          <table:table-cell table:style-name="ce38" office:value-type="float" office:value="7459" calcext:value-type="float">
            <text:p>7,459</text:p>
          </table:table-cell>
          <table:table-cell table:style-name="ce38" office:value-type="float" office:value="7972" calcext:value-type="float">
            <text:p>7,972</text:p>
          </table:table-cell>
          <table:table-cell table:style-name="ce38" office:value-type="float" office:value="8435" calcext:value-type="float">
            <text:p>8,435</text:p>
          </table:table-cell>
          <table:table-cell table:style-name="ce48" office:value-type="float" office:value="8839" calcext:value-type="float">
            <text:p>8,839</text:p>
          </table:table-cell>
          <table:table-cell table:style-name="ce38" office:value-type="float" office:value="40536" calcext:value-type="float">
            <text:p>40,536</text:p>
          </table:table-cell>
          <table:table-cell table:style-name="ce38" office:value-type="float" office:value="8387" calcext:value-type="float">
            <text:p>8,387</text:p>
          </table:table-cell>
          <table:table-cell table:style-name="ce38" office:value-type="float" office:value="8056" calcext:value-type="float">
            <text:p>8,056</text:p>
          </table:table-cell>
          <table:table-cell table:style-name="ce38" office:value-type="float" office:value="9562" calcext:value-type="float">
            <text:p>9,562</text:p>
          </table:table-cell>
          <table:table-cell table:style-name="ce38" office:value-type="float" office:value="7838" calcext:value-type="float">
            <text:p>7,838</text:p>
          </table:table-cell>
          <table:table-cell table:style-name="ce48" office:value-type="float" office:value="6693" calcext:value-type="float">
            <text:p>6,693</text:p>
          </table:table-cell>
          <table:table-cell table:style-name="ce38" office:value-type="float" office:value="40370" calcext:value-type="float">
            <text:p>40,370</text:p>
          </table:table-cell>
          <table:table-cell table:style-name="ce38" office:value-type="float" office:value="7847" calcext:value-type="float">
            <text:p>7,847</text:p>
          </table:table-cell>
          <table:table-cell table:style-name="ce38" office:value-type="float" office:value="8028" calcext:value-type="float">
            <text:p>8,028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8116" calcext:value-type="float">
            <text:p>8,116</text:p>
          </table:table-cell>
          <table:table-cell table:style-name="ce48" office:value-type="float" office:value="8269" calcext:value-type="float">
            <text:p>8,269</text:p>
          </table:table-cell>
          <table:table-cell table:style-name="ce38" office:value-type="float" office:value="49051" calcext:value-type="float">
            <text:p>49,051</text:p>
          </table:table-cell>
          <table:table-cell table:style-name="ce38" office:value-type="float" office:value="8322" calcext:value-type="float">
            <text:p>8,322</text:p>
          </table:table-cell>
          <table:table-cell table:style-name="ce38" office:value-type="float" office:value="8933" calcext:value-type="float">
            <text:p>8,933</text:p>
          </table:table-cell>
          <table:table-cell table:style-name="ce38" office:value-type="float" office:value="9545" calcext:value-type="float">
            <text:p>9,545</text:p>
          </table:table-cell>
          <table:table-cell table:style-name="ce38" office:value-type="float" office:value="10141" calcext:value-type="float">
            <text:p>10,141</text:p>
          </table:table-cell>
          <table:table-cell table:style-name="ce48" office:value-type="float" office:value="12110" calcext:value-type="float">
            <text:p>12,110</text:p>
          </table:table-cell>
          <table:table-cell table:style-name="ce38" office:value-type="float" office:value="60710" calcext:value-type="float">
            <text:p>60,710</text:p>
          </table:table-cell>
          <table:table-cell table:style-name="ce38" office:value-type="float" office:value="11044" calcext:value-type="float">
            <text:p>11,044</text:p>
          </table:table-cell>
          <table:table-cell table:style-name="ce38" office:value-type="float" office:value="10787" calcext:value-type="float">
            <text:p>10,787</text:p>
          </table:table-cell>
          <table:table-cell table:style-name="ce38" office:value-type="float" office:value="13059" calcext:value-type="float">
            <text:p>13,059</text:p>
          </table:table-cell>
          <table:table-cell table:style-name="ce38" office:value-type="float" office:value="12818" calcext:value-type="float">
            <text:p>12,818</text:p>
          </table:table-cell>
          <table:table-cell table:style-name="ce48" office:value-type="float" office:value="13002" calcext:value-type="float">
            <text:p>13,002</text:p>
          </table:table-cell>
          <table:table-cell table:style-name="ce38" office:value-type="float" office:value="65451" calcext:value-type="float">
            <text:p>65,451</text:p>
          </table:table-cell>
          <table:table-cell table:style-name="ce38" office:value-type="float" office:value="12937" calcext:value-type="float">
            <text:p>12,937</text:p>
          </table:table-cell>
          <table:table-cell table:style-name="ce38" office:value-type="float" office:value="13133" calcext:value-type="float">
            <text:p>13,133</text:p>
          </table:table-cell>
          <table:table-cell table:style-name="ce38" office:value-type="float" office:value="12828" calcext:value-type="float">
            <text:p>12,828</text:p>
          </table:table-cell>
          <table:table-cell table:style-name="ce38" office:value-type="float" office:value="13020" calcext:value-type="float">
            <text:p>13,020</text:p>
          </table:table-cell>
          <table:table-cell table:style-name="ce48" office:value-type="float" office:value="13533" calcext:value-type="float">
            <text:p>13,533</text:p>
          </table:table-cell>
          <table:table-cell table:style-name="ce38" office:value-type="float" office:value="66299" calcext:value-type="float">
            <text:p>66,299</text:p>
          </table:table-cell>
          <table:table-cell table:style-name="ce38" office:value-type="float" office:value="12946" calcext:value-type="float">
            <text:p>12,946</text:p>
          </table:table-cell>
          <table:table-cell table:style-name="ce38" office:value-type="float" office:value="14053" calcext:value-type="float">
            <text:p>14,053</text:p>
          </table:table-cell>
          <table:table-cell table:style-name="ce38" office:value-type="float" office:value="12775" calcext:value-type="float">
            <text:p>12,775</text:p>
          </table:table-cell>
          <table:table-cell table:style-name="ce38" office:value-type="float" office:value="12532" calcext:value-type="float">
            <text:p>12,532</text:p>
          </table:table-cell>
          <table:table-cell table:style-name="ce48" office:value-type="float" office:value="13993" calcext:value-type="float">
            <text:p>13,993</text:p>
          </table:table-cell>
          <table:table-cell table:style-name="ce38" office:value-type="float" office:value="79369" calcext:value-type="float">
            <text:p>79,369</text:p>
          </table:table-cell>
          <table:table-cell table:style-name="ce38" office:value-type="float" office:value="15060" calcext:value-type="float">
            <text:p>15,060</text:p>
          </table:table-cell>
          <table:table-cell table:style-name="ce38" office:value-type="float" office:value="15555" calcext:value-type="float">
            <text:p>15,555</text:p>
          </table:table-cell>
          <table:table-cell table:style-name="ce38" office:value-type="float" office:value="16024" calcext:value-type="float">
            <text:p>16,024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48" office:value-type="float" office:value="16070" calcext:value-type="float">
            <text:p>16,070</text:p>
          </table:table-cell>
          <table:table-cell table:style-name="ce38" office:value-type="float" office:value="77722" calcext:value-type="float">
            <text:p>77,722</text:p>
          </table:table-cell>
          <table:table-cell table:style-name="ce38" office:value-type="float" office:value="16652" calcext:value-type="float">
            <text:p>16,652</text:p>
          </table:table-cell>
          <table:table-cell table:style-name="ce38" office:value-type="float" office:value="16244" calcext:value-type="float">
            <text:p>16,244</text:p>
          </table:table-cell>
          <table:table-cell table:style-name="ce38" office:value-type="float" office:value="15325" calcext:value-type="float">
            <text:p>15,325</text:p>
          </table:table-cell>
          <table:table-cell table:style-name="ce38" office:value-type="float" office:value="15945" calcext:value-type="float">
            <text:p>15,945</text:p>
          </table:table-cell>
          <table:table-cell table:style-name="ce48" office:value-type="float" office:value="13556" calcext:value-type="float">
            <text:p>13,556</text:p>
          </table:table-cell>
          <table:table-cell table:style-name="ce38" office:value-type="float" office:value="66173" calcext:value-type="float">
            <text:p>66,173</text:p>
          </table:table-cell>
          <table:table-cell table:style-name="ce38" office:value-type="float" office:value="13241" calcext:value-type="float">
            <text:p>13,241</text:p>
          </table:table-cell>
          <table:table-cell table:style-name="ce38" office:value-type="float" office:value="13073" calcext:value-type="float">
            <text:p>13,073</text:p>
          </table:table-cell>
          <table:table-cell table:style-name="ce38" office:value-type="float" office:value="12714" calcext:value-type="float">
            <text:p>12,714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48" office:value-type="float" office:value="13749" calcext:value-type="float">
            <text:p>13,749</text:p>
          </table:table-cell>
          <table:table-cell table:style-name="ce38" office:value-type="float" office:value="69935" calcext:value-type="float">
            <text:p>69,935</text:p>
          </table:table-cell>
          <table:table-cell table:style-name="ce38" office:value-type="float" office:value="13872" calcext:value-type="float">
            <text:p>13,872</text:p>
          </table:table-cell>
          <table:table-cell table:style-name="ce38" office:value-type="float" office:value="14137" calcext:value-type="float">
            <text:p>14,137</text:p>
          </table:table-cell>
          <table:table-cell table:style-name="ce38" office:value-type="float" office:value="13368" calcext:value-type="float">
            <text:p>13,368</text:p>
          </table:table-cell>
          <table:table-cell table:style-name="ce38" office:value-type="float" office:value="14385" calcext:value-type="float">
            <text:p>14,385</text:p>
          </table:table-cell>
          <table:table-cell table:style-name="ce48" office:value-type="float" office:value="14173" calcext:value-type="float">
            <text:p>14,173</text:p>
          </table:table-cell>
          <table:table-cell table:style-name="ce38" office:value-type="float" office:value="71737" calcext:value-type="float">
            <text:p>71,737</text:p>
          </table:table-cell>
          <table:table-cell table:style-name="ce38" office:value-type="float" office:value="14371" calcext:value-type="float">
            <text:p>14,371</text:p>
          </table:table-cell>
          <table:table-cell table:style-name="ce38" office:value-type="float" office:value="14577" calcext:value-type="float">
            <text:p>14,577</text:p>
          </table:table-cell>
          <table:table-cell table:style-name="ce38" office:value-type="float" office:value="14493" calcext:value-type="float">
            <text:p>14,493</text:p>
          </table:table-cell>
          <table:table-cell table:style-name="ce38" office:value-type="float" office:value="14327" calcext:value-type="float">
            <text:p>14,327</text:p>
          </table:table-cell>
          <table:table-cell table:style-name="ce48" office:value-type="float" office:value="13969" calcext:value-type="float">
            <text:p>13,969</text:p>
          </table:table-cell>
          <table:table-cell table:style-name="ce38" office:value-type="float" office:value="63142" calcext:value-type="float">
            <text:p>63,142</text:p>
          </table:table-cell>
          <table:table-cell table:style-name="ce38" office:value-type="float" office:value="13825" calcext:value-type="float">
            <text:p>13,825</text:p>
          </table:table-cell>
          <table:table-cell table:style-name="ce38" office:value-type="float" office:value="12776" calcext:value-type="float">
            <text:p>12,776</text:p>
          </table:table-cell>
          <table:table-cell table:style-name="ce38" office:value-type="float" office:value="12540" calcext:value-type="float">
            <text:p>12,540</text:p>
          </table:table-cell>
          <table:table-cell table:style-name="ce38" office:value-type="float" office:value="12351" calcext:value-type="float">
            <text:p>12,351</text:p>
          </table:table-cell>
          <table:table-cell table:style-name="ce48" office:value-type="float" office:value="11650" calcext:value-type="float">
            <text:p>11,650</text:p>
          </table:table-cell>
          <table:table-cell table:style-name="ce38" office:value-type="float" office:value="47821" calcext:value-type="float">
            <text:p>47,821</text:p>
          </table:table-cell>
          <table:table-cell table:style-name="ce38" office:value-type="float" office:value="10713" calcext:value-type="float">
            <text:p>10,713</text:p>
          </table:table-cell>
          <table:table-cell table:style-name="ce38" office:value-type="float" office:value="10047" calcext:value-type="float">
            <text:p>10,047</text:p>
          </table:table-cell>
          <table:table-cell table:style-name="ce38" office:value-type="float" office:value="9617" calcext:value-type="float">
            <text:p>9,617</text:p>
          </table:table-cell>
          <table:table-cell table:style-name="ce38" office:value-type="float" office:value="9770" calcext:value-type="float">
            <text:p>9,770</text:p>
          </table:table-cell>
          <table:table-cell table:style-name="ce48" office:value-type="float" office:value="7674" calcext:value-type="float">
            <text:p>7,674</text:p>
          </table:table-cell>
          <table:table-cell table:style-name="ce38" office:value-type="float" office:value="24859" calcext:value-type="float">
            <text:p>24,859</text:p>
          </table:table-cell>
          <table:table-cell table:style-name="ce38" office:value-type="float" office:value="7081" calcext:value-type="float">
            <text:p>7,081</text:p>
          </table:table-cell>
          <table:table-cell table:style-name="ce38" office:value-type="float" office:value="6097" calcext:value-type="float">
            <text:p>6,097</text:p>
          </table:table-cell>
          <table:table-cell table:style-name="ce38" office:value-type="float" office:value="4827" calcext:value-type="float">
            <text:p>4,827</text:p>
          </table:table-cell>
          <table:table-cell table:style-name="ce38" office:value-type="float" office:value="3649" calcext:value-type="float">
            <text:p>3,649</text:p>
          </table:table-cell>
          <table:table-cell table:style-name="ce48" office:value-type="float" office:value="3205" calcext:value-type="float">
            <text:p>3,205</text:p>
          </table:table-cell>
          <table:table-cell table:style-name="ce38" office:value-type="float" office:value="16552" calcext:value-type="float">
            <text:p>16,552</text:p>
          </table:table-cell>
          <table:table-cell table:style-name="ce38" office:value-type="float" office:value="3756" calcext:value-type="float">
            <text:p>3,756</text:p>
          </table:table-cell>
          <table:table-cell table:style-name="ce38" office:value-type="float" office:value="3613" calcext:value-type="float">
            <text:p>3,613</text:p>
          </table:table-cell>
          <table:table-cell table:style-name="ce38" office:value-type="float" office:value="3151" calcext:value-type="float">
            <text:p>3,151</text:p>
          </table:table-cell>
          <table:table-cell table:style-name="ce38" office:value-type="float" office:value="3201" calcext:value-type="float">
            <text:p>3,201</text:p>
          </table:table-cell>
          <table:table-cell table:style-name="ce48" office:value-type="float" office:value="2831" calcext:value-type="float">
            <text:p>2,831</text:p>
          </table:table-cell>
          <table:table-cell table:style-name="ce38" office:value-type="float" office:value="9399" calcext:value-type="float">
            <text:p>9,399</text:p>
          </table:table-cell>
          <table:table-cell table:style-name="ce38" office:value-type="float" office:value="2424" calcext:value-type="float">
            <text:p>2,424</text:p>
          </table:table-cell>
          <table:table-cell table:style-name="ce38" office:value-type="float" office:value="2098" calcext:value-type="float">
            <text:p>2,098</text:p>
          </table:table-cell>
          <table:table-cell table:style-name="ce38" office:value-type="float" office:value="1840" calcext:value-type="float">
            <text:p>1,840</text:p>
          </table:table-cell>
          <table:table-cell table:style-name="ce38" office:value-type="float" office:value="1594" calcext:value-type="float">
            <text:p>1,594</text:p>
          </table:table-cell>
          <table:table-cell table:style-name="ce48" office:value-type="float" office:value="1443" calcext:value-type="float">
            <text:p>1,443</text:p>
          </table:table-cell>
          <table:table-cell table:style-name="ce38" office:value-type="float" office:value="3866" calcext:value-type="float">
            <text:p>3,866</text:p>
          </table:table-cell>
          <table:table-cell table:style-name="ce38" office:value-type="float" office:value="1164" calcext:value-type="float">
            <text:p>1,164</text:p>
          </table:table-cell>
          <table:table-cell table:style-name="ce38" office:value-type="float" office:value="841" calcext:value-type="float">
            <text:p>841</text:p>
          </table:table-cell>
          <table:table-cell table:style-name="ce38" office:value-type="float" office:value="747" calcext:value-type="float">
            <text:p>747</text:p>
          </table:table-cell>
          <table:table-cell table:style-name="ce38" office:value-type="float" office:value="629" calcext:value-type="float">
            <text:p>629</text:p>
          </table:table-cell>
          <table:table-cell table:style-name="ce48" office:value-type="float" office:value="485" calcext:value-type="float">
            <text:p>485</text:p>
          </table:table-cell>
          <table:table-cell table:style-name="ce38" office:value-type="float" office:value="905" calcext:value-type="float">
            <text:p>905</text:p>
          </table:table-cell>
          <table:table-cell table:style-name="ce38" office:value-type="float" office:value="333" calcext:value-type="float">
            <text:p>333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02" calcext:value-type="float">
            <text:p>102</text:p>
          </table:table-cell>
          <table:table-cell table:style-name="ce48" office:value-type="float" office:value="75" calcext:value-type="float">
            <text:p>75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71" calcext:value-type="float">
            <text:p>937,071</text:p>
          </table:table-cell>
          <table:table-cell table:style-name="ce34" office:value-type="float" office:value="25687" calcext:value-type="float">
            <text:p>25,687</text:p>
          </table:table-cell>
          <table:table-cell table:style-name="ce39" office:value-type="float" office:value="4285" calcext:value-type="float">
            <text:p>4,285</text:p>
          </table:table-cell>
          <table:table-cell table:style-name="ce39" office:value-type="float" office:value="4823" calcext:value-type="float">
            <text:p>4,823</text:p>
          </table:table-cell>
          <table:table-cell table:style-name="ce39" office:value-type="float" office:value="4919" calcext:value-type="float">
            <text:p>4,919</text:p>
          </table:table-cell>
          <table:table-cell table:style-name="ce39" office:value-type="float" office:value="5649" calcext:value-type="float">
            <text:p>5,649</text:p>
          </table:table-cell>
          <table:table-cell table:style-name="ce39" office:value-type="float" office:value="6011" calcext:value-type="float">
            <text:p>6,011</text:p>
          </table:table-cell>
          <table:table-cell table:style-name="ce39" office:value-type="float" office:value="36952" calcext:value-type="float">
            <text:p>36,952</text:p>
          </table:table-cell>
          <table:table-cell table:style-name="ce39" office:value-type="float" office:value="6689" calcext:value-type="float">
            <text:p>6,689</text:p>
          </table:table-cell>
          <table:table-cell table:style-name="ce39" office:value-type="float" office:value="6972" calcext:value-type="float">
            <text:p>6,972</text:p>
          </table:table-cell>
          <table:table-cell table:style-name="ce39" office:value-type="float" office:value="7424" calcext:value-type="float">
            <text:p>7,424</text:p>
          </table:table-cell>
          <table:table-cell table:style-name="ce39" office:value-type="float" office:value="7677" calcext:value-type="float">
            <text:p>7,677</text:p>
          </table:table-cell>
          <table:table-cell table:style-name="ce49" office:value-type="float" office:value="8190" calcext:value-type="float">
            <text:p>8,190</text:p>
          </table:table-cell>
          <table:table-cell table:style-name="ce39" office:value-type="float" office:value="37762" calcext:value-type="float">
            <text:p>37,762</text:p>
          </table:table-cell>
          <table:table-cell table:style-name="ce39" office:value-type="float" office:value="7905" calcext:value-type="float">
            <text:p>7,905</text:p>
          </table:table-cell>
          <table:table-cell table:style-name="ce39" office:value-type="float" office:value="7748" calcext:value-type="float">
            <text:p>7,748</text:p>
          </table:table-cell>
          <table:table-cell table:style-name="ce39" office:value-type="float" office:value="8911" calcext:value-type="float">
            <text:p>8,911</text:p>
          </table:table-cell>
          <table:table-cell table:style-name="ce39" office:value-type="float" office:value="7111" calcext:value-type="float">
            <text:p>7,111</text:p>
          </table:table-cell>
          <table:table-cell table:style-name="ce49" office:value-type="float" office:value="6087" calcext:value-type="float">
            <text:p>6,087</text:p>
          </table:table-cell>
          <table:table-cell table:style-name="ce39" office:value-type="float" office:value="37360" calcext:value-type="float">
            <text:p>37,360</text:p>
          </table:table-cell>
          <table:table-cell table:style-name="ce39" office:value-type="float" office:value="7406" calcext:value-type="float">
            <text:p>7,406</text:p>
          </table:table-cell>
          <table:table-cell table:style-name="ce39" office:value-type="float" office:value="7481" calcext:value-type="float">
            <text:p>7,481</text:p>
          </table:table-cell>
          <table:table-cell table:style-name="ce39" office:value-type="float" office:value="7457" calcext:value-type="float">
            <text:p>7,457</text:p>
          </table:table-cell>
          <table:table-cell table:style-name="ce39" office:value-type="float" office:value="7515" calcext:value-type="float">
            <text:p>7,515</text:p>
          </table:table-cell>
          <table:table-cell table:style-name="ce49" office:value-type="float" office:value="7501" calcext:value-type="float">
            <text:p>7,501</text:p>
          </table:table-cell>
          <table:table-cell table:style-name="ce39" office:value-type="float" office:value="45278" calcext:value-type="float">
            <text:p>45,278</text:p>
          </table:table-cell>
          <table:table-cell table:style-name="ce39" office:value-type="float" office:value="7854" calcext:value-type="float">
            <text:p>7,854</text:p>
          </table:table-cell>
          <table:table-cell table:style-name="ce39" office:value-type="float" office:value="8096" calcext:value-type="float">
            <text:p>8,096</text:p>
          </table:table-cell>
          <table:table-cell table:style-name="ce39" office:value-type="float" office:value="8686" calcext:value-type="float">
            <text:p>8,686</text:p>
          </table:table-cell>
          <table:table-cell table:style-name="ce39" office:value-type="float" office:value="9588" calcext:value-type="float">
            <text:p>9,588</text:p>
          </table:table-cell>
          <table:table-cell table:style-name="ce49" office:value-type="float" office:value="11054" calcext:value-type="float">
            <text:p>11,054</text:p>
          </table:table-cell>
          <table:table-cell table:style-name="ce39" office:value-type="float" office:value="55449" calcext:value-type="float">
            <text:p>55,449</text:p>
          </table:table-cell>
          <table:table-cell table:style-name="ce39" office:value-type="float" office:value="10089" calcext:value-type="float">
            <text:p>10,089</text:p>
          </table:table-cell>
          <table:table-cell table:style-name="ce39" office:value-type="float" office:value="9726" calcext:value-type="float">
            <text:p>9,726</text:p>
          </table:table-cell>
          <table:table-cell table:style-name="ce39" office:value-type="float" office:value="11833" calcext:value-type="float">
            <text:p>11,833</text:p>
          </table:table-cell>
          <table:table-cell table:style-name="ce39" office:value-type="float" office:value="11791" calcext:value-type="float">
            <text:p>11,791</text:p>
          </table:table-cell>
          <table:table-cell table:style-name="ce49" office:value-type="float" office:value="12010" calcext:value-type="float">
            <text:p>12,010</text:p>
          </table:table-cell>
          <table:table-cell table:style-name="ce39" office:value-type="float" office:value="60404" calcext:value-type="float">
            <text:p>60,404</text:p>
          </table:table-cell>
          <table:table-cell table:style-name="ce39" office:value-type="float" office:value="11976" calcext:value-type="float">
            <text:p>11,976</text:p>
          </table:table-cell>
          <table:table-cell table:style-name="ce39" office:value-type="float" office:value="12381" calcext:value-type="float">
            <text:p>12,381</text:p>
          </table:table-cell>
          <table:table-cell table:style-name="ce39" office:value-type="float" office:value="11733" calcext:value-type="float">
            <text:p>11,733</text:p>
          </table:table-cell>
          <table:table-cell table:style-name="ce39" office:value-type="float" office:value="11896" calcext:value-type="float">
            <text:p>11,896</text:p>
          </table:table-cell>
          <table:table-cell table:style-name="ce49" office:value-type="float" office:value="12418" calcext:value-type="float">
            <text:p>12,418</text:p>
          </table:table-cell>
          <table:table-cell table:style-name="ce39" office:value-type="float" office:value="63399" calcext:value-type="float">
            <text:p>63,399</text:p>
          </table:table-cell>
          <table:table-cell table:style-name="ce39" office:value-type="float" office:value="11985" calcext:value-type="float">
            <text:p>11,985</text:p>
          </table:table-cell>
          <table:table-cell table:style-name="ce39" office:value-type="float" office:value="13018" calcext:value-type="float">
            <text:p>13,018</text:p>
          </table:table-cell>
          <table:table-cell table:style-name="ce39" office:value-type="float" office:value="12228" calcext:value-type="float">
            <text:p>12,228</text:p>
          </table:table-cell>
          <table:table-cell table:style-name="ce39" office:value-type="float" office:value="12158" calcext:value-type="float">
            <text:p>12,158</text:p>
          </table:table-cell>
          <table:table-cell table:style-name="ce49" office:value-type="float" office:value="14010" calcext:value-type="float">
            <text:p>14,010</text:p>
          </table:table-cell>
          <table:table-cell table:style-name="ce39" office:value-type="float" office:value="80706" calcext:value-type="float">
            <text:p>80,706</text:p>
          </table:table-cell>
          <table:table-cell table:style-name="ce39" office:value-type="float" office:value="14997" calcext:value-type="float">
            <text:p>14,997</text:p>
          </table:table-cell>
          <table:table-cell table:style-name="ce39" office:value-type="float" office:value="15656" calcext:value-type="float">
            <text:p>15,656</text:p>
          </table:table-cell>
          <table:table-cell table:style-name="ce39" office:value-type="float" office:value="16718" calcext:value-type="float">
            <text:p>16,718</text:p>
          </table:table-cell>
          <table:table-cell table:style-name="ce39" office:value-type="float" office:value="16847" calcext:value-type="float">
            <text:p>16,847</text:p>
          </table:table-cell>
          <table:table-cell table:style-name="ce49" office:value-type="float" office:value="16488" calcext:value-type="float">
            <text:p>16,488</text:p>
          </table:table-cell>
          <table:table-cell table:style-name="ce39" office:value-type="float" office:value="78749" calcext:value-type="float">
            <text:p>78,749</text:p>
          </table:table-cell>
          <table:table-cell table:style-name="ce39" office:value-type="float" office:value="16557" calcext:value-type="float">
            <text:p>16,557</text:p>
          </table:table-cell>
          <table:table-cell table:style-name="ce39" office:value-type="float" office:value="15923" calcext:value-type="float">
            <text:p>15,923</text:p>
          </table:table-cell>
          <table:table-cell table:style-name="ce39" office:value-type="float" office:value="15592" calcext:value-type="float">
            <text:p>15,592</text:p>
          </table:table-cell>
          <table:table-cell table:style-name="ce39" office:value-type="float" office:value="16394" calcext:value-type="float">
            <text:p>16,394</text:p>
          </table:table-cell>
          <table:table-cell table:style-name="ce49" office:value-type="float" office:value="14283" calcext:value-type="float">
            <text:p>14,283</text:p>
          </table:table-cell>
          <table:table-cell table:style-name="ce39" office:value-type="float" office:value="70005" calcext:value-type="float">
            <text:p>70,005</text:p>
          </table:table-cell>
          <table:table-cell table:style-name="ce39" office:value-type="float" office:value="13754" calcext:value-type="float">
            <text:p>13,754</text:p>
          </table:table-cell>
          <table:table-cell table:style-name="ce39" office:value-type="float" office:value="13878" calcext:value-type="float">
            <text:p>13,878</text:p>
          </table:table-cell>
          <table:table-cell table:style-name="ce39" office:value-type="float" office:value="13800" calcext:value-type="float">
            <text:p>13,800</text:p>
          </table:table-cell>
          <table:table-cell table:style-name="ce39" office:value-type="float" office:value="13967" calcext:value-type="float">
            <text:p>13,967</text:p>
          </table:table-cell>
          <table:table-cell table:style-name="ce49" office:value-type="float" office:value="14606" calcext:value-type="float">
            <text:p>14,606</text:p>
          </table:table-cell>
          <table:table-cell table:style-name="ce39" office:value-type="float" office:value="73371" calcext:value-type="float">
            <text:p>73,371</text:p>
          </table:table-cell>
          <table:table-cell table:style-name="ce39" office:value-type="float" office:value="14653" calcext:value-type="float">
            <text:p>14,653</text:p>
          </table:table-cell>
          <table:table-cell table:style-name="ce39" office:value-type="float" office:value="14687" calcext:value-type="float">
            <text:p>14,687</text:p>
          </table:table-cell>
          <table:table-cell table:style-name="ce39" office:value-type="float" office:value="14179" calcext:value-type="float">
            <text:p>14,179</text:p>
          </table:table-cell>
          <table:table-cell table:style-name="ce39" office:value-type="float" office:value="14984" calcext:value-type="float">
            <text:p>14,984</text:p>
          </table:table-cell>
          <table:table-cell table:style-name="ce49" office:value-type="float" office:value="14868" calcext:value-type="float">
            <text:p>14,868</text:p>
          </table:table-cell>
          <table:table-cell table:style-name="ce39" office:value-type="float" office:value="75470" calcext:value-type="float">
            <text:p>75,470</text:p>
          </table:table-cell>
          <table:table-cell table:style-name="ce39" office:value-type="float" office:value="15125" calcext:value-type="float">
            <text:p>15,125</text:p>
          </table:table-cell>
          <table:table-cell table:style-name="ce39" office:value-type="float" office:value="15134" calcext:value-type="float">
            <text:p>15,134</text:p>
          </table:table-cell>
          <table:table-cell table:style-name="ce39" office:value-type="float" office:value="15216" calcext:value-type="float">
            <text:p>15,216</text:p>
          </table:table-cell>
          <table:table-cell table:style-name="ce39" office:value-type="float" office:value="15186" calcext:value-type="float">
            <text:p>15,186</text:p>
          </table:table-cell>
          <table:table-cell table:style-name="ce49" office:value-type="float" office:value="14809" calcext:value-type="float">
            <text:p>14,809</text:p>
          </table:table-cell>
          <table:table-cell table:style-name="ce39" office:value-type="float" office:value="66548" calcext:value-type="float">
            <text:p>66,548</text:p>
          </table:table-cell>
          <table:table-cell table:style-name="ce39" office:value-type="float" office:value="14344" calcext:value-type="float">
            <text:p>14,344</text:p>
          </table:table-cell>
          <table:table-cell table:style-name="ce39" office:value-type="float" office:value="13626" calcext:value-type="float">
            <text:p>13,626</text:p>
          </table:table-cell>
          <table:table-cell table:style-name="ce39" office:value-type="float" office:value="12908" calcext:value-type="float">
            <text:p>12,908</text:p>
          </table:table-cell>
          <table:table-cell table:style-name="ce39" office:value-type="float" office:value="13049" calcext:value-type="float">
            <text:p>13,049</text:p>
          </table:table-cell>
          <table:table-cell table:style-name="ce49" office:value-type="float" office:value="12621" calcext:value-type="float">
            <text:p>12,621</text:p>
          </table:table-cell>
          <table:table-cell table:style-name="ce39" office:value-type="float" office:value="52814" calcext:value-type="float">
            <text:p>52,814</text:p>
          </table:table-cell>
          <table:table-cell table:style-name="ce39" office:value-type="float" office:value="11614" calcext:value-type="float">
            <text:p>11,614</text:p>
          </table:table-cell>
          <table:table-cell table:style-name="ce39" office:value-type="float" office:value="11091" calcext:value-type="float">
            <text:p>11,091</text:p>
          </table:table-cell>
          <table:table-cell table:style-name="ce39" office:value-type="float" office:value="10535" calcext:value-type="float">
            <text:p>10,535</text:p>
          </table:table-cell>
          <table:table-cell table:style-name="ce39" office:value-type="float" office:value="10890" calcext:value-type="float">
            <text:p>10,890</text:p>
          </table:table-cell>
          <table:table-cell table:style-name="ce49" office:value-type="float" office:value="8684" calcext:value-type="float">
            <text:p>8,684</text:p>
          </table:table-cell>
          <table:table-cell table:style-name="ce39" office:value-type="float" office:value="29976" calcext:value-type="float">
            <text:p>29,976</text:p>
          </table:table-cell>
          <table:table-cell table:style-name="ce39" office:value-type="float" office:value="8187" calcext:value-type="float">
            <text:p>8,187</text:p>
          </table:table-cell>
          <table:table-cell table:style-name="ce39" office:value-type="float" office:value="7303" calcext:value-type="float">
            <text:p>7,303</text:p>
          </table:table-cell>
          <table:table-cell table:style-name="ce39" office:value-type="float" office:value="5867" calcext:value-type="float">
            <text:p>5,867</text:p>
          </table:table-cell>
          <table:table-cell table:style-name="ce39" office:value-type="float" office:value="4563" calcext:value-type="float">
            <text:p>4,563</text:p>
          </table:table-cell>
          <table:table-cell table:style-name="ce49" office:value-type="float" office:value="4056" calcext:value-type="float">
            <text:p>4,056</text:p>
          </table:table-cell>
          <table:table-cell table:style-name="ce39" office:value-type="float" office:value="23115" calcext:value-type="float">
            <text:p>23,115</text:p>
          </table:table-cell>
          <table:table-cell table:style-name="ce39" office:value-type="float" office:value="5131" calcext:value-type="float">
            <text:p>5,131</text:p>
          </table:table-cell>
          <table:table-cell table:style-name="ce39" office:value-type="float" office:value="4795" calcext:value-type="float">
            <text:p>4,795</text:p>
          </table:table-cell>
          <table:table-cell table:style-name="ce39" office:value-type="float" office:value="4478" calcext:value-type="float">
            <text:p>4,478</text:p>
          </table:table-cell>
          <table:table-cell table:style-name="ce39" office:value-type="float" office:value="4469" calcext:value-type="float">
            <text:p>4,469</text:p>
          </table:table-cell>
          <table:table-cell table:style-name="ce49" office:value-type="float" office:value="4242" calcext:value-type="float">
            <text:p>4,242</text:p>
          </table:table-cell>
          <table:table-cell table:style-name="ce39" office:value-type="float" office:value="15155" calcext:value-type="float">
            <text:p>15,155</text:p>
          </table:table-cell>
          <table:table-cell table:style-name="ce39" office:value-type="float" office:value="3744" calcext:value-type="float">
            <text:p>3,744</text:p>
          </table:table-cell>
          <table:table-cell table:style-name="ce39" office:value-type="float" office:value="3356" calcext:value-type="float">
            <text:p>3,356</text:p>
          </table:table-cell>
          <table:table-cell table:style-name="ce39" office:value-type="float" office:value="3014" calcext:value-type="float">
            <text:p>3,014</text:p>
          </table:table-cell>
          <table:table-cell table:style-name="ce39" office:value-type="float" office:value="2615" calcext:value-type="float">
            <text:p>2,615</text:p>
          </table:table-cell>
          <table:table-cell table:style-name="ce49" office:value-type="float" office:value="2426" calcext:value-type="float">
            <text:p>2,426</text:p>
          </table:table-cell>
          <table:table-cell table:style-name="ce39" office:value-type="float" office:value="6964" calcext:value-type="float">
            <text:p>6,964</text:p>
          </table:table-cell>
          <table:table-cell table:style-name="ce39" office:value-type="float" office:value="2121" calcext:value-type="float">
            <text:p>2,121</text:p>
          </table:table-cell>
          <table:table-cell table:style-name="ce39" office:value-type="float" office:value="1572" calcext:value-type="float">
            <text:p>1,572</text:p>
          </table:table-cell>
          <table:table-cell table:style-name="ce39" office:value-type="float" office:value="1262" calcext:value-type="float">
            <text:p>1,262</text:p>
          </table:table-cell>
          <table:table-cell table:style-name="ce39" office:value-type="float" office:value="1141" calcext:value-type="float">
            <text:p>1,141</text:p>
          </table:table-cell>
          <table:table-cell table:style-name="ce49" office:value-type="float" office:value="868" calcext:value-type="float">
            <text:p>868</text:p>
          </table:table-cell>
          <table:table-cell table:style-name="ce39" office:value-type="float" office:value="1669" calcext:value-type="float">
            <text:p>1,669</text:p>
          </table:table-cell>
          <table:table-cell table:style-name="ce39" office:value-type="float" office:value="598" calcext:value-type="float">
            <text:p>598</text:p>
          </table:table-cell>
          <table:table-cell table:style-name="ce39" office:value-type="float" office:value="449" calcext:value-type="float">
            <text:p>449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206" calcext:value-type="float">
            <text:p>206</text:p>
          </table:table-cell>
          <table:table-cell table:style-name="ce49" office:value-type="float" office:value="114" calcext:value-type="float">
            <text:p>114</text:p>
          </table:table-cell>
          <table:table-cell table:style-name="ce39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1891" calcext:value-type="float">
            <text:p>2,731,891</text:p>
          </table:table-cell>
          <table:table-cell table:style-name="ce26" office:value-type="float" office:value="83068" calcext:value-type="float">
            <text:p>83,068</text:p>
          </table:table-cell>
          <table:table-cell table:style-name="ce26" office:value-type="float" office:value="14820" calcext:value-type="float">
            <text:p>14,820</text:p>
          </table:table-cell>
          <table:table-cell table:style-name="ce26" office:value-type="float" office:value="15807" calcext:value-type="float">
            <text:p>15,807</text:p>
          </table:table-cell>
          <table:table-cell table:style-name="ce26" office:value-type="float" office:value="16080" calcext:value-type="float">
            <text:p>16,080</text:p>
          </table:table-cell>
          <table:table-cell table:style-name="ce26" office:value-type="float" office:value="18069" calcext:value-type="float">
            <text:p>18,069</text:p>
          </table:table-cell>
          <table:table-cell table:style-name="ce26" office:value-type="float" office:value="18292" calcext:value-type="float">
            <text:p>18,292</text:p>
          </table:table-cell>
          <table:table-cell table:style-name="ce26" office:value-type="float" office:value="107824" calcext:value-type="float">
            <text:p>107,824</text:p>
          </table:table-cell>
          <table:table-cell table:style-name="ce26" office:value-type="float" office:value="19526" calcext:value-type="float">
            <text:p>19,526</text:p>
          </table:table-cell>
          <table:table-cell table:style-name="ce26" office:value-type="float" office:value="20213" calcext:value-type="float">
            <text:p>20,213</text:p>
          </table:table-cell>
          <table:table-cell table:style-name="ce26" office:value-type="float" office:value="21732" calcext:value-type="float">
            <text:p>21,732</text:p>
          </table:table-cell>
          <table:table-cell table:style-name="ce26" office:value-type="float" office:value="22831" calcext:value-type="float">
            <text:p>22,831</text:p>
          </table:table-cell>
          <table:table-cell table:style-name="ce50" office:value-type="float" office:value="23522" calcext:value-type="float">
            <text:p>23,522</text:p>
          </table:table-cell>
          <table:table-cell table:style-name="ce26" office:value-type="float" office:value="109555" calcext:value-type="float">
            <text:p>109,555</text:p>
          </table:table-cell>
          <table:table-cell table:style-name="ce26" office:value-type="float" office:value="22855" calcext:value-type="float">
            <text:p>22,855</text:p>
          </table:table-cell>
          <table:table-cell table:style-name="ce26" office:value-type="float" office:value="21964" calcext:value-type="float">
            <text:p>21,964</text:p>
          </table:table-cell>
          <table:table-cell table:style-name="ce26" office:value-type="float" office:value="25407" calcext:value-type="float">
            <text:p>25,407</text:p>
          </table:table-cell>
          <table:table-cell table:style-name="ce26" office:value-type="float" office:value="21227" calcext:value-type="float">
            <text:p>21,227</text:p>
          </table:table-cell>
          <table:table-cell table:style-name="ce26" office:value-type="float" office:value="18102" calcext:value-type="float">
            <text:p>18,102</text:p>
          </table:table-cell>
          <table:table-cell table:style-name="ce26" office:value-type="float" office:value="113827" calcext:value-type="float">
            <text:p>113,827</text:p>
          </table:table-cell>
          <table:table-cell table:style-name="ce26" office:value-type="float" office:value="21775" calcext:value-type="float">
            <text:p>21,775</text:p>
          </table:table-cell>
          <table:table-cell table:style-name="ce26" office:value-type="float" office:value="22379" calcext:value-type="float">
            <text:p>22,379</text:p>
          </table:table-cell>
          <table:table-cell table:style-name="ce26" office:value-type="float" office:value="22827" calcext:value-type="float">
            <text:p>22,827</text:p>
          </table:table-cell>
          <table:table-cell table:style-name="ce26" office:value-type="float" office:value="23229" calcext:value-type="float">
            <text:p>23,229</text:p>
          </table:table-cell>
          <table:table-cell table:style-name="ce47" office:value-type="float" office:value="23617" calcext:value-type="float">
            <text:p>23,617</text:p>
          </table:table-cell>
          <table:table-cell table:style-name="ce26" office:value-type="float" office:value="141521" calcext:value-type="float">
            <text:p>141,521</text:p>
          </table:table-cell>
          <table:table-cell table:style-name="ce26" office:value-type="float" office:value="24180" calcext:value-type="float">
            <text:p>24,180</text:p>
          </table:table-cell>
          <table:table-cell table:style-name="ce26" office:value-type="float" office:value="25659" calcext:value-type="float">
            <text:p>25,659</text:p>
          </table:table-cell>
          <table:table-cell table:style-name="ce26" office:value-type="float" office:value="27502" calcext:value-type="float">
            <text:p>27,502</text:p>
          </table:table-cell>
          <table:table-cell table:style-name="ce26" office:value-type="float" office:value="29118" calcext:value-type="float">
            <text:p>29,118</text:p>
          </table:table-cell>
          <table:table-cell table:style-name="ce26" office:value-type="float" office:value="35062" calcext:value-type="float">
            <text:p>35,062</text:p>
          </table:table-cell>
          <table:table-cell table:style-name="ce26" office:value-type="float" office:value="173956" calcext:value-type="float">
            <text:p>173,956</text:p>
          </table:table-cell>
          <table:table-cell table:style-name="ce26" office:value-type="float" office:value="32099" calcext:value-type="float">
            <text:p>32,099</text:p>
          </table:table-cell>
          <table:table-cell table:style-name="ce26" office:value-type="float" office:value="30842" calcext:value-type="float">
            <text:p>30,842</text:p>
          </table:table-cell>
          <table:table-cell table:style-name="ce26" office:value-type="float" office:value="36897" calcext:value-type="float">
            <text:p>36,897</text:p>
          </table:table-cell>
          <table:table-cell table:style-name="ce26" office:value-type="float" office:value="37078" calcext:value-type="float">
            <text:p>37,078</text:p>
          </table:table-cell>
          <table:table-cell table:style-name="ce47" office:value-type="float" office:value="37040" calcext:value-type="float">
            <text:p>37,040</text:p>
          </table:table-cell>
          <table:table-cell table:style-name="ce26" office:value-type="float" office:value="185220" calcext:value-type="float">
            <text:p>185,220</text:p>
          </table:table-cell>
          <table:table-cell table:style-name="ce26" office:value-type="float" office:value="37127" calcext:value-type="float">
            <text:p>37,127</text:p>
          </table:table-cell>
          <table:table-cell table:style-name="ce26" office:value-type="float" office:value="37223" calcext:value-type="float">
            <text:p>37,223</text:p>
          </table:table-cell>
          <table:table-cell table:style-name="ce26" office:value-type="float" office:value="36243" calcext:value-type="float">
            <text:p>36,243</text:p>
          </table:table-cell>
          <table:table-cell table:style-name="ce26" office:value-type="float" office:value="36468" calcext:value-type="float">
            <text:p>36,468</text:p>
          </table:table-cell>
          <table:table-cell table:style-name="ce26" office:value-type="float" office:value="38159" calcext:value-type="float">
            <text:p>38,159</text:p>
          </table:table-cell>
          <table:table-cell table:style-name="ce26" office:value-type="float" office:value="182111" calcext:value-type="float">
            <text:p>182,111</text:p>
          </table:table-cell>
          <table:table-cell table:style-name="ce26" office:value-type="float" office:value="35280" calcext:value-type="float">
            <text:p>35,280</text:p>
          </table:table-cell>
          <table:table-cell table:style-name="ce26" office:value-type="float" office:value="38522" calcext:value-type="float">
            <text:p>38,522</text:p>
          </table:table-cell>
          <table:table-cell table:style-name="ce26" office:value-type="float" office:value="34890" calcext:value-type="float">
            <text:p>34,890</text:p>
          </table:table-cell>
          <table:table-cell table:style-name="ce26" office:value-type="float" office:value="34454" calcext:value-type="float">
            <text:p>34,454</text:p>
          </table:table-cell>
          <table:table-cell table:style-name="ce47" office:value-type="float" office:value="38965" calcext:value-type="float">
            <text:p>38,965</text:p>
          </table:table-cell>
          <table:table-cell table:style-name="ce26" office:value-type="float" office:value="226052" calcext:value-type="float">
            <text:p>226,052</text:p>
          </table:table-cell>
          <table:table-cell table:style-name="ce26" office:value-type="float" office:value="41734" calcext:value-type="float">
            <text:p>41,734</text:p>
          </table:table-cell>
          <table:table-cell table:style-name="ce26" office:value-type="float" office:value="43536" calcext:value-type="float">
            <text:p>43,536</text:p>
          </table:table-cell>
          <table:table-cell table:style-name="ce26" office:value-type="float" office:value="46007" calcext:value-type="float">
            <text:p>46,007</text:p>
          </table:table-cell>
          <table:table-cell table:style-name="ce26" office:value-type="float" office:value="47293" calcext:value-type="float">
            <text:p>47,293</text:p>
          </table:table-cell>
          <table:table-cell table:style-name="ce26" office:value-type="float" office:value="47482" calcext:value-type="float">
            <text:p>47,482</text:p>
          </table:table-cell>
          <table:table-cell table:style-name="ce26" office:value-type="float" office:value="234505" calcext:value-type="float">
            <text:p>234,505</text:p>
          </table:table-cell>
          <table:table-cell table:style-name="ce26" office:value-type="float" office:value="48658" calcext:value-type="float">
            <text:p>48,658</text:p>
          </table:table-cell>
          <table:table-cell table:style-name="ce26" office:value-type="float" office:value="47240" calcext:value-type="float">
            <text:p>47,240</text:p>
          </table:table-cell>
          <table:table-cell table:style-name="ce26" office:value-type="float" office:value="46331" calcext:value-type="float">
            <text:p>46,331</text:p>
          </table:table-cell>
          <table:table-cell table:style-name="ce26" office:value-type="float" office:value="49196" calcext:value-type="float">
            <text:p>49,196</text:p>
          </table:table-cell>
          <table:table-cell table:style-name="ce47" office:value-type="float" office:value="43080" calcext:value-type="float">
            <text:p>43,080</text:p>
          </table:table-cell>
          <table:table-cell table:style-name="ce26" office:value-type="float" office:value="213187" calcext:value-type="float">
            <text:p>213,187</text:p>
          </table:table-cell>
          <table:table-cell table:style-name="ce26" office:value-type="float" office:value="42657" calcext:value-type="float">
            <text:p>42,657</text:p>
          </table:table-cell>
          <table:table-cell table:style-name="ce26" office:value-type="float" office:value="42250" calcext:value-type="float">
            <text:p>42,250</text:p>
          </table:table-cell>
          <table:table-cell table:style-name="ce26" office:value-type="float" office:value="41873" calcext:value-type="float">
            <text:p>41,873</text:p>
          </table:table-cell>
          <table:table-cell table:style-name="ce26" office:value-type="float" office:value="42606" calcext:value-type="float">
            <text:p>42,606</text:p>
          </table:table-cell>
          <table:table-cell table:style-name="ce26" office:value-type="float" office:value="43801" calcext:value-type="float">
            <text:p>43,801</text:p>
          </table:table-cell>
          <table:table-cell table:style-name="ce26" office:value-type="float" office:value="211014" calcext:value-type="float">
            <text:p>211,014</text:p>
          </table:table-cell>
          <table:table-cell table:style-name="ce26" office:value-type="float" office:value="42771" calcext:value-type="float">
            <text:p>42,771</text:p>
          </table:table-cell>
          <table:table-cell table:style-name="ce26" office:value-type="float" office:value="43111" calcext:value-type="float">
            <text:p>43,111</text:p>
          </table:table-cell>
          <table:table-cell table:style-name="ce26" office:value-type="float" office:value="40980" calcext:value-type="float">
            <text:p>40,980</text:p>
          </table:table-cell>
          <table:table-cell table:style-name="ce26" office:value-type="float" office:value="42403" calcext:value-type="float">
            <text:p>42,403</text:p>
          </table:table-cell>
          <table:table-cell table:style-name="ce47" office:value-type="float" office:value="41749" calcext:value-type="float">
            <text:p>41,749</text:p>
          </table:table-cell>
          <table:table-cell table:style-name="ce26" office:value-type="float" office:value="207293" calcext:value-type="float">
            <text:p>207,293</text:p>
          </table:table-cell>
          <table:table-cell table:style-name="ce26" office:value-type="float" office:value="41934" calcext:value-type="float">
            <text:p>41,934</text:p>
          </table:table-cell>
          <table:table-cell table:style-name="ce26" office:value-type="float" office:value="41997" calcext:value-type="float">
            <text:p>41,997</text:p>
          </table:table-cell>
          <table:table-cell table:style-name="ce26" office:value-type="float" office:value="42107" calcext:value-type="float">
            <text:p>42,107</text:p>
          </table:table-cell>
          <table:table-cell table:style-name="ce26" office:value-type="float" office:value="40856" calcext:value-type="float">
            <text:p>40,856</text:p>
          </table:table-cell>
          <table:table-cell table:style-name="ce26" office:value-type="float" office:value="40399" calcext:value-type="float">
            <text:p>40,399</text:p>
          </table:table-cell>
          <table:table-cell table:style-name="ce26" office:value-type="float" office:value="191720" calcext:value-type="float">
            <text:p>191,720</text:p>
          </table:table-cell>
          <table:table-cell table:style-name="ce26" office:value-type="float" office:value="39719" calcext:value-type="float">
            <text:p>39,719</text:p>
          </table:table-cell>
          <table:table-cell table:style-name="ce26" office:value-type="float" office:value="38751" calcext:value-type="float">
            <text:p>38,751</text:p>
          </table:table-cell>
          <table:table-cell table:style-name="ce26" office:value-type="float" office:value="37262" calcext:value-type="float">
            <text:p>37,262</text:p>
          </table:table-cell>
          <table:table-cell table:style-name="ce26" office:value-type="float" office:value="38266" calcext:value-type="float">
            <text:p>38,266</text:p>
          </table:table-cell>
          <table:table-cell table:style-name="ce47" office:value-type="float" office:value="37722" calcext:value-type="float">
            <text:p>37,722</text:p>
          </table:table-cell>
          <table:table-cell table:style-name="ce26" office:value-type="float" office:value="160666" calcext:value-type="float">
            <text:p>160,666</text:p>
          </table:table-cell>
          <table:table-cell table:style-name="ce26" office:value-type="float" office:value="34729" calcext:value-type="float">
            <text:p>34,729</text:p>
          </table:table-cell>
          <table:table-cell table:style-name="ce26" office:value-type="float" office:value="33770" calcext:value-type="float">
            <text:p>33,770</text:p>
          </table:table-cell>
          <table:table-cell table:style-name="ce26" office:value-type="float" office:value="32354" calcext:value-type="float">
            <text:p>32,354</text:p>
          </table:table-cell>
          <table:table-cell table:style-name="ce26" office:value-type="float" office:value="33009" calcext:value-type="float">
            <text:p>33,009</text:p>
          </table:table-cell>
          <table:table-cell table:style-name="ce26" office:value-type="float" office:value="26804" calcext:value-type="float">
            <text:p>26,804</text:p>
          </table:table-cell>
          <table:table-cell table:style-name="ce26" office:value-type="float" office:value="87197" calcext:value-type="float">
            <text:p>87,197</text:p>
          </table:table-cell>
          <table:table-cell table:style-name="ce26" office:value-type="float" office:value="24116" calcext:value-type="float">
            <text:p>24,116</text:p>
          </table:table-cell>
          <table:table-cell table:style-name="ce26" office:value-type="float" office:value="21178" calcext:value-type="float">
            <text:p>21,178</text:p>
          </table:table-cell>
          <table:table-cell table:style-name="ce26" office:value-type="float" office:value="17000" calcext:value-type="float">
            <text:p>17,000</text:p>
          </table:table-cell>
          <table:table-cell table:style-name="ce26" office:value-type="float" office:value="13240" calcext:value-type="float">
            <text:p>13,240</text:p>
          </table:table-cell>
          <table:table-cell table:style-name="ce47" office:value-type="float" office:value="11663" calcext:value-type="float">
            <text:p>11,663</text:p>
          </table:table-cell>
          <table:table-cell table:style-name="ce26" office:value-type="float" office:value="57374" calcext:value-type="float">
            <text:p>57,374</text:p>
          </table:table-cell>
          <table:table-cell table:style-name="ce26" office:value-type="float" office:value="13251" calcext:value-type="float">
            <text:p>13,251</text:p>
          </table:table-cell>
          <table:table-cell table:style-name="ce26" office:value-type="float" office:value="12554" calcext:value-type="float">
            <text:p>12,554</text:p>
          </table:table-cell>
          <table:table-cell table:style-name="ce26" office:value-type="float" office:value="11317" calcext:value-type="float">
            <text:p>11,317</text:p>
          </table:table-cell>
          <table:table-cell table:style-name="ce26" office:value-type="float" office:value="10671" calcext:value-type="float">
            <text:p>10,671</text:p>
          </table:table-cell>
          <table:table-cell table:style-name="ce26" office:value-type="float" office:value="9581" calcext:value-type="float">
            <text:p>9,581</text:p>
          </table:table-cell>
          <table:table-cell table:style-name="ce26" office:value-type="float" office:value="30411" calcext:value-type="float">
            <text:p>30,411</text:p>
          </table:table-cell>
          <table:table-cell table:style-name="ce26" office:value-type="float" office:value="8395" calcext:value-type="float">
            <text:p>8,395</text:p>
          </table:table-cell>
          <table:table-cell table:style-name="ce26" office:value-type="float" office:value="6969" calcext:value-type="float">
            <text:p>6,969</text:p>
          </table:table-cell>
          <table:table-cell table:style-name="ce26" office:value-type="float" office:value="5893" calcext:value-type="float">
            <text:p>5,893</text:p>
          </table:table-cell>
          <table:table-cell table:style-name="ce26" office:value-type="float" office:value="4875" calcext:value-type="float">
            <text:p>4,875</text:p>
          </table:table-cell>
          <table:table-cell table:style-name="ce47" office:value-type="float" office:value="4279" calcext:value-type="float">
            <text:p>4,279</text:p>
          </table:table-cell>
          <table:table-cell table:style-name="ce26" office:value-type="float" office:value="11926" calcext:value-type="float">
            <text:p>11,926</text:p>
          </table:table-cell>
          <table:table-cell table:style-name="ce26" office:value-type="float" office:value="3417" calcext:value-type="float">
            <text:p>3,417</text:p>
          </table:table-cell>
          <table:table-cell table:style-name="ce26" office:value-type="float" office:value="2793" calcext:value-type="float">
            <text:p>2,793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1526" calcext:value-type="float">
            <text:p>1,526</text:p>
          </table:table-cell>
          <table:table-cell table:style-name="ce26" office:value-type="float" office:value="3038" calcext:value-type="float">
            <text:p>3,038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523" calcext:value-type="float">
            <text:p>523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426" calcext:value-type="float">
            <text:p>42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7699" calcext:value-type="float">
            <text:p>1,337,699</text:p>
          </table:table-cell>
          <table:table-cell table:style-name="ce26" office:value-type="float" office:value="42957" calcext:value-type="float">
            <text:p>42,957</text:p>
          </table:table-cell>
          <table:table-cell table:style-name="ce26" office:value-type="float" office:value="7666" calcext:value-type="float">
            <text:p>7,666</text:p>
          </table:table-cell>
          <table:table-cell table:style-name="ce26" office:value-type="float" office:value="8255" calcext:value-type="float">
            <text:p>8,255</text:p>
          </table:table-cell>
          <table:table-cell table:style-name="ce26" office:value-type="float" office:value="8353" calcext:value-type="float">
            <text:p>8,353</text:p>
          </table:table-cell>
          <table:table-cell table:style-name="ce26" office:value-type="float" office:value="9225" calcext:value-type="float">
            <text:p>9,225</text:p>
          </table:table-cell>
          <table:table-cell table:style-name="ce26" office:value-type="float" office:value="9458" calcext:value-type="float">
            <text:p>9,458</text:p>
          </table:table-cell>
          <table:table-cell table:style-name="ce26" office:value-type="float" office:value="55835" calcext:value-type="float">
            <text:p>55,835</text:p>
          </table:table-cell>
          <table:table-cell table:style-name="ce26" office:value-type="float" office:value="10056" calcext:value-type="float">
            <text:p>10,056</text:p>
          </table:table-cell>
          <table:table-cell table:style-name="ce26" office:value-type="float" office:value="10466" calcext:value-type="float">
            <text:p>10,466</text:p>
          </table:table-cell>
          <table:table-cell table:style-name="ce26" office:value-type="float" office:value="11260" calcext:value-type="float">
            <text:p>11,260</text:p>
          </table:table-cell>
          <table:table-cell table:style-name="ce26" office:value-type="float" office:value="11809" calcext:value-type="float">
            <text:p>11,809</text:p>
          </table:table-cell>
          <table:table-cell table:style-name="ce47" office:value-type="float" office:value="12244" calcext:value-type="float">
            <text:p>12,244</text:p>
          </table:table-cell>
          <table:table-cell table:style-name="ce26" office:value-type="float" office:value="56718" calcext:value-type="float">
            <text:p>56,718</text:p>
          </table:table-cell>
          <table:table-cell table:style-name="ce26" office:value-type="float" office:value="11962" calcext:value-type="float">
            <text:p>11,962</text:p>
          </table:table-cell>
          <table:table-cell table:style-name="ce26" office:value-type="float" office:value="11186" calcext:value-type="float">
            <text:p>11,186</text:p>
          </table:table-cell>
          <table:table-cell table:style-name="ce26" office:value-type="float" office:value="13132" calcext:value-type="float">
            <text:p>13,132</text:p>
          </table:table-cell>
          <table:table-cell table:style-name="ce26" office:value-type="float" office:value="11106" calcext:value-type="float">
            <text:p>11,106</text:p>
          </table:table-cell>
          <table:table-cell table:style-name="ce26" office:value-type="float" office:value="9332" calcext:value-type="float">
            <text:p>9,332</text:p>
          </table:table-cell>
          <table:table-cell table:style-name="ce26" office:value-type="float" office:value="59021" calcext:value-type="float">
            <text:p>59,021</text:p>
          </table:table-cell>
          <table:table-cell table:style-name="ce26" office:value-type="float" office:value="11217" calcext:value-type="float">
            <text:p>11,217</text:p>
          </table:table-cell>
          <table:table-cell table:style-name="ce26" office:value-type="float" office:value="11561" calcext:value-type="float">
            <text:p>11,561</text:p>
          </table:table-cell>
          <table:table-cell table:style-name="ce26" office:value-type="float" office:value="11992" calcext:value-type="float">
            <text:p>11,992</text:p>
          </table:table-cell>
          <table:table-cell table:style-name="ce26" office:value-type="float" office:value="12033" calcext:value-type="float">
            <text:p>12,033</text:p>
          </table:table-cell>
          <table:table-cell table:style-name="ce48" office:value-type="float" office:value="12218" calcext:value-type="float">
            <text:p>12,218</text:p>
          </table:table-cell>
          <table:table-cell table:style-name="ce38" office:value-type="float" office:value="73563" calcext:value-type="float">
            <text:p>73,563</text:p>
          </table:table-cell>
          <table:table-cell table:style-name="ce26" office:value-type="float" office:value="12648" calcext:value-type="float">
            <text:p>12,648</text:p>
          </table:table-cell>
          <table:table-cell table:style-name="ce26" office:value-type="float" office:value="13284" calcext:value-type="float">
            <text:p>13,284</text:p>
          </table:table-cell>
          <table:table-cell table:style-name="ce26" office:value-type="float" office:value="14312" calcext:value-type="float">
            <text:p>14,312</text:p>
          </table:table-cell>
          <table:table-cell table:style-name="ce26" office:value-type="float" office:value="15094" calcext:value-type="float">
            <text:p>15,094</text:p>
          </table:table-cell>
          <table:table-cell table:style-name="ce26" office:value-type="float" office:value="18225" calcext:value-type="float">
            <text:p>18,225</text:p>
          </table:table-cell>
          <table:table-cell table:style-name="ce26" office:value-type="float" office:value="89472" calcext:value-type="float">
            <text:p>89,472</text:p>
          </table:table-cell>
          <table:table-cell table:style-name="ce26" office:value-type="float" office:value="16536" calcext:value-type="float">
            <text:p>16,536</text:p>
          </table:table-cell>
          <table:table-cell table:style-name="ce26" office:value-type="float" office:value="15838" calcext:value-type="float">
            <text:p>15,838</text:p>
          </table:table-cell>
          <table:table-cell table:style-name="ce26" office:value-type="float" office:value="18967" calcext:value-type="float">
            <text:p>18,967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48" office:value-type="float" office:value="19017" calcext:value-type="float">
            <text:p>19,017</text:p>
          </table:table-cell>
          <table:table-cell table:style-name="ce26" office:value-type="float" office:value="95769" calcext:value-type="float">
            <text:p>95,769</text:p>
          </table:table-cell>
          <table:table-cell table:style-name="ce26" office:value-type="float" office:value="19244" calcext:value-type="float">
            <text:p>19,244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8722" calcext:value-type="float">
            <text:p>18,722</text:p>
          </table:table-cell>
          <table:table-cell table:style-name="ce26" office:value-type="float" office:value="18846" calcext:value-type="float">
            <text:p>18,846</text:p>
          </table:table-cell>
          <table:table-cell table:style-name="ce26" office:value-type="float" office:value="19774" calcext:value-type="float">
            <text:p>19,774</text:p>
          </table:table-cell>
          <table:table-cell table:style-name="ce26" office:value-type="float" office:value="92218" calcext:value-type="float">
            <text:p>92,218</text:p>
          </table:table-cell>
          <table:table-cell table:style-name="ce26" office:value-type="float" office:value="17944" calcext:value-type="float">
            <text:p>17,944</text:p>
          </table:table-cell>
          <table:table-cell table:style-name="ce26" office:value-type="float" office:value="19613" calcext:value-type="float">
            <text:p>19,613</text:p>
          </table:table-cell>
          <table:table-cell table:style-name="ce26" office:value-type="float" office:value="17737" calcext:value-type="float">
            <text:p>17,737</text:p>
          </table:table-cell>
          <table:table-cell table:style-name="ce26" office:value-type="float" office:value="17366" calcext:value-type="float">
            <text:p>17,366</text:p>
          </table:table-cell>
          <table:table-cell table:style-name="ce48" office:value-type="float" office:value="19558" calcext:value-type="float">
            <text:p>19,558</text:p>
          </table:table-cell>
          <table:table-cell table:style-name="ce38" office:value-type="float" office:value="111458" calcext:value-type="float">
            <text:p>111,458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26" office:value-type="float" office:value="21536" calcext:value-type="float">
            <text:p>21,536</text:p>
          </table:table-cell>
          <table:table-cell table:style-name="ce26" office:value-type="float" office:value="22702" calcext:value-type="float">
            <text:p>22,702</text:p>
          </table:table-cell>
          <table:table-cell table:style-name="ce26" office:value-type="float" office:value="23227" calcext:value-type="float">
            <text:p>23,227</text:p>
          </table:table-cell>
          <table:table-cell table:style-name="ce26" office:value-type="float" office:value="23274" calcext:value-type="float">
            <text:p>23,274</text:p>
          </table:table-cell>
          <table:table-cell table:style-name="ce26" office:value-type="float" office:value="114348" calcext:value-type="float">
            <text:p>114,348</text:p>
          </table:table-cell>
          <table:table-cell table:style-name="ce26" office:value-type="float" office:value="23865" calcext:value-type="float">
            <text:p>23,865</text:p>
          </table:table-cell>
          <table:table-cell table:style-name="ce26" office:value-type="float" office:value="23013" calcext:value-type="float">
            <text:p>23,013</text:p>
          </table:table-cell>
          <table:table-cell table:style-name="ce26" office:value-type="float" office:value="22567" calcext:value-type="float">
            <text:p>22,567</text:p>
          </table:table-cell>
          <table:table-cell table:style-name="ce26" office:value-type="float" office:value="24046" calcext:value-type="float">
            <text:p>24,046</text:p>
          </table:table-cell>
          <table:table-cell table:style-name="ce48" office:value-type="float" office:value="20857" calcext:value-type="float">
            <text:p>20,857</text:p>
          </table:table-cell>
          <table:table-cell table:style-name="ce26" office:value-type="float" office:value="103338" calcext:value-type="float">
            <text:p>103,338</text:p>
          </table:table-cell>
          <table:table-cell table:style-name="ce26" office:value-type="float" office:value="20610" calcext:value-type="float">
            <text:p>20,610</text:p>
          </table:table-cell>
          <table:table-cell table:style-name="ce26" office:value-type="float" office:value="20455" calcext:value-type="float">
            <text:p>20,455</text:p>
          </table:table-cell>
          <table:table-cell table:style-name="ce26" office:value-type="float" office:value="20222" calcext:value-type="float">
            <text:p>20,222</text:p>
          </table:table-cell>
          <table:table-cell table:style-name="ce26" office:value-type="float" office:value="20621" calcext:value-type="float">
            <text:p>20,621</text:p>
          </table:table-cell>
          <table:table-cell table:style-name="ce26" office:value-type="float" office:value="21430" calcext:value-type="float">
            <text:p>21,430</text:p>
          </table:table-cell>
          <table:table-cell table:style-name="ce26" office:value-type="float" office:value="102499" calcext:value-type="float">
            <text:p>102,499</text:p>
          </table:table-cell>
          <table:table-cell table:style-name="ce26" office:value-type="float" office:value="20771" calcext:value-type="float">
            <text:p>20,771</text:p>
          </table:table-cell>
          <table:table-cell table:style-name="ce26" office:value-type="float" office:value="21053" calcext:value-type="float">
            <text:p>21,053</text:p>
          </table:table-cell>
          <table:table-cell table:style-name="ce26" office:value-type="float" office:value="20040" calcext:value-type="float">
            <text:p>20,040</text:p>
          </table:table-cell>
          <table:table-cell table:style-name="ce26" office:value-type="float" office:value="20431" calcext:value-type="float">
            <text:p>20,431</text:p>
          </table:table-cell>
          <table:table-cell table:style-name="ce48" office:value-type="float" office:value="20204" calcext:value-type="float">
            <text:p>20,204</text:p>
          </table:table-cell>
          <table:table-cell table:style-name="ce38" office:value-type="float" office:value="98516" calcext:value-type="float">
            <text:p>98,516</text:p>
          </table:table-cell>
          <table:table-cell table:style-name="ce26" office:value-type="float" office:value="20298" calcext:value-type="float">
            <text:p>20,298</text:p>
          </table:table-cell>
          <table:table-cell table:style-name="ce26" office:value-type="float" office:value="20083" calcext:value-type="float">
            <text:p>20,083</text:p>
          </table:table-cell>
          <table:table-cell table:style-name="ce26" office:value-type="float" office:value="20019" calcext:value-type="float">
            <text:p>20,019</text:p>
          </table:table-cell>
          <table:table-cell table:style-name="ce26" office:value-type="float" office:value="19247" calcext:value-type="float">
            <text:p>19,247</text:p>
          </table:table-cell>
          <table:table-cell table:style-name="ce26" office:value-type="float" office:value="18869" calcext:value-type="float">
            <text:p>18,869</text:p>
          </table:table-cell>
          <table:table-cell table:style-name="ce26" office:value-type="float" office:value="88657" calcext:value-type="float">
            <text:p>88,657</text:p>
          </table:table-cell>
          <table:table-cell table:style-name="ce26" office:value-type="float" office:value="18672" calcext:value-type="float">
            <text:p>18,672</text:p>
          </table:table-cell>
          <table:table-cell table:style-name="ce26" office:value-type="float" office:value="17944" calcext:value-type="float">
            <text:p>17,944</text:p>
          </table:table-cell>
          <table:table-cell table:style-name="ce26" office:value-type="float" office:value="17243" calcext:value-type="float">
            <text:p>17,243</text:p>
          </table:table-cell>
          <table:table-cell table:style-name="ce26" office:value-type="float" office:value="17543" calcext:value-type="float">
            <text:p>17,543</text:p>
          </table:table-cell>
          <table:table-cell table:style-name="ce48" office:value-type="float" office:value="17255" calcext:value-type="float">
            <text:p>17,255</text:p>
          </table:table-cell>
          <table:table-cell table:style-name="ce38" office:value-type="float" office:value="72842" calcext:value-type="float">
            <text:p>72,842</text:p>
          </table:table-cell>
          <table:table-cell table:style-name="ce26" office:value-type="float" office:value="15922" calcext:value-type="float">
            <text:p>15,922</text:p>
          </table:table-cell>
          <table:table-cell table:style-name="ce26" office:value-type="float" office:value="15400" calcext:value-type="float">
            <text:p>15,400</text:p>
          </table:table-cell>
          <table:table-cell table:style-name="ce26" office:value-type="float" office:value="14625" calcext:value-type="float">
            <text:p>14,625</text:p>
          </table:table-cell>
          <table:table-cell table:style-name="ce26" office:value-type="float" office:value="14838" calcext:value-type="float">
            <text:p>14,838</text:p>
          </table:table-cell>
          <table:table-cell table:style-name="ce26" office:value-type="float" office:value="12057" calcext:value-type="float">
            <text:p>12,057</text:p>
          </table:table-cell>
          <table:table-cell table:style-name="ce26" office:value-type="float" office:value="38550" calcext:value-type="float">
            <text:p>38,550</text:p>
          </table:table-cell>
          <table:table-cell table:style-name="ce26" office:value-type="float" office:value="10801" calcext:value-type="float">
            <text:p>10,801</text:p>
          </table:table-cell>
          <table:table-cell table:style-name="ce26" office:value-type="float" office:value="9357" calcext:value-type="float">
            <text:p>9,357</text:p>
          </table:table-cell>
          <table:table-cell table:style-name="ce26" office:value-type="float" office:value="7645" calcext:value-type="float">
            <text:p>7,645</text:p>
          </table:table-cell>
          <table:table-cell table:style-name="ce26" office:value-type="float" office:value="5728" calcext:value-type="float">
            <text:p>5,728</text:p>
          </table:table-cell>
          <table:table-cell table:style-name="ce48" office:value-type="float" office:value="5019" calcext:value-type="float">
            <text:p>5,019</text:p>
          </table:table-cell>
          <table:table-cell table:style-name="ce38" office:value-type="float" office:value="24056" calcext:value-type="float">
            <text:p>24,056</text:p>
          </table:table-cell>
          <table:table-cell table:style-name="ce26" office:value-type="float" office:value="5732" calcext:value-type="float">
            <text:p>5,732</text:p>
          </table:table-cell>
          <table:table-cell table:style-name="ce26" office:value-type="float" office:value="5364" calcext:value-type="float">
            <text:p>5,364</text:p>
          </table:table-cell>
          <table:table-cell table:style-name="ce26" office:value-type="float" office:value="4774" calcext:value-type="float">
            <text:p>4,774</text:p>
          </table:table-cell>
          <table:table-cell table:style-name="ce26" office:value-type="float" office:value="4418" calcext:value-type="float">
            <text:p>4,418</text:p>
          </table:table-cell>
          <table:table-cell table:style-name="ce26" office:value-type="float" office:value="3768" calcext:value-type="float">
            <text:p>3,768</text:p>
          </table:table-cell>
          <table:table-cell table:style-name="ce26" office:value-type="float" office:value="11462" calcext:value-type="float">
            <text:p>11,462</text:p>
          </table:table-cell>
          <table:table-cell table:style-name="ce26" office:value-type="float" office:value="3268" calcext:value-type="float">
            <text:p>3,268</text:p>
          </table:table-cell>
          <table:table-cell table:style-name="ce26" office:value-type="float" office:value="2655" calcext:value-type="float">
            <text:p>2,655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1818" calcext:value-type="float">
            <text:p>1,818</text:p>
          </table:table-cell>
          <table:table-cell table:style-name="ce48" office:value-type="float" office:value="1580" calcext:value-type="float">
            <text:p>1,580</text:p>
          </table:table-cell>
          <table:table-cell table:style-name="ce38" office:value-type="float" office:value="4804" calcext:value-type="float">
            <text:p>4,804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192" calcext:value-type="float">
            <text:p>1,394,192</text:p>
          </table:table-cell>
          <table:table-cell table:style-name="ce34" office:value-type="float" office:value="40111" calcext:value-type="float">
            <text:p>40,111</text:p>
          </table:table-cell>
          <table:table-cell table:style-name="ce34" office:value-type="float" office:value="7154" calcext:value-type="float">
            <text:p>7,154</text:p>
          </table:table-cell>
          <table:table-cell table:style-name="ce34" office:value-type="float" office:value="7552" calcext:value-type="float">
            <text:p>7,552</text:p>
          </table:table-cell>
          <table:table-cell table:style-name="ce34" office:value-type="float" office:value="7727" calcext:value-type="float">
            <text:p>7,727</text:p>
          </table:table-cell>
          <table:table-cell table:style-name="ce34" office:value-type="float" office:value="8844" calcext:value-type="float">
            <text:p>8,844</text:p>
          </table:table-cell>
          <table:table-cell table:style-name="ce34" office:value-type="float" office:value="8834" calcext:value-type="float">
            <text:p>8,834</text:p>
          </table:table-cell>
          <table:table-cell table:style-name="ce34" office:value-type="float" office:value="51989" calcext:value-type="float">
            <text:p>51,989</text:p>
          </table:table-cell>
          <table:table-cell table:style-name="ce34" office:value-type="float" office:value="9470" calcext:value-type="float">
            <text:p>9,470</text:p>
          </table:table-cell>
          <table:table-cell table:style-name="ce34" office:value-type="float" office:value="9747" calcext:value-type="float">
            <text:p>9,747</text:p>
          </table:table-cell>
          <table:table-cell table:style-name="ce34" office:value-type="float" office:value="10472" calcext:value-type="float">
            <text:p>10,472</text:p>
          </table:table-cell>
          <table:table-cell table:style-name="ce34" office:value-type="float" office:value="11022" calcext:value-type="float">
            <text:p>11,022</text:p>
          </table:table-cell>
          <table:table-cell table:style-name="ce34" office:value-type="float" office:value="11278" calcext:value-type="float">
            <text:p>11,278</text:p>
          </table:table-cell>
          <table:table-cell table:style-name="ce34" office:value-type="float" office:value="52837" calcext:value-type="float">
            <text:p>52,837</text:p>
          </table:table-cell>
          <table:table-cell table:style-name="ce34" office:value-type="float" office:value="10893" calcext:value-type="float">
            <text:p>10,893</text:p>
          </table:table-cell>
          <table:table-cell table:style-name="ce34" office:value-type="float" office:value="10778" calcext:value-type="float">
            <text:p>10,778</text:p>
          </table:table-cell>
          <table:table-cell table:style-name="ce34" office:value-type="float" office:value="12275" calcext:value-type="float">
            <text:p>12,275</text:p>
          </table:table-cell>
          <table:table-cell table:style-name="ce34" office:value-type="float" office:value="10121" calcext:value-type="float">
            <text:p>10,121</text:p>
          </table:table-cell>
          <table:table-cell table:style-name="ce34" office:value-type="float" office:value="8770" calcext:value-type="float">
            <text:p>8,770</text:p>
          </table:table-cell>
          <table:table-cell table:style-name="ce34" office:value-type="float" office:value="54806" calcext:value-type="float">
            <text:p>54,806</text:p>
          </table:table-cell>
          <table:table-cell table:style-name="ce34" office:value-type="float" office:value="10558" calcext:value-type="float">
            <text:p>10,558</text:p>
          </table:table-cell>
          <table:table-cell table:style-name="ce34" office:value-type="float" office:value="10818" calcext:value-type="float">
            <text:p>10,818</text:p>
          </table:table-cell>
          <table:table-cell table:style-name="ce34" office:value-type="float" office:value="10835" calcext:value-type="float">
            <text:p>10,835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49" office:value-type="float" office:value="11399" calcext:value-type="float">
            <text:p>11,399</text:p>
          </table:table-cell>
          <table:table-cell table:style-name="ce39" office:value-type="float" office:value="67958" calcext:value-type="float">
            <text:p>67,958</text:p>
          </table:table-cell>
          <table:table-cell table:style-name="ce34" office:value-type="float" office:value="11532" calcext:value-type="float">
            <text:p>11,532</text:p>
          </table:table-cell>
          <table:table-cell table:style-name="ce34" office:value-type="float" office:value="12375" calcext:value-type="float">
            <text:p>12,375</text:p>
          </table:table-cell>
          <table:table-cell table:style-name="ce34" office:value-type="float" office:value="13190" calcext:value-type="float">
            <text:p>13,190</text:p>
          </table:table-cell>
          <table:table-cell table:style-name="ce34" office:value-type="float" office:value="14024" calcext:value-type="float">
            <text:p>14,024</text:p>
          </table:table-cell>
          <table:table-cell table:style-name="ce34" office:value-type="float" office:value="16837" calcext:value-type="float">
            <text:p>16,837</text:p>
          </table:table-cell>
          <table:table-cell table:style-name="ce34" office:value-type="float" office:value="84484" calcext:value-type="float">
            <text:p>84,484</text:p>
          </table:table-cell>
          <table:table-cell table:style-name="ce34" office:value-type="float" office:value="15563" calcext:value-type="float">
            <text:p>15,563</text:p>
          </table:table-cell>
          <table:table-cell table:style-name="ce34" office:value-type="float" office:value="15004" calcext:value-type="float">
            <text:p>15,004</text:p>
          </table:table-cell>
          <table:table-cell table:style-name="ce34" office:value-type="float" office:value="17930" calcext:value-type="float">
            <text:p>17,930</text:p>
          </table:table-cell>
          <table:table-cell table:style-name="ce34" office:value-type="float" office:value="17964" calcext:value-type="float">
            <text:p>17,964</text:p>
          </table:table-cell>
          <table:table-cell table:style-name="ce49" office:value-type="float" office:value="18023" calcext:value-type="float">
            <text:p>18,023</text:p>
          </table:table-cell>
          <table:table-cell table:style-name="ce34" office:value-type="float" office:value="89451" calcext:value-type="float">
            <text:p>89,451</text:p>
          </table:table-cell>
          <table:table-cell table:style-name="ce34" office:value-type="float" office:value="17883" calcext:value-type="float">
            <text:p>17,883</text:p>
          </table:table-cell>
          <table:table-cell table:style-name="ce34" office:value-type="float" office:value="18040" calcext:value-type="float">
            <text:p>18,040</text:p>
          </table:table-cell>
          <table:table-cell table:style-name="ce34" office:value-type="float" office:value="17521" calcext:value-type="float">
            <text:p>17,521</text:p>
          </table:table-cell>
          <table:table-cell table:style-name="ce34" office:value-type="float" office:value="17622" calcext:value-type="float">
            <text:p>17,622</text:p>
          </table:table-cell>
          <table:table-cell table:style-name="ce34" office:value-type="float" office:value="18385" calcext:value-type="float">
            <text:p>18,385</text:p>
          </table:table-cell>
          <table:table-cell table:style-name="ce34" office:value-type="float" office:value="89893" calcext:value-type="float">
            <text:p>89,893</text:p>
          </table:table-cell>
          <table:table-cell table:style-name="ce34" office:value-type="float" office:value="17336" calcext:value-type="float">
            <text:p>17,336</text:p>
          </table:table-cell>
          <table:table-cell table:style-name="ce34" office:value-type="float" office:value="18909" calcext:value-type="float">
            <text:p>18,909</text:p>
          </table:table-cell>
          <table:table-cell table:style-name="ce34" office:value-type="float" office:value="17153" calcext:value-type="float">
            <text:p>17,153</text:p>
          </table:table-cell>
          <table:table-cell table:style-name="ce34" office:value-type="float" office:value="17088" calcext:value-type="float">
            <text:p>17,088</text:p>
          </table:table-cell>
          <table:table-cell table:style-name="ce49" office:value-type="float" office:value="19407" calcext:value-type="float">
            <text:p>19,407</text:p>
          </table:table-cell>
          <table:table-cell table:style-name="ce39" office:value-type="float" office:value="114594" calcext:value-type="float">
            <text:p>114,594</text:p>
          </table:table-cell>
          <table:table-cell table:style-name="ce34" office:value-type="float" office:value="21015" calcext:value-type="float">
            <text:p>21,015</text:p>
          </table:table-cell>
          <table:table-cell table:style-name="ce34" office:value-type="float" office:value="22000" calcext:value-type="float">
            <text:p>22,000</text:p>
          </table:table-cell>
          <table:table-cell table:style-name="ce34" office:value-type="float" office:value="23305" calcext:value-type="float">
            <text:p>23,305</text:p>
          </table:table-cell>
          <table:table-cell table:style-name="ce34" office:value-type="float" office:value="24066" calcext:value-type="float">
            <text:p>24,066</text:p>
          </table:table-cell>
          <table:table-cell table:style-name="ce34" office:value-type="float" office:value="24208" calcext:value-type="float">
            <text:p>24,208</text:p>
          </table:table-cell>
          <table:table-cell table:style-name="ce34" office:value-type="float" office:value="120157" calcext:value-type="float">
            <text:p>120,157</text:p>
          </table:table-cell>
          <table:table-cell table:style-name="ce34" office:value-type="float" office:value="24793" calcext:value-type="float">
            <text:p>24,793</text:p>
          </table:table-cell>
          <table:table-cell table:style-name="ce34" office:value-type="float" office:value="24227" calcext:value-type="float">
            <text:p>24,227</text:p>
          </table:table-cell>
          <table:table-cell table:style-name="ce34" office:value-type="float" office:value="23764" calcext:value-type="float">
            <text:p>23,764</text:p>
          </table:table-cell>
          <table:table-cell table:style-name="ce34" office:value-type="float" office:value="25150" calcext:value-type="float">
            <text:p>25,150</text:p>
          </table:table-cell>
          <table:table-cell table:style-name="ce49" office:value-type="float" office:value="22223" calcext:value-type="float">
            <text:p>22,223</text:p>
          </table:table-cell>
          <table:table-cell table:style-name="ce34" office:value-type="float" office:value="109849" calcext:value-type="float">
            <text:p>109,849</text:p>
          </table:table-cell>
          <table:table-cell table:style-name="ce34" office:value-type="float" office:value="22047" calcext:value-type="float">
            <text:p>22,047</text:p>
          </table:table-cell>
          <table:table-cell table:style-name="ce34" office:value-type="float" office:value="21795" calcext:value-type="float">
            <text:p>21,795</text:p>
          </table:table-cell>
          <table:table-cell table:style-name="ce34" office:value-type="float" office:value="21651" calcext:value-type="float">
            <text:p>21,651</text:p>
          </table:table-cell>
          <table:table-cell table:style-name="ce34" office:value-type="float" office:value="21985" calcext:value-type="float">
            <text:p>21,985</text:p>
          </table:table-cell>
          <table:table-cell table:style-name="ce34" office:value-type="float" office:value="22371" calcext:value-type="float">
            <text:p>22,371</text:p>
          </table:table-cell>
          <table:table-cell table:style-name="ce34" office:value-type="float" office:value="108515" calcext:value-type="float">
            <text:p>108,515</text:p>
          </table:table-cell>
          <table:table-cell table:style-name="ce34" office:value-type="float" office:value="22000" calcext:value-type="float">
            <text:p>22,000</text:p>
          </table:table-cell>
          <table:table-cell table:style-name="ce34" office:value-type="float" office:value="22058" calcext:value-type="float">
            <text:p>22,058</text:p>
          </table:table-cell>
          <table:table-cell table:style-name="ce34" office:value-type="float" office:value="20940" calcext:value-type="float">
            <text:p>20,940</text:p>
          </table:table-cell>
          <table:table-cell table:style-name="ce34" office:value-type="float" office:value="21972" calcext:value-type="float">
            <text:p>21,972</text:p>
          </table:table-cell>
          <table:table-cell table:style-name="ce49" office:value-type="float" office:value="21545" calcext:value-type="float">
            <text:p>21,545</text:p>
          </table:table-cell>
          <table:table-cell table:style-name="ce39" office:value-type="float" office:value="108777" calcext:value-type="float">
            <text:p>108,777</text:p>
          </table:table-cell>
          <table:table-cell table:style-name="ce34" office:value-type="float" office:value="21636" calcext:value-type="float">
            <text:p>21,636</text:p>
          </table:table-cell>
          <table:table-cell table:style-name="ce34" office:value-type="float" office:value="21914" calcext:value-type="float">
            <text:p>21,914</text:p>
          </table:table-cell>
          <table:table-cell table:style-name="ce34" office:value-type="float" office:value="22088" calcext:value-type="float">
            <text:p>22,088</text:p>
          </table:table-cell>
          <table:table-cell table:style-name="ce34" office:value-type="float" office:value="21609" calcext:value-type="float">
            <text:p>21,609</text:p>
          </table:table-cell>
          <table:table-cell table:style-name="ce34" office:value-type="float" office:value="21530" calcext:value-type="float">
            <text:p>21,530</text:p>
          </table:table-cell>
          <table:table-cell table:style-name="ce34" office:value-type="float" office:value="103063" calcext:value-type="float">
            <text:p>103,063</text:p>
          </table:table-cell>
          <table:table-cell table:style-name="ce34" office:value-type="float" office:value="21047" calcext:value-type="float">
            <text:p>21,047</text:p>
          </table:table-cell>
          <table:table-cell table:style-name="ce34" office:value-type="float" office:value="20807" calcext:value-type="float">
            <text:p>20,807</text:p>
          </table:table-cell>
          <table:table-cell table:style-name="ce34" office:value-type="float" office:value="20019" calcext:value-type="float">
            <text:p>20,019</text:p>
          </table:table-cell>
          <table:table-cell table:style-name="ce34" office:value-type="float" office:value="20723" calcext:value-type="float">
            <text:p>20,723</text:p>
          </table:table-cell>
          <table:table-cell table:style-name="ce49" office:value-type="float" office:value="20467" calcext:value-type="float">
            <text:p>20,467</text:p>
          </table:table-cell>
          <table:table-cell table:style-name="ce39" office:value-type="float" office:value="87824" calcext:value-type="float">
            <text:p>87,824</text:p>
          </table:table-cell>
          <table:table-cell table:style-name="ce34" office:value-type="float" office:value="18807" calcext:value-type="float">
            <text:p>18,807</text:p>
          </table:table-cell>
          <table:table-cell table:style-name="ce34" office:value-type="float" office:value="18370" calcext:value-type="float">
            <text:p>18,370</text:p>
          </table:table-cell>
          <table:table-cell table:style-name="ce34" office:value-type="float" office:value="17729" calcext:value-type="float">
            <text:p>17,729</text:p>
          </table:table-cell>
          <table:table-cell table:style-name="ce34" office:value-type="float" office:value="18171" calcext:value-type="float">
            <text:p>18,171</text:p>
          </table:table-cell>
          <table:table-cell table:style-name="ce34" office:value-type="float" office:value="14747" calcext:value-type="float">
            <text:p>14,747</text:p>
          </table:table-cell>
          <table:table-cell table:style-name="ce34" office:value-type="float" office:value="48647" calcext:value-type="float">
            <text:p>48,647</text:p>
          </table:table-cell>
          <table:table-cell table:style-name="ce34" office:value-type="float" office:value="13315" calcext:value-type="float">
            <text:p>13,315</text:p>
          </table:table-cell>
          <table:table-cell table:style-name="ce34" office:value-type="float" office:value="11821" calcext:value-type="float">
            <text:p>11,821</text:p>
          </table:table-cell>
          <table:table-cell table:style-name="ce34" office:value-type="float" office:value="9355" calcext:value-type="float">
            <text:p>9,355</text:p>
          </table:table-cell>
          <table:table-cell table:style-name="ce34" office:value-type="float" office:value="7512" calcext:value-type="float">
            <text:p>7,512</text:p>
          </table:table-cell>
          <table:table-cell table:style-name="ce49" office:value-type="float" office:value="6644" calcext:value-type="float">
            <text:p>6,644</text:p>
          </table:table-cell>
          <table:table-cell table:style-name="ce39" office:value-type="float" office:value="33318" calcext:value-type="float">
            <text:p>33,318</text:p>
          </table:table-cell>
          <table:table-cell table:style-name="ce34" office:value-type="float" office:value="7519" calcext:value-type="float">
            <text:p>7,519</text:p>
          </table:table-cell>
          <table:table-cell table:style-name="ce34" office:value-type="float" office:value="7190" calcext:value-type="float">
            <text:p>7,190</text:p>
          </table:table-cell>
          <table:table-cell table:style-name="ce34" office:value-type="float" office:value="6543" calcext:value-type="float">
            <text:p>6,543</text:p>
          </table:table-cell>
          <table:table-cell table:style-name="ce34" office:value-type="float" office:value="6253" calcext:value-type="float">
            <text:p>6,253</text:p>
          </table:table-cell>
          <table:table-cell table:style-name="ce34" office:value-type="float" office:value="5813" calcext:value-type="float">
            <text:p>5,813</text:p>
          </table:table-cell>
          <table:table-cell table:style-name="ce34" office:value-type="float" office:value="18949" calcext:value-type="float">
            <text:p>18,949</text:p>
          </table:table-cell>
          <table:table-cell table:style-name="ce34" office:value-type="float" office:value="5127" calcext:value-type="float">
            <text:p>5,127</text:p>
          </table:table-cell>
          <table:table-cell table:style-name="ce34" office:value-type="float" office:value="4314" calcext:value-type="float">
            <text:p>4,314</text:p>
          </table:table-cell>
          <table:table-cell table:style-name="ce34" office:value-type="float" office:value="3752" calcext:value-type="float">
            <text:p>3,752</text:p>
          </table:table-cell>
          <table:table-cell table:style-name="ce34" office:value-type="float" office:value="3057" calcext:value-type="float">
            <text:p>3,057</text:p>
          </table:table-cell>
          <table:table-cell table:style-name="ce49" office:value-type="float" office:value="2699" calcext:value-type="float">
            <text:p>2,699</text:p>
          </table:table-cell>
          <table:table-cell table:style-name="ce39" office:value-type="float" office:value="7122" calcext:value-type="float">
            <text:p>7,122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16" calcext:value-type="float">
            <text:p>116</text:p>
          </table:table-cell>
          <table:table-cell table:style-name="ce27" office:value-type="float" office:value="232" calcext:value-type="float">
            <text:p>2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18402" calcext:value-type="float">
            <text:p>6,918,402</text:p>
          </table:table-cell>
          <table:table-cell table:style-name="ce26" office:value-type="float" office:value="215351" calcext:value-type="float">
            <text:p>215,351</text:p>
          </table:table-cell>
          <table:table-cell table:style-name="ce26" office:value-type="float" office:value="40178" calcext:value-type="float">
            <text:p>40,178</text:p>
          </table:table-cell>
          <table:table-cell table:style-name="ce26" office:value-type="float" office:value="40003" calcext:value-type="float">
            <text:p>40,003</text:p>
          </table:table-cell>
          <table:table-cell table:style-name="ce26" office:value-type="float" office:value="40980" calcext:value-type="float">
            <text:p>40,980</text:p>
          </table:table-cell>
          <table:table-cell table:style-name="ce26" office:value-type="float" office:value="46274" calcext:value-type="float">
            <text:p>46,274</text:p>
          </table:table-cell>
          <table:table-cell table:style-name="ce26" office:value-type="float" office:value="47916" calcext:value-type="float">
            <text:p>47,916</text:p>
          </table:table-cell>
          <table:table-cell table:style-name="ce26" office:value-type="float" office:value="280473" calcext:value-type="float">
            <text:p>280,473</text:p>
          </table:table-cell>
          <table:table-cell table:style-name="ce26" office:value-type="float" office:value="51162" calcext:value-type="float">
            <text:p>51,162</text:p>
          </table:table-cell>
          <table:table-cell table:style-name="ce26" office:value-type="float" office:value="52460" calcext:value-type="float">
            <text:p>52,460</text:p>
          </table:table-cell>
          <table:table-cell table:style-name="ce26" office:value-type="float" office:value="56325" calcext:value-type="float">
            <text:p>56,325</text:p>
          </table:table-cell>
          <table:table-cell table:style-name="ce26" office:value-type="float" office:value="59721" calcext:value-type="float">
            <text:p>59,721</text:p>
          </table:table-cell>
          <table:table-cell table:style-name="ce47" office:value-type="float" office:value="60805" calcext:value-type="float">
            <text:p>60,805</text:p>
          </table:table-cell>
          <table:table-cell table:style-name="ce26" office:value-type="float" office:value="290746" calcext:value-type="float">
            <text:p>290,746</text:p>
          </table:table-cell>
          <table:table-cell table:style-name="ce26" office:value-type="float" office:value="59872" calcext:value-type="float">
            <text:p>59,872</text:p>
          </table:table-cell>
          <table:table-cell table:style-name="ce26" office:value-type="float" office:value="57218" calcext:value-type="float">
            <text:p>57,218</text:p>
          </table:table-cell>
          <table:table-cell table:style-name="ce26" office:value-type="float" office:value="66515" calcext:value-type="float">
            <text:p>66,515</text:p>
          </table:table-cell>
          <table:table-cell table:style-name="ce26" office:value-type="float" office:value="56850" calcext:value-type="float">
            <text:p>56,850</text:p>
          </table:table-cell>
          <table:table-cell table:style-name="ce47" office:value-type="float" office:value="50291" calcext:value-type="float">
            <text:p>50,291</text:p>
          </table:table-cell>
          <table:table-cell table:style-name="ce26" office:value-type="float" office:value="306400" calcext:value-type="float">
            <text:p>306,400</text:p>
          </table:table-cell>
          <table:table-cell table:style-name="ce26" office:value-type="float" office:value="57253" calcext:value-type="float">
            <text:p>57,253</text:p>
          </table:table-cell>
          <table:table-cell table:style-name="ce26" office:value-type="float" office:value="59075" calcext:value-type="float">
            <text:p>59,075</text:p>
          </table:table-cell>
          <table:table-cell table:style-name="ce26" office:value-type="float" office:value="61051" calcext:value-type="float">
            <text:p>61,051</text:p>
          </table:table-cell>
          <table:table-cell table:style-name="ce26" office:value-type="float" office:value="63881" calcext:value-type="float">
            <text:p>63,881</text:p>
          </table:table-cell>
          <table:table-cell table:style-name="ce47" office:value-type="float" office:value="65140" calcext:value-type="float">
            <text:p>65,140</text:p>
          </table:table-cell>
          <table:table-cell table:style-name="ce26" office:value-type="float" office:value="396542" calcext:value-type="float">
            <text:p>396,542</text:p>
          </table:table-cell>
          <table:table-cell table:style-name="ce26" office:value-type="float" office:value="69399" calcext:value-type="float">
            <text:p>69,399</text:p>
          </table:table-cell>
          <table:table-cell table:style-name="ce26" office:value-type="float" office:value="72579" calcext:value-type="float">
            <text:p>72,579</text:p>
          </table:table-cell>
          <table:table-cell table:style-name="ce26" office:value-type="float" office:value="78136" calcext:value-type="float">
            <text:p>78,136</text:p>
          </table:table-cell>
          <table:table-cell table:style-name="ce26" office:value-type="float" office:value="82669" calcext:value-type="float">
            <text:p>82,669</text:p>
          </table:table-cell>
          <table:table-cell table:style-name="ce47" office:value-type="float" office:value="93759" calcext:value-type="float">
            <text:p>93,759</text:p>
          </table:table-cell>
          <table:table-cell table:style-name="ce26" office:value-type="float" office:value="465196" calcext:value-type="float">
            <text:p>465,196</text:p>
          </table:table-cell>
          <table:table-cell table:style-name="ce26" office:value-type="float" office:value="86612" calcext:value-type="float">
            <text:p>86,612</text:p>
          </table:table-cell>
          <table:table-cell table:style-name="ce26" office:value-type="float" office:value="84627" calcext:value-type="float">
            <text:p>84,627</text:p>
          </table:table-cell>
          <table:table-cell table:style-name="ce26" office:value-type="float" office:value="99071" calcext:value-type="float">
            <text:p>99,071</text:p>
          </table:table-cell>
          <table:table-cell table:style-name="ce26" office:value-type="float" office:value="98342" calcext:value-type="float">
            <text:p>98,342</text:p>
          </table:table-cell>
          <table:table-cell table:style-name="ce47" office:value-type="float" office:value="96544" calcext:value-type="float">
            <text:p>96,544</text:p>
          </table:table-cell>
          <table:table-cell table:style-name="ce26" office:value-type="float" office:value="469545" calcext:value-type="float">
            <text:p>469,545</text:p>
          </table:table-cell>
          <table:table-cell table:style-name="ce26" office:value-type="float" office:value="95566" calcext:value-type="float">
            <text:p>95,566</text:p>
          </table:table-cell>
          <table:table-cell table:style-name="ce26" office:value-type="float" office:value="95643" calcext:value-type="float">
            <text:p>95,643</text:p>
          </table:table-cell>
          <table:table-cell table:style-name="ce26" office:value-type="float" office:value="92839" calcext:value-type="float">
            <text:p>92,839</text:p>
          </table:table-cell>
          <table:table-cell table:style-name="ce26" office:value-type="float" office:value="91462" calcext:value-type="float">
            <text:p>91,462</text:p>
          </table:table-cell>
          <table:table-cell table:style-name="ce47" office:value-type="float" office:value="94035" calcext:value-type="float">
            <text:p>94,035</text:p>
          </table:table-cell>
          <table:table-cell table:style-name="ce26" office:value-type="float" office:value="452030" calcext:value-type="float">
            <text:p>452,030</text:p>
          </table:table-cell>
          <table:table-cell table:style-name="ce26" office:value-type="float" office:value="87997" calcext:value-type="float">
            <text:p>87,997</text:p>
          </table:table-cell>
          <table:table-cell table:style-name="ce26" office:value-type="float" office:value="93720" calcext:value-type="float">
            <text:p>93,720</text:p>
          </table:table-cell>
          <table:table-cell table:style-name="ce26" office:value-type="float" office:value="87295" calcext:value-type="float">
            <text:p>87,295</text:p>
          </table:table-cell>
          <table:table-cell table:style-name="ce26" office:value-type="float" office:value="87035" calcext:value-type="float">
            <text:p>87,035</text:p>
          </table:table-cell>
          <table:table-cell table:style-name="ce47" office:value-type="float" office:value="95983" calcext:value-type="float">
            <text:p>95,983</text:p>
          </table:table-cell>
          <table:table-cell table:style-name="ce26" office:value-type="float" office:value="553405" calcext:value-type="float">
            <text:p>553,405</text:p>
          </table:table-cell>
          <table:table-cell table:style-name="ce26" office:value-type="float" office:value="103367" calcext:value-type="float">
            <text:p>103,367</text:p>
          </table:table-cell>
          <table:table-cell table:style-name="ce26" office:value-type="float" office:value="107527" calcext:value-type="float">
            <text:p>107,527</text:p>
          </table:table-cell>
          <table:table-cell table:style-name="ce26" office:value-type="float" office:value="112564" calcext:value-type="float">
            <text:p>112,564</text:p>
          </table:table-cell>
          <table:table-cell table:style-name="ce26" office:value-type="float" office:value="115805" calcext:value-type="float">
            <text:p>115,805</text:p>
          </table:table-cell>
          <table:table-cell table:style-name="ce47" office:value-type="float" office:value="114142" calcext:value-type="float">
            <text:p>114,142</text:p>
          </table:table-cell>
          <table:table-cell table:style-name="ce26" office:value-type="float" office:value="555552" calcext:value-type="float">
            <text:p>555,552</text:p>
          </table:table-cell>
          <table:table-cell table:style-name="ce26" office:value-type="float" office:value="116141" calcext:value-type="float">
            <text:p>116,141</text:p>
          </table:table-cell>
          <table:table-cell table:style-name="ce26" office:value-type="float" office:value="113039" calcext:value-type="float">
            <text:p>113,039</text:p>
          </table:table-cell>
          <table:table-cell table:style-name="ce26" office:value-type="float" office:value="109948" calcext:value-type="float">
            <text:p>109,948</text:p>
          </table:table-cell>
          <table:table-cell table:style-name="ce26" office:value-type="float" office:value="114782" calcext:value-type="float">
            <text:p>114,782</text:p>
          </table:table-cell>
          <table:table-cell table:style-name="ce47" office:value-type="float" office:value="101642" calcext:value-type="float">
            <text:p>101,642</text:p>
          </table:table-cell>
          <table:table-cell table:style-name="ce26" office:value-type="float" office:value="511544" calcext:value-type="float">
            <text:p>511,544</text:p>
          </table:table-cell>
          <table:table-cell table:style-name="ce26" office:value-type="float" office:value="100482" calcext:value-type="float">
            <text:p>100,482</text:p>
          </table:table-cell>
          <table:table-cell table:style-name="ce26" office:value-type="float" office:value="100091" calcext:value-type="float">
            <text:p>100,091</text:p>
          </table:table-cell>
          <table:table-cell table:style-name="ce26" office:value-type="float" office:value="100580" calcext:value-type="float">
            <text:p>100,580</text:p>
          </table:table-cell>
          <table:table-cell table:style-name="ce26" office:value-type="float" office:value="104059" calcext:value-type="float">
            <text:p>104,059</text:p>
          </table:table-cell>
          <table:table-cell table:style-name="ce47" office:value-type="float" office:value="106332" calcext:value-type="float">
            <text:p>106,332</text:p>
          </table:table-cell>
          <table:table-cell table:style-name="ce26" office:value-type="float" office:value="530768" calcext:value-type="float">
            <text:p>530,768</text:p>
          </table:table-cell>
          <table:table-cell table:style-name="ce26" office:value-type="float" office:value="106983" calcext:value-type="float">
            <text:p>106,983</text:p>
          </table:table-cell>
          <table:table-cell table:style-name="ce26" office:value-type="float" office:value="106413" calcext:value-type="float">
            <text:p>106,413</text:p>
          </table:table-cell>
          <table:table-cell table:style-name="ce26" office:value-type="float" office:value="102824" calcext:value-type="float">
            <text:p>102,824</text:p>
          </table:table-cell>
          <table:table-cell table:style-name="ce26" office:value-type="float" office:value="107505" calcext:value-type="float">
            <text:p>107,505</text:p>
          </table:table-cell>
          <table:table-cell table:style-name="ce47" office:value-type="float" office:value="107043" calcext:value-type="float">
            <text:p>107,043</text:p>
          </table:table-cell>
          <table:table-cell table:style-name="ce26" office:value-type="float" office:value="531476" calcext:value-type="float">
            <text:p>531,476</text:p>
          </table:table-cell>
          <table:table-cell table:style-name="ce26" office:value-type="float" office:value="107685" calcext:value-type="float">
            <text:p>107,685</text:p>
          </table:table-cell>
          <table:table-cell table:style-name="ce26" office:value-type="float" office:value="109374" calcext:value-type="float">
            <text:p>109,374</text:p>
          </table:table-cell>
          <table:table-cell table:style-name="ce26" office:value-type="float" office:value="107554" calcext:value-type="float">
            <text:p>107,554</text:p>
          </table:table-cell>
          <table:table-cell table:style-name="ce26" office:value-type="float" office:value="105125" calcext:value-type="float">
            <text:p>105,125</text:p>
          </table:table-cell>
          <table:table-cell table:style-name="ce47" office:value-type="float" office:value="101738" calcext:value-type="float">
            <text:p>101,738</text:p>
          </table:table-cell>
          <table:table-cell table:style-name="ce26" office:value-type="float" office:value="457952" calcext:value-type="float">
            <text:p>457,952</text:p>
          </table:table-cell>
          <table:table-cell table:style-name="ce26" office:value-type="float" office:value="100314" calcext:value-type="float">
            <text:p>100,314</text:p>
          </table:table-cell>
          <table:table-cell table:style-name="ce26" office:value-type="float" office:value="93214" calcext:value-type="float">
            <text:p>93,214</text:p>
          </table:table-cell>
          <table:table-cell table:style-name="ce26" office:value-type="float" office:value="87529" calcext:value-type="float">
            <text:p>87,529</text:p>
          </table:table-cell>
          <table:table-cell table:style-name="ce26" office:value-type="float" office:value="89772" calcext:value-type="float">
            <text:p>89,772</text:p>
          </table:table-cell>
          <table:table-cell table:style-name="ce47" office:value-type="float" office:value="87123" calcext:value-type="float">
            <text:p>87,123</text:p>
          </table:table-cell>
          <table:table-cell table:style-name="ce26" office:value-type="float" office:value="363056" calcext:value-type="float">
            <text:p>363,056</text:p>
          </table:table-cell>
          <table:table-cell table:style-name="ce26" office:value-type="float" office:value="80017" calcext:value-type="float">
            <text:p>80,017</text:p>
          </table:table-cell>
          <table:table-cell table:style-name="ce26" office:value-type="float" office:value="75691" calcext:value-type="float">
            <text:p>75,691</text:p>
          </table:table-cell>
          <table:table-cell table:style-name="ce26" office:value-type="float" office:value="73954" calcext:value-type="float">
            <text:p>73,954</text:p>
          </table:table-cell>
          <table:table-cell table:style-name="ce26" office:value-type="float" office:value="73593" calcext:value-type="float">
            <text:p>73,593</text:p>
          </table:table-cell>
          <table:table-cell table:style-name="ce47" office:value-type="float" office:value="59801" calcext:value-type="float">
            <text:p>59,801</text:p>
          </table:table-cell>
          <table:table-cell table:style-name="ce26" office:value-type="float" office:value="210384" calcext:value-type="float">
            <text:p>210,384</text:p>
          </table:table-cell>
          <table:table-cell table:style-name="ce26" office:value-type="float" office:value="56197" calcext:value-type="float">
            <text:p>56,197</text:p>
          </table:table-cell>
          <table:table-cell table:style-name="ce26" office:value-type="float" office:value="48258" calcext:value-type="float">
            <text:p>48,258</text:p>
          </table:table-cell>
          <table:table-cell table:style-name="ce26" office:value-type="float" office:value="41564" calcext:value-type="float">
            <text:p>41,564</text:p>
          </table:table-cell>
          <table:table-cell table:style-name="ce26" office:value-type="float" office:value="34262" calcext:value-type="float">
            <text:p>34,262</text:p>
          </table:table-cell>
          <table:table-cell table:style-name="ce47" office:value-type="float" office:value="30103" calcext:value-type="float">
            <text:p>30,103</text:p>
          </table:table-cell>
          <table:table-cell table:style-name="ce26" office:value-type="float" office:value="165905" calcext:value-type="float">
            <text:p>165,905</text:p>
          </table:table-cell>
          <table:table-cell table:style-name="ce26" office:value-type="float" office:value="34931" calcext:value-type="float">
            <text:p>34,931</text:p>
          </table:table-cell>
          <table:table-cell table:style-name="ce26" office:value-type="float" office:value="34558" calcext:value-type="float">
            <text:p>34,558</text:p>
          </table:table-cell>
          <table:table-cell table:style-name="ce26" office:value-type="float" office:value="33631" calcext:value-type="float">
            <text:p>33,631</text:p>
          </table:table-cell>
          <table:table-cell table:style-name="ce26" office:value-type="float" office:value="32155" calcext:value-type="float">
            <text:p>32,155</text:p>
          </table:table-cell>
          <table:table-cell table:style-name="ce47" office:value-type="float" office:value="30630" calcext:value-type="float">
            <text:p>30,630</text:p>
          </table:table-cell>
          <table:table-cell table:style-name="ce26" office:value-type="float" office:value="105282" calcext:value-type="float">
            <text:p>105,282</text:p>
          </table:table-cell>
          <table:table-cell table:style-name="ce26" office:value-type="float" office:value="27133" calcext:value-type="float">
            <text:p>27,133</text:p>
          </table:table-cell>
          <table:table-cell table:style-name="ce26" office:value-type="float" office:value="23556" calcext:value-type="float">
            <text:p>23,556</text:p>
          </table:table-cell>
          <table:table-cell table:style-name="ce26" office:value-type="float" office:value="20968" calcext:value-type="float">
            <text:p>20,968</text:p>
          </table:table-cell>
          <table:table-cell table:style-name="ce26" office:value-type="float" office:value="18009" calcext:value-type="float">
            <text:p>18,009</text:p>
          </table:table-cell>
          <table:table-cell table:style-name="ce47" office:value-type="float" office:value="15616" calcext:value-type="float">
            <text:p>15,616</text:p>
          </table:table-cell>
          <table:table-cell table:style-name="ce26" office:value-type="float" office:value="44309" calcext:value-type="float">
            <text:p>44,309</text:p>
          </table:table-cell>
          <table:table-cell table:style-name="ce26" office:value-type="float" office:value="12879" calcext:value-type="float">
            <text:p>12,879</text:p>
          </table:table-cell>
          <table:table-cell table:style-name="ce26" office:value-type="float" office:value="10638" calcext:value-type="float">
            <text:p>10,638</text:p>
          </table:table-cell>
          <table:table-cell table:style-name="ce26" office:value-type="float" office:value="8533" calcext:value-type="float">
            <text:p>8,533</text:p>
          </table:table-cell>
          <table:table-cell table:style-name="ce26" office:value-type="float" office:value="6921" calcext:value-type="float">
            <text:p>6,921</text:p>
          </table:table-cell>
          <table:table-cell table:style-name="ce47" office:value-type="float" office:value="5338" calcext:value-type="float">
            <text:p>5,338</text:p>
          </table:table-cell>
          <table:table-cell table:style-name="ce26" office:value-type="float" office:value="11034" calcext:value-type="float">
            <text:p>11,034</text:p>
          </table:table-cell>
          <table:table-cell table:style-name="ce26" office:value-type="float" office:value="3903" calcext:value-type="float">
            <text:p>3,903</text:p>
          </table:table-cell>
          <table:table-cell table:style-name="ce26" office:value-type="float" office:value="2751" calcext:value-type="float">
            <text:p>2,751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1444" calcext:value-type="float">
            <text:p>1,444</text:p>
          </table:table-cell>
          <table:table-cell table:style-name="ce47" office:value-type="float" office:value="828" calcext:value-type="float">
            <text:p>828</text:p>
          </table:table-cell>
          <table:table-cell table:style-name="ce26" office:value-type="float" office:value="1452" calcext:value-type="float">
            <text:p>1,45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1307" calcext:value-type="float">
            <text:p>3,501,307</text:p>
          </table:table-cell>
          <table:table-cell table:style-name="ce26" office:value-type="float" office:value="111612" calcext:value-type="float">
            <text:p>111,612</text:p>
          </table:table-cell>
          <table:table-cell table:style-name="ce26" office:value-type="float" office:value="20813" calcext:value-type="float">
            <text:p>20,813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26" office:value-type="float" office:value="21224" calcext:value-type="float">
            <text:p>21,224</text:p>
          </table:table-cell>
          <table:table-cell table:style-name="ce26" office:value-type="float" office:value="23941" calcext:value-type="float">
            <text:p>23,941</text:p>
          </table:table-cell>
          <table:table-cell table:style-name="ce26" office:value-type="float" office:value="24946" calcext:value-type="float">
            <text:p>24,946</text:p>
          </table:table-cell>
          <table:table-cell table:style-name="ce26" office:value-type="float" office:value="145445" calcext:value-type="float">
            <text:p>145,445</text:p>
          </table:table-cell>
          <table:table-cell table:style-name="ce26" office:value-type="float" office:value="26653" calcext:value-type="float">
            <text:p>26,653</text:p>
          </table:table-cell>
          <table:table-cell table:style-name="ce26" office:value-type="float" office:value="27141" calcext:value-type="float">
            <text:p>27,141</text:p>
          </table:table-cell>
          <table:table-cell table:style-name="ce26" office:value-type="float" office:value="29324" calcext:value-type="float">
            <text:p>29,324</text:p>
          </table:table-cell>
          <table:table-cell table:style-name="ce26" office:value-type="float" office:value="30856" calcext:value-type="float">
            <text:p>30,856</text:p>
          </table:table-cell>
          <table:table-cell table:style-name="ce47" office:value-type="float" office:value="31471" calcext:value-type="float">
            <text:p>31,471</text:p>
          </table:table-cell>
          <table:table-cell table:style-name="ce26" office:value-type="float" office:value="151045" calcext:value-type="float">
            <text:p>151,045</text:p>
          </table:table-cell>
          <table:table-cell table:style-name="ce26" office:value-type="float" office:value="30999" calcext:value-type="float">
            <text:p>30,999</text:p>
          </table:table-cell>
          <table:table-cell table:style-name="ce26" office:value-type="float" office:value="29743" calcext:value-type="float">
            <text:p>29,743</text:p>
          </table:table-cell>
          <table:table-cell table:style-name="ce26" office:value-type="float" office:value="34490" calcext:value-type="float">
            <text:p>34,490</text:p>
          </table:table-cell>
          <table:table-cell table:style-name="ce26" office:value-type="float" office:value="29525" calcext:value-type="float">
            <text:p>29,525</text:p>
          </table:table-cell>
          <table:table-cell table:style-name="ce47" office:value-type="float" office:value="26288" calcext:value-type="float">
            <text:p>26,288</text:p>
          </table:table-cell>
          <table:table-cell table:style-name="ce26" office:value-type="float" office:value="160361" calcext:value-type="float">
            <text:p>160,361</text:p>
          </table:table-cell>
          <table:table-cell table:style-name="ce26" office:value-type="float" office:value="29982" calcext:value-type="float">
            <text:p>29,982</text:p>
          </table:table-cell>
          <table:table-cell table:style-name="ce26" office:value-type="float" office:value="31143" calcext:value-type="float">
            <text:p>31,143</text:p>
          </table:table-cell>
          <table:table-cell table:style-name="ce26" office:value-type="float" office:value="31925" calcext:value-type="float">
            <text:p>31,925</text:p>
          </table:table-cell>
          <table:table-cell table:style-name="ce26" office:value-type="float" office:value="33496" calcext:value-type="float">
            <text:p>33,496</text:p>
          </table:table-cell>
          <table:table-cell table:style-name="ce47" office:value-type="float" office:value="33815" calcext:value-type="float">
            <text:p>33,815</text:p>
          </table:table-cell>
          <table:table-cell table:style-name="ce26" office:value-type="float" office:value="208303" calcext:value-type="float">
            <text:p>208,303</text:p>
          </table:table-cell>
          <table:table-cell table:style-name="ce26" office:value-type="float" office:value="36564" calcext:value-type="float">
            <text:p>36,564</text:p>
          </table:table-cell>
          <table:table-cell table:style-name="ce26" office:value-type="float" office:value="38248" calcext:value-type="float">
            <text:p>38,248</text:p>
          </table:table-cell>
          <table:table-cell table:style-name="ce26" office:value-type="float" office:value="40978" calcext:value-type="float">
            <text:p>40,978</text:p>
          </table:table-cell>
          <table:table-cell table:style-name="ce26" office:value-type="float" office:value="43200" calcext:value-type="float">
            <text:p>43,200</text:p>
          </table:table-cell>
          <table:table-cell table:style-name="ce47" office:value-type="float" office:value="49313" calcext:value-type="float">
            <text:p>49,313</text:p>
          </table:table-cell>
          <table:table-cell table:style-name="ce26" office:value-type="float" office:value="244186" calcext:value-type="float">
            <text:p>244,186</text:p>
          </table:table-cell>
          <table:table-cell table:style-name="ce26" office:value-type="float" office:value="45486" calcext:value-type="float">
            <text:p>45,486</text:p>
          </table:table-cell>
          <table:table-cell table:style-name="ce26" office:value-type="float" office:value="44261" calcext:value-type="float">
            <text:p>44,261</text:p>
          </table:table-cell>
          <table:table-cell table:style-name="ce26" office:value-type="float" office:value="51997" calcext:value-type="float">
            <text:p>51,997</text:p>
          </table:table-cell>
          <table:table-cell table:style-name="ce26" office:value-type="float" office:value="51740" calcext:value-type="float">
            <text:p>51,740</text:p>
          </table:table-cell>
          <table:table-cell table:style-name="ce47" office:value-type="float" office:value="50702" calcext:value-type="float">
            <text:p>50,702</text:p>
          </table:table-cell>
          <table:table-cell table:style-name="ce26" office:value-type="float" office:value="249414" calcext:value-type="float">
            <text:p>249,414</text:p>
          </table:table-cell>
          <table:table-cell table:style-name="ce26" office:value-type="float" office:value="50332" calcext:value-type="float">
            <text:p>50,332</text:p>
          </table:table-cell>
          <table:table-cell table:style-name="ce26" office:value-type="float" office:value="50429" calcext:value-type="float">
            <text:p>50,429</text:p>
          </table:table-cell>
          <table:table-cell table:style-name="ce26" office:value-type="float" office:value="49531" calcext:value-type="float">
            <text:p>49,531</text:p>
          </table:table-cell>
          <table:table-cell table:style-name="ce26" office:value-type="float" office:value="48558" calcext:value-type="float">
            <text:p>48,558</text:p>
          </table:table-cell>
          <table:table-cell table:style-name="ce47" office:value-type="float" office:value="50564" calcext:value-type="float">
            <text:p>50,564</text:p>
          </table:table-cell>
          <table:table-cell table:style-name="ce26" office:value-type="float" office:value="237320" calcext:value-type="float">
            <text:p>237,320</text:p>
          </table:table-cell>
          <table:table-cell table:style-name="ce26" office:value-type="float" office:value="46783" calcext:value-type="float">
            <text:p>46,783</text:p>
          </table:table-cell>
          <table:table-cell table:style-name="ce26" office:value-type="float" office:value="49514" calcext:value-type="float">
            <text:p>49,514</text:p>
          </table:table-cell>
          <table:table-cell table:style-name="ce26" office:value-type="float" office:value="46171" calcext:value-type="float">
            <text:p>46,171</text:p>
          </table:table-cell>
          <table:table-cell table:style-name="ce26" office:value-type="float" office:value="45489" calcext:value-type="float">
            <text:p>45,489</text:p>
          </table:table-cell>
          <table:table-cell table:style-name="ce47" office:value-type="float" office:value="49363" calcext:value-type="float">
            <text:p>49,363</text:p>
          </table:table-cell>
          <table:table-cell table:style-name="ce26" office:value-type="float" office:value="280563" calcext:value-type="float">
            <text:p>280,563</text:p>
          </table:table-cell>
          <table:table-cell table:style-name="ce26" office:value-type="float" office:value="53076" calcext:value-type="float">
            <text:p>53,076</text:p>
          </table:table-cell>
          <table:table-cell table:style-name="ce26" office:value-type="float" office:value="54661" calcext:value-type="float">
            <text:p>54,661</text:p>
          </table:table-cell>
          <table:table-cell table:style-name="ce26" office:value-type="float" office:value="57137" calcext:value-type="float">
            <text:p>57,137</text:p>
          </table:table-cell>
          <table:table-cell table:style-name="ce26" office:value-type="float" office:value="58351" calcext:value-type="float">
            <text:p>58,351</text:p>
          </table:table-cell>
          <table:table-cell table:style-name="ce47" office:value-type="float" office:value="57338" calcext:value-type="float">
            <text:p>57,338</text:p>
          </table:table-cell>
          <table:table-cell table:style-name="ce26" office:value-type="float" office:value="279749" calcext:value-type="float">
            <text:p>279,749</text:p>
          </table:table-cell>
          <table:table-cell table:style-name="ce26" office:value-type="float" office:value="58585" calcext:value-type="float">
            <text:p>58,585</text:p>
          </table:table-cell>
          <table:table-cell table:style-name="ce26" office:value-type="float" office:value="56764" calcext:value-type="float">
            <text:p>56,764</text:p>
          </table:table-cell>
          <table:table-cell table:style-name="ce26" office:value-type="float" office:value="55207" calcext:value-type="float">
            <text:p>55,207</text:p>
          </table:table-cell>
          <table:table-cell table:style-name="ce26" office:value-type="float" office:value="57829" calcext:value-type="float">
            <text:p>57,829</text:p>
          </table:table-cell>
          <table:table-cell table:style-name="ce47" office:value-type="float" office:value="51364" calcext:value-type="float">
            <text:p>51,364</text:p>
          </table:table-cell>
          <table:table-cell table:style-name="ce26" office:value-type="float" office:value="259026" calcext:value-type="float">
            <text:p>259,026</text:p>
          </table:table-cell>
          <table:table-cell table:style-name="ce26" office:value-type="float" office:value="50428" calcext:value-type="float">
            <text:p>50,428</text:p>
          </table:table-cell>
          <table:table-cell table:style-name="ce26" office:value-type="float" office:value="50487" calcext:value-type="float">
            <text:p>50,487</text:p>
          </table:table-cell>
          <table:table-cell table:style-name="ce26" office:value-type="float" office:value="50734" calcext:value-type="float">
            <text:p>50,734</text:p>
          </table:table-cell>
          <table:table-cell table:style-name="ce26" office:value-type="float" office:value="52901" calcext:value-type="float">
            <text:p>52,901</text:p>
          </table:table-cell>
          <table:table-cell table:style-name="ce47" office:value-type="float" office:value="54476" calcext:value-type="float">
            <text:p>54,476</text:p>
          </table:table-cell>
          <table:table-cell table:style-name="ce26" office:value-type="float" office:value="274085" calcext:value-type="float">
            <text:p>274,085</text:p>
          </table:table-cell>
          <table:table-cell table:style-name="ce26" office:value-type="float" office:value="54984" calcext:value-type="float">
            <text:p>54,984</text:p>
          </table:table-cell>
          <table:table-cell table:style-name="ce26" office:value-type="float" office:value="55060" calcext:value-type="float">
            <text:p>55,060</text:p>
          </table:table-cell>
          <table:table-cell table:style-name="ce26" office:value-type="float" office:value="53343" calcext:value-type="float">
            <text:p>53,343</text:p>
          </table:table-cell>
          <table:table-cell table:style-name="ce26" office:value-type="float" office:value="55628" calcext:value-type="float">
            <text:p>55,628</text:p>
          </table:table-cell>
          <table:table-cell table:style-name="ce47" office:value-type="float" office:value="55070" calcext:value-type="float">
            <text:p>55,070</text:p>
          </table:table-cell>
          <table:table-cell table:style-name="ce26" office:value-type="float" office:value="271331" calcext:value-type="float">
            <text:p>271,331</text:p>
          </table:table-cell>
          <table:table-cell table:style-name="ce26" office:value-type="float" office:value="55369" calcext:value-type="float">
            <text:p>55,369</text:p>
          </table:table-cell>
          <table:table-cell table:style-name="ce26" office:value-type="float" office:value="56032" calcext:value-type="float">
            <text:p>56,032</text:p>
          </table:table-cell>
          <table:table-cell table:style-name="ce26" office:value-type="float" office:value="54781" calcext:value-type="float">
            <text:p>54,781</text:p>
          </table:table-cell>
          <table:table-cell table:style-name="ce26" office:value-type="float" office:value="53675" calcext:value-type="float">
            <text:p>53,675</text:p>
          </table:table-cell>
          <table:table-cell table:style-name="ce47" office:value-type="float" office:value="51474" calcext:value-type="float">
            <text:p>51,474</text:p>
          </table:table-cell>
          <table:table-cell table:style-name="ce26" office:value-type="float" office:value="227919" calcext:value-type="float">
            <text:p>227,919</text:p>
          </table:table-cell>
          <table:table-cell table:style-name="ce26" office:value-type="float" office:value="50465" calcext:value-type="float">
            <text:p>50,465</text:p>
          </table:table-cell>
          <table:table-cell table:style-name="ce26" office:value-type="float" office:value="46751" calcext:value-type="float">
            <text:p>46,751</text:p>
          </table:table-cell>
          <table:table-cell table:style-name="ce26" office:value-type="float" office:value="43504" calcext:value-type="float">
            <text:p>43,504</text:p>
          </table:table-cell>
          <table:table-cell table:style-name="ce26" office:value-type="float" office:value="44373" calcext:value-type="float">
            <text:p>44,373</text:p>
          </table:table-cell>
          <table:table-cell table:style-name="ce47" office:value-type="float" office:value="42826" calcext:value-type="float">
            <text:p>42,826</text:p>
          </table:table-cell>
          <table:table-cell table:style-name="ce26" office:value-type="float" office:value="173832" calcext:value-type="float">
            <text:p>173,832</text:p>
          </table:table-cell>
          <table:table-cell table:style-name="ce26" office:value-type="float" office:value="38881" calcext:value-type="float">
            <text:p>38,881</text:p>
          </table:table-cell>
          <table:table-cell table:style-name="ce26" office:value-type="float" office:value="36492" calcext:value-type="float">
            <text:p>36,492</text:p>
          </table:table-cell>
          <table:table-cell table:style-name="ce26" office:value-type="float" office:value="35419" calcext:value-type="float">
            <text:p>35,419</text:p>
          </table:table-cell>
          <table:table-cell table:style-name="ce26" office:value-type="float" office:value="34657" calcext:value-type="float">
            <text:p>34,657</text:p>
          </table:table-cell>
          <table:table-cell table:style-name="ce47" office:value-type="float" office:value="28383" calcext:value-type="float">
            <text:p>28,383</text:p>
          </table:table-cell>
          <table:table-cell table:style-name="ce26" office:value-type="float" office:value="95357" calcext:value-type="float">
            <text:p>95,357</text:p>
          </table:table-cell>
          <table:table-cell table:style-name="ce26" office:value-type="float" office:value="25893" calcext:value-type="float">
            <text:p>25,893</text:p>
          </table:table-cell>
          <table:table-cell table:style-name="ce26" office:value-type="float" office:value="22241" calcext:value-type="float">
            <text:p>22,241</text:p>
          </table:table-cell>
          <table:table-cell table:style-name="ce26" office:value-type="float" office:value="18851" calcext:value-type="float">
            <text:p>18,851</text:p>
          </table:table-cell>
          <table:table-cell table:style-name="ce26" office:value-type="float" office:value="15218" calcext:value-type="float">
            <text:p>15,218</text:p>
          </table:table-cell>
          <table:table-cell table:style-name="ce47" office:value-type="float" office:value="13154" calcext:value-type="float">
            <text:p>13,154</text:p>
          </table:table-cell>
          <table:table-cell table:style-name="ce26" office:value-type="float" office:value="70548" calcext:value-type="float">
            <text:p>70,548</text:p>
          </table:table-cell>
          <table:table-cell table:style-name="ce26" office:value-type="float" office:value="15238" calcext:value-type="float">
            <text:p>15,238</text:p>
          </table:table-cell>
          <table:table-cell table:style-name="ce26" office:value-type="float" office:value="14891" calcext:value-type="float">
            <text:p>14,891</text:p>
          </table:table-cell>
          <table:table-cell table:style-name="ce26" office:value-type="float" office:value="14195" calcext:value-type="float">
            <text:p>14,195</text:p>
          </table:table-cell>
          <table:table-cell table:style-name="ce26" office:value-type="float" office:value="13644" calcext:value-type="float">
            <text:p>13,644</text:p>
          </table:table-cell>
          <table:table-cell table:style-name="ce47" office:value-type="float" office:value="12580" calcext:value-type="float">
            <text:p>12,580</text:p>
          </table:table-cell>
          <table:table-cell table:style-name="ce26" office:value-type="float" office:value="41031" calcext:value-type="float">
            <text:p>41,031</text:p>
          </table:table-cell>
          <table:table-cell table:style-name="ce26" office:value-type="float" office:value="10973" calcext:value-type="float">
            <text:p>10,973</text:p>
          </table:table-cell>
          <table:table-cell table:style-name="ce26" office:value-type="float" office:value="9310" calcext:value-type="float">
            <text:p>9,31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26" office:value-type="float" office:value="6782" calcext:value-type="float">
            <text:p>6,782</text:p>
          </table:table-cell>
          <table:table-cell table:style-name="ce47" office:value-type="float" office:value="5811" calcext:value-type="float">
            <text:p>5,811</text:p>
          </table:table-cell>
          <table:table-cell table:style-name="ce26" office:value-type="float" office:value="15741" calcext:value-type="float">
            <text:p>15,741</text:p>
          </table:table-cell>
          <table:table-cell table:style-name="ce26" office:value-type="float" office:value="4588" calcext:value-type="float">
            <text:p>4,588</text:p>
          </table:table-cell>
          <table:table-cell table:style-name="ce26" office:value-type="float" office:value="3780" calcext:value-type="float">
            <text:p>3,780</text:p>
          </table:table-cell>
          <table:table-cell table:style-name="ce26" office:value-type="float" office:value="3049" calcext:value-type="float">
            <text:p>3,049</text:p>
          </table:table-cell>
          <table:table-cell table:style-name="ce26" office:value-type="float" office:value="2437" calcext:value-type="float">
            <text:p>2,437</text:p>
          </table:table-cell>
          <table:table-cell table:style-name="ce47" office:value-type="float" office:value="1887" calcext:value-type="float">
            <text:p>1,887</text:p>
          </table:table-cell>
          <table:table-cell table:style-name="ce26" office:value-type="float" office:value="3905" calcext:value-type="float">
            <text:p>3,905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522" calcext:value-type="float">
            <text:p>522</text:p>
          </table:table-cell>
          <table:table-cell table:style-name="ce47" office:value-type="float" office:value="306" calcext:value-type="float">
            <text:p>306</text:p>
          </table:table-cell>
          <table:table-cell table:style-name="ce26" office:value-type="float" office:value="534" calcext:value-type="float">
            <text:p>53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7095" calcext:value-type="float">
            <text:p>3,417,095</text:p>
          </table:table-cell>
          <table:table-cell table:style-name="ce34" office:value-type="float" office:value="103739" calcext:value-type="float">
            <text:p>103,739</text:p>
          </table:table-cell>
          <table:table-cell table:style-name="ce27" office:value-type="float" office:value="19365" calcext:value-type="float">
            <text:p>19,365</text:p>
          </table:table-cell>
          <table:table-cell table:style-name="ce27" office:value-type="float" office:value="19315" calcext:value-type="float">
            <text:p>19,315</text:p>
          </table:table-cell>
          <table:table-cell table:style-name="ce27" office:value-type="float" office:value="19756" calcext:value-type="float">
            <text:p>19,756</text:p>
          </table:table-cell>
          <table:table-cell table:style-name="ce27" office:value-type="float" office:value="22333" calcext:value-type="float">
            <text:p>22,333</text:p>
          </table:table-cell>
          <table:table-cell table:style-name="ce27" office:value-type="float" office:value="22970" calcext:value-type="float">
            <text:p>22,970</text:p>
          </table:table-cell>
          <table:table-cell table:style-name="ce27" office:value-type="float" office:value="135028" calcext:value-type="float">
            <text:p>135,028</text:p>
          </table:table-cell>
          <table:table-cell table:style-name="ce27" office:value-type="float" office:value="24509" calcext:value-type="float">
            <text:p>24,509</text:p>
          </table:table-cell>
          <table:table-cell table:style-name="ce27" office:value-type="float" office:value="25319" calcext:value-type="float">
            <text:p>25,319</text:p>
          </table:table-cell>
          <table:table-cell table:style-name="ce27" office:value-type="float" office:value="27001" calcext:value-type="float">
            <text:p>27,001</text:p>
          </table:table-cell>
          <table:table-cell table:style-name="ce27" office:value-type="float" office:value="28865" calcext:value-type="float">
            <text:p>28,865</text:p>
          </table:table-cell>
          <table:table-cell table:style-name="ce34" office:value-type="float" office:value="29334" calcext:value-type="float">
            <text:p>29,334</text:p>
          </table:table-cell>
          <table:table-cell table:style-name="ce27" office:value-type="float" office:value="139701" calcext:value-type="float">
            <text:p>139,701</text:p>
          </table:table-cell>
          <table:table-cell table:style-name="ce27" office:value-type="float" office:value="28873" calcext:value-type="float">
            <text:p>28,873</text:p>
          </table:table-cell>
          <table:table-cell table:style-name="ce27" office:value-type="float" office:value="27475" calcext:value-type="float">
            <text:p>27,475</text:p>
          </table:table-cell>
          <table:table-cell table:style-name="ce27" office:value-type="float" office:value="32025" calcext:value-type="float">
            <text:p>32,025</text:p>
          </table:table-cell>
          <table:table-cell table:style-name="ce27" office:value-type="float" office:value="27325" calcext:value-type="float">
            <text:p>27,325</text:p>
          </table:table-cell>
          <table:table-cell table:style-name="ce34" office:value-type="float" office:value="24003" calcext:value-type="float">
            <text:p>24,003</text:p>
          </table:table-cell>
          <table:table-cell table:style-name="ce27" office:value-type="float" office:value="146039" calcext:value-type="float">
            <text:p>146,039</text:p>
          </table:table-cell>
          <table:table-cell table:style-name="ce27" office:value-type="float" office:value="27271" calcext:value-type="float">
            <text:p>27,271</text:p>
          </table:table-cell>
          <table:table-cell table:style-name="ce27" office:value-type="float" office:value="27932" calcext:value-type="float">
            <text:p>27,932</text:p>
          </table:table-cell>
          <table:table-cell table:style-name="ce27" office:value-type="float" office:value="29126" calcext:value-type="float">
            <text:p>29,126</text:p>
          </table:table-cell>
          <table:table-cell table:style-name="ce27" office:value-type="float" office:value="30385" calcext:value-type="float">
            <text:p>30,385</text:p>
          </table:table-cell>
          <table:table-cell table:style-name="ce34" office:value-type="float" office:value="31325" calcext:value-type="float">
            <text:p>31,325</text:p>
          </table:table-cell>
          <table:table-cell table:style-name="ce27" office:value-type="float" office:value="188239" calcext:value-type="float">
            <text:p>188,239</text:p>
          </table:table-cell>
          <table:table-cell table:style-name="ce27" office:value-type="float" office:value="32835" calcext:value-type="float">
            <text:p>32,835</text:p>
          </table:table-cell>
          <table:table-cell table:style-name="ce27" office:value-type="float" office:value="34331" calcext:value-type="float">
            <text:p>34,331</text:p>
          </table:table-cell>
          <table:table-cell table:style-name="ce27" office:value-type="float" office:value="37158" calcext:value-type="float">
            <text:p>37,158</text:p>
          </table:table-cell>
          <table:table-cell table:style-name="ce27" office:value-type="float" office:value="39469" calcext:value-type="float">
            <text:p>39,469</text:p>
          </table:table-cell>
          <table:table-cell table:style-name="ce34" office:value-type="float" office:value="44446" calcext:value-type="float">
            <text:p>44,446</text:p>
          </table:table-cell>
          <table:table-cell table:style-name="ce27" office:value-type="float" office:value="221010" calcext:value-type="float">
            <text:p>221,010</text:p>
          </table:table-cell>
          <table:table-cell table:style-name="ce27" office:value-type="float" office:value="41126" calcext:value-type="float">
            <text:p>41,126</text:p>
          </table:table-cell>
          <table:table-cell table:style-name="ce27" office:value-type="float" office:value="40366" calcext:value-type="float">
            <text:p>40,366</text:p>
          </table:table-cell>
          <table:table-cell table:style-name="ce27" office:value-type="float" office:value="47074" calcext:value-type="float">
            <text:p>47,074</text:p>
          </table:table-cell>
          <table:table-cell table:style-name="ce27" office:value-type="float" office:value="46602" calcext:value-type="float">
            <text:p>46,602</text:p>
          </table:table-cell>
          <table:table-cell table:style-name="ce34" office:value-type="float" office:value="45842" calcext:value-type="float">
            <text:p>45,842</text:p>
          </table:table-cell>
          <table:table-cell table:style-name="ce27" office:value-type="float" office:value="220131" calcext:value-type="float">
            <text:p>220,131</text:p>
          </table:table-cell>
          <table:table-cell table:style-name="ce27" office:value-type="float" office:value="45234" calcext:value-type="float">
            <text:p>45,234</text:p>
          </table:table-cell>
          <table:table-cell table:style-name="ce27" office:value-type="float" office:value="45214" calcext:value-type="float">
            <text:p>45,214</text:p>
          </table:table-cell>
          <table:table-cell table:style-name="ce27" office:value-type="float" office:value="43308" calcext:value-type="float">
            <text:p>43,308</text:p>
          </table:table-cell>
          <table:table-cell table:style-name="ce27" office:value-type="float" office:value="42904" calcext:value-type="float">
            <text:p>42,904</text:p>
          </table:table-cell>
          <table:table-cell table:style-name="ce34" office:value-type="float" office:value="43471" calcext:value-type="float">
            <text:p>43,471</text:p>
          </table:table-cell>
          <table:table-cell table:style-name="ce27" office:value-type="float" office:value="214710" calcext:value-type="float">
            <text:p>214,710</text:p>
          </table:table-cell>
          <table:table-cell table:style-name="ce27" office:value-type="float" office:value="41214" calcext:value-type="float">
            <text:p>41,214</text:p>
          </table:table-cell>
          <table:table-cell table:style-name="ce27" office:value-type="float" office:value="44206" calcext:value-type="float">
            <text:p>44,206</text:p>
          </table:table-cell>
          <table:table-cell table:style-name="ce27" office:value-type="float" office:value="41124" calcext:value-type="float">
            <text:p>41,124</text:p>
          </table:table-cell>
          <table:table-cell table:style-name="ce27" office:value-type="float" office:value="41546" calcext:value-type="float">
            <text:p>41,546</text:p>
          </table:table-cell>
          <table:table-cell table:style-name="ce34" office:value-type="float" office:value="46620" calcext:value-type="float">
            <text:p>46,620</text:p>
          </table:table-cell>
          <table:table-cell table:style-name="ce27" office:value-type="float" office:value="272842" calcext:value-type="float">
            <text:p>272,842</text:p>
          </table:table-cell>
          <table:table-cell table:style-name="ce27" office:value-type="float" office:value="50291" calcext:value-type="float">
            <text:p>50,291</text:p>
          </table:table-cell>
          <table:table-cell table:style-name="ce27" office:value-type="float" office:value="52866" calcext:value-type="float">
            <text:p>52,866</text:p>
          </table:table-cell>
          <table:table-cell table:style-name="ce27" office:value-type="float" office:value="55427" calcext:value-type="float">
            <text:p>55,427</text:p>
          </table:table-cell>
          <table:table-cell table:style-name="ce27" office:value-type="float" office:value="57454" calcext:value-type="float">
            <text:p>57,454</text:p>
          </table:table-cell>
          <table:table-cell table:style-name="ce34" office:value-type="float" office:value="56804" calcext:value-type="float">
            <text:p>56,804</text:p>
          </table:table-cell>
          <table:table-cell table:style-name="ce27" office:value-type="float" office:value="275803" calcext:value-type="float">
            <text:p>275,803</text:p>
          </table:table-cell>
          <table:table-cell table:style-name="ce27" office:value-type="float" office:value="57556" calcext:value-type="float">
            <text:p>57,556</text:p>
          </table:table-cell>
          <table:table-cell table:style-name="ce27" office:value-type="float" office:value="56275" calcext:value-type="float">
            <text:p>56,275</text:p>
          </table:table-cell>
          <table:table-cell table:style-name="ce27" office:value-type="float" office:value="54741" calcext:value-type="float">
            <text:p>54,741</text:p>
          </table:table-cell>
          <table:table-cell table:style-name="ce27" office:value-type="float" office:value="56953" calcext:value-type="float">
            <text:p>56,953</text:p>
          </table:table-cell>
          <table:table-cell table:style-name="ce34" office:value-type="float" office:value="50278" calcext:value-type="float">
            <text:p>50,278</text:p>
          </table:table-cell>
          <table:table-cell table:style-name="ce27" office:value-type="float" office:value="252518" calcext:value-type="float">
            <text:p>252,518</text:p>
          </table:table-cell>
          <table:table-cell table:style-name="ce27" office:value-type="float" office:value="50054" calcext:value-type="float">
            <text:p>50,054</text:p>
          </table:table-cell>
          <table:table-cell table:style-name="ce27" office:value-type="float" office:value="49604" calcext:value-type="float">
            <text:p>49,604</text:p>
          </table:table-cell>
          <table:table-cell table:style-name="ce27" office:value-type="float" office:value="49846" calcext:value-type="float">
            <text:p>49,846</text:p>
          </table:table-cell>
          <table:table-cell table:style-name="ce27" office:value-type="float" office:value="51158" calcext:value-type="float">
            <text:p>51,158</text:p>
          </table:table-cell>
          <table:table-cell table:style-name="ce34" office:value-type="float" office:value="51856" calcext:value-type="float">
            <text:p>51,856</text:p>
          </table:table-cell>
          <table:table-cell table:style-name="ce27" office:value-type="float" office:value="256683" calcext:value-type="float">
            <text:p>256,683</text:p>
          </table:table-cell>
          <table:table-cell table:style-name="ce27" office:value-type="float" office:value="51999" calcext:value-type="float">
            <text:p>51,999</text:p>
          </table:table-cell>
          <table:table-cell table:style-name="ce27" office:value-type="float" office:value="51353" calcext:value-type="float">
            <text:p>51,353</text:p>
          </table:table-cell>
          <table:table-cell table:style-name="ce27" office:value-type="float" office:value="49481" calcext:value-type="float">
            <text:p>49,481</text:p>
          </table:table-cell>
          <table:table-cell table:style-name="ce27" office:value-type="float" office:value="51877" calcext:value-type="float">
            <text:p>51,877</text:p>
          </table:table-cell>
          <table:table-cell table:style-name="ce34" office:value-type="float" office:value="51973" calcext:value-type="float">
            <text:p>51,973</text:p>
          </table:table-cell>
          <table:table-cell table:style-name="ce27" office:value-type="float" office:value="260145" calcext:value-type="float">
            <text:p>260,145</text:p>
          </table:table-cell>
          <table:table-cell table:style-name="ce27" office:value-type="float" office:value="52316" calcext:value-type="float">
            <text:p>52,316</text:p>
          </table:table-cell>
          <table:table-cell table:style-name="ce27" office:value-type="float" office:value="53342" calcext:value-type="float">
            <text:p>53,342</text:p>
          </table:table-cell>
          <table:table-cell table:style-name="ce27" office:value-type="float" office:value="52773" calcext:value-type="float">
            <text:p>52,773</text:p>
          </table:table-cell>
          <table:table-cell table:style-name="ce27" office:value-type="float" office:value="51450" calcext:value-type="float">
            <text:p>51,450</text:p>
          </table:table-cell>
          <table:table-cell table:style-name="ce34" office:value-type="float" office:value="50264" calcext:value-type="float">
            <text:p>50,264</text:p>
          </table:table-cell>
          <table:table-cell table:style-name="ce27" office:value-type="float" office:value="230033" calcext:value-type="float">
            <text:p>230,033</text:p>
          </table:table-cell>
          <table:table-cell table:style-name="ce27" office:value-type="float" office:value="49849" calcext:value-type="float">
            <text:p>49,849</text:p>
          </table:table-cell>
          <table:table-cell table:style-name="ce27" office:value-type="float" office:value="46463" calcext:value-type="float">
            <text:p>46,463</text:p>
          </table:table-cell>
          <table:table-cell table:style-name="ce27" office:value-type="float" office:value="44025" calcext:value-type="float">
            <text:p>44,025</text:p>
          </table:table-cell>
          <table:table-cell table:style-name="ce27" office:value-type="float" office:value="45399" calcext:value-type="float">
            <text:p>45,399</text:p>
          </table:table-cell>
          <table:table-cell table:style-name="ce34" office:value-type="float" office:value="44297" calcext:value-type="float">
            <text:p>44,297</text:p>
          </table:table-cell>
          <table:table-cell table:style-name="ce27" office:value-type="float" office:value="189224" calcext:value-type="float">
            <text:p>189,224</text:p>
          </table:table-cell>
          <table:table-cell table:style-name="ce27" office:value-type="float" office:value="41136" calcext:value-type="float">
            <text:p>41,136</text:p>
          </table:table-cell>
          <table:table-cell table:style-name="ce27" office:value-type="float" office:value="39199" calcext:value-type="float">
            <text:p>39,199</text:p>
          </table:table-cell>
          <table:table-cell table:style-name="ce27" office:value-type="float" office:value="38535" calcext:value-type="float">
            <text:p>38,535</text:p>
          </table:table-cell>
          <table:table-cell table:style-name="ce27" office:value-type="float" office:value="38936" calcext:value-type="float">
            <text:p>38,936</text:p>
          </table:table-cell>
          <table:table-cell table:style-name="ce34" office:value-type="float" office:value="31418" calcext:value-type="float">
            <text:p>31,418</text:p>
          </table:table-cell>
          <table:table-cell table:style-name="ce27" office:value-type="float" office:value="115027" calcext:value-type="float">
            <text:p>115,027</text:p>
          </table:table-cell>
          <table:table-cell table:style-name="ce27" office:value-type="float" office:value="30304" calcext:value-type="float">
            <text:p>30,304</text:p>
          </table:table-cell>
          <table:table-cell table:style-name="ce27" office:value-type="float" office:value="26017" calcext:value-type="float">
            <text:p>26,017</text:p>
          </table:table-cell>
          <table:table-cell table:style-name="ce27" office:value-type="float" office:value="22713" calcext:value-type="float">
            <text:p>22,713</text:p>
          </table:table-cell>
          <table:table-cell table:style-name="ce27" office:value-type="float" office:value="19044" calcext:value-type="float">
            <text:p>19,044</text:p>
          </table:table-cell>
          <table:table-cell table:style-name="ce34" office:value-type="float" office:value="16949" calcext:value-type="float">
            <text:p>16,949</text:p>
          </table:table-cell>
          <table:table-cell table:style-name="ce27" office:value-type="float" office:value="95357" calcext:value-type="float">
            <text:p>95,357</text:p>
          </table:table-cell>
          <table:table-cell table:style-name="ce27" office:value-type="float" office:value="19693" calcext:value-type="float">
            <text:p>19,693</text:p>
          </table:table-cell>
          <table:table-cell table:style-name="ce27" office:value-type="float" office:value="19667" calcext:value-type="float">
            <text:p>19,667</text:p>
          </table:table-cell>
          <table:table-cell table:style-name="ce27" office:value-type="float" office:value="19436" calcext:value-type="float">
            <text:p>19,436</text:p>
          </table:table-cell>
          <table:table-cell table:style-name="ce27" office:value-type="float" office:value="18511" calcext:value-type="float">
            <text:p>18,511</text:p>
          </table:table-cell>
          <table:table-cell table:style-name="ce34" office:value-type="float" office:value="18050" calcext:value-type="float">
            <text:p>18,050</text:p>
          </table:table-cell>
          <table:table-cell table:style-name="ce27" office:value-type="float" office:value="64251" calcext:value-type="float">
            <text:p>64,251</text:p>
          </table:table-cell>
          <table:table-cell table:style-name="ce27" office:value-type="float" office:value="16160" calcext:value-type="float">
            <text:p>16,160</text:p>
          </table:table-cell>
          <table:table-cell table:style-name="ce27" office:value-type="float" office:value="14246" calcext:value-type="float">
            <text:p>14,246</text:p>
          </table:table-cell>
          <table:table-cell table:style-name="ce27" office:value-type="float" office:value="12813" calcext:value-type="float">
            <text:p>12,813</text:p>
          </table:table-cell>
          <table:table-cell table:style-name="ce27" office:value-type="float" office:value="11227" calcext:value-type="float">
            <text:p>11,227</text:p>
          </table:table-cell>
          <table:table-cell table:style-name="ce34" office:value-type="float" office:value="9805" calcext:value-type="float">
            <text:p>9,805</text:p>
          </table:table-cell>
          <table:table-cell table:style-name="ce27" office:value-type="float" office:value="28568" calcext:value-type="float">
            <text:p>28,568</text:p>
          </table:table-cell>
          <table:table-cell table:style-name="ce27" office:value-type="float" office:value="8291" calcext:value-type="float">
            <text:p>8,291</text:p>
          </table:table-cell>
          <table:table-cell table:style-name="ce27" office:value-type="float" office:value="6858" calcext:value-type="float">
            <text:p>6,858</text:p>
          </table:table-cell>
          <table:table-cell table:style-name="ce27" office:value-type="float" office:value="5484" calcext:value-type="float">
            <text:p>5,484</text:p>
          </table:table-cell>
          <table:table-cell table:style-name="ce27" office:value-type="float" office:value="4484" calcext:value-type="float">
            <text:p>4,484</text:p>
          </table:table-cell>
          <table:table-cell table:style-name="ce34" office:value-type="float" office:value="3451" calcext:value-type="float">
            <text:p>3,451</text:p>
          </table:table-cell>
          <table:table-cell table:style-name="ce27" office:value-type="float" office:value="7129" calcext:value-type="float">
            <text:p>7,129</text:p>
          </table:table-cell>
          <table:table-cell table:style-name="ce27" office:value-type="float" office:value="2538" calcext:value-type="float">
            <text:p>2,538</text:p>
          </table:table-cell>
          <table:table-cell table:style-name="ce27" office:value-type="float" office:value="1779" calcext:value-type="float">
            <text:p>1,779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922" calcext:value-type="float">
            <text:p>922</text:p>
          </table:table-cell>
          <table:table-cell table:style-name="ce34" office:value-type="float" office:value="522" calcext:value-type="float">
            <text:p>522</text:p>
          </table:table-cell>
          <table:table-cell table:style-name="ce27" office:value-type="float" office:value="918" calcext:value-type="float">
            <text:p>91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54" calcext:value-type="float">
            <text:p>449,254</text:p>
          </table:table-cell>
          <table:table-cell table:style-name="ce28" office:value-type="float" office:value="13563" calcext:value-type="float">
            <text:p>13,563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18020" calcext:value-type="float">
            <text:p>18,020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893" calcext:value-type="float">
            <text:p>3,893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8480" calcext:value-type="float">
            <text:p>18,480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3622" calcext:value-type="float">
            <text:p>3,622</text:p>
          </table:table-cell>
          <table:table-cell table:style-name="ce36" office:value-type="float" office:value="3210" calcext:value-type="float">
            <text:p>3,210</text:p>
          </table:table-cell>
          <table:table-cell table:style-name="ce28" office:value-type="float" office:value="19224" calcext:value-type="float">
            <text:p>19,224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938" calcext:value-type="float">
            <text:p>3,938</text:p>
          </table:table-cell>
          <table:table-cell table:style-name="ce36" office:value-type="float" office:value="4085" calcext:value-type="float">
            <text:p>4,085</text:p>
          </table:table-cell>
          <table:table-cell table:style-name="ce28" office:value-type="float" office:value="24837" calcext:value-type="float">
            <text:p>24,837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5168" calcext:value-type="float">
            <text:p>5,168</text:p>
          </table:table-cell>
          <table:table-cell table:style-name="ce36" office:value-type="float" office:value="5950" calcext:value-type="float">
            <text:p>5,950</text:p>
          </table:table-cell>
          <table:table-cell table:style-name="ce28" office:value-type="float" office:value="30975" calcext:value-type="float">
            <text:p>30,975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5613" calcext:value-type="float">
            <text:p>5,613</text:p>
          </table:table-cell>
          <table:table-cell table:style-name="ce28" office:value-type="float" office:value="6714" calcext:value-type="float">
            <text:p>6,714</text:p>
          </table:table-cell>
          <table:table-cell table:style-name="ce28" office:value-type="float" office:value="6613" calcext:value-type="float">
            <text:p>6,613</text:p>
          </table:table-cell>
          <table:table-cell table:style-name="ce36" office:value-type="float" office:value="6516" calcext:value-type="float">
            <text:p>6,516</text:p>
          </table:table-cell>
          <table:table-cell table:style-name="ce28" office:value-type="float" office:value="31611" calcext:value-type="float">
            <text:p>31,611</text:p>
          </table:table-cell>
          <table:table-cell table:style-name="ce28" office:value-type="float" office:value="6431" calcext:value-type="float">
            <text:p>6,431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148" calcext:value-type="float">
            <text:p>6,148</text:p>
          </table:table-cell>
          <table:table-cell table:style-name="ce36" office:value-type="float" office:value="6232" calcext:value-type="float">
            <text:p>6,232</text:p>
          </table:table-cell>
          <table:table-cell table:style-name="ce28" office:value-type="float" office:value="28987" calcext:value-type="float">
            <text:p>28,987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5546" calcext:value-type="float">
            <text:p>5,546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6009" calcext:value-type="float">
            <text:p>6,009</text:p>
          </table:table-cell>
          <table:table-cell table:style-name="ce28" office:value-type="float" office:value="34157" calcext:value-type="float">
            <text:p>34,157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7143" calcext:value-type="float">
            <text:p>7,143</text:p>
          </table:table-cell>
          <table:table-cell table:style-name="ce36" office:value-type="float" office:value="6999" calcext:value-type="float">
            <text:p>6,999</text:p>
          </table:table-cell>
          <table:table-cell table:style-name="ce28" office:value-type="float" office:value="34452" calcext:value-type="float">
            <text:p>34,452</text:p>
          </table:table-cell>
          <table:table-cell table:style-name="ce28" office:value-type="float" office:value="7144" calcext:value-type="float">
            <text:p>7,144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7106" calcext:value-type="float">
            <text:p>7,106</text:p>
          </table:table-cell>
          <table:table-cell table:style-name="ce36" office:value-type="float" office:value="6541" calcext:value-type="float">
            <text:p>6,541</text:p>
          </table:table-cell>
          <table:table-cell table:style-name="ce28" office:value-type="float" office:value="33810" calcext:value-type="float">
            <text:p>33,810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602" calcext:value-type="float">
            <text:p>6,602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6760" calcext:value-type="float">
            <text:p>6,760</text:p>
          </table:table-cell>
          <table:table-cell table:style-name="ce36" office:value-type="float" office:value="7281" calcext:value-type="float">
            <text:p>7,281</text:p>
          </table:table-cell>
          <table:table-cell table:style-name="ce28" office:value-type="float" office:value="35819" calcext:value-type="float">
            <text:p>35,819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7123" calcext:value-type="float">
            <text:p>7,123</text:p>
          </table:table-cell>
          <table:table-cell table:style-name="ce36" office:value-type="float" office:value="7132" calcext:value-type="float">
            <text:p>7,132</text:p>
          </table:table-cell>
          <table:table-cell table:style-name="ce28" office:value-type="float" office:value="35986" calcext:value-type="float">
            <text:p>35,986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7046" calcext:value-type="float">
            <text:p>7,046</text:p>
          </table:table-cell>
          <table:table-cell table:style-name="ce36" office:value-type="float" office:value="6975" calcext:value-type="float">
            <text:p>6,975</text:p>
          </table:table-cell>
          <table:table-cell table:style-name="ce28" office:value-type="float" office:value="30421" calcext:value-type="float">
            <text:p>30,421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6072" calcext:value-type="float">
            <text:p>6,072</text:p>
          </table:table-cell>
          <table:table-cell table:style-name="ce36" office:value-type="float" office:value="5858" calcext:value-type="float">
            <text:p>5,858</text:p>
          </table:table-cell>
          <table:table-cell table:style-name="ce28" office:value-type="float" office:value="23202" calcext:value-type="float">
            <text:p>23,202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052" calcext:value-type="float">
            <text:p>5,052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4624" calcext:value-type="float">
            <text:p>4,624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243" calcext:value-type="float">
            <text:p>2,243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11559" calcext:value-type="float">
            <text:p>11,559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238" calcext:value-type="float">
            <text:p>2,238</text:p>
          </table:table-cell>
          <table:table-cell table:style-name="ce36" office:value-type="float" office:value="2206" calcext:value-type="float">
            <text:p>2,206</text:p>
          </table:table-cell>
          <table:table-cell table:style-name="ce28" office:value-type="float" office:value="7312" calcext:value-type="float">
            <text:p>7,312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237" calcext:value-type="float">
            <text:p>1,237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95" calcext:value-type="float">
            <text:p>225,195</text:p>
          </table:table-cell>
          <table:table-cell table:style-name="ce28" office:value-type="float" office:value="6989" calcext:value-type="float">
            <text:p>6,989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598" calcext:value-type="float">
            <text:p>1,598</text:p>
          </table:table-cell>
          <table:table-cell table:style-name="ce40" office:value-type="float" office:value="1566" calcext:value-type="float">
            <text:p>1,566</text:p>
          </table:table-cell>
          <table:table-cell table:style-name="ce40" office:value-type="float" office:value="9273" calcext:value-type="float">
            <text:p>9,273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732" calcext:value-type="float">
            <text:p>1,732</text:p>
          </table:table-cell>
          <table:table-cell table:style-name="ce40" office:value-type="float" office:value="1897" calcext:value-type="float">
            <text:p>1,897</text:p>
          </table:table-cell>
          <table:table-cell table:style-name="ce40" office:value-type="float" office:value="1989" calcext:value-type="float">
            <text:p>1,989</text:p>
          </table:table-cell>
          <table:table-cell table:style-name="ce51" office:value-type="float" office:value="1958" calcext:value-type="float">
            <text:p>1,958</text:p>
          </table:table-cell>
          <table:table-cell table:style-name="ce40" office:value-type="float" office:value="9595" calcext:value-type="float">
            <text:p>9,595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1901" calcext:value-type="float">
            <text:p>1,901</text:p>
          </table:table-cell>
          <table:table-cell table:style-name="ce51" office:value-type="float" office:value="1608" calcext:value-type="float">
            <text:p>1,608</text:p>
          </table:table-cell>
          <table:table-cell table:style-name="ce40" office:value-type="float" office:value="9949" calcext:value-type="float">
            <text:p>9,949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2039" calcext:value-type="float">
            <text:p>2,039</text:p>
          </table:table-cell>
          <table:table-cell table:style-name="ce51" office:value-type="float" office:value="2104" calcext:value-type="float">
            <text:p>2,104</text:p>
          </table:table-cell>
          <table:table-cell table:style-name="ce40" office:value-type="float" office:value="12907" calcext:value-type="float">
            <text:p>12,907</text:p>
          </table:table-cell>
          <table:table-cell table:style-name="ce40" office:value-type="float" office:value="2291" calcext:value-type="float">
            <text:p>2,291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659" calcext:value-type="float">
            <text:p>2,659</text:p>
          </table:table-cell>
          <table:table-cell table:style-name="ce51" office:value-type="float" office:value="3122" calcext:value-type="float">
            <text:p>3,122</text:p>
          </table:table-cell>
          <table:table-cell table:style-name="ce40" office:value-type="float" office:value="16305" calcext:value-type="float">
            <text:p>16,305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2883" calcext:value-type="float">
            <text:p>2,883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3545" calcext:value-type="float">
            <text:p>3,545</text:p>
          </table:table-cell>
          <table:table-cell table:style-name="ce51" office:value-type="float" office:value="3406" calcext:value-type="float">
            <text:p>3,406</text:p>
          </table:table-cell>
          <table:table-cell table:style-name="ce40" office:value-type="float" office:value="16693" calcext:value-type="float">
            <text:p>16,693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414" calcext:value-type="float">
            <text:p>3,414</text:p>
          </table:table-cell>
          <table:table-cell table:style-name="ce40" office:value-type="float" office:value="3349" calcext:value-type="float">
            <text:p>3,349</text:p>
          </table:table-cell>
          <table:table-cell table:style-name="ce40" office:value-type="float" office:value="3225" calcext:value-type="float">
            <text:p>3,225</text:p>
          </table:table-cell>
          <table:table-cell table:style-name="ce51" office:value-type="float" office:value="3364" calcext:value-type="float">
            <text:p>3,364</text:p>
          </table:table-cell>
          <table:table-cell table:style-name="ce40" office:value-type="float" office:value="15157" calcext:value-type="float">
            <text:p>15,157</text:p>
          </table:table-cell>
          <table:table-cell table:style-name="ce40" office:value-type="float" office:value="3101" calcext:value-type="float">
            <text:p>3,101</text:p>
          </table:table-cell>
          <table:table-cell table:style-name="ce40" office:value-type="float" office:value="3204" calcext:value-type="float">
            <text:p>3,204</text:p>
          </table:table-cell>
          <table:table-cell table:style-name="ce40" office:value-type="float" office:value="2883" calcext:value-type="float">
            <text:p>2,883</text:p>
          </table:table-cell>
          <table:table-cell table:style-name="ce40" office:value-type="float" office:value="2885" calcext:value-type="float">
            <text:p>2,885</text:p>
          </table:table-cell>
          <table:table-cell table:style-name="ce51" office:value-type="float" office:value="3084" calcext:value-type="float">
            <text:p>3,084</text:p>
          </table:table-cell>
          <table:table-cell table:style-name="ce40" office:value-type="float" office:value="17103" calcext:value-type="float">
            <text:p>17,103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529" calcext:value-type="float">
            <text:p>3,529</text:p>
          </table:table-cell>
          <table:table-cell table:style-name="ce40" office:value-type="float" office:value="3535" calcext:value-type="float">
            <text:p>3,535</text:p>
          </table:table-cell>
          <table:table-cell table:style-name="ce51" office:value-type="float" office:value="3487" calcext:value-type="float">
            <text:p>3,487</text:p>
          </table:table-cell>
          <table:table-cell table:style-name="ce40" office:value-type="float" office:value="17091" calcext:value-type="float">
            <text:p>17,091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563" calcext:value-type="float">
            <text:p>3,563</text:p>
          </table:table-cell>
          <table:table-cell table:style-name="ce51" office:value-type="float" office:value="3146" calcext:value-type="float">
            <text:p>3,146</text:p>
          </table:table-cell>
          <table:table-cell table:style-name="ce40" office:value-type="float" office:value="16857" calcext:value-type="float">
            <text:p>16,857</text:p>
          </table:table-cell>
          <table:table-cell table:style-name="ce40" office:value-type="float" office:value="3230" calcext:value-type="float">
            <text:p>3,230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3387" calcext:value-type="float">
            <text:p>3,387</text:p>
          </table:table-cell>
          <table:table-cell table:style-name="ce51" office:value-type="float" office:value="3649" calcext:value-type="float">
            <text:p>3,649</text:p>
          </table:table-cell>
          <table:table-cell table:style-name="ce40" office:value-type="float" office:value="18151" calcext:value-type="float">
            <text:p>18,151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3512" calcext:value-type="float">
            <text:p>3,512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581" calcext:value-type="float">
            <text:p>3,581</text:p>
          </table:table-cell>
          <table:table-cell table:style-name="ce40" office:value-type="float" office:value="17935" calcext:value-type="float">
            <text:p>17,935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755" calcext:value-type="float">
            <text:p>3,755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536" calcext:value-type="float">
            <text:p>3,536</text:p>
          </table:table-cell>
          <table:table-cell table:style-name="ce51" office:value-type="float" office:value="3433" calcext:value-type="float">
            <text:p>3,433</text:p>
          </table:table-cell>
          <table:table-cell table:style-name="ce40" office:value-type="float" office:value="14983" calcext:value-type="float">
            <text:p>14,983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2879" calcext:value-type="float">
            <text:p>2,879</text:p>
          </table:table-cell>
          <table:table-cell table:style-name="ce40" office:value-type="float" office:value="3014" calcext:value-type="float">
            <text:p>3,014</text:p>
          </table:table-cell>
          <table:table-cell table:style-name="ce51" office:value-type="float" office:value="2868" calcext:value-type="float">
            <text:p>2,868</text:p>
          </table:table-cell>
          <table:table-cell table:style-name="ce40" office:value-type="float" office:value="10986" calcext:value-type="float">
            <text:p>10,986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196" calcext:value-type="float">
            <text:p>2,196</text:p>
          </table:table-cell>
          <table:table-cell table:style-name="ce40" office:value-type="float" office:value="2208" calcext:value-type="float">
            <text:p>2,208</text:p>
          </table:table-cell>
          <table:table-cell table:style-name="ce51" office:value-type="float" office:value="1764" calcext:value-type="float">
            <text:p>1,764</text:p>
          </table:table-cell>
          <table:table-cell table:style-name="ce40" office:value-type="float" office:value="5998" calcext:value-type="float">
            <text:p>5,998</text:p>
          </table:table-cell>
          <table:table-cell table:style-name="ce40" office:value-type="float" office:value="1589" calcext:value-type="float">
            <text:p>1,589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068" calcext:value-type="float">
            <text:p>1,068</text:p>
          </table:table-cell>
          <table:table-cell table:style-name="ce51" office:value-type="float" office:value="862" calcext:value-type="float">
            <text:p>862</text:p>
          </table:table-cell>
          <table:table-cell table:style-name="ce40" office:value-type="float" office:value="4963" calcext:value-type="float">
            <text:p>4,963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60" calcext:value-type="float">
            <text:p>960</text:p>
          </table:table-cell>
          <table:table-cell table:style-name="ce51" office:value-type="float" office:value="889" calcext:value-type="float">
            <text:p>889</text:p>
          </table:table-cell>
          <table:table-cell table:style-name="ce40" office:value-type="float" office:value="2887" calcext:value-type="float">
            <text:p>2,887</text:p>
          </table:table-cell>
          <table:table-cell table:style-name="ce40" office:value-type="float" office:value="770" calcext:value-type="float">
            <text:p>770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470" calcext:value-type="float">
            <text:p>470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57" calcext:value-type="float">
            <text:p>157</text:p>
          </table:table-cell>
          <table:table-cell table:style-name="ce51" office:value-type="float" office:value="147" calcext:value-type="float">
            <text:p>147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59" calcext:value-type="float">
            <text:p>224,059</text:p>
          </table:table-cell>
          <table:table-cell table:style-name="ce35" office:value-type="float" office:value="6574" calcext:value-type="float">
            <text:p>6,574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535" calcext:value-type="float">
            <text:p>1,535</text:p>
          </table:table-cell>
          <table:table-cell table:style-name="ce41" office:value-type="float" office:value="8747" calcext:value-type="float">
            <text:p>8,747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747" calcext:value-type="float">
            <text:p>1,747</text:p>
          </table:table-cell>
          <table:table-cell table:style-name="ce41" office:value-type="float" office:value="1904" calcext:value-type="float">
            <text:p>1,904</text:p>
          </table:table-cell>
          <table:table-cell table:style-name="ce52" office:value-type="float" office:value="1810" calcext:value-type="float">
            <text:p>1,810</text:p>
          </table:table-cell>
          <table:table-cell table:style-name="ce41" office:value-type="float" office:value="8885" calcext:value-type="float">
            <text:p>8,885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1721" calcext:value-type="float">
            <text:p>1,721</text:p>
          </table:table-cell>
          <table:table-cell table:style-name="ce52" office:value-type="float" office:value="1602" calcext:value-type="float">
            <text:p>1,602</text:p>
          </table:table-cell>
          <table:table-cell table:style-name="ce41" office:value-type="float" office:value="9275" calcext:value-type="float">
            <text:p>9,275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1899" calcext:value-type="float">
            <text:p>1,899</text:p>
          </table:table-cell>
          <table:table-cell table:style-name="ce52" office:value-type="float" office:value="1981" calcext:value-type="float">
            <text:p>1,981</text:p>
          </table:table-cell>
          <table:table-cell table:style-name="ce41" office:value-type="float" office:value="11930" calcext:value-type="float">
            <text:p>11,930</text:p>
          </table:table-cell>
          <table:table-cell table:style-name="ce41" office:value-type="float" office:value="2085" calcext:value-type="float">
            <text:p>2,085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509" calcext:value-type="float">
            <text:p>2,509</text:p>
          </table:table-cell>
          <table:table-cell table:style-name="ce52" office:value-type="float" office:value="2828" calcext:value-type="float">
            <text:p>2,828</text:p>
          </table:table-cell>
          <table:table-cell table:style-name="ce41" office:value-type="float" office:value="14670" calcext:value-type="float">
            <text:p>14,670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068" calcext:value-type="float">
            <text:p>3,068</text:p>
          </table:table-cell>
          <table:table-cell table:style-name="ce52" office:value-type="float" office:value="3110" calcext:value-type="float">
            <text:p>3,110</text:p>
          </table:table-cell>
          <table:table-cell table:style-name="ce41" office:value-type="float" office:value="14918" calcext:value-type="float">
            <text:p>14,918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2902" calcext:value-type="float">
            <text:p>2,902</text:p>
          </table:table-cell>
          <table:table-cell table:style-name="ce41" office:value-type="float" office:value="2923" calcext:value-type="float">
            <text:p>2,923</text:p>
          </table:table-cell>
          <table:table-cell table:style-name="ce52" office:value-type="float" office:value="2868" calcext:value-type="float">
            <text:p>2,868</text:p>
          </table:table-cell>
          <table:table-cell table:style-name="ce41" office:value-type="float" office:value="13830" calcext:value-type="float">
            <text:p>13,830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2859" calcext:value-type="float">
            <text:p>2,859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608" calcext:value-type="float">
            <text:p>2,608</text:p>
          </table:table-cell>
          <table:table-cell table:style-name="ce52" office:value-type="float" office:value="2925" calcext:value-type="float">
            <text:p>2,925</text:p>
          </table:table-cell>
          <table:table-cell table:style-name="ce41" office:value-type="float" office:value="17054" calcext:value-type="float">
            <text:p>17,054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608" calcext:value-type="float">
            <text:p>3,608</text:p>
          </table:table-cell>
          <table:table-cell table:style-name="ce52" office:value-type="float" office:value="3512" calcext:value-type="float">
            <text:p>3,512</text:p>
          </table:table-cell>
          <table:table-cell table:style-name="ce41" office:value-type="float" office:value="17361" calcext:value-type="float">
            <text:p>17,361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543" calcext:value-type="float">
            <text:p>3,543</text:p>
          </table:table-cell>
          <table:table-cell table:style-name="ce52" office:value-type="float" office:value="3395" calcext:value-type="float">
            <text:p>3,395</text:p>
          </table:table-cell>
          <table:table-cell table:style-name="ce41" office:value-type="float" office:value="16953" calcext:value-type="float">
            <text:p>16,953</text:p>
          </table:table-cell>
          <table:table-cell table:style-name="ce41" office:value-type="float" office:value="3348" calcext:value-type="float">
            <text:p>3,348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307" calcext:value-type="float">
            <text:p>3,307</text:p>
          </table:table-cell>
          <table:table-cell table:style-name="ce41" office:value-type="float" office:value="3373" calcext:value-type="float">
            <text:p>3,373</text:p>
          </table:table-cell>
          <table:table-cell table:style-name="ce52" office:value-type="float" office:value="3632" calcext:value-type="float">
            <text:p>3,632</text:p>
          </table:table-cell>
          <table:table-cell table:style-name="ce41" office:value-type="float" office:value="17668" calcext:value-type="float">
            <text:p>17,668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538" calcext:value-type="float">
            <text:p>3,538</text:p>
          </table:table-cell>
          <table:table-cell table:style-name="ce52" office:value-type="float" office:value="3551" calcext:value-type="float">
            <text:p>3,551</text:p>
          </table:table-cell>
          <table:table-cell table:style-name="ce41" office:value-type="float" office:value="18051" calcext:value-type="float">
            <text:p>18,051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3630" calcext:value-type="float">
            <text:p>3,630</text:p>
          </table:table-cell>
          <table:table-cell table:style-name="ce41" office:value-type="float" office:value="3689" calcext:value-type="float">
            <text:p>3,689</text:p>
          </table:table-cell>
          <table:table-cell table:style-name="ce41" office:value-type="float" office:value="3510" calcext:value-type="float">
            <text:p>3,510</text:p>
          </table:table-cell>
          <table:table-cell table:style-name="ce52" office:value-type="float" office:value="3542" calcext:value-type="float">
            <text:p>3,542</text:p>
          </table:table-cell>
          <table:table-cell table:style-name="ce41" office:value-type="float" office:value="15438" calcext:value-type="float">
            <text:p>15,438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3058" calcext:value-type="float">
            <text:p>3,058</text:p>
          </table:table-cell>
          <table:table-cell table:style-name="ce52" office:value-type="float" office:value="2990" calcext:value-type="float">
            <text:p>2,990</text:p>
          </table:table-cell>
          <table:table-cell table:style-name="ce41" office:value-type="float" office:value="12216" calcext:value-type="float">
            <text:p>12,216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416" calcext:value-type="float">
            <text:p>2,416</text:p>
          </table:table-cell>
          <table:table-cell table:style-name="ce52" office:value-type="float" office:value="1975" calcext:value-type="float">
            <text:p>1,975</text:p>
          </table:table-cell>
          <table:table-cell table:style-name="ce41" office:value-type="float" office:value="7012" calcext:value-type="float">
            <text:p>7,012</text:p>
          </table:table-cell>
          <table:table-cell table:style-name="ce41" office:value-type="float" office:value="1865" calcext:value-type="float">
            <text:p>1,865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175" calcext:value-type="float">
            <text:p>1,175</text:p>
          </table:table-cell>
          <table:table-cell table:style-name="ce52" office:value-type="float" office:value="1134" calcext:value-type="float">
            <text:p>1,134</text:p>
          </table:table-cell>
          <table:table-cell table:style-name="ce41" office:value-type="float" office:value="6596" calcext:value-type="float">
            <text:p>6,596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278" calcext:value-type="float">
            <text:p>1,278</text:p>
          </table:table-cell>
          <table:table-cell table:style-name="ce52" office:value-type="float" office:value="1317" calcext:value-type="float">
            <text:p>1,317</text:p>
          </table:table-cell>
          <table:table-cell table:style-name="ce41" office:value-type="float" office:value="4425" calcext:value-type="float">
            <text:p>4,425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767" calcext:value-type="float">
            <text:p>767</text:p>
          </table:table-cell>
          <table:table-cell table:style-name="ce52" office:value-type="float" office:value="662" calcext:value-type="float">
            <text:p>662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305" calcext:value-type="float">
            <text:p>305</text:p>
          </table:table-cell>
          <table:table-cell table:style-name="ce52" office:value-type="float" office:value="241" calcext:value-type="float">
            <text:p>241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4181" calcext:value-type="float">
            <text:p>594,181</text:p>
          </table:table-cell>
          <table:table-cell table:style-name="ce28" office:value-type="float" office:value="24763" calcext:value-type="float">
            <text:p>24,763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722" calcext:value-type="float">
            <text:p>5,722</text:p>
          </table:table-cell>
          <table:table-cell table:style-name="ce28" office:value-type="float" office:value="32674" calcext:value-type="float">
            <text:p>32,674</text:p>
          </table:table-cell>
          <table:table-cell table:style-name="ce28" office:value-type="float" office:value="5949" calcext:value-type="float">
            <text:p>5,949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952" calcext:value-type="float">
            <text:p>6,952</text:p>
          </table:table-cell>
          <table:table-cell table:style-name="ce36" office:value-type="float" office:value="7022" calcext:value-type="float">
            <text:p>7,022</text:p>
          </table:table-cell>
          <table:table-cell table:style-name="ce28" office:value-type="float" office:value="32610" calcext:value-type="float">
            <text:p>32,610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6332" calcext:value-type="float">
            <text:p>6,332</text:p>
          </table:table-cell>
          <table:table-cell table:style-name="ce36" office:value-type="float" office:value="5378" calcext:value-type="float">
            <text:p>5,378</text:p>
          </table:table-cell>
          <table:table-cell table:style-name="ce28" office:value-type="float" office:value="30871" calcext:value-type="float">
            <text:p>30,871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199" calcext:value-type="float">
            <text:p>6,199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145" calcext:value-type="float">
            <text:p>6,145</text:p>
          </table:table-cell>
          <table:table-cell table:style-name="ce36" office:value-type="float" office:value="6066" calcext:value-type="float">
            <text:p>6,066</text:p>
          </table:table-cell>
          <table:table-cell table:style-name="ce28" office:value-type="float" office:value="34058" calcext:value-type="float">
            <text:p>34,058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695" calcext:value-type="float">
            <text:p>6,695</text:p>
          </table:table-cell>
          <table:table-cell table:style-name="ce28" office:value-type="float" office:value="7033" calcext:value-type="float">
            <text:p>7,033</text:p>
          </table:table-cell>
          <table:table-cell table:style-name="ce36" office:value-type="float" office:value="7736" calcext:value-type="float">
            <text:p>7,736</text:p>
          </table:table-cell>
          <table:table-cell table:style-name="ce28" office:value-type="float" office:value="38516" calcext:value-type="float">
            <text:p>38,516</text:p>
          </table:table-cell>
          <table:table-cell table:style-name="ce28" office:value-type="float" office:value="7098" calcext:value-type="float">
            <text:p>7,098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8242" calcext:value-type="float">
            <text:p>8,242</text:p>
          </table:table-cell>
          <table:table-cell table:style-name="ce36" office:value-type="float" office:value="8165" calcext:value-type="float">
            <text:p>8,165</text:p>
          </table:table-cell>
          <table:table-cell table:style-name="ce28" office:value-type="float" office:value="42918" calcext:value-type="float">
            <text:p>42,918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8471" calcext:value-type="float">
            <text:p>8,471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548" calcext:value-type="float">
            <text:p>8,548</text:p>
          </table:table-cell>
          <table:table-cell table:style-name="ce36" office:value-type="float" office:value="9039" calcext:value-type="float">
            <text:p>9,039</text:p>
          </table:table-cell>
          <table:table-cell table:style-name="ce28" office:value-type="float" office:value="43133" calcext:value-type="float">
            <text:p>43,133</text:p>
          </table:table-cell>
          <table:table-cell table:style-name="ce28" office:value-type="float" office:value="8464" calcext:value-type="float">
            <text:p>8,464</text:p>
          </table:table-cell>
          <table:table-cell table:style-name="ce28" office:value-type="float" office:value="8870" calcext:value-type="float">
            <text:p>8,870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8316" calcext:value-type="float">
            <text:p>8,316</text:p>
          </table:table-cell>
          <table:table-cell table:style-name="ce36" office:value-type="float" office:value="9228" calcext:value-type="float">
            <text:p>9,228</text:p>
          </table:table-cell>
          <table:table-cell table:style-name="ce28" office:value-type="float" office:value="53823" calcext:value-type="float">
            <text:p>53,823</text:p>
          </table:table-cell>
          <table:table-cell table:style-name="ce28" office:value-type="float" office:value="9920" calcext:value-type="float">
            <text:p>9,920</text:p>
          </table:table-cell>
          <table:table-cell table:style-name="ce28" office:value-type="float" office:value="10415" calcext:value-type="float">
            <text:p>10,415</text:p>
          </table:table-cell>
          <table:table-cell table:style-name="ce28" office:value-type="float" office:value="11088" calcext:value-type="float">
            <text:p>11,088</text:p>
          </table:table-cell>
          <table:table-cell table:style-name="ce28" office:value-type="float" office:value="11355" calcext:value-type="float">
            <text:p>11,355</text:p>
          </table:table-cell>
          <table:table-cell table:style-name="ce36" office:value-type="float" office:value="11045" calcext:value-type="float">
            <text:p>11,045</text:p>
          </table:table-cell>
          <table:table-cell table:style-name="ce28" office:value-type="float" office:value="52317" calcext:value-type="float">
            <text:p>52,317</text:p>
          </table:table-cell>
          <table:table-cell table:style-name="ce28" office:value-type="float" office:value="11223" calcext:value-type="float">
            <text:p>11,223</text:p>
          </table:table-cell>
          <table:table-cell table:style-name="ce28" office:value-type="float" office:value="10721" calcext:value-type="float">
            <text:p>10,721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28" office:value-type="float" office:value="11017" calcext:value-type="float">
            <text:p>11,017</text:p>
          </table:table-cell>
          <table:table-cell table:style-name="ce36" office:value-type="float" office:value="9119" calcext:value-type="float">
            <text:p>9,119</text:p>
          </table:table-cell>
          <table:table-cell table:style-name="ce28" office:value-type="float" office:value="44831" calcext:value-type="float">
            <text:p>44,831</text:p>
          </table:table-cell>
          <table:table-cell table:style-name="ce28" office:value-type="float" office:value="9346" calcext:value-type="float">
            <text:p>9,346</text:p>
          </table:table-cell>
          <table:table-cell table:style-name="ce28" office:value-type="float" office:value="9070" calcext:value-type="float">
            <text:p>9,070</text:p>
          </table:table-cell>
          <table:table-cell table:style-name="ce28" office:value-type="float" office:value="8685" calcext:value-type="float">
            <text:p>8,685</text:p>
          </table:table-cell>
          <table:table-cell table:style-name="ce28" office:value-type="float" office:value="8855" calcext:value-type="float">
            <text:p>8,855</text:p>
          </table:table-cell>
          <table:table-cell table:style-name="ce36" office:value-type="float" office:value="8875" calcext:value-type="float">
            <text:p>8,875</text:p>
          </table:table-cell>
          <table:table-cell table:style-name="ce28" office:value-type="float" office:value="40478" calcext:value-type="float">
            <text:p>40,478</text:p>
          </table:table-cell>
          <table:table-cell table:style-name="ce28" office:value-type="float" office:value="8551" calcext:value-type="float">
            <text:p>8,551</text:p>
          </table:table-cell>
          <table:table-cell table:style-name="ce28" office:value-type="float" office:value="8191" calcext:value-type="float">
            <text:p>8,191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8041" calcext:value-type="float">
            <text:p>8,041</text:p>
          </table:table-cell>
          <table:table-cell table:style-name="ce36" office:value-type="float" office:value="8002" calcext:value-type="float">
            <text:p>8,002</text:p>
          </table:table-cell>
          <table:table-cell table:style-name="ce28" office:value-type="float" office:value="37449" calcext:value-type="float">
            <text:p>37,449</text:p>
          </table:table-cell>
          <table:table-cell table:style-name="ce28" office:value-type="float" office:value="7777" calcext:value-type="float">
            <text:p>7,777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267" calcext:value-type="float">
            <text:p>7,267</text:p>
          </table:table-cell>
          <table:table-cell table:style-name="ce36" office:value-type="float" office:value="7001" calcext:value-type="float">
            <text:p>7,001</text:p>
          </table:table-cell>
          <table:table-cell table:style-name="ce28" office:value-type="float" office:value="29700" calcext:value-type="float">
            <text:p>29,700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5830" calcext:value-type="float">
            <text:p>5,830</text:p>
          </table:table-cell>
          <table:table-cell table:style-name="ce36" office:value-type="float" office:value="5432" calcext:value-type="float">
            <text:p>5,432</text:p>
          </table:table-cell>
          <table:table-cell table:style-name="ce28" office:value-type="float" office:value="22316" calcext:value-type="float">
            <text:p>22,316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448" calcext:value-type="float">
            <text:p>4,448</text:p>
          </table:table-cell>
          <table:table-cell table:style-name="ce36" office:value-type="float" office:value="3624" calcext:value-type="float">
            <text:p>3,624</text:p>
          </table:table-cell>
          <table:table-cell table:style-name="ce28" office:value-type="float" office:value="12719" calcext:value-type="float">
            <text:p>12,719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886" calcext:value-type="float">
            <text:p>1,886</text:p>
          </table:table-cell>
          <table:table-cell table:style-name="ce28" office:value-type="float" office:value="10644" calcext:value-type="float">
            <text:p>10,644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123" calcext:value-type="float">
            <text:p>2,123</text:p>
          </table:table-cell>
          <table:table-cell table:style-name="ce36" office:value-type="float" office:value="1974" calcext:value-type="float">
            <text:p>1,974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124" calcext:value-type="float">
            <text:p>1,124</text:p>
          </table:table-cell>
          <table:table-cell table:style-name="ce36" office:value-type="float" office:value="1017" calcext:value-type="float">
            <text:p>1,017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48" calcext:value-type="float">
            <text:p>348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2413" calcext:value-type="float">
            <text:p>302,413</text:p>
          </table:table-cell>
          <table:table-cell table:style-name="ce28" office:value-type="float" office:value="12765" calcext:value-type="float">
            <text:p>12,76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17075" calcext:value-type="float">
            <text:p>17,075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634" calcext:value-type="float">
            <text:p>3,634</text:p>
          </table:table-cell>
          <table:table-cell table:style-name="ce36" office:value-type="float" office:value="3669" calcext:value-type="float">
            <text:p>3,669</text:p>
          </table:table-cell>
          <table:table-cell table:style-name="ce28" office:value-type="float" office:value="16748" calcext:value-type="float">
            <text:p>16,748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322" calcext:value-type="float">
            <text:p>3,322</text:p>
          </table:table-cell>
          <table:table-cell table:style-name="ce36" office:value-type="float" office:value="2792" calcext:value-type="float">
            <text:p>2,792</text:p>
          </table:table-cell>
          <table:table-cell table:style-name="ce28" office:value-type="float" office:value="16224" calcext:value-type="float">
            <text:p>16,224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192" calcext:value-type="float">
            <text:p>3,192</text:p>
          </table:table-cell>
          <table:table-cell table:style-name="ce36" office:value-type="float" office:value="3232" calcext:value-type="float">
            <text:p>3,232</text:p>
          </table:table-cell>
          <table:table-cell table:style-name="ce28" office:value-type="float" office:value="17943" calcext:value-type="float">
            <text:p>17,943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690" calcext:value-type="float">
            <text:p>3,690</text:p>
          </table:table-cell>
          <table:table-cell table:style-name="ce36" office:value-type="float" office:value="4065" calcext:value-type="float">
            <text:p>4,065</text:p>
          </table:table-cell>
          <table:table-cell table:style-name="ce28" office:value-type="float" office:value="20344" calcext:value-type="float">
            <text:p>20,344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392" calcext:value-type="float">
            <text:p>4,392</text:p>
          </table:table-cell>
          <table:table-cell table:style-name="ce36" office:value-type="float" office:value="4265" calcext:value-type="float">
            <text:p>4,265</text:p>
          </table:table-cell>
          <table:table-cell table:style-name="ce28" office:value-type="float" office:value="23032" calcext:value-type="float">
            <text:p>23,032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881" calcext:value-type="float">
            <text:p>4,881</text:p>
          </table:table-cell>
          <table:table-cell table:style-name="ce28" office:value-type="float" office:value="22356" calcext:value-type="float">
            <text:p>22,35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273" calcext:value-type="float">
            <text:p>4,273</text:p>
          </table:table-cell>
          <table:table-cell table:style-name="ce36" office:value-type="float" office:value="4666" calcext:value-type="float">
            <text:p>4,666</text:p>
          </table:table-cell>
          <table:table-cell table:style-name="ce28" office:value-type="float" office:value="26788" calcext:value-type="float">
            <text:p>26,788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5167" calcext:value-type="float">
            <text:p>5,167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422" calcext:value-type="float">
            <text:p>5,422</text:p>
          </table:table-cell>
          <table:table-cell table:style-name="ce28" office:value-type="float" office:value="25736" calcext:value-type="float">
            <text:p>25,736</text:p>
          </table:table-cell>
          <table:table-cell table:style-name="ce28" office:value-type="float" office:value="5483" calcext:value-type="float">
            <text:p>5,483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463" calcext:value-type="float">
            <text:p>5,463</text:p>
          </table:table-cell>
          <table:table-cell table:style-name="ce36" office:value-type="float" office:value="4558" calcext:value-type="float">
            <text:p>4,558</text:p>
          </table:table-cell>
          <table:table-cell table:style-name="ce28" office:value-type="float" office:value="22593" calcext:value-type="float">
            <text:p>22,593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483" calcext:value-type="float">
            <text:p>4,483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0779" calcext:value-type="float">
            <text:p>20,779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114" calcext:value-type="float">
            <text:p>4,114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19205" calcext:value-type="float">
            <text:p>19,205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15098" calcext:value-type="float">
            <text:p>15,098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2700" calcext:value-type="float">
            <text:p>2,700</text:p>
          </table:table-cell>
          <table:table-cell table:style-name="ce28" office:value-type="float" office:value="10761" calcext:value-type="float">
            <text:p>10,761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111" calcext:value-type="float">
            <text:p>2,111</text:p>
          </table:table-cell>
          <table:table-cell table:style-name="ce36" office:value-type="float" office:value="1737" calcext:value-type="float">
            <text:p>1,737</text:p>
          </table:table-cell>
          <table:table-cell table:style-name="ce28" office:value-type="float" office:value="5958" calcext:value-type="float">
            <text:p>5,958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995" calcext:value-type="float">
            <text:p>995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59" calcext:value-type="float">
            <text:p>459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1768" calcext:value-type="float">
            <text:p>291,768</text:p>
          </table:table-cell>
          <table:table-cell table:style-name="ce35" office:value-type="float" office:value="11998" calcext:value-type="float">
            <text:p>11,998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15599" calcext:value-type="float">
            <text:p>15,599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318" calcext:value-type="float">
            <text:p>3,318</text:p>
          </table:table-cell>
          <table:table-cell table:style-name="ce35" office:value-type="float" office:value="3353" calcext:value-type="float">
            <text:p>3,353</text:p>
          </table:table-cell>
          <table:table-cell table:style-name="ce29" office:value-type="float" office:value="15862" calcext:value-type="float">
            <text:p>15,862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010" calcext:value-type="float">
            <text:p>3,010</text:p>
          </table:table-cell>
          <table:table-cell table:style-name="ce35" office:value-type="float" office:value="2586" calcext:value-type="float">
            <text:p>2,586</text:p>
          </table:table-cell>
          <table:table-cell table:style-name="ce29" office:value-type="float" office:value="14647" calcext:value-type="float">
            <text:p>14,64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953" calcext:value-type="float">
            <text:p>2,953</text:p>
          </table:table-cell>
          <table:table-cell table:style-name="ce35" office:value-type="float" office:value="2834" calcext:value-type="float">
            <text:p>2,834</text:p>
          </table:table-cell>
          <table:table-cell table:style-name="ce29" office:value-type="float" office:value="16115" calcext:value-type="float">
            <text:p>16,115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343" calcext:value-type="float">
            <text:p>3,343</text:p>
          </table:table-cell>
          <table:table-cell table:style-name="ce35" office:value-type="float" office:value="3671" calcext:value-type="float">
            <text:p>3,671</text:p>
          </table:table-cell>
          <table:table-cell table:style-name="ce29" office:value-type="float" office:value="18172" calcext:value-type="float">
            <text:p>18,172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850" calcext:value-type="float">
            <text:p>3,850</text:p>
          </table:table-cell>
          <table:table-cell table:style-name="ce35" office:value-type="float" office:value="3900" calcext:value-type="float">
            <text:p>3,900</text:p>
          </table:table-cell>
          <table:table-cell table:style-name="ce29" office:value-type="float" office:value="19886" calcext:value-type="float">
            <text:p>19,886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973" calcext:value-type="float">
            <text:p>3,973</text:p>
          </table:table-cell>
          <table:table-cell table:style-name="ce35" office:value-type="float" office:value="4158" calcext:value-type="float">
            <text:p>4,158</text:p>
          </table:table-cell>
          <table:table-cell table:style-name="ce29" office:value-type="float" office:value="20777" calcext:value-type="float">
            <text:p>20,777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043" calcext:value-type="float">
            <text:p>4,043</text:p>
          </table:table-cell>
          <table:table-cell table:style-name="ce35" office:value-type="float" office:value="4562" calcext:value-type="float">
            <text:p>4,562</text:p>
          </table:table-cell>
          <table:table-cell table:style-name="ce29" office:value-type="float" office:value="27035" calcext:value-type="float">
            <text:p>27,035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711" calcext:value-type="float">
            <text:p>5,711</text:p>
          </table:table-cell>
          <table:table-cell table:style-name="ce35" office:value-type="float" office:value="5623" calcext:value-type="float">
            <text:p>5,623</text:p>
          </table:table-cell>
          <table:table-cell table:style-name="ce29" office:value-type="float" office:value="26581" calcext:value-type="float">
            <text:p>26,581</text:p>
          </table:table-cell>
          <table:table-cell table:style-name="ce29" office:value-type="float" office:value="5740" calcext:value-type="float">
            <text:p>5,740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554" calcext:value-type="float">
            <text:p>5,554</text:p>
          </table:table-cell>
          <table:table-cell table:style-name="ce35" office:value-type="float" office:value="4561" calcext:value-type="float">
            <text:p>4,561</text:p>
          </table:table-cell>
          <table:table-cell table:style-name="ce29" office:value-type="float" office:value="22238" calcext:value-type="float">
            <text:p>22,238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372" calcext:value-type="float">
            <text:p>4,372</text:p>
          </table:table-cell>
          <table:table-cell table:style-name="ce35" office:value-type="float" office:value="4382" calcext:value-type="float">
            <text:p>4,382</text:p>
          </table:table-cell>
          <table:table-cell table:style-name="ce29" office:value-type="float" office:value="19699" calcext:value-type="float">
            <text:p>19,699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3858" calcext:value-type="float">
            <text:p>3,858</text:p>
          </table:table-cell>
          <table:table-cell table:style-name="ce29" office:value-type="float" office:value="18244" calcext:value-type="float">
            <text:p>18,244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35" office:value-type="float" office:value="3371" calcext:value-type="float">
            <text:p>3,371</text:p>
          </table:table-cell>
          <table:table-cell table:style-name="ce29" office:value-type="float" office:value="14602" calcext:value-type="float">
            <text:p>14,602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903" calcext:value-type="float">
            <text:p>2,903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1555" calcext:value-type="float">
            <text:p>11,555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337" calcext:value-type="float">
            <text:p>2,337</text:p>
          </table:table-cell>
          <table:table-cell table:style-name="ce35" office:value-type="float" office:value="1887" calcext:value-type="float">
            <text:p>1,887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35" office:value-type="float" office:value="1010" calcext:value-type="float">
            <text:p>1,010</text:p>
          </table:table-cell>
          <table:table-cell table:style-name="ce29" office:value-type="float" office:value="5906" calcext:value-type="float">
            <text:p>5,906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84" calcext:value-type="float">
            <text:p>1,184</text:p>
          </table:table-cell>
          <table:table-cell table:style-name="ce35" office:value-type="float" office:value="1087" calcext:value-type="float">
            <text:p>1,087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65" calcext:value-type="float">
            <text:p>665</text:p>
          </table:table-cell>
          <table:table-cell table:style-name="ce35" office:value-type="float" office:value="631" calcext:value-type="float">
            <text:p>63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35" calcext:value-type="float">
            <text:p>235</text:p>
          </table:table-cell>
          <table:table-cell table:style-name="ce35" office:value-type="float" office:value="198" calcext:value-type="float">
            <text:p>198</text:p>
          </table:table-cell>
          <table:table-cell table:style-name="ce29" office:value-type="float" office:value="483" calcext:value-type="float">
            <text:p>483</text:p>
          </table:table-cell>
          <table:table-cell table:number-columns-repeated="2" table:style-name="ce29" office:value-type="float" office:value="147" calcext:value-type="float">
            <text:p>14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063" calcext:value-type="float">
            <text:p>533,063</text:p>
          </table:table-cell>
          <table:table-cell table:style-name="ce28" office:value-type="float" office:value="14185" calcext:value-type="float">
            <text:p>14,185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22699" calcext:value-type="float">
            <text:p>22,699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920" calcext:value-type="float">
            <text:p>4,920</text:p>
          </table:table-cell>
          <table:table-cell table:style-name="ce36" office:value-type="float" office:value="5118" calcext:value-type="float">
            <text:p>5,118</text:p>
          </table:table-cell>
          <table:table-cell table:style-name="ce28" office:value-type="float" office:value="23590" calcext:value-type="float">
            <text:p>23,590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5475" calcext:value-type="float">
            <text:p>5,475</text:p>
          </table:table-cell>
          <table:table-cell table:style-name="ce28" office:value-type="float" office:value="4616" calcext:value-type="float">
            <text:p>4,616</text:p>
          </table:table-cell>
          <table:table-cell table:style-name="ce36" office:value-type="float" office:value="3885" calcext:value-type="float">
            <text:p>3,885</text:p>
          </table:table-cell>
          <table:table-cell table:style-name="ce28" office:value-type="float" office:value="24257" calcext:value-type="float">
            <text:p>24,257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4919" calcext:value-type="float">
            <text:p>4,919</text:p>
          </table:table-cell>
          <table:table-cell table:style-name="ce28" office:value-type="float" office:value="4988" calcext:value-type="float">
            <text:p>4,988</text:p>
          </table:table-cell>
          <table:table-cell table:style-name="ce36" office:value-type="float" office:value="5067" calcext:value-type="float">
            <text:p>5,067</text:p>
          </table:table-cell>
          <table:table-cell table:style-name="ce28" office:value-type="float" office:value="30605" calcext:value-type="float">
            <text:p>30,605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6163" calcext:value-type="float">
            <text:p>6,163</text:p>
          </table:table-cell>
          <table:table-cell table:style-name="ce28" office:value-type="float" office:value="6328" calcext:value-type="float">
            <text:p>6,328</text:p>
          </table:table-cell>
          <table:table-cell table:style-name="ce36" office:value-type="float" office:value="7013" calcext:value-type="float">
            <text:p>7,013</text:p>
          </table:table-cell>
          <table:table-cell table:style-name="ce28" office:value-type="float" office:value="35246" calcext:value-type="float">
            <text:p>35,246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7594" calcext:value-type="float">
            <text:p>7,594</text:p>
          </table:table-cell>
          <table:table-cell table:style-name="ce36" office:value-type="float" office:value="7399" calcext:value-type="float">
            <text:p>7,399</text:p>
          </table:table-cell>
          <table:table-cell table:style-name="ce28" office:value-type="float" office:value="36615" calcext:value-type="float">
            <text:p>36,615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7401" calcext:value-type="float">
            <text:p>7,401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7138" calcext:value-type="float">
            <text:p>7,138</text:p>
          </table:table-cell>
          <table:table-cell table:style-name="ce36" office:value-type="float" office:value="7335" calcext:value-type="float">
            <text:p>7,335</text:p>
          </table:table-cell>
          <table:table-cell table:style-name="ce28" office:value-type="float" office:value="36034" calcext:value-type="float">
            <text:p>36,034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6926" calcext:value-type="float">
            <text:p>6,926</text:p>
          </table:table-cell>
          <table:table-cell table:style-name="ce36" office:value-type="float" office:value="7657" calcext:value-type="float">
            <text:p>7,657</text:p>
          </table:table-cell>
          <table:table-cell table:style-name="ce28" office:value-type="float" office:value="44435" calcext:value-type="float">
            <text:p>44,435</text:p>
          </table:table-cell>
          <table:table-cell table:style-name="ce28" office:value-type="float" office:value="8337" calcext:value-type="float">
            <text:p>8,337</text:p>
          </table:table-cell>
          <table:table-cell table:style-name="ce28" office:value-type="float" office:value="8770" calcext:value-type="float">
            <text:p>8,770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9186" calcext:value-type="float">
            <text:p>9,186</text:p>
          </table:table-cell>
          <table:table-cell table:style-name="ce36" office:value-type="float" office:value="8941" calcext:value-type="float">
            <text:p>8,941</text:p>
          </table:table-cell>
          <table:table-cell table:style-name="ce28" office:value-type="float" office:value="42151" calcext:value-type="float">
            <text:p>42,151</text:p>
          </table:table-cell>
          <table:table-cell table:style-name="ce28" office:value-type="float" office:value="9166" calcext:value-type="float">
            <text:p>9,166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8446" calcext:value-type="float">
            <text:p>8,446</text:p>
          </table:table-cell>
          <table:table-cell table:style-name="ce36" office:value-type="float" office:value="7643" calcext:value-type="float">
            <text:p>7,643</text:p>
          </table:table-cell>
          <table:table-cell table:style-name="ce28" office:value-type="float" office:value="38678" calcext:value-type="float">
            <text:p>38,678</text:p>
          </table:table-cell>
          <table:table-cell table:style-name="ce28" office:value-type="float" office:value="7488" calcext:value-type="float">
            <text:p>7,488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7884" calcext:value-type="float">
            <text:p>7,884</text:p>
          </table:table-cell>
          <table:table-cell table:style-name="ce36" office:value-type="float" office:value="8062" calcext:value-type="float">
            <text:p>8,062</text:p>
          </table:table-cell>
          <table:table-cell table:style-name="ce28" office:value-type="float" office:value="39681" calcext:value-type="float">
            <text:p>39,681</text:p>
          </table:table-cell>
          <table:table-cell table:style-name="ce28" office:value-type="float" office:value="8053" calcext:value-type="float">
            <text:p>8,053</text:p>
          </table:table-cell>
          <table:table-cell table:style-name="ce28" office:value-type="float" office:value="8027" calcext:value-type="float">
            <text:p>8,027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8061" calcext:value-type="float">
            <text:p>8,061</text:p>
          </table:table-cell>
          <table:table-cell table:style-name="ce36" office:value-type="float" office:value="7930" calcext:value-type="float">
            <text:p>7,930</text:p>
          </table:table-cell>
          <table:table-cell table:style-name="ce28" office:value-type="float" office:value="41035" calcext:value-type="float">
            <text:p>41,035</text:p>
          </table:table-cell>
          <table:table-cell table:style-name="ce28" office:value-type="float" office:value="8204" calcext:value-type="float">
            <text:p>8,204</text:p>
          </table:table-cell>
          <table:table-cell table:style-name="ce28" office:value-type="float" office:value="8604" calcext:value-type="float">
            <text:p>8,604</text:p>
          </table:table-cell>
          <table:table-cell table:style-name="ce28" office:value-type="float" office:value="8247" calcext:value-type="float">
            <text:p>8,247</text:p>
          </table:table-cell>
          <table:table-cell table:style-name="ce28" office:value-type="float" office:value="8189" calcext:value-type="float">
            <text:p>8,189</text:p>
          </table:table-cell>
          <table:table-cell table:style-name="ce36" office:value-type="float" office:value="7791" calcext:value-type="float">
            <text:p>7,791</text:p>
          </table:table-cell>
          <table:table-cell table:style-name="ce28" office:value-type="float" office:value="34823" calcext:value-type="float">
            <text:p>34,823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6972" calcext:value-type="float">
            <text:p>6,972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749" calcext:value-type="float">
            <text:p>6,749</text:p>
          </table:table-cell>
          <table:table-cell table:style-name="ce36" office:value-type="float" office:value="6422" calcext:value-type="float">
            <text:p>6,422</text:p>
          </table:table-cell>
          <table:table-cell table:style-name="ce28" office:value-type="float" office:value="27001" calcext:value-type="float">
            <text:p>27,001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5334" calcext:value-type="float">
            <text:p>5,334</text:p>
          </table:table-cell>
          <table:table-cell table:style-name="ce36" office:value-type="float" office:value="4452" calcext:value-type="float">
            <text:p>4,452</text:p>
          </table:table-cell>
          <table:table-cell table:style-name="ce28" office:value-type="float" office:value="15855" calcext:value-type="float">
            <text:p>15,855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595" calcext:value-type="float">
            <text:p>2,595</text:p>
          </table:table-cell>
          <table:table-cell table:style-name="ce36" office:value-type="float" office:value="2422" calcext:value-type="float">
            <text:p>2,422</text:p>
          </table:table-cell>
          <table:table-cell table:style-name="ce28" office:value-type="float" office:value="13040" calcext:value-type="float">
            <text:p>13,040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366" calcext:value-type="float">
            <text:p>1,366</text:p>
          </table:table-cell>
          <table:table-cell table:style-name="ce36" office:value-type="float" office:value="1272" calcext:value-type="float">
            <text:p>1,272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953" calcext:value-type="float">
            <text:p>273,953</text:p>
          </table:table-cell>
          <table:table-cell table:style-name="ce28" office:value-type="float" office:value="7312" calcext:value-type="float">
            <text:p>7,312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1769" calcext:value-type="float">
            <text:p>11,769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36" office:value-type="float" office:value="2646" calcext:value-type="float">
            <text:p>2,646</text:p>
          </table:table-cell>
          <table:table-cell table:style-name="ce28" office:value-type="float" office:value="12165" calcext:value-type="float">
            <text:p>12,165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394" calcext:value-type="float">
            <text:p>2,394</text:p>
          </table:table-cell>
          <table:table-cell table:style-name="ce36" office:value-type="float" office:value="2033" calcext:value-type="float">
            <text:p>2,033</text:p>
          </table:table-cell>
          <table:table-cell table:style-name="ce28" office:value-type="float" office:value="12718" calcext:value-type="float">
            <text:p>12,718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661" calcext:value-type="float">
            <text:p>2,661</text:p>
          </table:table-cell>
          <table:table-cell table:style-name="ce28" office:value-type="float" office:value="16343" calcext:value-type="float">
            <text:p>16,343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326" calcext:value-type="float">
            <text:p>3,326</text:p>
          </table:table-cell>
          <table:table-cell table:style-name="ce36" office:value-type="float" office:value="3688" calcext:value-type="float">
            <text:p>3,688</text:p>
          </table:table-cell>
          <table:table-cell table:style-name="ce28" office:value-type="float" office:value="18819" calcext:value-type="float">
            <text:p>18,819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4034" calcext:value-type="float">
            <text:p>4,034</text:p>
          </table:table-cell>
          <table:table-cell table:style-name="ce28" office:value-type="float" office:value="20099" calcext:value-type="float">
            <text:p>20,099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3924" calcext:value-type="float">
            <text:p>3,924</text:p>
          </table:table-cell>
          <table:table-cell table:style-name="ce36" office:value-type="float" office:value="4028" calcext:value-type="float">
            <text:p>4,028</text:p>
          </table:table-cell>
          <table:table-cell table:style-name="ce28" office:value-type="float" office:value="19293" calcext:value-type="float">
            <text:p>19,293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687" calcext:value-type="float">
            <text:p>3,687</text:p>
          </table:table-cell>
          <table:table-cell table:style-name="ce36" office:value-type="float" office:value="3994" calcext:value-type="float">
            <text:p>3,994</text:p>
          </table:table-cell>
          <table:table-cell table:style-name="ce28" office:value-type="float" office:value="22820" calcext:value-type="float">
            <text:p>22,820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748" calcext:value-type="float">
            <text:p>4,748</text:p>
          </table:table-cell>
          <table:table-cell table:style-name="ce36" office:value-type="float" office:value="4518" calcext:value-type="float">
            <text:p>4,518</text:p>
          </table:table-cell>
          <table:table-cell table:style-name="ce28" office:value-type="float" office:value="21425" calcext:value-type="float">
            <text:p>21,425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285" calcext:value-type="float">
            <text:p>4,285</text:p>
          </table:table-cell>
          <table:table-cell table:style-name="ce36" office:value-type="float" office:value="3925" calcext:value-type="float">
            <text:p>3,925</text:p>
          </table:table-cell>
          <table:table-cell table:style-name="ce28" office:value-type="float" office:value="20034" calcext:value-type="float">
            <text:p>20,034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922" calcext:value-type="float">
            <text:p>3,922</text:p>
          </table:table-cell>
          <table:table-cell table:style-name="ce28" office:value-type="float" office:value="4121" calcext:value-type="float">
            <text:p>4,121</text:p>
          </table:table-cell>
          <table:table-cell table:style-name="ce36" office:value-type="float" office:value="4187" calcext:value-type="float">
            <text:p>4,187</text:p>
          </table:table-cell>
          <table:table-cell table:style-name="ce28" office:value-type="float" office:value="20717" calcext:value-type="float">
            <text:p>20,717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4205" calcext:value-type="float">
            <text:p>4,205</text:p>
          </table:table-cell>
          <table:table-cell table:style-name="ce36" office:value-type="float" office:value="4120" calcext:value-type="float">
            <text:p>4,120</text:p>
          </table:table-cell>
          <table:table-cell table:style-name="ce28" office:value-type="float" office:value="21132" calcext:value-type="float">
            <text:p>21,132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4199" calcext:value-type="float">
            <text:p>4,199</text:p>
          </table:table-cell>
          <table:table-cell table:style-name="ce36" office:value-type="float" office:value="4024" calcext:value-type="float">
            <text:p>4,024</text:p>
          </table:table-cell>
          <table:table-cell table:style-name="ce28" office:value-type="float" office:value="17842" calcext:value-type="float">
            <text:p>17,842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430" calcext:value-type="float">
            <text:p>3,430</text:p>
          </table:table-cell>
          <table:table-cell table:style-name="ce36" office:value-type="float" office:value="3323" calcext:value-type="float">
            <text:p>3,323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480" calcext:value-type="float">
            <text:p>2,480</text:p>
          </table:table-cell>
          <table:table-cell table:style-name="ce36" office:value-type="float" office:value="2149" calcext:value-type="float">
            <text:p>2,149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194" calcext:value-type="float">
            <text:p>1,194</text:p>
          </table:table-cell>
          <table:table-cell table:style-name="ce36" office:value-type="float" office:value="1108" calcext:value-type="float">
            <text:p>1,108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125" calcext:value-type="float">
            <text:p>1,125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569" calcext:value-type="float">
            <text:p>569</text:p>
          </table:table-cell>
          <table:table-cell table:style-name="ce36" office:value-type="float" office:value="529" calcext:value-type="float">
            <text:p>52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110" calcext:value-type="float">
            <text:p>259,110</text:p>
          </table:table-cell>
          <table:table-cell table:style-name="ce35" office:value-type="float" office:value="6873" calcext:value-type="float">
            <text:p>6,873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364" calcext:value-type="float">
            <text:p>2,364</text:p>
          </table:table-cell>
          <table:table-cell table:style-name="ce35" office:value-type="float" office:value="2472" calcext:value-type="float">
            <text:p>2,472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222" calcext:value-type="float">
            <text:p>2,222</text:p>
          </table:table-cell>
          <table:table-cell table:style-name="ce35" office:value-type="float" office:value="1852" calcext:value-type="float">
            <text:p>1,852</text:p>
          </table:table-cell>
          <table:table-cell table:style-name="ce29" office:value-type="float" office:value="11539" calcext:value-type="float">
            <text:p>11,539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390" calcext:value-type="float">
            <text:p>2,390</text:p>
          </table:table-cell>
          <table:table-cell table:style-name="ce35" office:value-type="float" office:value="2406" calcext:value-type="float">
            <text:p>2,406</text:p>
          </table:table-cell>
          <table:table-cell table:style-name="ce29" office:value-type="float" office:value="14262" calcext:value-type="float">
            <text:p>14,262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3002" calcext:value-type="float">
            <text:p>3,002</text:p>
          </table:table-cell>
          <table:table-cell table:style-name="ce35" office:value-type="float" office:value="3325" calcext:value-type="float">
            <text:p>3,325</text:p>
          </table:table-cell>
          <table:table-cell table:style-name="ce29" office:value-type="float" office:value="16427" calcext:value-type="float">
            <text:p>16,427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642" calcext:value-type="float">
            <text:p>3,642</text:p>
          </table:table-cell>
          <table:table-cell table:style-name="ce35" office:value-type="float" office:value="3365" calcext:value-type="float">
            <text:p>3,365</text:p>
          </table:table-cell>
          <table:table-cell table:style-name="ce29" office:value-type="float" office:value="16516" calcext:value-type="float">
            <text:p>16,516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214" calcext:value-type="float">
            <text:p>3,214</text:p>
          </table:table-cell>
          <table:table-cell table:style-name="ce35" office:value-type="float" office:value="3307" calcext:value-type="float">
            <text:p>3,307</text:p>
          </table:table-cell>
          <table:table-cell table:style-name="ce29" office:value-type="float" office:value="16741" calcext:value-type="float">
            <text:p>16,74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239" calcext:value-type="float">
            <text:p>3,239</text:p>
          </table:table-cell>
          <table:table-cell table:style-name="ce35" office:value-type="float" office:value="3663" calcext:value-type="float">
            <text:p>3,663</text:p>
          </table:table-cell>
          <table:table-cell table:style-name="ce29" office:value-type="float" office:value="21615" calcext:value-type="float">
            <text:p>21,615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4438" calcext:value-type="float">
            <text:p>4,438</text:p>
          </table:table-cell>
          <table:table-cell table:style-name="ce35" office:value-type="float" office:value="4423" calcext:value-type="float">
            <text:p>4,423</text:p>
          </table:table-cell>
          <table:table-cell table:style-name="ce29" office:value-type="float" office:value="20726" calcext:value-type="float">
            <text:p>20,726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161" calcext:value-type="float">
            <text:p>4,161</text:p>
          </table:table-cell>
          <table:table-cell table:style-name="ce35" office:value-type="float" office:value="3718" calcext:value-type="float">
            <text:p>3,718</text:p>
          </table:table-cell>
          <table:table-cell table:style-name="ce29" office:value-type="float" office:value="18644" calcext:value-type="float">
            <text:p>18,644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63" calcext:value-type="float">
            <text:p>3,763</text:p>
          </table:table-cell>
          <table:table-cell table:style-name="ce35" office:value-type="float" office:value="3875" calcext:value-type="float">
            <text:p>3,875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35" office:value-type="float" office:value="3810" calcext:value-type="float">
            <text:p>3,810</text:p>
          </table:table-cell>
          <table:table-cell table:style-name="ce29" office:value-type="float" office:value="19903" calcext:value-type="float">
            <text:p>19,903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990" calcext:value-type="float">
            <text:p>3,990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16981" calcext:value-type="float">
            <text:p>16,981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319" calcext:value-type="float">
            <text:p>3,319</text:p>
          </table:table-cell>
          <table:table-cell table:style-name="ce35" office:value-type="float" office:value="3099" calcext:value-type="float">
            <text:p>3,099</text:p>
          </table:table-cell>
          <table:table-cell table:style-name="ce29" office:value-type="float" office:value="13955" calcext:value-type="float">
            <text:p>13,955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854" calcext:value-type="float">
            <text:p>2,854</text:p>
          </table:table-cell>
          <table:table-cell table:style-name="ce35" office:value-type="float" office:value="2303" calcext:value-type="float">
            <text:p>2,303</text:p>
          </table:table-cell>
          <table:table-cell table:style-name="ce29" office:value-type="float" office:value="8494" calcext:value-type="float">
            <text:p>8,494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401" calcext:value-type="float">
            <text:p>1,401</text:p>
          </table:table-cell>
          <table:table-cell table:style-name="ce35" office:value-type="float" office:value="1314" calcext:value-type="float">
            <text:p>1,314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379" calcext:value-type="float">
            <text:p>1,379</text:p>
          </table:table-cell>
          <table:table-cell table:style-name="ce35" office:value-type="float" office:value="1391" calcext:value-type="float">
            <text:p>1,391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73" calcext:value-type="float">
            <text:p>373</text:p>
          </table:table-cell>
          <table:table-cell table:style-name="ce35" office:value-type="float" office:value="240" calcext:value-type="float">
            <text:p>240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6560" calcext:value-type="float">
            <text:p>1,226,560</text:p>
          </table:table-cell>
          <table:table-cell table:style-name="ce28" office:value-type="float" office:value="41854" calcext:value-type="float">
            <text:p>41,854</text:p>
          </table:table-cell>
          <table:table-cell table:style-name="ce28" office:value-type="float" office:value="7934" calcext:value-type="float">
            <text:p>7,934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8834" calcext:value-type="float">
            <text:p>8,834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49731" calcext:value-type="float">
            <text:p>49,731</text:p>
          </table:table-cell>
          <table:table-cell table:style-name="ce28" office:value-type="float" office:value="9214" calcext:value-type="float">
            <text:p>9,214</text:p>
          </table:table-cell>
          <table:table-cell table:style-name="ce28" office:value-type="float" office:value="9166" calcext:value-type="float">
            <text:p>9,166</text:p>
          </table:table-cell>
          <table:table-cell table:style-name="ce28" office:value-type="float" office:value="10038" calcext:value-type="float">
            <text:p>10,038</text:p>
          </table:table-cell>
          <table:table-cell table:style-name="ce28" office:value-type="float" office:value="10603" calcext:value-type="float">
            <text:p>10,603</text:p>
          </table:table-cell>
          <table:table-cell table:style-name="ce36" office:value-type="float" office:value="10710" calcext:value-type="float">
            <text:p>10,710</text:p>
          </table:table-cell>
          <table:table-cell table:style-name="ce28" office:value-type="float" office:value="51555" calcext:value-type="float">
            <text:p>51,555</text:p>
          </table:table-cell>
          <table:table-cell table:style-name="ce28" office:value-type="float" office:value="10701" calcext:value-type="float">
            <text:p>10,701</text:p>
          </table:table-cell>
          <table:table-cell table:style-name="ce28" office:value-type="float" office:value="10063" calcext:value-type="float">
            <text:p>10,063</text:p>
          </table:table-cell>
          <table:table-cell table:style-name="ce28" office:value-type="float" office:value="11764" calcext:value-type="float">
            <text:p>11,764</text:p>
          </table:table-cell>
          <table:table-cell table:style-name="ce28" office:value-type="float" office:value="10177" calcext:value-type="float">
            <text:p>10,177</text:p>
          </table:table-cell>
          <table:table-cell table:style-name="ce36" office:value-type="float" office:value="8850" calcext:value-type="float">
            <text:p>8,850</text:p>
          </table:table-cell>
          <table:table-cell table:style-name="ce28" office:value-type="float" office:value="55713" calcext:value-type="float">
            <text:p>55,713</text:p>
          </table:table-cell>
          <table:table-cell table:style-name="ce28" office:value-type="float" office:value="10352" calcext:value-type="float">
            <text:p>10,352</text:p>
          </table:table-cell>
          <table:table-cell table:style-name="ce28" office:value-type="float" office:value="10746" calcext:value-type="float">
            <text:p>10,746</text:p>
          </table:table-cell>
          <table:table-cell table:style-name="ce28" office:value-type="float" office:value="11081" calcext:value-type="float">
            <text:p>11,081</text:p>
          </table:table-cell>
          <table:table-cell table:style-name="ce28" office:value-type="float" office:value="11653" calcext:value-type="float">
            <text:p>11,653</text:p>
          </table:table-cell>
          <table:table-cell table:style-name="ce36" office:value-type="float" office:value="11881" calcext:value-type="float">
            <text:p>11,881</text:p>
          </table:table-cell>
          <table:table-cell table:style-name="ce28" office:value-type="float" office:value="72924" calcext:value-type="float">
            <text:p>72,924</text:p>
          </table:table-cell>
          <table:table-cell table:style-name="ce28" office:value-type="float" office:value="12972" calcext:value-type="float">
            <text:p>12,972</text:p>
          </table:table-cell>
          <table:table-cell table:style-name="ce28" office:value-type="float" office:value="13422" calcext:value-type="float">
            <text:p>13,422</text:p>
          </table:table-cell>
          <table:table-cell table:style-name="ce28" office:value-type="float" office:value="14351" calcext:value-type="float">
            <text:p>14,351</text:p>
          </table:table-cell>
          <table:table-cell table:style-name="ce28" office:value-type="float" office:value="15152" calcext:value-type="float">
            <text:p>15,152</text:p>
          </table:table-cell>
          <table:table-cell table:style-name="ce36" office:value-type="float" office:value="17027" calcext:value-type="float">
            <text:p>17,027</text:p>
          </table:table-cell>
          <table:table-cell table:style-name="ce28" office:value-type="float" office:value="83817" calcext:value-type="float">
            <text:p>83,817</text:p>
          </table:table-cell>
          <table:table-cell table:style-name="ce28" office:value-type="float" office:value="15987" calcext:value-type="float">
            <text:p>15,987</text:p>
          </table:table-cell>
          <table:table-cell table:style-name="ce28" office:value-type="float" office:value="15445" calcext:value-type="float">
            <text:p>15,445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28" office:value-type="float" office:value="17602" calcext:value-type="float">
            <text:p>17,602</text:p>
          </table:table-cell>
          <table:table-cell table:style-name="ce36" office:value-type="float" office:value="17012" calcext:value-type="float">
            <text:p>17,012</text:p>
          </table:table-cell>
          <table:table-cell table:style-name="ce28" office:value-type="float" office:value="84922" calcext:value-type="float">
            <text:p>84,922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17343" calcext:value-type="float">
            <text:p>17,343</text:p>
          </table:table-cell>
          <table:table-cell table:style-name="ce28" office:value-type="float" office:value="16957" calcext:value-type="float">
            <text:p>16,957</text:p>
          </table:table-cell>
          <table:table-cell table:style-name="ce28" office:value-type="float" office:value="16520" calcext:value-type="float">
            <text:p>16,520</text:p>
          </table:table-cell>
          <table:table-cell table:style-name="ce36" office:value-type="float" office:value="17160" calcext:value-type="float">
            <text:p>17,160</text:p>
          </table:table-cell>
          <table:table-cell table:style-name="ce28" office:value-type="float" office:value="84318" calcext:value-type="float">
            <text:p>84,318</text:p>
          </table:table-cell>
          <table:table-cell table:style-name="ce28" office:value-type="float" office:value="16274" calcext:value-type="float">
            <text:p>16,274</text:p>
          </table:table-cell>
          <table:table-cell table:style-name="ce28" office:value-type="float" office:value="17331" calcext:value-type="float">
            <text:p>17,331</text:p>
          </table:table-cell>
          <table:table-cell table:style-name="ce28" office:value-type="float" office:value="16465" calcext:value-type="float">
            <text:p>16,465</text:p>
          </table:table-cell>
          <table:table-cell table:style-name="ce28" office:value-type="float" office:value="16208" calcext:value-type="float">
            <text:p>16,208</text:p>
          </table:table-cell>
          <table:table-cell table:style-name="ce36" office:value-type="float" office:value="18040" calcext:value-type="float">
            <text:p>18,040</text:p>
          </table:table-cell>
          <table:table-cell table:style-name="ce28" office:value-type="float" office:value="100865" calcext:value-type="float">
            <text:p>100,865</text:p>
          </table:table-cell>
          <table:table-cell table:style-name="ce28" office:value-type="float" office:value="19247" calcext:value-type="float">
            <text:p>19,247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20506" calcext:value-type="float">
            <text:p>20,506</text:p>
          </table:table-cell>
          <table:table-cell table:style-name="ce28" office:value-type="float" office:value="20954" calcext:value-type="float">
            <text:p>20,954</text:p>
          </table:table-cell>
          <table:table-cell table:style-name="ce36" office:value-type="float" office:value="20480" calcext:value-type="float">
            <text:p>20,480</text:p>
          </table:table-cell>
          <table:table-cell table:style-name="ce28" office:value-type="float" office:value="98301" calcext:value-type="float">
            <text:p>98,301</text:p>
          </table:table-cell>
          <table:table-cell table:style-name="ce28" office:value-type="float" office:value="20923" calcext:value-type="float">
            <text:p>20,923</text:p>
          </table:table-cell>
          <table:table-cell table:style-name="ce28" office:value-type="float" office:value="20240" calcext:value-type="float">
            <text:p>20,240</text:p>
          </table:table-cell>
          <table:table-cell table:style-name="ce28" office:value-type="float" office:value="19529" calcext:value-type="float">
            <text:p>19,529</text:p>
          </table:table-cell>
          <table:table-cell table:style-name="ce28" office:value-type="float" office:value="19706" calcext:value-type="float">
            <text:p>19,706</text:p>
          </table:table-cell>
          <table:table-cell table:style-name="ce36" office:value-type="float" office:value="17903" calcext:value-type="float">
            <text:p>17,903</text:p>
          </table:table-cell>
          <table:table-cell table:style-name="ce28" office:value-type="float" office:value="85046" calcext:value-type="float">
            <text:p>85,046</text:p>
          </table:table-cell>
          <table:table-cell table:style-name="ce28" office:value-type="float" office:value="17164" calcext:value-type="float">
            <text:p>17,164</text:p>
          </table:table-cell>
          <table:table-cell table:style-name="ce28" office:value-type="float" office:value="16868" calcext:value-type="float">
            <text:p>16,868</text:p>
          </table:table-cell>
          <table:table-cell table:style-name="ce28" office:value-type="float" office:value="16674" calcext:value-type="float">
            <text:p>16,674</text:p>
          </table:table-cell>
          <table:table-cell table:style-name="ce28" office:value-type="float" office:value="17144" calcext:value-type="float">
            <text:p>17,144</text:p>
          </table:table-cell>
          <table:table-cell table:style-name="ce36" office:value-type="float" office:value="17196" calcext:value-type="float">
            <text:p>17,196</text:p>
          </table:table-cell>
          <table:table-cell table:style-name="ce28" office:value-type="float" office:value="88339" calcext:value-type="float">
            <text:p>88,339</text:p>
          </table:table-cell>
          <table:table-cell table:style-name="ce28" office:value-type="float" office:value="17574" calcext:value-type="float">
            <text:p>17,574</text:p>
          </table:table-cell>
          <table:table-cell table:style-name="ce28" office:value-type="float" office:value="17592" calcext:value-type="float">
            <text:p>17,592</text:p>
          </table:table-cell>
          <table:table-cell table:style-name="ce28" office:value-type="float" office:value="17140" calcext:value-type="float">
            <text:p>17,140</text:p>
          </table:table-cell>
          <table:table-cell table:style-name="ce28" office:value-type="float" office:value="18041" calcext:value-type="float">
            <text:p>18,041</text:p>
          </table:table-cell>
          <table:table-cell table:style-name="ce36" office:value-type="float" office:value="17992" calcext:value-type="float">
            <text:p>17,992</text:p>
          </table:table-cell>
          <table:table-cell table:style-name="ce28" office:value-type="float" office:value="91023" calcext:value-type="float">
            <text:p>91,023</text:p>
          </table:table-cell>
          <table:table-cell table:style-name="ce28" office:value-type="float" office:value="18521" calcext:value-type="float">
            <text:p>18,521</text:p>
          </table:table-cell>
          <table:table-cell table:style-name="ce28" office:value-type="float" office:value="18607" calcext:value-type="float">
            <text:p>18,607</text:p>
          </table:table-cell>
          <table:table-cell table:style-name="ce28" office:value-type="float" office:value="18289" calcext:value-type="float">
            <text:p>18,289</text:p>
          </table:table-cell>
          <table:table-cell table:style-name="ce28" office:value-type="float" office:value="18242" calcext:value-type="float">
            <text:p>18,242</text:p>
          </table:table-cell>
          <table:table-cell table:style-name="ce36" office:value-type="float" office:value="17364" calcext:value-type="float">
            <text:p>17,364</text:p>
          </table:table-cell>
          <table:table-cell table:style-name="ce28" office:value-type="float" office:value="79909" calcext:value-type="float">
            <text:p>79,909</text:p>
          </table:table-cell>
          <table:table-cell table:style-name="ce28" office:value-type="float" office:value="17162" calcext:value-type="float">
            <text:p>17,162</text:p>
          </table:table-cell>
          <table:table-cell table:style-name="ce28" office:value-type="float" office:value="16746" calcext:value-type="float">
            <text:p>16,746</text:p>
          </table:table-cell>
          <table:table-cell table:style-name="ce28" office:value-type="float" office:value="14810" calcext:value-type="float">
            <text:p>14,810</text:p>
          </table:table-cell>
          <table:table-cell table:style-name="ce28" office:value-type="float" office:value="16051" calcext:value-type="float">
            <text:p>16,051</text:p>
          </table:table-cell>
          <table:table-cell table:style-name="ce36" office:value-type="float" office:value="15140" calcext:value-type="float">
            <text:p>15,140</text:p>
          </table:table-cell>
          <table:table-cell table:style-name="ce28" office:value-type="float" office:value="63717" calcext:value-type="float">
            <text:p>63,717</text:p>
          </table:table-cell>
          <table:table-cell table:style-name="ce28" office:value-type="float" office:value="14012" calcext:value-type="float">
            <text:p>14,012</text:p>
          </table:table-cell>
          <table:table-cell table:style-name="ce28" office:value-type="float" office:value="13164" calcext:value-type="float">
            <text:p>13,164</text:p>
          </table:table-cell>
          <table:table-cell table:style-name="ce28" office:value-type="float" office:value="12878" calcext:value-type="float">
            <text:p>12,878</text:p>
          </table:table-cell>
          <table:table-cell table:style-name="ce28" office:value-type="float" office:value="12885" calcext:value-type="float">
            <text:p>12,885</text:p>
          </table:table-cell>
          <table:table-cell table:style-name="ce36" office:value-type="float" office:value="10778" calcext:value-type="float">
            <text:p>10,778</text:p>
          </table:table-cell>
          <table:table-cell table:style-name="ce28" office:value-type="float" office:value="36763" calcext:value-type="float">
            <text:p>36,763</text:p>
          </table:table-cell>
          <table:table-cell table:style-name="ce28" office:value-type="float" office:value="9924" calcext:value-type="float">
            <text:p>9,924</text:p>
          </table:table-cell>
          <table:table-cell table:style-name="ce28" office:value-type="float" office:value="8469" calcext:value-type="float">
            <text:p>8,469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5884" calcext:value-type="float">
            <text:p>5,884</text:p>
          </table:table-cell>
          <table:table-cell table:style-name="ce36" office:value-type="float" office:value="5122" calcext:value-type="float">
            <text:p>5,122</text:p>
          </table:table-cell>
          <table:table-cell table:style-name="ce28" office:value-type="float" office:value="28794" calcext:value-type="float">
            <text:p>28,794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5602" calcext:value-type="float">
            <text:p>5,602</text:p>
          </table:table-cell>
          <table:table-cell table:style-name="ce36" office:value-type="float" office:value="5324" calcext:value-type="float">
            <text:p>5,324</text:p>
          </table:table-cell>
          <table:table-cell table:style-name="ce28" office:value-type="float" office:value="18819" calcext:value-type="float">
            <text:p>18,819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2776" calcext:value-type="float">
            <text:p>2,776</text:p>
          </table:table-cell>
          <table:table-cell table:style-name="ce28" office:value-type="float" office:value="8121" calcext:value-type="float">
            <text:p>8,121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235" calcext:value-type="float">
            <text:p>1,235</text:p>
          </table:table-cell>
          <table:table-cell table:style-name="ce36" office:value-type="float" office:value="930" calcext:value-type="float">
            <text:p>930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1707" calcext:value-type="float">
            <text:p>621,707</text:p>
          </table:table-cell>
          <table:table-cell table:style-name="ce28" office:value-type="float" office:value="21728" calcext:value-type="float">
            <text:p>21,728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4216" calcext:value-type="float">
            <text:p>4,216</text:p>
          </table:table-cell>
          <table:table-cell table:style-name="ce40" office:value-type="float" office:value="4147" calcext:value-type="float">
            <text:p>4,147</text:p>
          </table:table-cell>
          <table:table-cell table:style-name="ce40" office:value-type="float" office:value="4580" calcext:value-type="float">
            <text:p>4,580</text:p>
          </table:table-cell>
          <table:table-cell table:style-name="ce40" office:value-type="float" office:value="4690" calcext:value-type="float">
            <text:p>4,690</text:p>
          </table:table-cell>
          <table:table-cell table:style-name="ce40" office:value-type="float" office:value="25890" calcext:value-type="float">
            <text:p>25,890</text:p>
          </table:table-cell>
          <table:table-cell table:style-name="ce40" office:value-type="float" office:value="4824" calcext:value-type="float">
            <text:p>4,824</text:p>
          </table:table-cell>
          <table:table-cell table:style-name="ce40" office:value-type="float" office:value="4752" calcext:value-type="float">
            <text:p>4,752</text:p>
          </table:table-cell>
          <table:table-cell table:style-name="ce40" office:value-type="float" office:value="5265" calcext:value-type="float">
            <text:p>5,265</text:p>
          </table:table-cell>
          <table:table-cell table:style-name="ce40" office:value-type="float" office:value="5504" calcext:value-type="float">
            <text:p>5,504</text:p>
          </table:table-cell>
          <table:table-cell table:style-name="ce51" office:value-type="float" office:value="5545" calcext:value-type="float">
            <text:p>5,545</text:p>
          </table:table-cell>
          <table:table-cell table:style-name="ce40" office:value-type="float" office:value="26898" calcext:value-type="float">
            <text:p>26,898</text:p>
          </table:table-cell>
          <table:table-cell table:style-name="ce40" office:value-type="float" office:value="5551" calcext:value-type="float">
            <text:p>5,551</text:p>
          </table:table-cell>
          <table:table-cell table:style-name="ce40" office:value-type="float" office:value="5308" calcext:value-type="float">
            <text:p>5,308</text:p>
          </table:table-cell>
          <table:table-cell table:style-name="ce40" office:value-type="float" office:value="6112" calcext:value-type="float">
            <text:p>6,112</text:p>
          </table:table-cell>
          <table:table-cell table:style-name="ce40" office:value-type="float" office:value="5316" calcext:value-type="float">
            <text:p>5,316</text:p>
          </table:table-cell>
          <table:table-cell table:style-name="ce51" office:value-type="float" office:value="4611" calcext:value-type="float">
            <text:p>4,611</text:p>
          </table:table-cell>
          <table:table-cell table:style-name="ce40" office:value-type="float" office:value="29308" calcext:value-type="float">
            <text:p>29,308</text:p>
          </table:table-cell>
          <table:table-cell table:style-name="ce40" office:value-type="float" office:value="5509" calcext:value-type="float">
            <text:p>5,509</text:p>
          </table:table-cell>
          <table:table-cell table:style-name="ce40" office:value-type="float" office:value="5572" calcext:value-type="float">
            <text:p>5,572</text:p>
          </table:table-cell>
          <table:table-cell table:style-name="ce40" office:value-type="float" office:value="5897" calcext:value-type="float">
            <text:p>5,897</text:p>
          </table:table-cell>
          <table:table-cell table:style-name="ce40" office:value-type="float" office:value="6219" calcext:value-type="float">
            <text:p>6,219</text:p>
          </table:table-cell>
          <table:table-cell table:style-name="ce51" office:value-type="float" office:value="6111" calcext:value-type="float">
            <text:p>6,111</text:p>
          </table:table-cell>
          <table:table-cell table:style-name="ce40" office:value-type="float" office:value="38310" calcext:value-type="float">
            <text:p>38,310</text:p>
          </table:table-cell>
          <table:table-cell table:style-name="ce40" office:value-type="float" office:value="6861" calcext:value-type="float">
            <text:p>6,861</text:p>
          </table:table-cell>
          <table:table-cell table:style-name="ce40" office:value-type="float" office:value="7062" calcext:value-type="float">
            <text:p>7,062</text:p>
          </table:table-cell>
          <table:table-cell table:style-name="ce40" office:value-type="float" office:value="7533" calcext:value-type="float">
            <text:p>7,533</text:p>
          </table:table-cell>
          <table:table-cell table:style-name="ce40" office:value-type="float" office:value="7882" calcext:value-type="float">
            <text:p>7,882</text:p>
          </table:table-cell>
          <table:table-cell table:style-name="ce51" office:value-type="float" office:value="8972" calcext:value-type="float">
            <text:p>8,972</text:p>
          </table:table-cell>
          <table:table-cell table:style-name="ce40" office:value-type="float" office:value="43613" calcext:value-type="float">
            <text:p>43,613</text:p>
          </table:table-cell>
          <table:table-cell table:style-name="ce40" office:value-type="float" office:value="8365" calcext:value-type="float">
            <text:p>8,365</text:p>
          </table:table-cell>
          <table:table-cell table:style-name="ce40" office:value-type="float" office:value="7943" calcext:value-type="float">
            <text:p>7,943</text:p>
          </table:table-cell>
          <table:table-cell table:style-name="ce40" office:value-type="float" office:value="9242" calcext:value-type="float">
            <text:p>9,242</text:p>
          </table:table-cell>
          <table:table-cell table:style-name="ce40" office:value-type="float" office:value="9268" calcext:value-type="float">
            <text:p>9,268</text:p>
          </table:table-cell>
          <table:table-cell table:style-name="ce51" office:value-type="float" office:value="8795" calcext:value-type="float">
            <text:p>8,795</text:p>
          </table:table-cell>
          <table:table-cell table:style-name="ce40" office:value-type="float" office:value="44466" calcext:value-type="float">
            <text:p>44,466</text:p>
          </table:table-cell>
          <table:table-cell table:style-name="ce40" office:value-type="float" office:value="8827" calcext:value-type="float">
            <text:p>8,827</text:p>
          </table:table-cell>
          <table:table-cell table:style-name="ce40" office:value-type="float" office:value="8943" calcext:value-type="float">
            <text:p>8,943</text:p>
          </table:table-cell>
          <table:table-cell table:style-name="ce40" office:value-type="float" office:value="8927" calcext:value-type="float">
            <text:p>8,927</text:p>
          </table:table-cell>
          <table:table-cell table:style-name="ce40" office:value-type="float" office:value="8636" calcext:value-type="float">
            <text:p>8,636</text:p>
          </table:table-cell>
          <table:table-cell table:style-name="ce51" office:value-type="float" office:value="9133" calcext:value-type="float">
            <text:p>9,133</text:p>
          </table:table-cell>
          <table:table-cell table:style-name="ce40" office:value-type="float" office:value="44121" calcext:value-type="float">
            <text:p>44,121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9122" calcext:value-type="float">
            <text:p>9,122</text:p>
          </table:table-cell>
          <table:table-cell table:style-name="ce40" office:value-type="float" office:value="8642" calcext:value-type="float">
            <text:p>8,642</text:p>
          </table:table-cell>
          <table:table-cell table:style-name="ce40" office:value-type="float" office:value="8429" calcext:value-type="float">
            <text:p>8,429</text:p>
          </table:table-cell>
          <table:table-cell table:style-name="ce51" office:value-type="float" office:value="9334" calcext:value-type="float">
            <text:p>9,334</text:p>
          </table:table-cell>
          <table:table-cell table:style-name="ce40" office:value-type="float" office:value="51425" calcext:value-type="float">
            <text:p>51,425</text:p>
          </table:table-cell>
          <table:table-cell table:style-name="ce40" office:value-type="float" office:value="9936" calcext:value-type="float">
            <text:p>9,936</text:p>
          </table:table-cell>
          <table:table-cell table:style-name="ce40" office:value-type="float" office:value="9937" calcext:value-type="float">
            <text:p>9,937</text:p>
          </table:table-cell>
          <table:table-cell table:style-name="ce40" office:value-type="float" office:value="10423" calcext:value-type="float">
            <text:p>10,423</text:p>
          </table:table-cell>
          <table:table-cell table:style-name="ce40" office:value-type="float" office:value="10768" calcext:value-type="float">
            <text:p>10,768</text:p>
          </table:table-cell>
          <table:table-cell table:style-name="ce51" office:value-type="float" office:value="10361" calcext:value-type="float">
            <text:p>10,361</text:p>
          </table:table-cell>
          <table:table-cell table:style-name="ce40" office:value-type="float" office:value="50355" calcext:value-type="float">
            <text:p>50,355</text:p>
          </table:table-cell>
          <table:table-cell table:style-name="ce40" office:value-type="float" office:value="10632" calcext:value-type="float">
            <text:p>10,632</text:p>
          </table:table-cell>
          <table:table-cell table:style-name="ce40" office:value-type="float" office:value="10412" calcext:value-type="float">
            <text:p>10,412</text:p>
          </table:table-cell>
          <table:table-cell table:style-name="ce40" office:value-type="float" office:value="9973" calcext:value-type="float">
            <text:p>9,973</text:p>
          </table:table-cell>
          <table:table-cell table:style-name="ce40" office:value-type="float" office:value="10081" calcext:value-type="float">
            <text:p>10,081</text:p>
          </table:table-cell>
          <table:table-cell table:style-name="ce51" office:value-type="float" office:value="9257" calcext:value-type="float">
            <text:p>9,257</text:p>
          </table:table-cell>
          <table:table-cell table:style-name="ce40" office:value-type="float" office:value="43522" calcext:value-type="float">
            <text:p>43,522</text:p>
          </table:table-cell>
          <table:table-cell table:style-name="ce40" office:value-type="float" office:value="8700" calcext:value-type="float">
            <text:p>8,700</text:p>
          </table:table-cell>
          <table:table-cell table:style-name="ce40" office:value-type="float" office:value="8644" calcext:value-type="float">
            <text:p>8,644</text:p>
          </table:table-cell>
          <table:table-cell table:style-name="ce40" office:value-type="float" office:value="8505" calcext:value-type="float">
            <text:p>8,505</text:p>
          </table:table-cell>
          <table:table-cell table:style-name="ce40" office:value-type="float" office:value="8793" calcext:value-type="float">
            <text:p>8,793</text:p>
          </table:table-cell>
          <table:table-cell table:style-name="ce51" office:value-type="float" office:value="8880" calcext:value-type="float">
            <text:p>8,880</text:p>
          </table:table-cell>
          <table:table-cell table:style-name="ce40" office:value-type="float" office:value="45438" calcext:value-type="float">
            <text:p>45,438</text:p>
          </table:table-cell>
          <table:table-cell table:style-name="ce40" office:value-type="float" office:value="9050" calcext:value-type="float">
            <text:p>9,050</text:p>
          </table:table-cell>
          <table:table-cell table:style-name="ce40" office:value-type="float" office:value="9119" calcext:value-type="float">
            <text:p>9,119</text:p>
          </table:table-cell>
          <table:table-cell table:style-name="ce40" office:value-type="float" office:value="8725" calcext:value-type="float">
            <text:p>8,725</text:p>
          </table:table-cell>
          <table:table-cell table:style-name="ce40" office:value-type="float" office:value="9296" calcext:value-type="float">
            <text:p>9,296</text:p>
          </table:table-cell>
          <table:table-cell table:style-name="ce51" office:value-type="float" office:value="9248" calcext:value-type="float">
            <text:p>9,248</text:p>
          </table:table-cell>
          <table:table-cell table:style-name="ce40" office:value-type="float" office:value="46238" calcext:value-type="float">
            <text:p>46,238</text:p>
          </table:table-cell>
          <table:table-cell table:style-name="ce40" office:value-type="float" office:value="9373" calcext:value-type="float">
            <text:p>9,373</text:p>
          </table:table-cell>
          <table:table-cell table:style-name="ce40" office:value-type="float" office:value="9515" calcext:value-type="float">
            <text:p>9,515</text:p>
          </table:table-cell>
          <table:table-cell table:style-name="ce40" office:value-type="float" office:value="9330" calcext:value-type="float">
            <text:p>9,330</text:p>
          </table:table-cell>
          <table:table-cell table:style-name="ce40" office:value-type="float" office:value="9351" calcext:value-type="float">
            <text:p>9,351</text:p>
          </table:table-cell>
          <table:table-cell table:style-name="ce51" office:value-type="float" office:value="8669" calcext:value-type="float">
            <text:p>8,669</text:p>
          </table:table-cell>
          <table:table-cell table:style-name="ce40" office:value-type="float" office:value="39888" calcext:value-type="float">
            <text:p>39,888</text:p>
          </table:table-cell>
          <table:table-cell table:style-name="ce40" office:value-type="float" office:value="8610" calcext:value-type="float">
            <text:p>8,610</text:p>
          </table:table-cell>
          <table:table-cell table:style-name="ce40" office:value-type="float" office:value="8491" calcext:value-type="float">
            <text:p>8,491</text:p>
          </table:table-cell>
          <table:table-cell table:style-name="ce40" office:value-type="float" office:value="7327" calcext:value-type="float">
            <text:p>7,327</text:p>
          </table:table-cell>
          <table:table-cell table:style-name="ce40" office:value-type="float" office:value="7993" calcext:value-type="float">
            <text:p>7,993</text:p>
          </table:table-cell>
          <table:table-cell table:style-name="ce51" office:value-type="float" office:value="7467" calcext:value-type="float">
            <text:p>7,467</text:p>
          </table:table-cell>
          <table:table-cell table:style-name="ce40" office:value-type="float" office:value="30769" calcext:value-type="float">
            <text:p>30,769</text:p>
          </table:table-cell>
          <table:table-cell table:style-name="ce40" office:value-type="float" office:value="6775" calcext:value-type="float">
            <text:p>6,775</text:p>
          </table:table-cell>
          <table:table-cell table:style-name="ce40" office:value-type="float" office:value="6352" calcext:value-type="float">
            <text:p>6,352</text:p>
          </table:table-cell>
          <table:table-cell table:style-name="ce40" office:value-type="float" office:value="6287" calcext:value-type="float">
            <text:p>6,287</text:p>
          </table:table-cell>
          <table:table-cell table:style-name="ce40" office:value-type="float" office:value="6138" calcext:value-type="float">
            <text:p>6,138</text:p>
          </table:table-cell>
          <table:table-cell table:style-name="ce51" office:value-type="float" office:value="5217" calcext:value-type="float">
            <text:p>5,217</text:p>
          </table:table-cell>
          <table:table-cell table:style-name="ce40" office:value-type="float" office:value="16807" calcext:value-type="float">
            <text:p>16,807</text:p>
          </table:table-cell>
          <table:table-cell table:style-name="ce40" office:value-type="float" office:value="4546" calcext:value-type="float">
            <text:p>4,546</text:p>
          </table:table-cell>
          <table:table-cell table:style-name="ce40" office:value-type="float" office:value="3938" calcext:value-type="float">
            <text:p>3,938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2605" calcext:value-type="float">
            <text:p>2,605</text:p>
          </table:table-cell>
          <table:table-cell table:style-name="ce51" office:value-type="float" office:value="2282" calcext:value-type="float">
            <text:p>2,282</text:p>
          </table:table-cell>
          <table:table-cell table:style-name="ce40" office:value-type="float" office:value="12470" calcext:value-type="float">
            <text:p>12,470</text:p>
          </table:table-cell>
          <table:table-cell table:style-name="ce40" office:value-type="float" office:value="2707" calcext:value-type="float">
            <text:p>2,707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437" calcext:value-type="float">
            <text:p>2,437</text:p>
          </table:table-cell>
          <table:table-cell table:style-name="ce51" office:value-type="float" office:value="2188" calcext:value-type="float">
            <text:p>2,188</text:p>
          </table:table-cell>
          <table:table-cell table:style-name="ce40" office:value-type="float" office:value="7225" calcext:value-type="float">
            <text:p>7,225</text:p>
          </table:table-cell>
          <table:table-cell table:style-name="ce40" office:value-type="float" office:value="1955" calcext:value-type="float">
            <text:p>1,955</text:p>
          </table:table-cell>
          <table:table-cell table:style-name="ce40" office:value-type="float" office:value="1601" calcext:value-type="float">
            <text:p>1,601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1211" calcext:value-type="float">
            <text:p>1,211</text:p>
          </table:table-cell>
          <table:table-cell table:style-name="ce51" office:value-type="float" office:value="993" calcext:value-type="float">
            <text:p>993</text:p>
          </table:table-cell>
          <table:table-cell table:style-name="ce40" office:value-type="float" office:value="2664" calcext:value-type="float">
            <text:p>2,664</text:p>
          </table:table-cell>
          <table:table-cell table:style-name="ce40" office:value-type="float" office:value="790" calcext:value-type="float">
            <text:p>790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383" calcext:value-type="float">
            <text:p>383</text:p>
          </table:table-cell>
          <table:table-cell table:style-name="ce51" office:value-type="float" office:value="288" calcext:value-type="float">
            <text:p>288</text:p>
          </table:table-cell>
          <table:table-cell table:style-name="ce40" office:value-type="float" office:value="514" calcext:value-type="float">
            <text:p>514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4" calcext:value-type="float">
            <text:p>64</text:p>
          </table:table-cell>
          <table:table-cell table:style-name="ce51" office:value-type="float" office:value="40" calcext:value-type="float">
            <text:p>40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4853" calcext:value-type="float">
            <text:p>604,853</text:p>
          </table:table-cell>
          <table:table-cell table:style-name="ce35" office:value-type="float" office:value="20126" calcext:value-type="float">
            <text:p>20,126</text:p>
          </table:table-cell>
          <table:table-cell table:style-name="ce41" office:value-type="float" office:value="3839" calcext:value-type="float">
            <text:p>3,839</text:p>
          </table:table-cell>
          <table:table-cell table:style-name="ce41" office:value-type="float" office:value="3945" calcext:value-type="float">
            <text:p>3,945</text:p>
          </table:table-cell>
          <table:table-cell table:style-name="ce41" office:value-type="float" office:value="3841" calcext:value-type="float">
            <text:p>3,841</text:p>
          </table:table-cell>
          <table:table-cell table:style-name="ce41" office:value-type="float" office:value="4254" calcext:value-type="float">
            <text:p>4,254</text:p>
          </table:table-cell>
          <table:table-cell table:style-name="ce41" office:value-type="float" office:value="4247" calcext:value-type="float">
            <text:p>4,247</text:p>
          </table:table-cell>
          <table:table-cell table:style-name="ce41" office:value-type="float" office:value="23841" calcext:value-type="float">
            <text:p>23,841</text:p>
          </table:table-cell>
          <table:table-cell table:style-name="ce41" office:value-type="float" office:value="4390" calcext:value-type="float">
            <text:p>4,390</text:p>
          </table:table-cell>
          <table:table-cell table:style-name="ce41" office:value-type="float" office:value="4414" calcext:value-type="float">
            <text:p>4,414</text:p>
          </table:table-cell>
          <table:table-cell table:style-name="ce41" office:value-type="float" office:value="4773" calcext:value-type="float">
            <text:p>4,773</text:p>
          </table:table-cell>
          <table:table-cell table:style-name="ce41" office:value-type="float" office:value="5099" calcext:value-type="float">
            <text:p>5,099</text:p>
          </table:table-cell>
          <table:table-cell table:style-name="ce52" office:value-type="float" office:value="5165" calcext:value-type="float">
            <text:p>5,165</text:p>
          </table:table-cell>
          <table:table-cell table:style-name="ce41" office:value-type="float" office:value="24657" calcext:value-type="float">
            <text:p>24,657</text:p>
          </table:table-cell>
          <table:table-cell table:style-name="ce41" office:value-type="float" office:value="5150" calcext:value-type="float">
            <text:p>5,150</text:p>
          </table:table-cell>
          <table:table-cell table:style-name="ce41" office:value-type="float" office:value="4755" calcext:value-type="float">
            <text:p>4,755</text:p>
          </table:table-cell>
          <table:table-cell table:style-name="ce41" office:value-type="float" office:value="5652" calcext:value-type="float">
            <text:p>5,652</text:p>
          </table:table-cell>
          <table:table-cell table:style-name="ce41" office:value-type="float" office:value="4861" calcext:value-type="float">
            <text:p>4,861</text:p>
          </table:table-cell>
          <table:table-cell table:style-name="ce52" office:value-type="float" office:value="4239" calcext:value-type="float">
            <text:p>4,239</text:p>
          </table:table-cell>
          <table:table-cell table:style-name="ce41" office:value-type="float" office:value="26405" calcext:value-type="float">
            <text:p>26,405</text:p>
          </table:table-cell>
          <table:table-cell table:style-name="ce41" office:value-type="float" office:value="4843" calcext:value-type="float">
            <text:p>4,843</text:p>
          </table:table-cell>
          <table:table-cell table:style-name="ce41" office:value-type="float" office:value="5174" calcext:value-type="float">
            <text:p>5,174</text:p>
          </table:table-cell>
          <table:table-cell table:style-name="ce41" office:value-type="float" office:value="5184" calcext:value-type="float">
            <text:p>5,184</text:p>
          </table:table-cell>
          <table:table-cell table:style-name="ce41" office:value-type="float" office:value="5434" calcext:value-type="float">
            <text:p>5,434</text:p>
          </table:table-cell>
          <table:table-cell table:style-name="ce52" office:value-type="float" office:value="5770" calcext:value-type="float">
            <text:p>5,770</text:p>
          </table:table-cell>
          <table:table-cell table:style-name="ce41" office:value-type="float" office:value="34614" calcext:value-type="float">
            <text:p>34,614</text:p>
          </table:table-cell>
          <table:table-cell table:style-name="ce41" office:value-type="float" office:value="6111" calcext:value-type="float">
            <text:p>6,111</text:p>
          </table:table-cell>
          <table:table-cell table:style-name="ce41" office:value-type="float" office:value="6360" calcext:value-type="float">
            <text:p>6,360</text:p>
          </table:table-cell>
          <table:table-cell table:style-name="ce41" office:value-type="float" office:value="6818" calcext:value-type="float">
            <text:p>6,818</text:p>
          </table:table-cell>
          <table:table-cell table:style-name="ce41" office:value-type="float" office:value="7270" calcext:value-type="float">
            <text:p>7,270</text:p>
          </table:table-cell>
          <table:table-cell table:style-name="ce52" office:value-type="float" office:value="8055" calcext:value-type="float">
            <text:p>8,055</text:p>
          </table:table-cell>
          <table:table-cell table:style-name="ce41" office:value-type="float" office:value="40204" calcext:value-type="float">
            <text:p>40,204</text:p>
          </table:table-cell>
          <table:table-cell table:style-name="ce41" office:value-type="float" office:value="7622" calcext:value-type="float">
            <text:p>7,622</text:p>
          </table:table-cell>
          <table:table-cell table:style-name="ce41" office:value-type="float" office:value="7502" calcext:value-type="float">
            <text:p>7,502</text:p>
          </table:table-cell>
          <table:table-cell table:style-name="ce41" office:value-type="float" office:value="8529" calcext:value-type="float">
            <text:p>8,529</text:p>
          </table:table-cell>
          <table:table-cell table:style-name="ce41" office:value-type="float" office:value="8334" calcext:value-type="float">
            <text:p>8,334</text:p>
          </table:table-cell>
          <table:table-cell table:style-name="ce52" office:value-type="float" office:value="8217" calcext:value-type="float">
            <text:p>8,217</text:p>
          </table:table-cell>
          <table:table-cell table:style-name="ce41" office:value-type="float" office:value="40456" calcext:value-type="float">
            <text:p>40,456</text:p>
          </table:table-cell>
          <table:table-cell table:style-name="ce41" office:value-type="float" office:value="8115" calcext:value-type="float">
            <text:p>8,115</text:p>
          </table:table-cell>
          <table:table-cell table:style-name="ce41" office:value-type="float" office:value="8400" calcext:value-type="float">
            <text:p>8,400</text:p>
          </table:table-cell>
          <table:table-cell table:style-name="ce41" office:value-type="float" office:value="8030" calcext:value-type="float">
            <text:p>8,030</text:p>
          </table:table-cell>
          <table:table-cell table:style-name="ce41" office:value-type="float" office:value="7884" calcext:value-type="float">
            <text:p>7,884</text:p>
          </table:table-cell>
          <table:table-cell table:style-name="ce52" office:value-type="float" office:value="8027" calcext:value-type="float">
            <text:p>8,027</text:p>
          </table:table-cell>
          <table:table-cell table:style-name="ce41" office:value-type="float" office:value="40197" calcext:value-type="float">
            <text:p>40,197</text:p>
          </table:table-cell>
          <table:table-cell table:style-name="ce41" office:value-type="float" office:value="7680" calcext:value-type="float">
            <text:p>7,680</text:p>
          </table:table-cell>
          <table:table-cell table:style-name="ce41" office:value-type="float" office:value="8209" calcext:value-type="float">
            <text:p>8,209</text:p>
          </table:table-cell>
          <table:table-cell table:style-name="ce41" office:value-type="float" office:value="7823" calcext:value-type="float">
            <text:p>7,823</text:p>
          </table:table-cell>
          <table:table-cell table:style-name="ce41" office:value-type="float" office:value="7779" calcext:value-type="float">
            <text:p>7,779</text:p>
          </table:table-cell>
          <table:table-cell table:style-name="ce52" office:value-type="float" office:value="8706" calcext:value-type="float">
            <text:p>8,706</text:p>
          </table:table-cell>
          <table:table-cell table:style-name="ce41" office:value-type="float" office:value="49440" calcext:value-type="float">
            <text:p>49,440</text:p>
          </table:table-cell>
          <table:table-cell table:style-name="ce41" office:value-type="float" office:value="9311" calcext:value-type="float">
            <text:p>9,311</text:p>
          </table:table-cell>
          <table:table-cell table:style-name="ce41" office:value-type="float" office:value="9741" calcext:value-type="float">
            <text:p>9,741</text:p>
          </table:table-cell>
          <table:table-cell table:style-name="ce41" office:value-type="float" office:value="10083" calcext:value-type="float">
            <text:p>10,083</text:p>
          </table:table-cell>
          <table:table-cell table:style-name="ce41" office:value-type="float" office:value="10186" calcext:value-type="float">
            <text:p>10,186</text:p>
          </table:table-cell>
          <table:table-cell table:style-name="ce52" office:value-type="float" office:value="10119" calcext:value-type="float">
            <text:p>10,119</text:p>
          </table:table-cell>
          <table:table-cell table:style-name="ce41" office:value-type="float" office:value="47946" calcext:value-type="float">
            <text:p>47,946</text:p>
          </table:table-cell>
          <table:table-cell table:style-name="ce41" office:value-type="float" office:value="10291" calcext:value-type="float">
            <text:p>10,291</text:p>
          </table:table-cell>
          <table:table-cell table:style-name="ce41" office:value-type="float" office:value="9828" calcext:value-type="float">
            <text:p>9,828</text:p>
          </table:table-cell>
          <table:table-cell table:style-name="ce41" office:value-type="float" office:value="9556" calcext:value-type="float">
            <text:p>9,556</text:p>
          </table:table-cell>
          <table:table-cell table:style-name="ce41" office:value-type="float" office:value="9625" calcext:value-type="float">
            <text:p>9,625</text:p>
          </table:table-cell>
          <table:table-cell table:style-name="ce52" office:value-type="float" office:value="8646" calcext:value-type="float">
            <text:p>8,646</text:p>
          </table:table-cell>
          <table:table-cell table:style-name="ce41" office:value-type="float" office:value="41524" calcext:value-type="float">
            <text:p>41,524</text:p>
          </table:table-cell>
          <table:table-cell table:style-name="ce41" office:value-type="float" office:value="8464" calcext:value-type="float">
            <text:p>8,464</text:p>
          </table:table-cell>
          <table:table-cell table:style-name="ce41" office:value-type="float" office:value="8224" calcext:value-type="float">
            <text:p>8,224</text:p>
          </table:table-cell>
          <table:table-cell table:style-name="ce41" office:value-type="float" office:value="8169" calcext:value-type="float">
            <text:p>8,169</text:p>
          </table:table-cell>
          <table:table-cell table:style-name="ce41" office:value-type="float" office:value="8351" calcext:value-type="float">
            <text:p>8,351</text:p>
          </table:table-cell>
          <table:table-cell table:style-name="ce52" office:value-type="float" office:value="8316" calcext:value-type="float">
            <text:p>8,316</text:p>
          </table:table-cell>
          <table:table-cell table:style-name="ce41" office:value-type="float" office:value="42901" calcext:value-type="float">
            <text:p>42,901</text:p>
          </table:table-cell>
          <table:table-cell table:style-name="ce41" office:value-type="float" office:value="8524" calcext:value-type="float">
            <text:p>8,524</text:p>
          </table:table-cell>
          <table:table-cell table:style-name="ce41" office:value-type="float" office:value="8473" calcext:value-type="float">
            <text:p>8,473</text:p>
          </table:table-cell>
          <table:table-cell table:style-name="ce41" office:value-type="float" office:value="8415" calcext:value-type="float">
            <text:p>8,415</text:p>
          </table:table-cell>
          <table:table-cell table:style-name="ce41" office:value-type="float" office:value="8745" calcext:value-type="float">
            <text:p>8,745</text:p>
          </table:table-cell>
          <table:table-cell table:style-name="ce52" office:value-type="float" office:value="8744" calcext:value-type="float">
            <text:p>8,744</text:p>
          </table:table-cell>
          <table:table-cell table:style-name="ce41" office:value-type="float" office:value="44785" calcext:value-type="float">
            <text:p>44,785</text:p>
          </table:table-cell>
          <table:table-cell table:style-name="ce41" office:value-type="float" office:value="9148" calcext:value-type="float">
            <text:p>9,148</text:p>
          </table:table-cell>
          <table:table-cell table:style-name="ce41" office:value-type="float" office:value="9092" calcext:value-type="float">
            <text:p>9,092</text:p>
          </table:table-cell>
          <table:table-cell table:style-name="ce41" office:value-type="float" office:value="8959" calcext:value-type="float">
            <text:p>8,959</text:p>
          </table:table-cell>
          <table:table-cell table:style-name="ce41" office:value-type="float" office:value="8891" calcext:value-type="float">
            <text:p>8,891</text:p>
          </table:table-cell>
          <table:table-cell table:style-name="ce52" office:value-type="float" office:value="8695" calcext:value-type="float">
            <text:p>8,695</text:p>
          </table:table-cell>
          <table:table-cell table:style-name="ce41" office:value-type="float" office:value="40021" calcext:value-type="float">
            <text:p>40,021</text:p>
          </table:table-cell>
          <table:table-cell table:style-name="ce41" office:value-type="float" office:value="8552" calcext:value-type="float">
            <text:p>8,552</text:p>
          </table:table-cell>
          <table:table-cell table:style-name="ce41" office:value-type="float" office:value="8255" calcext:value-type="float">
            <text:p>8,255</text:p>
          </table:table-cell>
          <table:table-cell table:style-name="ce41" office:value-type="float" office:value="7483" calcext:value-type="float">
            <text:p>7,483</text:p>
          </table:table-cell>
          <table:table-cell table:style-name="ce41" office:value-type="float" office:value="8058" calcext:value-type="float">
            <text:p>8,058</text:p>
          </table:table-cell>
          <table:table-cell table:style-name="ce52" office:value-type="float" office:value="7673" calcext:value-type="float">
            <text:p>7,673</text:p>
          </table:table-cell>
          <table:table-cell table:style-name="ce41" office:value-type="float" office:value="32948" calcext:value-type="float">
            <text:p>32,948</text:p>
          </table:table-cell>
          <table:table-cell table:style-name="ce41" office:value-type="float" office:value="7237" calcext:value-type="float">
            <text:p>7,237</text:p>
          </table:table-cell>
          <table:table-cell table:style-name="ce41" office:value-type="float" office:value="6812" calcext:value-type="float">
            <text:p>6,812</text:p>
          </table:table-cell>
          <table:table-cell table:style-name="ce41" office:value-type="float" office:value="6591" calcext:value-type="float">
            <text:p>6,591</text:p>
          </table:table-cell>
          <table:table-cell table:style-name="ce41" office:value-type="float" office:value="6747" calcext:value-type="float">
            <text:p>6,747</text:p>
          </table:table-cell>
          <table:table-cell table:style-name="ce52" office:value-type="float" office:value="5561" calcext:value-type="float">
            <text:p>5,561</text:p>
          </table:table-cell>
          <table:table-cell table:style-name="ce41" office:value-type="float" office:value="19956" calcext:value-type="float">
            <text:p>19,956</text:p>
          </table:table-cell>
          <table:table-cell table:style-name="ce41" office:value-type="float" office:value="5378" calcext:value-type="float">
            <text:p>5,378</text:p>
          </table:table-cell>
          <table:table-cell table:style-name="ce41" office:value-type="float" office:value="4531" calcext:value-type="float">
            <text:p>4,531</text:p>
          </table:table-cell>
          <table:table-cell table:style-name="ce41" office:value-type="float" office:value="3928" calcext:value-type="float">
            <text:p>3,928</text:p>
          </table:table-cell>
          <table:table-cell table:style-name="ce41" office:value-type="float" office:value="3279" calcext:value-type="float">
            <text:p>3,279</text:p>
          </table:table-cell>
          <table:table-cell table:style-name="ce52" office:value-type="float" office:value="2840" calcext:value-type="float">
            <text:p>2,840</text:p>
          </table:table-cell>
          <table:table-cell table:style-name="ce41" office:value-type="float" office:value="16324" calcext:value-type="float">
            <text:p>16,324</text:p>
          </table:table-cell>
          <table:table-cell table:style-name="ce41" office:value-type="float" office:value="3335" calcext:value-type="float">
            <text:p>3,335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165" calcext:value-type="float">
            <text:p>3,165</text:p>
          </table:table-cell>
          <table:table-cell table:style-name="ce52" office:value-type="float" office:value="3136" calcext:value-type="float">
            <text:p>3,136</text:p>
          </table:table-cell>
          <table:table-cell table:style-name="ce41" office:value-type="float" office:value="11594" calcext:value-type="float">
            <text:p>11,594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095" calcext:value-type="float">
            <text:p>2,095</text:p>
          </table:table-cell>
          <table:table-cell table:style-name="ce52" office:value-type="float" office:value="1783" calcext:value-type="float">
            <text:p>1,783</text:p>
          </table:table-cell>
          <table:table-cell table:style-name="ce41" office:value-type="float" office:value="5457" calcext:value-type="float">
            <text:p>5,457</text:p>
          </table:table-cell>
          <table:table-cell table:style-name="ce41" office:value-type="float" office:value="1613" calcext:value-type="float">
            <text:p>1,613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852" calcext:value-type="float">
            <text:p>852</text:p>
          </table:table-cell>
          <table:table-cell table:style-name="ce52" office:value-type="float" office:value="642" calcext:value-type="float">
            <text:p>642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71" calcext:value-type="float">
            <text:p>171</text:p>
          </table:table-cell>
          <table:table-cell table:style-name="ce52" office:value-type="float" office:value="100" calcext:value-type="float">
            <text:p>100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727" calcext:value-type="float">
            <text:p>472,727</text:p>
          </table:table-cell>
          <table:table-cell table:style-name="ce28" office:value-type="float" office:value="12784" calcext:value-type="float">
            <text:p>12,784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17159" calcext:value-type="float">
            <text:p>17,159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717" calcext:value-type="float">
            <text:p>3,717</text:p>
          </table:table-cell>
          <table:table-cell table:style-name="ce28" office:value-type="float" office:value="18008" calcext:value-type="float">
            <text:p>18,008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601" calcext:value-type="float">
            <text:p>3,601</text:p>
          </table:table-cell>
          <table:table-cell table:style-name="ce36" office:value-type="float" office:value="3206" calcext:value-type="float">
            <text:p>3,206</text:p>
          </table:table-cell>
          <table:table-cell table:style-name="ce28" office:value-type="float" office:value="19770" calcext:value-type="float">
            <text:p>19,770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4210" calcext:value-type="float">
            <text:p>4,210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6695" calcext:value-type="float">
            <text:p>26,695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5325" calcext:value-type="float">
            <text:p>5,325</text:p>
          </table:table-cell>
          <table:table-cell table:style-name="ce28" office:value-type="float" office:value="5682" calcext:value-type="float">
            <text:p>5,682</text:p>
          </table:table-cell>
          <table:table-cell table:style-name="ce36" office:value-type="float" office:value="6271" calcext:value-type="float">
            <text:p>6,271</text:p>
          </table:table-cell>
          <table:table-cell table:style-name="ce28" office:value-type="float" office:value="31702" calcext:value-type="float">
            <text:p>31,702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6643" calcext:value-type="float">
            <text:p>6,643</text:p>
          </table:table-cell>
          <table:table-cell table:style-name="ce36" office:value-type="float" office:value="6515" calcext:value-type="float">
            <text:p>6,515</text:p>
          </table:table-cell>
          <table:table-cell table:style-name="ce28" office:value-type="float" office:value="32058" calcext:value-type="float">
            <text:p>32,058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6295" calcext:value-type="float">
            <text:p>6,295</text:p>
          </table:table-cell>
          <table:table-cell table:style-name="ce28" office:value-type="float" office:value="29579" calcext:value-type="float">
            <text:p>29,579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587" calcext:value-type="float">
            <text:p>5,587</text:p>
          </table:table-cell>
          <table:table-cell table:style-name="ce36" office:value-type="float" office:value="6272" calcext:value-type="float">
            <text:p>6,272</text:p>
          </table:table-cell>
          <table:table-cell table:style-name="ce28" office:value-type="float" office:value="35331" calcext:value-type="float">
            <text:p>35,331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917" calcext:value-type="float">
            <text:p>6,917</text:p>
          </table:table-cell>
          <table:table-cell table:style-name="ce28" office:value-type="float" office:value="7088" calcext:value-type="float">
            <text:p>7,088</text:p>
          </table:table-cell>
          <table:table-cell table:style-name="ce28" office:value-type="float" office:value="7394" calcext:value-type="float">
            <text:p>7,394</text:p>
          </table:table-cell>
          <table:table-cell table:style-name="ce36" office:value-type="float" office:value="7297" calcext:value-type="float">
            <text:p>7,297</text:p>
          </table:table-cell>
          <table:table-cell table:style-name="ce28" office:value-type="float" office:value="35142" calcext:value-type="float">
            <text:p>35,142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7300" calcext:value-type="float">
            <text:p>7,300</text:p>
          </table:table-cell>
          <table:table-cell table:style-name="ce36" office:value-type="float" office:value="6476" calcext:value-type="float">
            <text:p>6,476</text:p>
          </table:table-cell>
          <table:table-cell table:style-name="ce28" office:value-type="float" office:value="33965" calcext:value-type="float">
            <text:p>33,965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747" calcext:value-type="float">
            <text:p>6,747</text:p>
          </table:table-cell>
          <table:table-cell table:style-name="ce28" office:value-type="float" office:value="7053" calcext:value-type="float">
            <text:p>7,053</text:p>
          </table:table-cell>
          <table:table-cell table:style-name="ce36" office:value-type="float" office:value="7400" calcext:value-type="float">
            <text:p>7,400</text:p>
          </table:table-cell>
          <table:table-cell table:style-name="ce28" office:value-type="float" office:value="38231" calcext:value-type="float">
            <text:p>38,231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7607" calcext:value-type="float">
            <text:p>7,607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865" calcext:value-type="float">
            <text:p>7,865</text:p>
          </table:table-cell>
          <table:table-cell table:style-name="ce36" office:value-type="float" office:value="7818" calcext:value-type="float">
            <text:p>7,818</text:p>
          </table:table-cell>
          <table:table-cell table:style-name="ce28" office:value-type="float" office:value="39893" calcext:value-type="float">
            <text:p>39,893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8110" calcext:value-type="float">
            <text:p>8,110</text:p>
          </table:table-cell>
          <table:table-cell table:style-name="ce28" office:value-type="float" office:value="7856" calcext:value-type="float">
            <text:p>7,856</text:p>
          </table:table-cell>
          <table:table-cell table:style-name="ce36" office:value-type="float" office:value="7724" calcext:value-type="float">
            <text:p>7,724</text:p>
          </table:table-cell>
          <table:table-cell table:style-name="ce28" office:value-type="float" office:value="34375" calcext:value-type="float">
            <text:p>34,375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648" calcext:value-type="float">
            <text:p>6,648</text:p>
          </table:table-cell>
          <table:table-cell table:style-name="ce36" office:value-type="float" office:value="6594" calcext:value-type="float">
            <text:p>6,594</text:p>
          </table:table-cell>
          <table:table-cell table:style-name="ce28" office:value-type="float" office:value="27226" calcext:value-type="float">
            <text:p>27,226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4549" calcext:value-type="float">
            <text:p>4,549</text:p>
          </table:table-cell>
          <table:table-cell table:style-name="ce28" office:value-type="float" office:value="15804" calcext:value-type="float">
            <text:p>15,804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315" calcext:value-type="float">
            <text:p>2,315</text:p>
          </table:table-cell>
          <table:table-cell table:style-name="ce28" office:value-type="float" office:value="12441" calcext:value-type="float">
            <text:p>12,441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387" calcext:value-type="float">
            <text:p>2,387</text:p>
          </table:table-cell>
          <table:table-cell table:style-name="ce28" office:value-type="float" office:value="8112" calcext:value-type="float">
            <text:p>8,112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187" calcext:value-type="float">
            <text:p>1,187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0440" calcext:value-type="float">
            <text:p>240,440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8907" calcext:value-type="float">
            <text:p>8,907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1880" calcext:value-type="float">
            <text:p>1,880</text:p>
          </table:table-cell>
          <table:table-cell table:style-name="ce28" office:value-type="float" office:value="9393" calcext:value-type="float">
            <text:p>9,393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1868" calcext:value-type="float">
            <text:p>1,868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191" calcext:value-type="float">
            <text:p>2,191</text:p>
          </table:table-cell>
          <table:table-cell table:style-name="ce36" office:value-type="float" office:value="2228" calcext:value-type="float">
            <text:p>2,228</text:p>
          </table:table-cell>
          <table:table-cell table:style-name="ce28" office:value-type="float" office:value="13990" calcext:value-type="float">
            <text:p>13,990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98" calcext:value-type="float">
            <text:p>2,998</text:p>
          </table:table-cell>
          <table:table-cell table:style-name="ce36" office:value-type="float" office:value="3307" calcext:value-type="float">
            <text:p>3,307</text:p>
          </table:table-cell>
          <table:table-cell table:style-name="ce28" office:value-type="float" office:value="16631" calcext:value-type="float">
            <text:p>16,631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436" calcext:value-type="float">
            <text:p>3,436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7335" calcext:value-type="float">
            <text:p>17,335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360" calcext:value-type="float">
            <text:p>3,360</text:p>
          </table:table-cell>
          <table:table-cell table:style-name="ce36" office:value-type="float" office:value="3409" calcext:value-type="float">
            <text:p>3,409</text:p>
          </table:table-cell>
          <table:table-cell table:style-name="ce28" office:value-type="float" office:value="15971" calcext:value-type="float">
            <text:p>15,971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002" calcext:value-type="float">
            <text:p>3,002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8366" calcext:value-type="float">
            <text:p>18,366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731" calcext:value-type="float">
            <text:p>3,731</text:p>
          </table:table-cell>
          <table:table-cell table:style-name="ce28" office:value-type="float" office:value="17947" calcext:value-type="float">
            <text:p>17,947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7051" calcext:value-type="float">
            <text:p>17,051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617" calcext:value-type="float">
            <text:p>3,617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9625" calcext:value-type="float">
            <text:p>19,625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4065" calcext:value-type="float">
            <text:p>4,065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20220" calcext:value-type="float">
            <text:p>20,220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3975" calcext:value-type="float">
            <text:p>3,975</text:p>
          </table:table-cell>
          <table:table-cell table:style-name="ce36" office:value-type="float" office:value="3944" calcext:value-type="float">
            <text:p>3,944</text:p>
          </table:table-cell>
          <table:table-cell table:style-name="ce28" office:value-type="float" office:value="17214" calcext:value-type="float">
            <text:p>17,214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465" calcext:value-type="float">
            <text:p>3,465</text:p>
          </table:table-cell>
          <table:table-cell table:number-columns-repeated="2" table:style-name="ce28" office:value-type="float" office:value="3306" calcext:value-type="float">
            <text:p>3,306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3352" calcext:value-type="float">
            <text:p>13,352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523" calcext:value-type="float">
            <text:p>2,523</text:p>
          </table:table-cell>
          <table:table-cell table:style-name="ce36" office:value-type="float" office:value="2230" calcext:value-type="float">
            <text:p>2,230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188" calcext:value-type="float">
            <text:p>1,188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015" calcext:value-type="float">
            <text:p>1,015</text:p>
          </table:table-cell>
          <table:table-cell table:style-name="ce36" office:value-type="float" office:value="990" calcext:value-type="float">
            <text:p>990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287" calcext:value-type="float">
            <text:p>232,287</text:p>
          </table:table-cell>
          <table:table-cell table:style-name="ce35" office:value-type="float" office:value="6093" calcext:value-type="float">
            <text:p>6,09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35" office:value-type="float" office:value="1837" calcext:value-type="float">
            <text:p>1,837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733" calcext:value-type="float">
            <text:p>1,733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9546" calcext:value-type="float">
            <text:p>9,546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2019" calcext:value-type="float">
            <text:p>2,019</text:p>
          </table:table-cell>
          <table:table-cell table:style-name="ce35" office:value-type="float" office:value="2094" calcext:value-type="float">
            <text:p>2,094</text:p>
          </table:table-cell>
          <table:table-cell table:style-name="ce29" office:value-type="float" office:value="12705" calcext:value-type="float">
            <text:p>12,70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684" calcext:value-type="float">
            <text:p>2,684</text:p>
          </table:table-cell>
          <table:table-cell table:style-name="ce35" office:value-type="float" office:value="2964" calcext:value-type="float">
            <text:p>2,964</text:p>
          </table:table-cell>
          <table:table-cell table:style-name="ce29" office:value-type="float" office:value="15071" calcext:value-type="float">
            <text:p>15,071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207" calcext:value-type="float">
            <text:p>3,207</text:p>
          </table:table-cell>
          <table:table-cell table:style-name="ce35" office:value-type="float" office:value="3080" calcext:value-type="float">
            <text:p>3,080</text:p>
          </table:table-cell>
          <table:table-cell table:style-name="ce29" office:value-type="float" office:value="14723" calcext:value-type="float">
            <text:p>14,723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762" calcext:value-type="float">
            <text:p>2,762</text:p>
          </table:table-cell>
          <table:table-cell table:style-name="ce35" office:value-type="float" office:value="2886" calcext:value-type="float">
            <text:p>2,886</text:p>
          </table:table-cell>
          <table:table-cell table:style-name="ce29" office:value-type="float" office:value="13608" calcext:value-type="float">
            <text:p>13,608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585" calcext:value-type="float">
            <text:p>2,585</text:p>
          </table:table-cell>
          <table:table-cell table:style-name="ce35" office:value-type="float" office:value="2968" calcext:value-type="float">
            <text:p>2,968</text:p>
          </table:table-cell>
          <table:table-cell table:style-name="ce29" office:value-type="float" office:value="16965" calcext:value-type="float">
            <text:p>16,965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609" calcext:value-type="float">
            <text:p>3,609</text:p>
          </table:table-cell>
          <table:table-cell table:style-name="ce35" office:value-type="float" office:value="3566" calcext:value-type="float">
            <text:p>3,566</text:p>
          </table:table-cell>
          <table:table-cell table:style-name="ce29" office:value-type="float" office:value="17195" calcext:value-type="float">
            <text:p>17,195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564" calcext:value-type="float">
            <text:p>3,564</text:p>
          </table:table-cell>
          <table:table-cell table:style-name="ce35" office:value-type="float" office:value="3179" calcext:value-type="float">
            <text:p>3,179</text:p>
          </table:table-cell>
          <table:table-cell table:style-name="ce29" office:value-type="float" office:value="16914" calcext:value-type="float">
            <text:p>16,914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436" calcext:value-type="float">
            <text:p>3,436</text:p>
          </table:table-cell>
          <table:table-cell table:style-name="ce35" office:value-type="float" office:value="3666" calcext:value-type="float">
            <text:p>3,666</text:p>
          </table:table-cell>
          <table:table-cell table:style-name="ce29" office:value-type="float" office:value="18606" calcext:value-type="float">
            <text:p>18,606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800" calcext:value-type="float">
            <text:p>3,800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19673" calcext:value-type="float">
            <text:p>19,673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3881" calcext:value-type="float">
            <text:p>3,881</text:p>
          </table:table-cell>
          <table:table-cell table:style-name="ce35" office:value-type="float" office:value="3780" calcext:value-type="float">
            <text:p>3,780</text:p>
          </table:table-cell>
          <table:table-cell table:style-name="ce29" office:value-type="float" office:value="17161" calcext:value-type="float">
            <text:p>17,161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342" calcext:value-type="float">
            <text:p>3,342</text:p>
          </table:table-cell>
          <table:table-cell table:style-name="ce35" office:value-type="float" office:value="3318" calcext:value-type="float">
            <text:p>3,318</text:p>
          </table:table-cell>
          <table:table-cell table:style-name="ce29" office:value-type="float" office:value="13874" calcext:value-type="float">
            <text:p>13,874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319" calcext:value-type="float">
            <text:p>2,319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297" calcext:value-type="float">
            <text:p>1,297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397" calcext:value-type="float">
            <text:p>1,397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8831" calcext:value-type="float">
            <text:p>658,831</text:p>
          </table:table-cell>
          <table:table-cell table:style-name="ce28" office:value-type="float" office:value="20537" calcext:value-type="float">
            <text:p>20,537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23673" calcext:value-type="float">
            <text:p>23,673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916" calcext:value-type="float">
            <text:p>4,916</text:p>
          </table:table-cell>
          <table:table-cell table:style-name="ce36" office:value-type="float" office:value="5099" calcext:value-type="float">
            <text:p>5,099</text:p>
          </table:table-cell>
          <table:table-cell table:style-name="ce28" office:value-type="float" office:value="25668" calcext:value-type="float">
            <text:p>25,668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5168" calcext:value-type="float">
            <text:p>5,168</text:p>
          </table:table-cell>
          <table:table-cell table:style-name="ce36" office:value-type="float" office:value="4557" calcext:value-type="float">
            <text:p>4,557</text:p>
          </table:table-cell>
          <table:table-cell table:style-name="ce28" office:value-type="float" office:value="28899" calcext:value-type="float">
            <text:p>28,899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6052" calcext:value-type="float">
            <text:p>6,052</text:p>
          </table:table-cell>
          <table:table-cell table:style-name="ce36" office:value-type="float" office:value="6322" calcext:value-type="float">
            <text:p>6,322</text:p>
          </table:table-cell>
          <table:table-cell table:style-name="ce28" office:value-type="float" office:value="38995" calcext:value-type="float">
            <text:p>38,995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7180" calcext:value-type="float">
            <text:p>7,180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8076" calcext:value-type="float">
            <text:p>8,076</text:p>
          </table:table-cell>
          <table:table-cell table:style-name="ce36" office:value-type="float" office:value="9331" calcext:value-type="float">
            <text:p>9,331</text:p>
          </table:table-cell>
          <table:table-cell table:style-name="ce28" office:value-type="float" office:value="44504" calcext:value-type="float">
            <text:p>44,504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8204" calcext:value-type="float">
            <text:p>8,204</text:p>
          </table:table-cell>
          <table:table-cell table:style-name="ce28" office:value-type="float" office:value="9554" calcext:value-type="float">
            <text:p>9,554</text:p>
          </table:table-cell>
          <table:table-cell table:style-name="ce28" office:value-type="float" office:value="9100" calcext:value-type="float">
            <text:p>9,100</text:p>
          </table:table-cell>
          <table:table-cell table:style-name="ce36" office:value-type="float" office:value="9069" calcext:value-type="float">
            <text:p>9,069</text:p>
          </table:table-cell>
          <table:table-cell table:style-name="ce28" office:value-type="float" office:value="41213" calcext:value-type="float">
            <text:p>41,213</text:p>
          </table:table-cell>
          <table:table-cell table:style-name="ce28" office:value-type="float" office:value="8704" calcext:value-type="float">
            <text:p>8,704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8071" calcext:value-type="float">
            <text:p>8,071</text:p>
          </table:table-cell>
          <table:table-cell table:style-name="ce28" office:value-type="float" office:value="7882" calcext:value-type="float">
            <text:p>7,882</text:p>
          </table:table-cell>
          <table:table-cell table:style-name="ce36" office:value-type="float" office:value="8248" calcext:value-type="float">
            <text:p>8,248</text:p>
          </table:table-cell>
          <table:table-cell table:style-name="ce28" office:value-type="float" office:value="41075" calcext:value-type="float">
            <text:p>41,075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8297" calcext:value-type="float">
            <text:p>8,297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8028" calcext:value-type="float">
            <text:p>8,028</text:p>
          </table:table-cell>
          <table:table-cell table:style-name="ce36" office:value-type="float" office:value="8963" calcext:value-type="float">
            <text:p>8,963</text:p>
          </table:table-cell>
          <table:table-cell table:style-name="ce28" office:value-type="float" office:value="51543" calcext:value-type="float">
            <text:p>51,543</text:p>
          </table:table-cell>
          <table:table-cell table:style-name="ce28" office:value-type="float" office:value="9489" calcext:value-type="float">
            <text:p>9,489</text:p>
          </table:table-cell>
          <table:table-cell table:style-name="ce28" office:value-type="float" office:value="10131" calcext:value-type="float">
            <text:p>10,131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10632" calcext:value-type="float">
            <text:p>10,632</text:p>
          </table:table-cell>
          <table:table-cell table:style-name="ce36" office:value-type="float" office:value="10882" calcext:value-type="float">
            <text:p>10,882</text:p>
          </table:table-cell>
          <table:table-cell table:style-name="ce28" office:value-type="float" office:value="53916" calcext:value-type="float">
            <text:p>53,916</text:p>
          </table:table-cell>
          <table:table-cell table:style-name="ce28" office:value-type="float" office:value="11158" calcext:value-type="float">
            <text:p>11,158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28" office:value-type="float" office:value="11198" calcext:value-type="float">
            <text:p>11,198</text:p>
          </table:table-cell>
          <table:table-cell table:style-name="ce36" office:value-type="float" office:value="9935" calcext:value-type="float">
            <text:p>9,935</text:p>
          </table:table-cell>
          <table:table-cell table:style-name="ce28" office:value-type="float" office:value="48531" calcext:value-type="float">
            <text:p>48,531</text:p>
          </table:table-cell>
          <table:table-cell table:style-name="ce28" office:value-type="float" office:value="9589" calcext:value-type="float">
            <text:p>9,589</text:p>
          </table:table-cell>
          <table:table-cell table:style-name="ce28" office:value-type="float" office:value="9586" calcext:value-type="float">
            <text:p>9,586</text:p>
          </table:table-cell>
          <table:table-cell table:style-name="ce28" office:value-type="float" office:value="9469" calcext:value-type="float">
            <text:p>9,469</text:p>
          </table:table-cell>
          <table:table-cell table:style-name="ce28" office:value-type="float" office:value="9837" calcext:value-type="float">
            <text:p>9,837</text:p>
          </table:table-cell>
          <table:table-cell table:style-name="ce36" office:value-type="float" office:value="10050" calcext:value-type="float">
            <text:p>10,050</text:p>
          </table:table-cell>
          <table:table-cell table:style-name="ce28" office:value-type="float" office:value="51181" calcext:value-type="float">
            <text:p>51,181</text:p>
          </table:table-cell>
          <table:table-cell table:style-name="ce28" office:value-type="float" office:value="10172" calcext:value-type="float">
            <text:p>10,172</text:p>
          </table:table-cell>
          <table:table-cell table:style-name="ce28" office:value-type="float" office:value="10213" calcext:value-type="float">
            <text:p>10,213</text:p>
          </table:table-cell>
          <table:table-cell table:style-name="ce28" office:value-type="float" office:value="9936" calcext:value-type="float">
            <text:p>9,936</text:p>
          </table:table-cell>
          <table:table-cell table:style-name="ce28" office:value-type="float" office:value="10483" calcext:value-type="float">
            <text:p>10,483</text:p>
          </table:table-cell>
          <table:table-cell table:style-name="ce36" office:value-type="float" office:value="10377" calcext:value-type="float">
            <text:p>10,377</text:p>
          </table:table-cell>
          <table:table-cell table:style-name="ce28" office:value-type="float" office:value="50310" calcext:value-type="float">
            <text:p>50,310</text:p>
          </table:table-cell>
          <table:table-cell table:style-name="ce28" office:value-type="float" office:value="10166" calcext:value-type="float">
            <text:p>10,166</text:p>
          </table:table-cell>
          <table:table-cell table:style-name="ce28" office:value-type="float" office:value="10608" calcext:value-type="float">
            <text:p>10,608</text:p>
          </table:table-cell>
          <table:table-cell table:style-name="ce28" office:value-type="float" office:value="10232" calcext:value-type="float">
            <text:p>10,232</text:p>
          </table:table-cell>
          <table:table-cell table:style-name="ce28" office:value-type="float" office:value="9897" calcext:value-type="float">
            <text:p>9,897</text:p>
          </table:table-cell>
          <table:table-cell table:style-name="ce36" office:value-type="float" office:value="9407" calcext:value-type="float">
            <text:p>9,407</text:p>
          </table:table-cell>
          <table:table-cell table:style-name="ce28" office:value-type="float" office:value="42995" calcext:value-type="float">
            <text:p>42,995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8659" calcext:value-type="float">
            <text:p>8,659</text:p>
          </table:table-cell>
          <table:table-cell table:style-name="ce28" office:value-type="float" office:value="8010" calcext:value-type="float">
            <text:p>8,010</text:p>
          </table:table-cell>
          <table:table-cell table:style-name="ce28" office:value-type="float" office:value="8511" calcext:value-type="float">
            <text:p>8,511</text:p>
          </table:table-cell>
          <table:table-cell table:style-name="ce36" office:value-type="float" office:value="8271" calcext:value-type="float">
            <text:p>8,271</text:p>
          </table:table-cell>
          <table:table-cell table:style-name="ce28" office:value-type="float" office:value="35178" calcext:value-type="float">
            <text:p>35,178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096" calcext:value-type="float">
            <text:p>7,096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7710" calcext:value-type="float">
            <text:p>7,710</text:p>
          </table:table-cell>
          <table:table-cell table:style-name="ce36" office:value-type="float" office:value="5658" calcext:value-type="float">
            <text:p>5,658</text:p>
          </table:table-cell>
          <table:table-cell table:style-name="ce28" office:value-type="float" office:value="22653" calcext:value-type="float">
            <text:p>22,653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4057" calcext:value-type="float">
            <text:p>4,057</text:p>
          </table:table-cell>
          <table:table-cell table:style-name="ce36" office:value-type="float" office:value="3298" calcext:value-type="float">
            <text:p>3,298</text:p>
          </table:table-cell>
          <table:table-cell table:style-name="ce28" office:value-type="float" office:value="19012" calcext:value-type="float">
            <text:p>19,012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517" calcext:value-type="float">
            <text:p>3,517</text:p>
          </table:table-cell>
          <table:table-cell table:style-name="ce28" office:value-type="float" office:value="12512" calcext:value-type="float">
            <text:p>12,512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1899" calcext:value-type="float">
            <text:p>1,899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8827" calcext:value-type="float">
            <text:p>338,827</text:p>
          </table:table-cell>
          <table:table-cell table:style-name="ce28" office:value-type="float" office:value="10691" calcext:value-type="float">
            <text:p>10,691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12216" calcext:value-type="float">
            <text:p>12,21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507" calcext:value-type="float">
            <text:p>2,507</text:p>
          </table:table-cell>
          <table:table-cell table:style-name="ce36" office:value-type="float" office:value="2590" calcext:value-type="float">
            <text:p>2,590</text:p>
          </table:table-cell>
          <table:table-cell table:style-name="ce28" office:value-type="float" office:value="13221" calcext:value-type="float">
            <text:p>13,221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580" calcext:value-type="float">
            <text:p>2,580</text:p>
          </table:table-cell>
          <table:table-cell table:style-name="ce36" office:value-type="float" office:value="2404" calcext:value-type="float">
            <text:p>2,404</text:p>
          </table:table-cell>
          <table:table-cell table:style-name="ce28" office:value-type="float" office:value="15188" calcext:value-type="float">
            <text:p>15,18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179" calcext:value-type="float">
            <text:p>3,179</text:p>
          </table:table-cell>
          <table:table-cell table:style-name="ce36" office:value-type="float" office:value="3281" calcext:value-type="float">
            <text:p>3,281</text:p>
          </table:table-cell>
          <table:table-cell table:style-name="ce28" office:value-type="float" office:value="20531" calcext:value-type="float">
            <text:p>20,531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264" calcext:value-type="float">
            <text:p>4,264</text:p>
          </table:table-cell>
          <table:table-cell table:style-name="ce36" office:value-type="float" office:value="4934" calcext:value-type="float">
            <text:p>4,934</text:p>
          </table:table-cell>
          <table:table-cell table:style-name="ce28" office:value-type="float" office:value="23355" calcext:value-type="float">
            <text:p>23,355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5001" calcext:value-type="float">
            <text:p>5,001</text:p>
          </table:table-cell>
          <table:table-cell table:style-name="ce28" office:value-type="float" office:value="4802" calcext:value-type="float">
            <text:p>4,802</text:p>
          </table:table-cell>
          <table:table-cell table:style-name="ce36" office:value-type="float" office:value="4764" calcext:value-type="float">
            <text:p>4,764</text:p>
          </table:table-cell>
          <table:table-cell table:style-name="ce28" office:value-type="float" office:value="21891" calcext:value-type="float">
            <text:p>21,891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301" calcext:value-type="float">
            <text:p>4,301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1669" calcext:value-type="float">
            <text:p>21,669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4645" calcext:value-type="float">
            <text:p>4,645</text:p>
          </table:table-cell>
          <table:table-cell table:style-name="ce28" office:value-type="float" office:value="26343" calcext:value-type="float">
            <text:p>26,343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337" calcext:value-type="float">
            <text:p>5,337</text:p>
          </table:table-cell>
          <table:table-cell table:style-name="ce36" office:value-type="float" office:value="5545" calcext:value-type="float">
            <text:p>5,545</text:p>
          </table:table-cell>
          <table:table-cell table:style-name="ce28" office:value-type="float" office:value="27701" calcext:value-type="float">
            <text:p>27,701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771" calcext:value-type="float">
            <text:p>5,771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5605" calcext:value-type="float">
            <text:p>25,605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292" calcext:value-type="float">
            <text:p>5,292</text:p>
          </table:table-cell>
          <table:table-cell table:style-name="ce36" office:value-type="float" office:value="5452" calcext:value-type="float">
            <text:p>5,452</text:p>
          </table:table-cell>
          <table:table-cell table:style-name="ce28" office:value-type="float" office:value="28311" calcext:value-type="float">
            <text:p>28,311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5814" calcext:value-type="float">
            <text:p>5,814</text:p>
          </table:table-cell>
          <table:table-cell table:style-name="ce36" office:value-type="float" office:value="5671" calcext:value-type="float">
            <text:p>5,671</text:p>
          </table:table-cell>
          <table:table-cell table:style-name="ce28" office:value-type="float" office:value="27462" calcext:value-type="float">
            <text:p>27,462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060" calcext:value-type="float">
            <text:p>5,060</text:p>
          </table:table-cell>
          <table:table-cell table:style-name="ce28" office:value-type="float" office:value="22359" calcext:value-type="float">
            <text:p>22,359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6" office:value-type="float" office:value="4222" calcext:value-type="float">
            <text:p>4,222</text:p>
          </table:table-cell>
          <table:table-cell table:style-name="ce28" office:value-type="float" office:value="17378" calcext:value-type="float">
            <text:p>17,378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762" calcext:value-type="float">
            <text:p>3,762</text:p>
          </table:table-cell>
          <table:table-cell table:style-name="ce36" office:value-type="float" office:value="2761" calcext:value-type="float">
            <text:p>2,761</text:p>
          </table:table-cell>
          <table:table-cell table:style-name="ce28" office:value-type="float" office:value="10302" calcext:value-type="float">
            <text:p>10,302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781" calcext:value-type="float">
            <text:p>1,781</text:p>
          </table:table-cell>
          <table:table-cell table:style-name="ce36" office:value-type="float" office:value="1451" calcext:value-type="float">
            <text:p>1,451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580" calcext:value-type="float">
            <text:p>1,580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644" calcext:value-type="float">
            <text:p>644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004" calcext:value-type="float">
            <text:p>320,004</text:p>
          </table:table-cell>
          <table:table-cell table:style-name="ce35" office:value-type="float" office:value="9846" calcext:value-type="float">
            <text:p>9,846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1457" calcext:value-type="float">
            <text:p>11,457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409" calcext:value-type="float">
            <text:p>2,409</text:p>
          </table:table-cell>
          <table:table-cell table:style-name="ce35" office:value-type="float" office:value="2509" calcext:value-type="float">
            <text:p>2,509</text:p>
          </table:table-cell>
          <table:table-cell table:style-name="ce29" office:value-type="float" office:value="12447" calcext:value-type="float">
            <text:p>12,447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588" calcext:value-type="float">
            <text:p>2,588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3711" calcext:value-type="float">
            <text:p>13,711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3041" calcext:value-type="float">
            <text:p>3,041</text:p>
          </table:table-cell>
          <table:table-cell table:style-name="ce29" office:value-type="float" office:value="18464" calcext:value-type="float">
            <text:p>18,464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812" calcext:value-type="float">
            <text:p>3,812</text:p>
          </table:table-cell>
          <table:table-cell table:style-name="ce35" office:value-type="float" office:value="4397" calcext:value-type="float">
            <text:p>4,397</text:p>
          </table:table-cell>
          <table:table-cell table:style-name="ce29" office:value-type="float" office:value="21149" calcext:value-type="float">
            <text:p>21,149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298" calcext:value-type="float">
            <text:p>4,298</text:p>
          </table:table-cell>
          <table:table-cell table:style-name="ce35" office:value-type="float" office:value="4305" calcext:value-type="float">
            <text:p>4,305</text:p>
          </table:table-cell>
          <table:table-cell table:style-name="ce29" office:value-type="float" office:value="19322" calcext:value-type="float">
            <text:p>19,322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736" calcext:value-type="float">
            <text:p>3,736</text:p>
          </table:table-cell>
          <table:table-cell table:style-name="ce35" office:value-type="float" office:value="3674" calcext:value-type="float">
            <text:p>3,674</text:p>
          </table:table-cell>
          <table:table-cell table:style-name="ce29" office:value-type="float" office:value="19406" calcext:value-type="float">
            <text:p>19,406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802" calcext:value-type="float">
            <text:p>3,802</text:p>
          </table:table-cell>
          <table:table-cell table:style-name="ce35" office:value-type="float" office:value="4318" calcext:value-type="float">
            <text:p>4,318</text:p>
          </table:table-cell>
          <table:table-cell table:style-name="ce29" office:value-type="float" office:value="25200" calcext:value-type="float">
            <text:p>25,200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980" calcext:value-type="float">
            <text:p>4,980</text:p>
          </table:table-cell>
          <table:table-cell table:style-name="ce29" office:value-type="float" office:value="5034" calcext:value-type="float">
            <text:p>5,034</text:p>
          </table:table-cell>
          <table:table-cell table:style-name="ce29" office:value-type="float" office:value="5295" calcext:value-type="float">
            <text:p>5,295</text:p>
          </table:table-cell>
          <table:table-cell table:style-name="ce35" office:value-type="float" office:value="5337" calcext:value-type="float">
            <text:p>5,337</text:p>
          </table:table-cell>
          <table:table-cell table:style-name="ce29" office:value-type="float" office:value="26215" calcext:value-type="float">
            <text:p>26,215</text:p>
          </table:table-cell>
          <table:table-cell table:style-name="ce29" office:value-type="float" office:value="5442" calcext:value-type="float">
            <text:p>5,442</text:p>
          </table:table-cell>
          <table:table-cell table:style-name="ce29" office:value-type="float" office:value="5359" calcext:value-type="float">
            <text:p>5,359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427" calcext:value-type="float">
            <text:p>5,427</text:p>
          </table:table-cell>
          <table:table-cell table:style-name="ce35" office:value-type="float" office:value="4735" calcext:value-type="float">
            <text:p>4,735</text:p>
          </table:table-cell>
          <table:table-cell table:style-name="ce29" office:value-type="float" office:value="22926" calcext:value-type="float">
            <text:p>22,926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45" calcext:value-type="float">
            <text:p>4,545</text:p>
          </table:table-cell>
          <table:table-cell table:style-name="ce35" office:value-type="float" office:value="4598" calcext:value-type="float">
            <text:p>4,598</text:p>
          </table:table-cell>
          <table:table-cell table:style-name="ce29" office:value-type="float" office:value="22870" calcext:value-type="float">
            <text:p>22,870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669" calcext:value-type="float">
            <text:p>4,669</text:p>
          </table:table-cell>
          <table:table-cell table:style-name="ce35" office:value-type="float" office:value="4706" calcext:value-type="float">
            <text:p>4,706</text:p>
          </table:table-cell>
          <table:table-cell table:style-name="ce29" office:value-type="float" office:value="22848" calcext:value-type="float">
            <text:p>22,848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571" calcext:value-type="float">
            <text:p>4,571</text:p>
          </table:table-cell>
          <table:table-cell table:style-name="ce35" office:value-type="float" office:value="4347" calcext:value-type="float">
            <text:p>4,347</text:p>
          </table:table-cell>
          <table:table-cell table:style-name="ce29" office:value-type="float" office:value="20636" calcext:value-type="float">
            <text:p>20,636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4210" calcext:value-type="float">
            <text:p>4,210</text:p>
          </table:table-cell>
          <table:table-cell table:style-name="ce35" office:value-type="float" office:value="4049" calcext:value-type="float">
            <text:p>4,049</text:p>
          </table:table-cell>
          <table:table-cell table:style-name="ce29" office:value-type="float" office:value="17800" calcext:value-type="float">
            <text:p>17,800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948" calcext:value-type="float">
            <text:p>3,948</text:p>
          </table:table-cell>
          <table:table-cell table:style-name="ce35" office:value-type="float" office:value="2897" calcext:value-type="float">
            <text:p>2,897</text:p>
          </table:table-cell>
          <table:table-cell table:style-name="ce29" office:value-type="float" office:value="12351" calcext:value-type="float">
            <text:p>12,35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276" calcext:value-type="float">
            <text:p>2,276</text:p>
          </table:table-cell>
          <table:table-cell table:style-name="ce35" office:value-type="float" office:value="1847" calcext:value-type="float">
            <text:p>1,847</text:p>
          </table:table-cell>
          <table:table-cell table:style-name="ce29" office:value-type="float" office:value="11076" calcext:value-type="float">
            <text:p>11,076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61" calcext:value-type="float">
            <text:p>2,161</text:p>
          </table:table-cell>
          <table:table-cell table:style-name="ce35" office:value-type="float" office:value="2107" calcext:value-type="float">
            <text:p>2,107</text:p>
          </table:table-cell>
          <table:table-cell table:style-name="ce29" office:value-type="float" office:value="7807" calcext:value-type="float">
            <text:p>7,807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346" calcext:value-type="float">
            <text:p>1,346</text:p>
          </table:table-cell>
          <table:table-cell table:style-name="ce35" office:value-type="float" office:value="1255" calcext:value-type="float">
            <text:p>1,255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89" calcext:value-type="float">
            <text:p>589</text:p>
          </table:table-cell>
          <table:table-cell table:style-name="ce35" office:value-type="float" office:value="399" calcext:value-type="float">
            <text:p>399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16" calcext:value-type="float">
            <text:p>116</text:p>
          </table:table-cell>
          <table:table-cell table:style-name="ce35" office:value-type="float" office:value="59" calcext:value-type="float">
            <text:p>59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129" calcext:value-type="float">
            <text:p>479,129</text:p>
          </table:table-cell>
          <table:table-cell table:style-name="ce28" office:value-type="float" office:value="11657" calcext:value-type="float">
            <text:p>11,657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13853" calcext:value-type="float">
            <text:p>13,853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2960" calcext:value-type="float">
            <text:p>2,960</text:p>
          </table:table-cell>
          <table:table-cell table:style-name="ce28" office:value-type="float" office:value="14711" calcext:value-type="float">
            <text:p>14,711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806" calcext:value-type="float">
            <text:p>2,806</text:p>
          </table:table-cell>
          <table:table-cell table:style-name="ce28" office:value-type="float" office:value="18900" calcext:value-type="float">
            <text:p>18,900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4049" calcext:value-type="float">
            <text:p>4,049</text:p>
          </table:table-cell>
          <table:table-cell table:style-name="ce36" office:value-type="float" office:value="4389" calcext:value-type="float">
            <text:p>4,389</text:p>
          </table:table-cell>
          <table:table-cell table:style-name="ce28" office:value-type="float" office:value="28076" calcext:value-type="float">
            <text:p>28,076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964" calcext:value-type="float">
            <text:p>5,964</text:p>
          </table:table-cell>
          <table:table-cell table:style-name="ce36" office:value-type="float" office:value="6764" calcext:value-type="float">
            <text:p>6,764</text:p>
          </table:table-cell>
          <table:table-cell table:style-name="ce28" office:value-type="float" office:value="32355" calcext:value-type="float">
            <text:p>32,355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979" calcext:value-type="float">
            <text:p>6,979</text:p>
          </table:table-cell>
          <table:table-cell table:style-name="ce28" office:value-type="float" office:value="6740" calcext:value-type="float">
            <text:p>6,740</text:p>
          </table:table-cell>
          <table:table-cell table:style-name="ce36" office:value-type="float" office:value="6536" calcext:value-type="float">
            <text:p>6,536</text:p>
          </table:table-cell>
          <table:table-cell table:style-name="ce28" office:value-type="float" office:value="30891" calcext:value-type="float">
            <text:p>30,891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377" calcext:value-type="float">
            <text:p>6,377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5994" calcext:value-type="float">
            <text:p>5,994</text:p>
          </table:table-cell>
          <table:table-cell table:style-name="ce36" office:value-type="float" office:value="6107" calcext:value-type="float">
            <text:p>6,107</text:p>
          </table:table-cell>
          <table:table-cell table:style-name="ce28" office:value-type="float" office:value="28370" calcext:value-type="float">
            <text:p>28,370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879" calcext:value-type="float">
            <text:p>5,879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464" calcext:value-type="float">
            <text:p>5,464</text:p>
          </table:table-cell>
          <table:table-cell table:style-name="ce36" office:value-type="float" office:value="6074" calcext:value-type="float">
            <text:p>6,074</text:p>
          </table:table-cell>
          <table:table-cell table:style-name="ce28" office:value-type="float" office:value="35183" calcext:value-type="float">
            <text:p>35,183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340" calcext:value-type="float">
            <text:p>7,340</text:p>
          </table:table-cell>
          <table:table-cell table:style-name="ce36" office:value-type="float" office:value="7352" calcext:value-type="float">
            <text:p>7,352</text:p>
          </table:table-cell>
          <table:table-cell table:style-name="ce28" office:value-type="float" office:value="36384" calcext:value-type="float">
            <text:p>36,384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489" calcext:value-type="float">
            <text:p>7,489</text:p>
          </table:table-cell>
          <table:table-cell table:style-name="ce36" office:value-type="float" office:value="6814" calcext:value-type="float">
            <text:p>6,814</text:p>
          </table:table-cell>
          <table:table-cell table:style-name="ce28" office:value-type="float" office:value="36355" calcext:value-type="float">
            <text:p>36,355</text:p>
          </table:table-cell>
          <table:table-cell table:style-name="ce28" office:value-type="float" office:value="6836" calcext:value-type="float">
            <text:p>6,836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7470" calcext:value-type="float">
            <text:p>7,470</text:p>
          </table:table-cell>
          <table:table-cell table:style-name="ce36" office:value-type="float" office:value="7770" calcext:value-type="float">
            <text:p>7,770</text:p>
          </table:table-cell>
          <table:table-cell table:style-name="ce28" office:value-type="float" office:value="40171" calcext:value-type="float">
            <text:p>40,171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7969" calcext:value-type="float">
            <text:p>7,969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8391" calcext:value-type="float">
            <text:p>8,391</text:p>
          </table:table-cell>
          <table:table-cell table:style-name="ce36" office:value-type="float" office:value="8261" calcext:value-type="float">
            <text:p>8,261</text:p>
          </table:table-cell>
          <table:table-cell table:style-name="ce28" office:value-type="float" office:value="41330" calcext:value-type="float">
            <text:p>41,330</text:p>
          </table:table-cell>
          <table:table-cell table:style-name="ce28" office:value-type="float" office:value="8241" calcext:value-type="float">
            <text:p>8,241</text:p>
          </table:table-cell>
          <table:table-cell table:number-columns-repeated="2" table:style-name="ce28" office:value-type="float" office:value="8415" calcext:value-type="float">
            <text:p>8,415</text:p>
          </table:table-cell>
          <table:table-cell table:style-name="ce28" office:value-type="float" office:value="8236" calcext:value-type="float">
            <text:p>8,236</text:p>
          </table:table-cell>
          <table:table-cell table:style-name="ce36" office:value-type="float" office:value="8023" calcext:value-type="float">
            <text:p>8,023</text:p>
          </table:table-cell>
          <table:table-cell table:style-name="ce28" office:value-type="float" office:value="35214" calcext:value-type="float">
            <text:p>35,214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793" calcext:value-type="float">
            <text:p>6,793</text:p>
          </table:table-cell>
          <table:table-cell table:style-name="ce36" office:value-type="float" office:value="6666" calcext:value-type="float">
            <text:p>6,666</text:p>
          </table:table-cell>
          <table:table-cell table:style-name="ce28" office:value-type="float" office:value="28364" calcext:value-type="float">
            <text:p>28,364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5905" calcext:value-type="float">
            <text:p>5,905</text:p>
          </table:table-cell>
          <table:table-cell table:style-name="ce36" office:value-type="float" office:value="4699" calcext:value-type="float">
            <text:p>4,699</text:p>
          </table:table-cell>
          <table:table-cell table:style-name="ce28" office:value-type="float" office:value="17088" calcext:value-type="float">
            <text:p>17,088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2616" calcext:value-type="float">
            <text:p>2,616</text:p>
          </table:table-cell>
          <table:table-cell table:style-name="ce36" office:value-type="float" office:value="2564" calcext:value-type="float">
            <text:p>2,564</text:p>
          </table:table-cell>
          <table:table-cell table:style-name="ce28" office:value-type="float" office:value="14512" calcext:value-type="float">
            <text:p>14,512</text:p>
          </table:table-cell>
          <table:table-cell table:style-name="ce28" office:value-type="float" office:value="2982" calcext:value-type="float">
            <text:p>2,982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2779" calcext:value-type="float">
            <text:p>2,779</text:p>
          </table:table-cell>
          <table:table-cell table:style-name="ce28" office:value-type="float" office:value="10063" calcext:value-type="float">
            <text:p>10,063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00" calcext:value-type="float">
            <text:p>1,800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7897" calcext:value-type="float">
            <text:p>247,897</text:p>
          </table:table-cell>
          <table:table-cell table:style-name="ce28" office:value-type="float" office:value="6016" calcext:value-type="float">
            <text:p>6,016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139" calcext:value-type="float">
            <text:p>1,139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7135" calcext:value-type="float">
            <text:p>7,135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1530" calcext:value-type="float">
            <text:p>1,530</text:p>
          </table:table-cell>
          <table:table-cell table:style-name="ce51" office:value-type="float" office:value="1551" calcext:value-type="float">
            <text:p>1,551</text:p>
          </table:table-cell>
          <table:table-cell table:style-name="ce40" office:value-type="float" office:value="7718" calcext:value-type="float">
            <text:p>7,718</text:p>
          </table:table-cell>
          <table:table-cell table:style-name="ce40" office:value-type="float" office:value="1492" calcext:value-type="float">
            <text:p>1,492</text:p>
          </table:table-cell>
          <table:table-cell table:style-name="ce40" office:value-type="float" office:value="1481" calcext:value-type="float">
            <text:p>1,481</text:p>
          </table:table-cell>
          <table:table-cell table:style-name="ce40" office:value-type="float" office:value="1743" calcext:value-type="float">
            <text:p>1,743</text:p>
          </table:table-cell>
          <table:table-cell table:style-name="ce40" office:value-type="float" office:value="1501" calcext:value-type="float">
            <text:p>1,501</text:p>
          </table:table-cell>
          <table:table-cell table:style-name="ce51" office:value-type="float" office:value="1501" calcext:value-type="float">
            <text:p>1,501</text:p>
          </table:table-cell>
          <table:table-cell table:style-name="ce40" office:value-type="float" office:value="9939" calcext:value-type="float">
            <text:p>9,939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1971" calcext:value-type="float">
            <text:p>1,971</text:p>
          </table:table-cell>
          <table:table-cell table:style-name="ce40" office:value-type="float" office:value="2155" calcext:value-type="float">
            <text:p>2,155</text:p>
          </table:table-cell>
          <table:table-cell table:style-name="ce51" office:value-type="float" office:value="2270" calcext:value-type="float">
            <text:p>2,270</text:p>
          </table:table-cell>
          <table:table-cell table:style-name="ce40" office:value-type="float" office:value="14788" calcext:value-type="float">
            <text:p>14,788</text:p>
          </table:table-cell>
          <table:table-cell table:style-name="ce40" office:value-type="float" office:value="2441" calcext:value-type="float">
            <text:p>2,441</text:p>
          </table:table-cell>
          <table:table-cell table:style-name="ce40" office:value-type="float" office:value="2665" calcext:value-type="float">
            <text:p>2,665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3127" calcext:value-type="float">
            <text:p>3,127</text:p>
          </table:table-cell>
          <table:table-cell table:style-name="ce51" office:value-type="float" office:value="3621" calcext:value-type="float">
            <text:p>3,621</text:p>
          </table:table-cell>
          <table:table-cell table:style-name="ce40" office:value-type="float" office:value="17200" calcext:value-type="float">
            <text:p>17,200</text:p>
          </table:table-cell>
          <table:table-cell table:style-name="ce40" office:value-type="float" office:value="3173" calcext:value-type="float">
            <text:p>3,173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615" calcext:value-type="float">
            <text:p>3,615</text:p>
          </table:table-cell>
          <table:table-cell table:style-name="ce51" office:value-type="float" office:value="3488" calcext:value-type="float">
            <text:p>3,488</text:p>
          </table:table-cell>
          <table:table-cell table:style-name="ce40" office:value-type="float" office:value="16823" calcext:value-type="float">
            <text:p>16,823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3257" calcext:value-type="float">
            <text:p>3,257</text:p>
          </table:table-cell>
          <table:table-cell table:style-name="ce51" office:value-type="float" office:value="3374" calcext:value-type="float">
            <text:p>3,374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3253" calcext:value-type="float">
            <text:p>3,253</text:p>
          </table:table-cell>
          <table:table-cell table:style-name="ce40" office:value-type="float" office:value="3044" calcext:value-type="float">
            <text:p>3,044</text:p>
          </table:table-cell>
          <table:table-cell table:style-name="ce40" office:value-type="float" office:value="2994" calcext:value-type="float">
            <text:p>2,994</text:p>
          </table:table-cell>
          <table:table-cell table:style-name="ce51" office:value-type="float" office:value="3279" calcext:value-type="float">
            <text:p>3,279</text:p>
          </table:table-cell>
          <table:table-cell table:style-name="ce40" office:value-type="float" office:value="18299" calcext:value-type="float">
            <text:p>18,299</text:p>
          </table:table-cell>
          <table:table-cell table:style-name="ce40" office:value-type="float" office:value="3539" calcext:value-type="float">
            <text:p>3,539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728" calcext:value-type="float">
            <text:p>3,728</text:p>
          </table:table-cell>
          <table:table-cell table:style-name="ce40" office:value-type="float" office:value="3709" calcext:value-type="float">
            <text:p>3,709</text:p>
          </table:table-cell>
          <table:table-cell table:style-name="ce51" office:value-type="float" office:value="3746" calcext:value-type="float">
            <text:p>3,746</text:p>
          </table:table-cell>
          <table:table-cell table:style-name="ce40" office:value-type="float" office:value="18590" calcext:value-type="float">
            <text:p>18,590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763" calcext:value-type="float">
            <text:p>3,763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833" calcext:value-type="float">
            <text:p>3,833</text:p>
          </table:table-cell>
          <table:table-cell table:style-name="ce51" office:value-type="float" office:value="3488" calcext:value-type="float">
            <text:p>3,488</text:p>
          </table:table-cell>
          <table:table-cell table:style-name="ce40" office:value-type="float" office:value="19000" calcext:value-type="float">
            <text:p>19,000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3768" calcext:value-type="float">
            <text:p>3,768</text:p>
          </table:table-cell>
          <table:table-cell table:style-name="ce40" office:value-type="float" office:value="3860" calcext:value-type="float">
            <text:p>3,860</text:p>
          </table:table-cell>
          <table:table-cell table:style-name="ce51" office:value-type="float" office:value="4259" calcext:value-type="float">
            <text:p>4,259</text:p>
          </table:table-cell>
          <table:table-cell table:style-name="ce40" office:value-type="float" office:value="21724" calcext:value-type="float">
            <text:p>21,724</text:p>
          </table:table-cell>
          <table:table-cell table:style-name="ce40" office:value-type="float" office:value="4070" calcext:value-type="float">
            <text:p>4,070</text:p>
          </table:table-cell>
          <table:table-cell table:style-name="ce40" office:value-type="float" office:value="4313" calcext:value-type="float">
            <text:p>4,313</text:p>
          </table:table-cell>
          <table:table-cell table:style-name="ce40" office:value-type="float" office:value="4298" calcext:value-type="float">
            <text:p>4,298</text:p>
          </table:table-cell>
          <table:table-cell table:style-name="ce40" office:value-type="float" office:value="4536" calcext:value-type="float">
            <text:p>4,536</text:p>
          </table:table-cell>
          <table:table-cell table:style-name="ce51" office:value-type="float" office:value="4507" calcext:value-type="float">
            <text:p>4,507</text:p>
          </table:table-cell>
          <table:table-cell table:style-name="ce40" office:value-type="float" office:value="22622" calcext:value-type="float">
            <text:p>22,622</text:p>
          </table:table-cell>
          <table:table-cell table:style-name="ce40" office:value-type="float" office:value="4576" calcext:value-type="float">
            <text:p>4,576</text:p>
          </table:table-cell>
          <table:table-cell table:style-name="ce40" office:value-type="float" office:value="4583" calcext:value-type="float">
            <text:p>4,583</text:p>
          </table:table-cell>
          <table:table-cell table:style-name="ce40" office:value-type="float" office:value="4597" calcext:value-type="float">
            <text:p>4,597</text:p>
          </table:table-cell>
          <table:table-cell table:style-name="ce40" office:value-type="float" office:value="4497" calcext:value-type="float">
            <text:p>4,497</text:p>
          </table:table-cell>
          <table:table-cell table:style-name="ce51" office:value-type="float" office:value="4369" calcext:value-type="float">
            <text:p>4,369</text:p>
          </table:table-cell>
          <table:table-cell table:style-name="ce40" office:value-type="float" office:value="18616" calcext:value-type="float">
            <text:p>18,616</text:p>
          </table:table-cell>
          <table:table-cell table:style-name="ce40" office:value-type="float" office:value="4165" calcext:value-type="float">
            <text:p>4,165</text:p>
          </table:table-cell>
          <table:table-cell table:style-name="ce40" office:value-type="float" office:value="3841" calcext:value-type="float">
            <text:p>3,841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467" calcext:value-type="float">
            <text:p>3,467</text:p>
          </table:table-cell>
          <table:table-cell table:style-name="ce40" office:value-type="float" office:value="14207" calcext:value-type="float">
            <text:p>14,207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2940" calcext:value-type="float">
            <text:p>2,940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2901" calcext:value-type="float">
            <text:p>2,901</text:p>
          </table:table-cell>
          <table:table-cell table:style-name="ce51" office:value-type="float" office:value="2308" calcext:value-type="float">
            <text:p>2,308</text:p>
          </table:table-cell>
          <table:table-cell table:style-name="ce40" office:value-type="float" office:value="7828" calcext:value-type="float">
            <text:p>7,828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1875" calcext:value-type="float">
            <text:p>1,875</text:p>
          </table:table-cell>
          <table:table-cell table:style-name="ce40" office:value-type="float" office:value="1492" calcext:value-type="float">
            <text:p>1,492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1116" calcext:value-type="float">
            <text:p>1,116</text:p>
          </table:table-cell>
          <table:table-cell table:style-name="ce40" office:value-type="float" office:value="6039" calcext:value-type="float">
            <text:p>6,039</text:p>
          </table:table-cell>
          <table:table-cell table:style-name="ce40" office:value-type="float" office:value="1280" calcext:value-type="float">
            <text:p>1,280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207" calcext:value-type="float">
            <text:p>1,207</text:p>
          </table:table-cell>
          <table:table-cell table:style-name="ce51" office:value-type="float" office:value="1104" calcext:value-type="float">
            <text:p>1,104</text:p>
          </table:table-cell>
          <table:table-cell table:style-name="ce40" office:value-type="float" office:value="3935" calcext:value-type="float">
            <text:p>3,935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681" calcext:value-type="float">
            <text:p>681</text:p>
          </table:table-cell>
          <table:table-cell table:style-name="ce51" office:value-type="float" office:value="569" calcext:value-type="float">
            <text:p>569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45" calcext:value-type="float">
            <text:p>245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232" calcext:value-type="float">
            <text:p>231,232</text:p>
          </table:table-cell>
          <table:table-cell table:style-name="ce35" office:value-type="float" office:value="5641" calcext:value-type="float">
            <text:p>5,641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6718" calcext:value-type="float">
            <text:p>6,718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1397" calcext:value-type="float">
            <text:p>1,397</text:p>
          </table:table-cell>
          <table:table-cell table:style-name="ce52" office:value-type="float" office:value="1409" calcext:value-type="float">
            <text:p>1,409</text:p>
          </table:table-cell>
          <table:table-cell table:style-name="ce41" office:value-type="float" office:value="6993" calcext:value-type="float">
            <text:p>6,993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1411" calcext:value-type="float">
            <text:p>1,411</text:p>
          </table:table-cell>
          <table:table-cell table:style-name="ce52" office:value-type="float" office:value="1305" calcext:value-type="float">
            <text:p>1,305</text:p>
          </table:table-cell>
          <table:table-cell table:style-name="ce41" office:value-type="float" office:value="8961" calcext:value-type="float">
            <text:p>8,961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1748" calcext:value-type="float">
            <text:p>1,748</text:p>
          </table:table-cell>
          <table:table-cell table:style-name="ce41" office:value-type="float" office:value="1894" calcext:value-type="float">
            <text:p>1,894</text:p>
          </table:table-cell>
          <table:table-cell table:style-name="ce52" office:value-type="float" office:value="2119" calcext:value-type="float">
            <text:p>2,119</text:p>
          </table:table-cell>
          <table:table-cell table:style-name="ce41" office:value-type="float" office:value="13288" calcext:value-type="float">
            <text:p>13,288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660" calcext:value-type="float">
            <text:p>2,660</text:p>
          </table:table-cell>
          <table:table-cell table:style-name="ce41" office:value-type="float" office:value="2837" calcext:value-type="float">
            <text:p>2,837</text:p>
          </table:table-cell>
          <table:table-cell table:style-name="ce52" office:value-type="float" office:value="3143" calcext:value-type="float">
            <text:p>3,143</text:p>
          </table:table-cell>
          <table:table-cell table:style-name="ce41" office:value-type="float" office:value="15155" calcext:value-type="float">
            <text:p>15,155</text:p>
          </table:table-cell>
          <table:table-cell table:style-name="ce41" office:value-type="float" office:value="2826" calcext:value-type="float">
            <text:p>2,826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125" calcext:value-type="float">
            <text:p>3,125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1" office:value-type="float" office:value="14068" calcext:value-type="float">
            <text:p>14,068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2751" calcext:value-type="float">
            <text:p>2,751</text:p>
          </table:table-cell>
          <table:table-cell table:style-name="ce41" office:value-type="float" office:value="2737" calcext:value-type="float">
            <text:p>2,737</text:p>
          </table:table-cell>
          <table:table-cell table:style-name="ce52" office:value-type="float" office:value="2733" calcext:value-type="float">
            <text:p>2,733</text:p>
          </table:table-cell>
          <table:table-cell table:style-name="ce41" office:value-type="float" office:value="12802" calcext:value-type="float">
            <text:p>12,802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470" calcext:value-type="float">
            <text:p>2,470</text:p>
          </table:table-cell>
          <table:table-cell table:style-name="ce52" office:value-type="float" office:value="2795" calcext:value-type="float">
            <text:p>2,795</text:p>
          </table:table-cell>
          <table:table-cell table:style-name="ce41" office:value-type="float" office:value="16884" calcext:value-type="float">
            <text:p>16,884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631" calcext:value-type="float">
            <text:p>3,631</text:p>
          </table:table-cell>
          <table:table-cell table:style-name="ce52" office:value-type="float" office:value="3606" calcext:value-type="float">
            <text:p>3,606</text:p>
          </table:table-cell>
          <table:table-cell table:style-name="ce41" office:value-type="float" office:value="17794" calcext:value-type="float">
            <text:p>17,794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656" calcext:value-type="float">
            <text:p>3,656</text:p>
          </table:table-cell>
          <table:table-cell table:style-name="ce52" office:value-type="float" office:value="3326" calcext:value-type="float">
            <text:p>3,326</text:p>
          </table:table-cell>
          <table:table-cell table:style-name="ce41" office:value-type="float" office:value="17355" calcext:value-type="float">
            <text:p>17,355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3301" calcext:value-type="float">
            <text:p>3,301</text:p>
          </table:table-cell>
          <table:table-cell table:style-name="ce41" office:value-type="float" office:value="3610" calcext:value-type="float">
            <text:p>3,610</text:p>
          </table:table-cell>
          <table:table-cell table:style-name="ce52" office:value-type="float" office:value="3511" calcext:value-type="float">
            <text:p>3,511</text:p>
          </table:table-cell>
          <table:table-cell table:style-name="ce41" office:value-type="float" office:value="18447" calcext:value-type="float">
            <text:p>18,447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3855" calcext:value-type="float">
            <text:p>3,855</text:p>
          </table:table-cell>
          <table:table-cell table:style-name="ce52" office:value-type="float" office:value="3754" calcext:value-type="float">
            <text:p>3,754</text:p>
          </table:table-cell>
          <table:table-cell table:style-name="ce41" office:value-type="float" office:value="18708" calcext:value-type="float">
            <text:p>18,708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832" calcext:value-type="float">
            <text:p>3,832</text:p>
          </table:table-cell>
          <table:table-cell table:style-name="ce41" office:value-type="float" office:value="3818" calcext:value-type="float">
            <text:p>3,818</text:p>
          </table:table-cell>
          <table:table-cell table:style-name="ce41" office:value-type="float" office:value="3739" calcext:value-type="float">
            <text:p>3,739</text:p>
          </table:table-cell>
          <table:table-cell table:style-name="ce52" office:value-type="float" office:value="3654" calcext:value-type="float">
            <text:p>3,654</text:p>
          </table:table-cell>
          <table:table-cell table:style-name="ce41" office:value-type="float" office:value="16598" calcext:value-type="float">
            <text:p>16,598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3249" calcext:value-type="float">
            <text:p>3,249</text:p>
          </table:table-cell>
          <table:table-cell table:style-name="ce52" office:value-type="float" office:value="3199" calcext:value-type="float">
            <text:p>3,199</text:p>
          </table:table-cell>
          <table:table-cell table:style-name="ce41" office:value-type="float" office:value="14157" calcext:value-type="float">
            <text:p>14,157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961" calcext:value-type="float">
            <text:p>2,961</text:p>
          </table:table-cell>
          <table:table-cell table:style-name="ce41" office:value-type="float" office:value="2821" calcext:value-type="float">
            <text:p>2,821</text:p>
          </table:table-cell>
          <table:table-cell table:style-name="ce41" office:value-type="float" office:value="3004" calcext:value-type="float">
            <text:p>3,004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9260" calcext:value-type="float">
            <text:p>9,260</text:p>
          </table:table-cell>
          <table:table-cell table:style-name="ce41" office:value-type="float" office:value="2374" calcext:value-type="float">
            <text:p>2,374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1446" calcext:value-type="float">
            <text:p>1,446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1" office:value-type="float" office:value="8473" calcext:value-type="float">
            <text:p>8,473</text:p>
          </table:table-cell>
          <table:table-cell table:style-name="ce41" office:value-type="float" office:value="1702" calcext:value-type="float">
            <text:p>1,702</text:p>
          </table:table-cell>
          <table:table-cell table:number-columns-repeated="2" table:style-name="ce41" office:value-type="float" office:value="1688" calcext:value-type="float">
            <text:p>1,688</text:p>
          </table:table-cell>
          <table:table-cell table:style-name="ce41" office:value-type="float" office:value="1720" calcext:value-type="float">
            <text:p>1,720</text:p>
          </table:table-cell>
          <table:table-cell table:style-name="ce52" office:value-type="float" office:value="1675" calcext:value-type="float">
            <text:p>1,675</text:p>
          </table:table-cell>
          <table:table-cell table:style-name="ce41" office:value-type="float" office:value="6128" calcext:value-type="float">
            <text:p>6,128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119" calcext:value-type="float">
            <text:p>1,119</text:p>
          </table:table-cell>
          <table:table-cell table:style-name="ce52" office:value-type="float" office:value="928" calcext:value-type="float">
            <text:p>928</text:p>
          </table:table-cell>
          <table:table-cell table:style-name="ce41" office:value-type="float" office:value="3025" calcext:value-type="float">
            <text:p>3,025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489" calcext:value-type="float">
            <text:p>489</text:p>
          </table:table-cell>
          <table:table-cell table:style-name="ce52" office:value-type="float" office:value="396" calcext:value-type="float">
            <text:p>396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6" calcext:value-type="float">
            <text:p>86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9706" calcext:value-type="float">
            <text:p>789,706</text:p>
          </table:table-cell>
          <table:table-cell table:style-name="ce28" office:value-type="float" office:value="21922" calcext:value-type="float">
            <text:p>21,922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28551" calcext:value-type="float">
            <text:p>28,551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969" calcext:value-type="float">
            <text:p>5,969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28910" calcext:value-type="float">
            <text:p>28,910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5543" calcext:value-type="float">
            <text:p>5,543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31415" calcext:value-type="float">
            <text:p>31,415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6740" calcext:value-type="float">
            <text:p>6,740</text:p>
          </table:table-cell>
          <table:table-cell table:style-name="ce36" office:value-type="float" office:value="7051" calcext:value-type="float">
            <text:p>7,051</text:p>
          </table:table-cell>
          <table:table-cell table:style-name="ce28" office:value-type="float" office:value="44117" calcext:value-type="float">
            <text:p>44,117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8702" calcext:value-type="float">
            <text:p>8,702</text:p>
          </table:table-cell>
          <table:table-cell table:style-name="ce28" office:value-type="float" office:value="9277" calcext:value-type="float">
            <text:p>9,277</text:p>
          </table:table-cell>
          <table:table-cell table:style-name="ce36" office:value-type="float" office:value="10675" calcext:value-type="float">
            <text:p>10,675</text:p>
          </table:table-cell>
          <table:table-cell table:style-name="ce28" office:value-type="float" office:value="54396" calcext:value-type="float">
            <text:p>54,396</text:p>
          </table:table-cell>
          <table:table-cell table:style-name="ce28" office:value-type="float" office:value="9679" calcext:value-type="float">
            <text:p>9,679</text:p>
          </table:table-cell>
          <table:table-cell table:style-name="ce28" office:value-type="float" office:value="9874" calcext:value-type="float">
            <text:p>9,874</text:p>
          </table:table-cell>
          <table:table-cell table:style-name="ce28" office:value-type="float" office:value="11622" calcext:value-type="float">
            <text:p>11,622</text:p>
          </table:table-cell>
          <table:table-cell table:style-name="ce28" office:value-type="float" office:value="11728" calcext:value-type="float">
            <text:p>11,728</text:p>
          </table:table-cell>
          <table:table-cell table:style-name="ce36" office:value-type="float" office:value="11493" calcext:value-type="float">
            <text:p>11,493</text:p>
          </table:table-cell>
          <table:table-cell table:style-name="ce28" office:value-type="float" office:value="53279" calcext:value-type="float">
            <text:p>53,279</text:p>
          </table:table-cell>
          <table:table-cell table:style-name="ce28" office:value-type="float" office:value="11235" calcext:value-type="float">
            <text:p>11,235</text:p>
          </table:table-cell>
          <table:table-cell table:style-name="ce28" office:value-type="float" office:value="10933" calcext:value-type="float">
            <text:p>10,933</text:p>
          </table:table-cell>
          <table:table-cell table:style-name="ce28" office:value-type="float" office:value="10465" calcext:value-type="float">
            <text:p>10,465</text:p>
          </table:table-cell>
          <table:table-cell table:style-name="ce28" office:value-type="float" office:value="10288" calcext:value-type="float">
            <text:p>10,288</text:p>
          </table:table-cell>
          <table:table-cell table:style-name="ce36" office:value-type="float" office:value="10358" calcext:value-type="float">
            <text:p>10,358</text:p>
          </table:table-cell>
          <table:table-cell table:style-name="ce28" office:value-type="float" office:value="49749" calcext:value-type="float">
            <text:p>49,749</text:p>
          </table:table-cell>
          <table:table-cell table:style-name="ce28" office:value-type="float" office:value="9779" calcext:value-type="float">
            <text:p>9,779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9416" calcext:value-type="float">
            <text:p>9,416</text:p>
          </table:table-cell>
          <table:table-cell table:style-name="ce28" office:value-type="float" office:value="9602" calcext:value-type="float">
            <text:p>9,602</text:p>
          </table:table-cell>
          <table:table-cell table:style-name="ce36" office:value-type="float" office:value="10364" calcext:value-type="float">
            <text:p>10,364</text:p>
          </table:table-cell>
          <table:table-cell table:style-name="ce28" office:value-type="float" office:value="60299" calcext:value-type="float">
            <text:p>60,299</text:p>
          </table:table-cell>
          <table:table-cell table:style-name="ce28" office:value-type="float" office:value="11296" calcext:value-type="float">
            <text:p>11,296</text:p>
          </table:table-cell>
          <table:table-cell table:style-name="ce28" office:value-type="float" office:value="11694" calcext:value-type="float">
            <text:p>11,694</text:p>
          </table:table-cell>
          <table:table-cell table:style-name="ce28" office:value-type="float" office:value="12086" calcext:value-type="float">
            <text:p>12,086</text:p>
          </table:table-cell>
          <table:table-cell table:style-name="ce28" office:value-type="float" office:value="12562" calcext:value-type="float">
            <text:p>12,562</text:p>
          </table:table-cell>
          <table:table-cell table:style-name="ce36" office:value-type="float" office:value="12661" calcext:value-type="float">
            <text:p>12,661</text:p>
          </table:table-cell>
          <table:table-cell table:style-name="ce28" office:value-type="float" office:value="62861" calcext:value-type="float">
            <text:p>62,861</text:p>
          </table:table-cell>
          <table:table-cell table:style-name="ce28" office:value-type="float" office:value="12982" calcext:value-type="float">
            <text:p>12,982</text:p>
          </table:table-cell>
          <table:table-cell table:style-name="ce28" office:value-type="float" office:value="12752" calcext:value-type="float">
            <text:p>12,752</text:p>
          </table:table-cell>
          <table:table-cell table:style-name="ce28" office:value-type="float" office:value="12514" calcext:value-type="float">
            <text:p>12,514</text:p>
          </table:table-cell>
          <table:table-cell table:style-name="ce28" office:value-type="float" office:value="13187" calcext:value-type="float">
            <text:p>13,187</text:p>
          </table:table-cell>
          <table:table-cell table:style-name="ce36" office:value-type="float" office:value="11426" calcext:value-type="float">
            <text:p>11,426</text:p>
          </table:table-cell>
          <table:table-cell table:style-name="ce28" office:value-type="float" office:value="59433" calcext:value-type="float">
            <text:p>59,433</text:p>
          </table:table-cell>
          <table:table-cell table:style-name="ce28" office:value-type="float" office:value="11461" calcext:value-type="float">
            <text:p>11,461</text:p>
          </table:table-cell>
          <table:table-cell table:style-name="ce28" office:value-type="float" office:value="11414" calcext:value-type="float">
            <text:p>11,414</text:p>
          </table:table-cell>
          <table:table-cell table:style-name="ce28" office:value-type="float" office:value="11592" calcext:value-type="float">
            <text:p>11,592</text:p>
          </table:table-cell>
          <table:table-cell table:style-name="ce28" office:value-type="float" office:value="12301" calcext:value-type="float">
            <text:p>12,301</text:p>
          </table:table-cell>
          <table:table-cell table:style-name="ce36" office:value-type="float" office:value="12665" calcext:value-type="float">
            <text:p>12,665</text:p>
          </table:table-cell>
          <table:table-cell table:style-name="ce28" office:value-type="float" office:value="64525" calcext:value-type="float">
            <text:p>64,525</text:p>
          </table:table-cell>
          <table:table-cell table:style-name="ce28" office:value-type="float" office:value="12728" calcext:value-type="float">
            <text:p>12,728</text:p>
          </table:table-cell>
          <table:table-cell table:style-name="ce28" office:value-type="float" office:value="12969" calcext:value-type="float">
            <text:p>12,969</text:p>
          </table:table-cell>
          <table:table-cell table:style-name="ce28" office:value-type="float" office:value="12577" calcext:value-type="float">
            <text:p>12,577</text:p>
          </table:table-cell>
          <table:table-cell table:style-name="ce28" office:value-type="float" office:value="13161" calcext:value-type="float">
            <text:p>13,161</text:p>
          </table:table-cell>
          <table:table-cell table:style-name="ce36" office:value-type="float" office:value="13090" calcext:value-type="float">
            <text:p>13,090</text:p>
          </table:table-cell>
          <table:table-cell table:style-name="ce28" office:value-type="float" office:value="65180" calcext:value-type="float">
            <text:p>65,180</text:p>
          </table:table-cell>
          <table:table-cell table:style-name="ce28" office:value-type="float" office:value="13348" calcext:value-type="float">
            <text:p>13,348</text:p>
          </table:table-cell>
          <table:table-cell table:style-name="ce28" office:value-type="float" office:value="13050" calcext:value-type="float">
            <text:p>13,050</text:p>
          </table:table-cell>
          <table:table-cell table:style-name="ce28" office:value-type="float" office:value="13290" calcext:value-type="float">
            <text:p>13,290</text:p>
          </table:table-cell>
          <table:table-cell table:style-name="ce28" office:value-type="float" office:value="12905" calcext:value-type="float">
            <text:p>12,905</text:p>
          </table:table-cell>
          <table:table-cell table:style-name="ce36" office:value-type="float" office:value="12587" calcext:value-type="float">
            <text:p>12,587</text:p>
          </table:table-cell>
          <table:table-cell table:style-name="ce28" office:value-type="float" office:value="56558" calcext:value-type="float">
            <text:p>56,558</text:p>
          </table:table-cell>
          <table:table-cell table:style-name="ce28" office:value-type="float" office:value="12354" calcext:value-type="float">
            <text:p>12,354</text:p>
          </table:table-cell>
          <table:table-cell table:style-name="ce28" office:value-type="float" office:value="11214" calcext:value-type="float">
            <text:p>11,214</text:p>
          </table:table-cell>
          <table:table-cell table:style-name="ce28" office:value-type="float" office:value="11196" calcext:value-type="float">
            <text:p>11,196</text:p>
          </table:table-cell>
          <table:table-cell table:style-name="ce28" office:value-type="float" office:value="10979" calcext:value-type="float">
            <text:p>10,979</text:p>
          </table:table-cell>
          <table:table-cell table:style-name="ce36" office:value-type="float" office:value="10815" calcext:value-type="float">
            <text:p>10,815</text:p>
          </table:table-cell>
          <table:table-cell table:style-name="ce28" office:value-type="float" office:value="45619" calcext:value-type="float">
            <text:p>45,619</text:p>
          </table:table-cell>
          <table:table-cell table:style-name="ce28" office:value-type="float" office:value="10086" calcext:value-type="float">
            <text:p>10,086</text:p>
          </table:table-cell>
          <table:table-cell table:style-name="ce28" office:value-type="float" office:value="9616" calcext:value-type="float">
            <text:p>9,616</text:p>
          </table:table-cell>
          <table:table-cell table:style-name="ce28" office:value-type="float" office:value="9058" calcext:value-type="float">
            <text:p>9,058</text:p>
          </table:table-cell>
          <table:table-cell table:style-name="ce28" office:value-type="float" office:value="9383" calcext:value-type="float">
            <text:p>9,383</text:p>
          </table:table-cell>
          <table:table-cell table:style-name="ce36" office:value-type="float" office:value="7476" calcext:value-type="float">
            <text:p>7,476</text:p>
          </table:table-cell>
          <table:table-cell table:style-name="ce28" office:value-type="float" office:value="26029" calcext:value-type="float">
            <text:p>26,029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6393" calcext:value-type="float">
            <text:p>6,393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102" calcext:value-type="float">
            <text:p>4,102</text:p>
          </table:table-cell>
          <table:table-cell table:style-name="ce36" office:value-type="float" office:value="3609" calcext:value-type="float">
            <text:p>3,609</text:p>
          </table:table-cell>
          <table:table-cell table:style-name="ce28" office:value-type="float" office:value="19614" calcext:value-type="float">
            <text:p>19,614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838" calcext:value-type="float">
            <text:p>3,838</text:p>
          </table:table-cell>
          <table:table-cell table:style-name="ce36" office:value-type="float" office:value="3450" calcext:value-type="float">
            <text:p>3,450</text:p>
          </table:table-cell>
          <table:table-cell table:style-name="ce28" office:value-type="float" office:value="11695" calcext:value-type="float">
            <text:p>11,695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018" calcext:value-type="float">
            <text:p>2,018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658" calcext:value-type="float">
            <text:p>658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9493" calcext:value-type="float">
            <text:p>399,493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14836" calcext:value-type="float">
            <text:p>14,836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3125" calcext:value-type="float">
            <text:p>3,125</text:p>
          </table:table-cell>
          <table:table-cell table:style-name="ce36" office:value-type="float" office:value="3194" calcext:value-type="float">
            <text:p>3,194</text:p>
          </table:table-cell>
          <table:table-cell table:style-name="ce28" office:value-type="float" office:value="15070" calcext:value-type="float">
            <text:p>15,070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2860" calcext:value-type="float">
            <text:p>2,860</text:p>
          </table:table-cell>
          <table:table-cell table:style-name="ce36" office:value-type="float" office:value="2709" calcext:value-type="float">
            <text:p>2,709</text:p>
          </table:table-cell>
          <table:table-cell table:style-name="ce28" office:value-type="float" office:value="16358" calcext:value-type="float">
            <text:p>16,358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543" calcext:value-type="float">
            <text:p>3,543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22933" calcext:value-type="float">
            <text:p>22,933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4768" calcext:value-type="float">
            <text:p>4,768</text:p>
          </table:table-cell>
          <table:table-cell table:style-name="ce36" office:value-type="float" office:value="5588" calcext:value-type="float">
            <text:p>5,588</text:p>
          </table:table-cell>
          <table:table-cell table:style-name="ce28" office:value-type="float" office:value="28767" calcext:value-type="float">
            <text:p>28,767</text:p>
          </table:table-cell>
          <table:table-cell table:style-name="ce28" office:value-type="float" office:value="5125" calcext:value-type="float">
            <text:p>5,125</text:p>
          </table:table-cell>
          <table:table-cell table:style-name="ce28" office:value-type="float" office:value="5129" calcext:value-type="float">
            <text:p>5,129</text:p>
          </table:table-cell>
          <table:table-cell table:style-name="ce28" office:value-type="float" office:value="6162" calcext:value-type="float">
            <text:p>6,162</text:p>
          </table:table-cell>
          <table:table-cell table:style-name="ce28" office:value-type="float" office:value="6232" calcext:value-type="float">
            <text:p>6,232</text:p>
          </table:table-cell>
          <table:table-cell table:style-name="ce36" office:value-type="float" office:value="6119" calcext:value-type="float">
            <text:p>6,119</text:p>
          </table:table-cell>
          <table:table-cell table:style-name="ce28" office:value-type="float" office:value="28289" calcext:value-type="float">
            <text:p>28,289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484" calcext:value-type="float">
            <text:p>5,484</text:p>
          </table:table-cell>
          <table:table-cell table:style-name="ce36" office:value-type="float" office:value="5510" calcext:value-type="float">
            <text:p>5,510</text:p>
          </table:table-cell>
          <table:table-cell table:style-name="ce28" office:value-type="float" office:value="26457" calcext:value-type="float">
            <text:p>26,457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5732" calcext:value-type="float">
            <text:p>5,732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5118" calcext:value-type="float">
            <text:p>5,118</text:p>
          </table:table-cell>
          <table:table-cell table:style-name="ce36" office:value-type="float" office:value="5390" calcext:value-type="float">
            <text:p>5,390</text:p>
          </table:table-cell>
          <table:table-cell table:style-name="ce28" office:value-type="float" office:value="31086" calcext:value-type="float">
            <text:p>31,086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6174" calcext:value-type="float">
            <text:p>6,174</text:p>
          </table:table-cell>
          <table:table-cell table:style-name="ce28" office:value-type="float" office:value="6454" calcext:value-type="float">
            <text:p>6,454</text:p>
          </table:table-cell>
          <table:table-cell table:style-name="ce36" office:value-type="float" office:value="6485" calcext:value-type="float">
            <text:p>6,485</text:p>
          </table:table-cell>
          <table:table-cell table:style-name="ce28" office:value-type="float" office:value="32149" calcext:value-type="float">
            <text:p>32,149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6484" calcext:value-type="float">
            <text:p>6,484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748" calcext:value-type="float">
            <text:p>6,748</text:p>
          </table:table-cell>
          <table:table-cell table:style-name="ce36" office:value-type="float" office:value="5807" calcext:value-type="float">
            <text:p>5,807</text:p>
          </table:table-cell>
          <table:table-cell table:style-name="ce28" office:value-type="float" office:value="29871" calcext:value-type="float">
            <text:p>29,871</text:p>
          </table:table-cell>
          <table:table-cell table:style-name="ce28" office:value-type="float" office:value="5701" calcext:value-type="float">
            <text:p>5,701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6216" calcext:value-type="float">
            <text:p>6,216</text:p>
          </table:table-cell>
          <table:table-cell table:style-name="ce36" office:value-type="float" office:value="6417" calcext:value-type="float">
            <text:p>6,417</text:p>
          </table:table-cell>
          <table:table-cell table:style-name="ce28" office:value-type="float" office:value="33275" calcext:value-type="float">
            <text:p>33,275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837" calcext:value-type="float">
            <text:p>6,837</text:p>
          </table:table-cell>
          <table:table-cell table:style-name="ce36" office:value-type="float" office:value="6628" calcext:value-type="float">
            <text:p>6,628</text:p>
          </table:table-cell>
          <table:table-cell table:style-name="ce28" office:value-type="float" office:value="32876" calcext:value-type="float">
            <text:p>32,876</text:p>
          </table:table-cell>
          <table:table-cell table:style-name="ce28" office:value-type="float" office:value="6802" calcext:value-type="float">
            <text:p>6,802</text:p>
          </table:table-cell>
          <table:table-cell table:style-name="ce28" office:value-type="float" office:value="6575" calcext:value-type="float">
            <text:p>6,575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6473" calcext:value-type="float">
            <text:p>6,473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27459" calcext:value-type="float">
            <text:p>27,459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325" calcext:value-type="float">
            <text:p>5,325</text:p>
          </table:table-cell>
          <table:table-cell table:style-name="ce28" office:value-type="float" office:value="5314" calcext:value-type="float">
            <text:p>5,314</text:p>
          </table:table-cell>
          <table:table-cell table:style-name="ce36" office:value-type="float" office:value="5164" calcext:value-type="float">
            <text:p>5,164</text:p>
          </table:table-cell>
          <table:table-cell table:style-name="ce28" office:value-type="float" office:value="21686" calcext:value-type="float">
            <text:p>21,686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486" calcext:value-type="float">
            <text:p>4,486</text:p>
          </table:table-cell>
          <table:table-cell table:style-name="ce36" office:value-type="float" office:value="3523" calcext:value-type="float">
            <text:p>3,523</text:p>
          </table:table-cell>
          <table:table-cell table:style-name="ce28" office:value-type="float" office:value="11730" calcext:value-type="float">
            <text:p>11,730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1830" calcext:value-type="float">
            <text:p>1,830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507" calcext:value-type="float">
            <text:p>8,507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651" calcext:value-type="float">
            <text:p>1,651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213" calcext:value-type="float">
            <text:p>390,213</text:p>
          </table:table-cell>
          <table:table-cell table:style-name="ce35" office:value-type="float" office:value="10565" calcext:value-type="float">
            <text:p>10,565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13715" calcext:value-type="float">
            <text:p>13,715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844" calcext:value-type="float">
            <text:p>2,844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3840" calcext:value-type="float">
            <text:p>13,840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683" calcext:value-type="float">
            <text:p>2,683</text:p>
          </table:table-cell>
          <table:table-cell table:style-name="ce35" office:value-type="float" office:value="2347" calcext:value-type="float">
            <text:p>2,347</text:p>
          </table:table-cell>
          <table:table-cell table:style-name="ce29" office:value-type="float" office:value="15057" calcext:value-type="float">
            <text:p>15,057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3197" calcext:value-type="float">
            <text:p>3,197</text:p>
          </table:table-cell>
          <table:table-cell table:style-name="ce35" office:value-type="float" office:value="3432" calcext:value-type="float">
            <text:p>3,432</text:p>
          </table:table-cell>
          <table:table-cell table:style-name="ce29" office:value-type="float" office:value="21184" calcext:value-type="float">
            <text:p>21,184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509" calcext:value-type="float">
            <text:p>4,509</text:p>
          </table:table-cell>
          <table:table-cell table:style-name="ce35" office:value-type="float" office:value="5087" calcext:value-type="float">
            <text:p>5,087</text:p>
          </table:table-cell>
          <table:table-cell table:style-name="ce29" office:value-type="float" office:value="25629" calcext:value-type="float">
            <text:p>25,629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5460" calcext:value-type="float">
            <text:p>5,460</text:p>
          </table:table-cell>
          <table:table-cell table:style-name="ce29" office:value-type="float" office:value="5496" calcext:value-type="float">
            <text:p>5,496</text:p>
          </table:table-cell>
          <table:table-cell table:style-name="ce35" office:value-type="float" office:value="5374" calcext:value-type="float">
            <text:p>5,374</text:p>
          </table:table-cell>
          <table:table-cell table:style-name="ce29" office:value-type="float" office:value="24990" calcext:value-type="float">
            <text:p>24,990</text:p>
          </table:table-cell>
          <table:table-cell table:style-name="ce29" office:value-type="float" office:value="5308" calcext:value-type="float">
            <text:p>5,308</text:p>
          </table:table-cell>
          <table:table-cell table:style-name="ce29" office:value-type="float" office:value="5138" calcext:value-type="float">
            <text:p>5,138</text:p>
          </table:table-cell>
          <table:table-cell table:style-name="ce29" office:value-type="float" office:value="4892" calcext:value-type="float">
            <text:p>4,892</text:p>
          </table:table-cell>
          <table:table-cell table:style-name="ce29" office:value-type="float" office:value="4804" calcext:value-type="float">
            <text:p>4,804</text:p>
          </table:table-cell>
          <table:table-cell table:style-name="ce35" office:value-type="float" office:value="4848" calcext:value-type="float">
            <text:p>4,848</text:p>
          </table:table-cell>
          <table:table-cell table:style-name="ce29" office:value-type="float" office:value="23292" calcext:value-type="float">
            <text:p>23,292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484" calcext:value-type="float">
            <text:p>4,484</text:p>
          </table:table-cell>
          <table:table-cell table:style-name="ce35" office:value-type="float" office:value="4974" calcext:value-type="float">
            <text:p>4,974</text:p>
          </table:table-cell>
          <table:table-cell table:style-name="ce29" office:value-type="float" office:value="29213" calcext:value-type="float">
            <text:p>29,213</text:p>
          </table:table-cell>
          <table:table-cell table:style-name="ce29" office:value-type="float" office:value="5330" calcext:value-type="float">
            <text:p>5,330</text:p>
          </table:table-cell>
          <table:table-cell table:style-name="ce29" office:value-type="float" office:value="5687" calcext:value-type="float">
            <text:p>5,687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6108" calcext:value-type="float">
            <text:p>6,108</text:p>
          </table:table-cell>
          <table:table-cell table:style-name="ce35" office:value-type="float" office:value="6176" calcext:value-type="float">
            <text:p>6,176</text:p>
          </table:table-cell>
          <table:table-cell table:style-name="ce29" office:value-type="float" office:value="30712" calcext:value-type="float">
            <text:p>30,712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145" calcext:value-type="float">
            <text:p>6,145</text:p>
          </table:table-cell>
          <table:table-cell table:style-name="ce29" office:value-type="float" office:value="6439" calcext:value-type="float">
            <text:p>6,439</text:p>
          </table:table-cell>
          <table:table-cell table:style-name="ce35" office:value-type="float" office:value="5619" calcext:value-type="float">
            <text:p>5,619</text:p>
          </table:table-cell>
          <table:table-cell table:style-name="ce29" office:value-type="float" office:value="29562" calcext:value-type="float">
            <text:p>29,562</text:p>
          </table:table-cell>
          <table:table-cell table:style-name="ce29" office:value-type="float" office:value="5760" calcext:value-type="float">
            <text:p>5,760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6085" calcext:value-type="float">
            <text:p>6,085</text:p>
          </table:table-cell>
          <table:table-cell table:style-name="ce35" office:value-type="float" office:value="6248" calcext:value-type="float">
            <text:p>6,248</text:p>
          </table:table-cell>
          <table:table-cell table:style-name="ce29" office:value-type="float" office:value="31250" calcext:value-type="float">
            <text:p>31,250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6324" calcext:value-type="float">
            <text:p>6,324</text:p>
          </table:table-cell>
          <table:table-cell table:style-name="ce35" office:value-type="float" office:value="6462" calcext:value-type="float">
            <text:p>6,462</text:p>
          </table:table-cell>
          <table:table-cell table:style-name="ce29" office:value-type="float" office:value="32304" calcext:value-type="float">
            <text:p>32,304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432" calcext:value-type="float">
            <text:p>6,432</text:p>
          </table:table-cell>
          <table:table-cell table:style-name="ce35" office:value-type="float" office:value="6257" calcext:value-type="float">
            <text:p>6,257</text:p>
          </table:table-cell>
          <table:table-cell table:style-name="ce29" office:value-type="float" office:value="29099" calcext:value-type="float">
            <text:p>29,099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5665" calcext:value-type="float">
            <text:p>5,665</text:p>
          </table:table-cell>
          <table:table-cell table:style-name="ce35" office:value-type="float" office:value="5651" calcext:value-type="float">
            <text:p>5,651</text:p>
          </table:table-cell>
          <table:table-cell table:style-name="ce29" office:value-type="float" office:value="23933" calcext:value-type="float">
            <text:p>23,933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897" calcext:value-type="float">
            <text:p>4,897</text:p>
          </table:table-cell>
          <table:table-cell table:style-name="ce35" office:value-type="float" office:value="3953" calcext:value-type="float">
            <text:p>3,953</text:p>
          </table:table-cell>
          <table:table-cell table:style-name="ce29" office:value-type="float" office:value="14299" calcext:value-type="float">
            <text:p>14,299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272" calcext:value-type="float">
            <text:p>2,272</text:p>
          </table:table-cell>
          <table:table-cell table:style-name="ce35" office:value-type="float" office:value="2041" calcext:value-type="float">
            <text:p>2,041</text:p>
          </table:table-cell>
          <table:table-cell table:style-name="ce29" office:value-type="float" office:value="11107" calcext:value-type="float">
            <text:p>11,107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1985" calcext:value-type="float">
            <text:p>1,985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35" office:value-type="float" office:value="1043" calcext:value-type="float">
            <text:p>1,043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27" calcext:value-type="float">
            <text:p>427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272" calcext:value-type="float">
            <text:p>210,272</text:p>
          </table:table-cell>
          <table:table-cell table:style-name="ce28" office:value-type="float" office:value="6754" calcext:value-type="float">
            <text:p>6,754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94" calcext:value-type="float">
            <text:p>1,694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301" calcext:value-type="float">
            <text:p>8,301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507" calcext:value-type="float">
            <text:p>1,507</text:p>
          </table:table-cell>
          <table:table-cell table:style-name="ce28" office:value-type="float" office:value="9078" calcext:value-type="float">
            <text:p>9,078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989" calcext:value-type="float">
            <text:p>1,989</text:p>
          </table:table-cell>
          <table:table-cell table:style-name="ce36" office:value-type="float" office:value="1958" calcext:value-type="float">
            <text:p>1,958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553" calcext:value-type="float">
            <text:p>2,553</text:p>
          </table:table-cell>
          <table:table-cell table:style-name="ce36" office:value-type="float" office:value="2819" calcext:value-type="float">
            <text:p>2,819</text:p>
          </table:table-cell>
          <table:table-cell table:style-name="ce28" office:value-type="float" office:value="14272" calcext:value-type="float">
            <text:p>14,272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2971" calcext:value-type="float">
            <text:p>2,971</text:p>
          </table:table-cell>
          <table:table-cell table:style-name="ce36" office:value-type="float" office:value="2915" calcext:value-type="float">
            <text:p>2,915</text:p>
          </table:table-cell>
          <table:table-cell table:style-name="ce28" office:value-type="float" office:value="14123" calcext:value-type="float">
            <text:p>14,123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2806" calcext:value-type="float">
            <text:p>12,806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575" calcext:value-type="float">
            <text:p>2,575</text:p>
          </table:table-cell>
          <table:table-cell table:style-name="ce36" office:value-type="float" office:value="2638" calcext:value-type="float">
            <text:p>2,638</text:p>
          </table:table-cell>
          <table:table-cell table:style-name="ce28" office:value-type="float" office:value="15576" calcext:value-type="float">
            <text:p>15,576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189" calcext:value-type="float">
            <text:p>3,189</text:p>
          </table:table-cell>
          <table:table-cell table:style-name="ce28" office:value-type="float" office:value="16161" calcext:value-type="float">
            <text:p>16,161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435" calcext:value-type="float">
            <text:p>3,435</text:p>
          </table:table-cell>
          <table:table-cell table:style-name="ce36" office:value-type="float" office:value="3109" calcext:value-type="float">
            <text:p>3,109</text:p>
          </table:table-cell>
          <table:table-cell table:style-name="ce28" office:value-type="float" office:value="16837" calcext:value-type="float">
            <text:p>16,837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3516" calcext:value-type="float">
            <text:p>3,516</text:p>
          </table:table-cell>
          <table:table-cell table:style-name="ce36" office:value-type="float" office:value="3544" calcext:value-type="float">
            <text:p>3,544</text:p>
          </table:table-cell>
          <table:table-cell table:style-name="ce28" office:value-type="float" office:value="17341" calcext:value-type="float">
            <text:p>17,341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426" calcext:value-type="float">
            <text:p>3,426</text:p>
          </table:table-cell>
          <table:table-cell table:style-name="ce36" office:value-type="float" office:value="3513" calcext:value-type="float">
            <text:p>3,513</text:p>
          </table:table-cell>
          <table:table-cell table:style-name="ce28" office:value-type="float" office:value="16873" calcext:value-type="float">
            <text:p>16,873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14468" calcext:value-type="float">
            <text:p>14,468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1343" calcext:value-type="float">
            <text:p>11,343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296" calcext:value-type="float">
            <text:p>2,296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055" calcext:value-type="float">
            <text:p>1,055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907" calcext:value-type="float">
            <text:p>907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089" calcext:value-type="float">
            <text:p>107,089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901" calcext:value-type="float">
            <text:p>901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767" calcext:value-type="float">
            <text:p>767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1060" calcext:value-type="float">
            <text:p>1,060</text:p>
          </table:table-cell>
          <table:table-cell table:style-name="ce36" office:value-type="float" office:value="1029" calcext:value-type="float">
            <text:p>1,029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339" calcext:value-type="float">
            <text:p>1,339</text:p>
          </table:table-cell>
          <table:table-cell table:style-name="ce36" office:value-type="float" office:value="1473" calcext:value-type="float">
            <text:p>1,473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507" calcext:value-type="float">
            <text:p>1,507</text:p>
          </table:table-cell>
          <table:table-cell table:style-name="ce36" office:value-type="float" office:value="1535" calcext:value-type="float">
            <text:p>1,535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486" calcext:value-type="float">
            <text:p>1,486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366" calcext:value-type="float">
            <text:p>1,366</text:p>
          </table:table-cell>
          <table:table-cell table:style-name="ce36" office:value-type="float" office:value="1403" calcext:value-type="float">
            <text:p>1,403</text:p>
          </table:table-cell>
          <table:table-cell table:style-name="ce28" office:value-type="float" office:value="8114" calcext:value-type="float">
            <text:p>8,114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331" calcext:value-type="float">
            <text:p>8,331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716" calcext:value-type="float">
            <text:p>1,716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8778" calcext:value-type="float">
            <text:p>8,778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81" calcext:value-type="float">
            <text:p>1,781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9238" calcext:value-type="float">
            <text:p>9,238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896" calcext:value-type="float">
            <text:p>1,896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374" calcext:value-type="float">
            <text:p>1,374</text:p>
          </table:table-cell>
          <table:table-cell table:style-name="ce36" office:value-type="float" office:value="1332" calcext:value-type="float">
            <text:p>1,332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010" calcext:value-type="float">
            <text:p>1,010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183" calcext:value-type="float">
            <text:p>103,183</text:p>
          </table:table-cell>
          <table:table-cell table:style-name="ce35" office:value-type="float" office:value="3263" calcext:value-type="float">
            <text:p>3,263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93" calcext:value-type="float">
            <text:p>793</text:p>
          </table:table-cell>
          <table:table-cell table:style-name="ce35" office:value-type="float" office:value="837" calcext:value-type="float">
            <text:p>837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929" calcext:value-type="float">
            <text:p>929</text:p>
          </table:table-cell>
          <table:table-cell table:style-name="ce35" office:value-type="float" office:value="929" calcext:value-type="float">
            <text:p>929</text:p>
          </table:table-cell>
          <table:table-cell table:style-name="ce29" office:value-type="float" office:value="5751" calcext:value-type="float">
            <text:p>5,751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214" calcext:value-type="float">
            <text:p>1,214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9" office:value-type="float" office:value="6915" calcext:value-type="float">
            <text:p>6,915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464" calcext:value-type="float">
            <text:p>1,464</text:p>
          </table:table-cell>
          <table:table-cell table:style-name="ce35" office:value-type="float" office:value="1380" calcext:value-type="float">
            <text:p>1,380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25" calcext:value-type="float">
            <text:p>1,325</text:p>
          </table:table-cell>
          <table:table-cell table:style-name="ce35" office:value-type="float" office:value="1217" calcext:value-type="float">
            <text:p>1,217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209" calcext:value-type="float">
            <text:p>1,209</text:p>
          </table:table-cell>
          <table:table-cell table:style-name="ce35" office:value-type="float" office:value="1235" calcext:value-type="float">
            <text:p>1,235</text:p>
          </table:table-cell>
          <table:table-cell table:style-name="ce29" office:value-type="float" office:value="7462" calcext:value-type="float">
            <text:p>7,46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64" calcext:value-type="float">
            <text:p>1,564</text:p>
          </table:table-cell>
          <table:table-cell table:style-name="ce35" office:value-type="float" office:value="1526" calcext:value-type="float">
            <text:p>1,526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8059" calcext:value-type="float">
            <text:p>8,059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735" calcext:value-type="float">
            <text:p>1,735</text:p>
          </table:table-cell>
          <table:table-cell table:style-name="ce35" office:value-type="float" office:value="1632" calcext:value-type="float">
            <text:p>1,632</text:p>
          </table:table-cell>
          <table:table-cell table:style-name="ce29" office:value-type="float" office:value="8103" calcext:value-type="float">
            <text:p>8,103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601" calcext:value-type="float">
            <text:p>1,601</text:p>
          </table:table-cell>
          <table:table-cell table:style-name="ce35" office:value-type="float" office:value="1617" calcext:value-type="float">
            <text:p>1,617</text:p>
          </table:table-cell>
          <table:table-cell table:style-name="ce29" office:value-type="float" office:value="8186" calcext:value-type="float">
            <text:p>8,186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84" calcext:value-type="float">
            <text:p>1,384</text:p>
          </table:table-cell>
          <table:table-cell table:style-name="ce35" office:value-type="float" office:value="1486" calcext:value-type="float">
            <text:p>1,486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033" calcext:value-type="float">
            <text:p>1,033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624" calcext:value-type="float">
            <text:p>624</text:p>
          </table:table-cell>
          <table:table-cell table:style-name="ce35" office:value-type="float" office:value="581" calcext:value-type="float">
            <text:p>581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47" calcext:value-type="float">
            <text:p>547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25" calcext:value-type="float">
            <text:p>325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95" calcext:value-type="float">
            <text:p>95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581" calcext:value-type="float">
            <text:p>315,581</text:p>
          </table:table-cell>
          <table:table-cell table:style-name="ce28" office:value-type="float" office:value="9584" calcext:value-type="float">
            <text:p>9,584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2475" calcext:value-type="float">
            <text:p>12,475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680" calcext:value-type="float">
            <text:p>2,680</text:p>
          </table:table-cell>
          <table:table-cell table:style-name="ce28" office:value-type="float" office:value="12628" calcext:value-type="float">
            <text:p>12,628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477" calcext:value-type="float">
            <text:p>2,477</text:p>
          </table:table-cell>
          <table:table-cell table:style-name="ce36" office:value-type="float" office:value="2300" calcext:value-type="float">
            <text:p>2,300</text:p>
          </table:table-cell>
          <table:table-cell table:style-name="ce28" office:value-type="float" office:value="13429" calcext:value-type="float">
            <text:p>13,429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855" calcext:value-type="float">
            <text:p>2,855</text:p>
          </table:table-cell>
          <table:table-cell table:style-name="ce28" office:value-type="float" office:value="17441" calcext:value-type="float">
            <text:p>17,441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640" calcext:value-type="float">
            <text:p>3,640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21407" calcext:value-type="float">
            <text:p>21,407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578" calcext:value-type="float">
            <text:p>4,578</text:p>
          </table:table-cell>
          <table:table-cell table:style-name="ce36" office:value-type="float" office:value="4515" calcext:value-type="float">
            <text:p>4,515</text:p>
          </table:table-cell>
          <table:table-cell table:style-name="ce28" office:value-type="float" office:value="21493" calcext:value-type="float">
            <text:p>21,493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169" calcext:value-type="float">
            <text:p>4,169</text:p>
          </table:table-cell>
          <table:table-cell table:style-name="ce36" office:value-type="float" office:value="4150" calcext:value-type="float">
            <text:p>4,150</text:p>
          </table:table-cell>
          <table:table-cell table:style-name="ce28" office:value-type="float" office:value="19396" calcext:value-type="float">
            <text:p>19,396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4102" calcext:value-type="float">
            <text:p>4,102</text:p>
          </table:table-cell>
          <table:table-cell table:style-name="ce28" office:value-type="float" office:value="23831" calcext:value-type="float">
            <text:p>23,831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4996" calcext:value-type="float">
            <text:p>4,996</text:p>
          </table:table-cell>
          <table:table-cell table:style-name="ce36" office:value-type="float" office:value="4885" calcext:value-type="float">
            <text:p>4,885</text:p>
          </table:table-cell>
          <table:table-cell table:style-name="ce28" office:value-type="float" office:value="24473" calcext:value-type="float">
            <text:p>24,473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5209" calcext:value-type="float">
            <text:p>5,209</text:p>
          </table:table-cell>
          <table:table-cell table:style-name="ce36" office:value-type="float" office:value="4585" calcext:value-type="float">
            <text:p>4,585</text:p>
          </table:table-cell>
          <table:table-cell table:style-name="ce28" office:value-type="float" office:value="24437" calcext:value-type="float">
            <text:p>24,437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001" calcext:value-type="float">
            <text:p>5,001</text:p>
          </table:table-cell>
          <table:table-cell table:style-name="ce36" office:value-type="float" office:value="5135" calcext:value-type="float">
            <text:p>5,135</text:p>
          </table:table-cell>
          <table:table-cell table:style-name="ce28" office:value-type="float" office:value="25056" calcext:value-type="float">
            <text:p>25,056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857" calcext:value-type="float">
            <text:p>4,857</text:p>
          </table:table-cell>
          <table:table-cell table:style-name="ce36" office:value-type="float" office:value="5108" calcext:value-type="float">
            <text:p>5,108</text:p>
          </table:table-cell>
          <table:table-cell table:style-name="ce28" office:value-type="float" office:value="25041" calcext:value-type="float">
            <text:p>25,041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080" calcext:value-type="float">
            <text:p>5,080</text:p>
          </table:table-cell>
          <table:table-cell table:style-name="ce36" office:value-type="float" office:value="4882" calcext:value-type="float">
            <text:p>4,882</text:p>
          </table:table-cell>
          <table:table-cell table:style-name="ce28" office:value-type="float" office:value="22633" calcext:value-type="float">
            <text:p>22,633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413" calcext:value-type="float">
            <text:p>4,413</text:p>
          </table:table-cell>
          <table:table-cell table:style-name="ce36" office:value-type="float" office:value="4372" calcext:value-type="float">
            <text:p>4,372</text:p>
          </table:table-cell>
          <table:table-cell table:style-name="ce28" office:value-type="float" office:value="17789" calcext:value-type="float">
            <text:p>17,789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548" calcext:value-type="float">
            <text:p>3,548</text:p>
          </table:table-cell>
          <table:table-cell table:style-name="ce36" office:value-type="float" office:value="2957" calcext:value-type="float">
            <text:p>2,957</text:p>
          </table:table-cell>
          <table:table-cell table:style-name="ce28" office:value-type="float" office:value="10159" calcext:value-type="float">
            <text:p>10,159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441" calcext:value-type="float">
            <text:p>1,441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295" calcext:value-type="float">
            <text:p>1,295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90" calcext:value-type="float">
            <text:p>290</text:p>
          </table:table-cell>
          <table:table-cell table:style-name="ce36" office:value-type="float" office:value="274" calcext:value-type="float">
            <text:p>274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297" calcext:value-type="float">
            <text:p>158,297</text:p>
          </table:table-cell>
          <table:table-cell table:style-name="ce28" office:value-type="float" office:value="4999" calcext:value-type="float">
            <text:p>4,999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1052" calcext:value-type="float">
            <text:p>1,052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6500" calcext:value-type="float">
            <text:p>6,500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330" calcext:value-type="float">
            <text:p>1,330</text:p>
          </table:table-cell>
          <table:table-cell table:style-name="ce51" office:value-type="float" office:value="1401" calcext:value-type="float">
            <text:p>1,401</text:p>
          </table:table-cell>
          <table:table-cell table:style-name="ce40" office:value-type="float" office:value="6667" calcext:value-type="float">
            <text:p>6,667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346" calcext:value-type="float">
            <text:p>1,346</text:p>
          </table:table-cell>
          <table:table-cell table:style-name="ce51" office:value-type="float" office:value="1217" calcext:value-type="float">
            <text:p>1,217</text:p>
          </table:table-cell>
          <table:table-cell table:style-name="ce40" office:value-type="float" office:value="7020" calcext:value-type="float">
            <text:p>7,020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472" calcext:value-type="float">
            <text:p>1,472</text:p>
          </table:table-cell>
          <table:table-cell table:style-name="ce51" office:value-type="float" office:value="1460" calcext:value-type="float">
            <text:p>1,460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1608" calcext:value-type="float">
            <text:p>1,608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1858" calcext:value-type="float">
            <text:p>1,858</text:p>
          </table:table-cell>
          <table:table-cell table:style-name="ce51" office:value-type="float" office:value="2147" calcext:value-type="float">
            <text:p>2,147</text:p>
          </table:table-cell>
          <table:table-cell table:style-name="ce40" office:value-type="float" office:value="11219" calcext:value-type="float">
            <text:p>11,219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417" calcext:value-type="float">
            <text:p>2,417</text:p>
          </table:table-cell>
          <table:table-cell table:style-name="ce51" office:value-type="float" office:value="2319" calcext:value-type="float">
            <text:p>2,319</text:p>
          </table:table-cell>
          <table:table-cell table:style-name="ce40" office:value-type="float" office:value="11303" calcext:value-type="float">
            <text:p>11,303</text:p>
          </table:table-cell>
          <table:table-cell table:style-name="ce40" office:value-type="float" office:value="2270" calcext:value-type="float">
            <text:p>2,270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2287" calcext:value-type="float">
            <text:p>2,287</text:p>
          </table:table-cell>
          <table:table-cell table:style-name="ce40" office:value-type="float" office:value="2183" calcext:value-type="float">
            <text:p>2,183</text:p>
          </table:table-cell>
          <table:table-cell table:style-name="ce51" office:value-type="float" office:value="2200" calcext:value-type="float">
            <text:p>2,200</text:p>
          </table:table-cell>
          <table:table-cell table:style-name="ce40" office:value-type="float" office:value="10168" calcext:value-type="float">
            <text:p>10,168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2106" calcext:value-type="float">
            <text:p>2,106</text:p>
          </table:table-cell>
          <table:table-cell table:style-name="ce40" office:value-type="float" office:value="1999" calcext:value-type="float">
            <text:p>1,999</text:p>
          </table:table-cell>
          <table:table-cell table:style-name="ce40" office:value-type="float" office:value="1973" calcext:value-type="float">
            <text:p>1,973</text:p>
          </table:table-cell>
          <table:table-cell table:style-name="ce51" office:value-type="float" office:value="2123" calcext:value-type="float">
            <text:p>2,123</text:p>
          </table:table-cell>
          <table:table-cell table:style-name="ce40" office:value-type="float" office:value="12180" calcext:value-type="float">
            <text:p>12,180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461" calcext:value-type="float">
            <text:p>2,461</text:p>
          </table:table-cell>
          <table:table-cell table:style-name="ce40" office:value-type="float" office:value="2579" calcext:value-type="float">
            <text:p>2,579</text:p>
          </table:table-cell>
          <table:table-cell table:style-name="ce51" office:value-type="float" office:value="2484" calcext:value-type="float">
            <text:p>2,484</text:p>
          </table:table-cell>
          <table:table-cell table:style-name="ce40" office:value-type="float" office:value="12303" calcext:value-type="float">
            <text:p>12,303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551" calcext:value-type="float">
            <text:p>2,551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579" calcext:value-type="float">
            <text:p>2,579</text:p>
          </table:table-cell>
          <table:table-cell table:style-name="ce51" office:value-type="float" office:value="2277" calcext:value-type="float">
            <text:p>2,277</text:p>
          </table:table-cell>
          <table:table-cell table:style-name="ce40" office:value-type="float" office:value="12108" calcext:value-type="float">
            <text:p>12,108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405" calcext:value-type="float">
            <text:p>2,405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1" office:value-type="float" office:value="2576" calcext:value-type="float">
            <text:p>2,576</text:p>
          </table:table-cell>
          <table:table-cell table:style-name="ce40" office:value-type="float" office:value="12855" calcext:value-type="float">
            <text:p>12,855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606" calcext:value-type="float">
            <text:p>2,606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500" calcext:value-type="float">
            <text:p>2,500</text:p>
          </table:table-cell>
          <table:table-cell table:style-name="ce51" office:value-type="float" office:value="2602" calcext:value-type="float">
            <text:p>2,602</text:p>
          </table:table-cell>
          <table:table-cell table:style-name="ce40" office:value-type="float" office:value="12455" calcext:value-type="float">
            <text:p>12,455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539" calcext:value-type="float">
            <text:p>2,539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491" calcext:value-type="float">
            <text:p>2,491</text:p>
          </table:table-cell>
          <table:table-cell table:style-name="ce51" office:value-type="float" office:value="2404" calcext:value-type="float">
            <text:p>2,404</text:p>
          </table:table-cell>
          <table:table-cell table:style-name="ce40" office:value-type="float" office:value="10917" calcext:value-type="float">
            <text:p>10,917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218" calcext:value-type="float">
            <text:p>2,218</text:p>
          </table:table-cell>
          <table:table-cell table:style-name="ce40" office:value-type="float" office:value="2171" calcext:value-type="float">
            <text:p>2,171</text:p>
          </table:table-cell>
          <table:table-cell table:style-name="ce40" office:value-type="float" office:value="2179" calcext:value-type="float">
            <text:p>2,179</text:p>
          </table:table-cell>
          <table:table-cell table:style-name="ce51" office:value-type="float" office:value="2066" calcext:value-type="float">
            <text:p>2,066</text:p>
          </table:table-cell>
          <table:table-cell table:style-name="ce40" office:value-type="float" office:value="8402" calcext:value-type="float">
            <text:p>8,402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1642" calcext:value-type="float">
            <text:p>1,642</text:p>
          </table:table-cell>
          <table:table-cell table:style-name="ce51" office:value-type="float" office:value="1352" calcext:value-type="float">
            <text:p>1,352</text:p>
          </table:table-cell>
          <table:table-cell table:style-name="ce40" office:value-type="float" office:value="4425" calcext:value-type="float">
            <text:p>4,425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738" calcext:value-type="float">
            <text:p>738</text:p>
          </table:table-cell>
          <table:table-cell table:style-name="ce51" office:value-type="float" office:value="604" calcext:value-type="float">
            <text:p>604</text:p>
          </table:table-cell>
          <table:table-cell table:style-name="ce40" office:value-type="float" office:value="3004" calcext:value-type="float">
            <text:p>3,004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615" calcext:value-type="float">
            <text:p>615</text:p>
          </table:table-cell>
          <table:table-cell table:style-name="ce40" office:value-type="float" office:value="552" calcext:value-type="float">
            <text:p>552</text:p>
          </table:table-cell>
          <table:table-cell table:style-name="ce51" office:value-type="float" office:value="515" calcext:value-type="float">
            <text:p>515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278" calcext:value-type="float">
            <text:p>278</text:p>
          </table:table-cell>
          <table:table-cell table:style-name="ce51" office:value-type="float" office:value="255" calcext:value-type="float">
            <text:p>255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10" calcext:value-type="float">
            <text:p>110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284" calcext:value-type="float">
            <text:p>157,284</text:p>
          </table:table-cell>
          <table:table-cell table:style-name="ce35" office:value-type="float" office:value="4585" calcext:value-type="float">
            <text:p>4,585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5975" calcext:value-type="float">
            <text:p>5,975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292" calcext:value-type="float">
            <text:p>1,292</text:p>
          </table:table-cell>
          <table:table-cell table:style-name="ce52" office:value-type="float" office:value="1279" calcext:value-type="float">
            <text:p>1,279</text:p>
          </table:table-cell>
          <table:table-cell table:style-name="ce41" office:value-type="float" office:value="5961" calcext:value-type="float">
            <text:p>5,961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131" calcext:value-type="float">
            <text:p>1,131</text:p>
          </table:table-cell>
          <table:table-cell table:style-name="ce52" office:value-type="float" office:value="1083" calcext:value-type="float">
            <text:p>1,083</text:p>
          </table:table-cell>
          <table:table-cell table:style-name="ce41" office:value-type="float" office:value="6409" calcext:value-type="float">
            <text:p>6,409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295" calcext:value-type="float">
            <text:p>1,295</text:p>
          </table:table-cell>
          <table:table-cell table:style-name="ce52" office:value-type="float" office:value="1395" calcext:value-type="float">
            <text:p>1,395</text:p>
          </table:table-cell>
          <table:table-cell table:style-name="ce41" office:value-type="float" office:value="8358" calcext:value-type="float">
            <text:p>8,358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1654" calcext:value-type="float">
            <text:p>1,654</text:p>
          </table:table-cell>
          <table:table-cell table:style-name="ce41" office:value-type="float" office:value="1782" calcext:value-type="float">
            <text:p>1,782</text:p>
          </table:table-cell>
          <table:table-cell table:style-name="ce52" office:value-type="float" office:value="1969" calcext:value-type="float">
            <text:p>1,969</text:p>
          </table:table-cell>
          <table:table-cell table:style-name="ce41" office:value-type="float" office:value="10188" calcext:value-type="float">
            <text:p>10,188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161" calcext:value-type="float">
            <text:p>2,161</text:p>
          </table:table-cell>
          <table:table-cell table:style-name="ce52" office:value-type="float" office:value="2196" calcext:value-type="float">
            <text:p>2,196</text:p>
          </table:table-cell>
          <table:table-cell table:style-name="ce41" office:value-type="float" office:value="10190" calcext:value-type="float">
            <text:p>10,190</text:p>
          </table:table-cell>
          <table:table-cell table:style-name="ce41" office:value-type="float" office:value="2136" calcext:value-type="float">
            <text:p>2,136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1999" calcext:value-type="float">
            <text:p>1,999</text:p>
          </table:table-cell>
          <table:table-cell table:style-name="ce41" office:value-type="float" office:value="1986" calcext:value-type="float">
            <text:p>1,986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1" office:value-type="float" office:value="9228" calcext:value-type="float">
            <text:p>9,228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787" calcext:value-type="float">
            <text:p>1,787</text:p>
          </table:table-cell>
          <table:table-cell table:style-name="ce52" office:value-type="float" office:value="1979" calcext:value-type="float">
            <text:p>1,979</text:p>
          </table:table-cell>
          <table:table-cell table:style-name="ce41" office:value-type="float" office:value="11651" calcext:value-type="float">
            <text:p>11,651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417" calcext:value-type="float">
            <text:p>2,417</text:p>
          </table:table-cell>
          <table:table-cell table:style-name="ce52" office:value-type="float" office:value="2401" calcext:value-type="float">
            <text:p>2,401</text:p>
          </table:table-cell>
          <table:table-cell table:style-name="ce41" office:value-type="float" office:value="12170" calcext:value-type="float">
            <text:p>12,170</text:p>
          </table:table-cell>
          <table:table-cell table:style-name="ce41" office:value-type="float" office:value="2435" calcext:value-type="float">
            <text:p>2,435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630" calcext:value-type="float">
            <text:p>2,630</text:p>
          </table:table-cell>
          <table:table-cell table:style-name="ce52" office:value-type="float" office:value="2308" calcext:value-type="float">
            <text:p>2,308</text:p>
          </table:table-cell>
          <table:table-cell table:style-name="ce41" office:value-type="float" office:value="12329" calcext:value-type="float">
            <text:p>12,329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2537" calcext:value-type="float">
            <text:p>2,537</text:p>
          </table:table-cell>
          <table:table-cell table:style-name="ce52" office:value-type="float" office:value="2559" calcext:value-type="float">
            <text:p>2,559</text:p>
          </table:table-cell>
          <table:table-cell table:style-name="ce41" office:value-type="float" office:value="12201" calcext:value-type="float">
            <text:p>12,201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379" calcext:value-type="float">
            <text:p>2,379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2" office:value-type="float" office:value="2506" calcext:value-type="float">
            <text:p>2,506</text:p>
          </table:table-cell>
          <table:table-cell table:style-name="ce41" office:value-type="float" office:value="12586" calcext:value-type="float">
            <text:p>12,586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589" calcext:value-type="float">
            <text:p>2,589</text:p>
          </table:table-cell>
          <table:table-cell table:style-name="ce52" office:value-type="float" office:value="2478" calcext:value-type="float">
            <text:p>2,478</text:p>
          </table:table-cell>
          <table:table-cell table:style-name="ce41" office:value-type="float" office:value="11716" calcext:value-type="float">
            <text:p>11,716</text:p>
          </table:table-cell>
          <table:table-cell table:style-name="ce41" office:value-type="float" office:value="2508" calcext:value-type="float">
            <text:p>2,508</text:p>
          </table:table-cell>
          <table:table-cell table:number-columns-repeated="2" table:style-name="ce41" office:value-type="float" office:value="2334" calcext:value-type="float">
            <text:p>2,334</text:p>
          </table:table-cell>
          <table:table-cell table:style-name="ce41" office:value-type="float" office:value="2234" calcext:value-type="float">
            <text:p>2,234</text:p>
          </table:table-cell>
          <table:table-cell table:style-name="ce52" office:value-type="float" office:value="2306" calcext:value-type="float">
            <text:p>2,306</text:p>
          </table:table-cell>
          <table:table-cell table:style-name="ce41" office:value-type="float" office:value="9387" calcext:value-type="float">
            <text:p>9,387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1928" calcext:value-type="float">
            <text:p>1,928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1906" calcext:value-type="float">
            <text:p>1,906</text:p>
          </table:table-cell>
          <table:table-cell table:style-name="ce52" office:value-type="float" office:value="1605" calcext:value-type="float">
            <text:p>1,605</text:p>
          </table:table-cell>
          <table:table-cell table:style-name="ce41" office:value-type="float" office:value="5734" calcext:value-type="float">
            <text:p>5,734</text:p>
          </table:table-cell>
          <table:table-cell table:style-name="ce41" office:value-type="float" office:value="1529" calcext:value-type="float">
            <text:p>1,529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837" calcext:value-type="float">
            <text:p>837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821" calcext:value-type="float">
            <text:p>821</text:p>
          </table:table-cell>
          <table:table-cell table:style-name="ce52" office:value-type="float" office:value="780" calcext:value-type="float">
            <text:p>780</text:p>
          </table:table-cell>
          <table:table-cell table:style-name="ce41" office:value-type="float" office:value="2701" calcext:value-type="float">
            <text:p>2,701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469" calcext:value-type="float">
            <text:p>469</text:p>
          </table:table-cell>
          <table:table-cell table:style-name="ce52" office:value-type="float" office:value="410" calcext:value-type="float">
            <text:p>410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70" calcext:value-type="float">
            <text:p>170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908" calcext:value-type="float">
            <text:p>107,908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92" calcext:value-type="float">
            <text:p>692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12" calcext:value-type="float">
            <text:p>612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7299" calcext:value-type="float">
            <text:p>7,299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476" calcext:value-type="float">
            <text:p>1,476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7848" calcext:value-type="float">
            <text:p>7,848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535" calcext:value-type="float">
            <text:p>1,535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391" calcext:value-type="float">
            <text:p>1,391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8178" calcext:value-type="float">
            <text:p>8,178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700" calcext:value-type="float">
            <text:p>1,700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36" office:value-type="float" office:value="1554" calcext:value-type="float">
            <text:p>1,554</text:p>
          </table:table-cell>
          <table:table-cell table:style-name="ce28" office:value-type="float" office:value="7954" calcext:value-type="float">
            <text:p>7,954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22" calcext:value-type="float">
            <text:p>1,622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8380" calcext:value-type="float">
            <text:p>8,380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538" calcext:value-type="float">
            <text:p>8,538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7412" calcext:value-type="float">
            <text:p>7,412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425" calcext:value-type="float">
            <text:p>1,425</text:p>
          </table:table-cell>
          <table:table-cell table:style-name="ce36" office:value-type="float" office:value="1342" calcext:value-type="float">
            <text:p>1,342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111" calcext:value-type="float">
            <text:p>1,111</text:p>
          </table:table-cell>
          <table:table-cell table:style-name="ce36" office:value-type="float" office:value="991" calcext:value-type="float">
            <text:p>991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628" calcext:value-type="float">
            <text:p>628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269" calcext:value-type="float">
            <text:p>269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96" calcext:value-type="float">
            <text:p>55,19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53" calcext:value-type="float">
            <text:p>353</text:p>
          </table:table-cell>
          <table:table-cell table:style-name="ce36" office:value-type="float" office:value="361" calcext:value-type="float">
            <text:p>361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590" calcext:value-type="float">
            <text:p>590</text:p>
          </table:table-cell>
          <table:table-cell table:style-name="ce36" office:value-type="float" office:value="692" calcext:value-type="float">
            <text:p>692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945" calcext:value-type="float">
            <text:p>945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838" calcext:value-type="float">
            <text:p>838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12" calcext:value-type="float">
            <text:p>812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773" calcext:value-type="float">
            <text:p>773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903" calcext:value-type="float">
            <text:p>903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97" calcext:value-type="float">
            <text:p>697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38" calcext:value-type="float">
            <text:p>538</text:p>
          </table:table-cell>
          <table:table-cell table:style-name="ce36" office:value-type="float" office:value="456" calcext:value-type="float">
            <text:p>456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712" calcext:value-type="float">
            <text:p>52,712</text:p>
          </table:table-cell>
          <table:table-cell table:style-name="ce35" office:value-type="float" office:value="1863" calcext:value-type="float">
            <text:p>1,86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22" calcext:value-type="float">
            <text:p>322</text:p>
          </table:table-cell>
          <table:table-cell table:style-name="ce35" office:value-type="float" office:value="331" calcext:value-type="float">
            <text:p>331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06" calcext:value-type="float">
            <text:p>306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503" calcext:value-type="float">
            <text:p>503</text:p>
          </table:table-cell>
          <table:table-cell table:style-name="ce35" office:value-type="float" office:value="578" calcext:value-type="float">
            <text:p>578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08" calcext:value-type="float">
            <text:p>708</text:p>
          </table:table-cell>
          <table:table-cell table:style-name="ce35" office:value-type="float" office:value="696" calcext:value-type="float">
            <text:p>696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57" calcext:value-type="float">
            <text:p>657</text:p>
          </table:table-cell>
          <table:table-cell table:style-name="ce35" office:value-type="float" office:value="716" calcext:value-type="float">
            <text:p>716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88" calcext:value-type="float">
            <text:p>888</text:p>
          </table:table-cell>
          <table:table-cell table:style-name="ce35" office:value-type="float" office:value="857" calcext:value-type="float">
            <text:p>857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99" calcext:value-type="float">
            <text:p>899</text:p>
          </table:table-cell>
          <table:table-cell table:style-name="ce35" office:value-type="float" office:value="781" calcext:value-type="float">
            <text:p>781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77" calcext:value-type="float">
            <text:p>777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2" calcext:value-type="float">
            <text:p>812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77" calcext:value-type="float">
            <text:p>877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75" calcext:value-type="float">
            <text:p>675</text:p>
          </table:table-cell>
          <table:table-cell table:style-name="ce35" office:value-type="float" office:value="645" calcext:value-type="float">
            <text:p>645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73" calcext:value-type="float">
            <text:p>573</text:p>
          </table:table-cell>
          <table:table-cell table:style-name="ce35" office:value-type="float" office:value="535" calcext:value-type="float">
            <text:p>535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48" calcext:value-type="float">
            <text:p>348</text:p>
          </table:table-cell>
          <table:table-cell table:style-name="ce35" office:value-type="float" office:value="249" calcext:value-type="float">
            <text:p>249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290" calcext:value-type="float">
            <text:p>290</text:p>
          </table:table-cell>
          <table:table-cell table:number-columns-repeated="2" table:style-name="ce29" office:value-type="float" office:value="244" calcext:value-type="float">
            <text:p>244</text:p>
          </table:table-cell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273" calcext:value-type="float">
            <text:p>27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67" calcext:value-type="float">
            <text:p>167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59" calcext:value-type="float">
            <text:p>5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497" calcext:value-type="float">
            <text:p>361,497</text:p>
          </table:table-cell>
          <table:table-cell table:style-name="ce28" office:value-type="float" office:value="8426" calcext:value-type="float">
            <text:p>8,426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12775" calcext:value-type="float">
            <text:p>12,775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822" calcext:value-type="float">
            <text:p>2,822</text:p>
          </table:table-cell>
          <table:table-cell table:style-name="ce36" office:value-type="float" office:value="2815" calcext:value-type="float">
            <text:p>2,815</text:p>
          </table:table-cell>
          <table:table-cell table:style-name="ce28" office:value-type="float" office:value="13079" calcext:value-type="float">
            <text:p>13,079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2455" calcext:value-type="float">
            <text:p>2,455</text:p>
          </table:table-cell>
          <table:table-cell table:style-name="ce36" office:value-type="float" office:value="2348" calcext:value-type="float">
            <text:p>2,348</text:p>
          </table:table-cell>
          <table:table-cell table:style-name="ce28" office:value-type="float" office:value="14032" calcext:value-type="float">
            <text:p>14,03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914" calcext:value-type="float">
            <text:p>2,914</text:p>
          </table:table-cell>
          <table:table-cell table:style-name="ce36" office:value-type="float" office:value="2928" calcext:value-type="float">
            <text:p>2,928</text:p>
          </table:table-cell>
          <table:table-cell table:style-name="ce28" office:value-type="float" office:value="18799" calcext:value-type="float">
            <text:p>18,799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911" calcext:value-type="float">
            <text:p>3,911</text:p>
          </table:table-cell>
          <table:table-cell table:style-name="ce36" office:value-type="float" office:value="4883" calcext:value-type="float">
            <text:p>4,883</text:p>
          </table:table-cell>
          <table:table-cell table:style-name="ce28" office:value-type="float" office:value="24274" calcext:value-type="float">
            <text:p>24,274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5278" calcext:value-type="float">
            <text:p>5,278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5064" calcext:value-type="float">
            <text:p>25,064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4981" calcext:value-type="float">
            <text:p>4,981</text:p>
          </table:table-cell>
          <table:table-cell table:style-name="ce36" office:value-type="float" office:value="5030" calcext:value-type="float">
            <text:p>5,030</text:p>
          </table:table-cell>
          <table:table-cell table:style-name="ce28" office:value-type="float" office:value="22711" calcext:value-type="float">
            <text:p>22,711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292" calcext:value-type="float">
            <text:p>4,292</text:p>
          </table:table-cell>
          <table:table-cell table:style-name="ce36" office:value-type="float" office:value="4628" calcext:value-type="float">
            <text:p>4,628</text:p>
          </table:table-cell>
          <table:table-cell table:style-name="ce28" office:value-type="float" office:value="27410" calcext:value-type="float">
            <text:p>27,410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698" calcext:value-type="float">
            <text:p>5,698</text:p>
          </table:table-cell>
          <table:table-cell table:style-name="ce28" office:value-type="float" office:value="5869" calcext:value-type="float">
            <text:p>5,869</text:p>
          </table:table-cell>
          <table:table-cell table:style-name="ce36" office:value-type="float" office:value="5640" calcext:value-type="float">
            <text:p>5,640</text:p>
          </table:table-cell>
          <table:table-cell table:style-name="ce28" office:value-type="float" office:value="28662" calcext:value-type="float">
            <text:p>28,662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5363" calcext:value-type="float">
            <text:p>5,363</text:p>
          </table:table-cell>
          <table:table-cell table:style-name="ce28" office:value-type="float" office:value="28414" calcext:value-type="float">
            <text:p>28,414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830" calcext:value-type="float">
            <text:p>5,830</text:p>
          </table:table-cell>
          <table:table-cell table:style-name="ce36" office:value-type="float" office:value="5945" calcext:value-type="float">
            <text:p>5,945</text:p>
          </table:table-cell>
          <table:table-cell table:style-name="ce28" office:value-type="float" office:value="30331" calcext:value-type="float">
            <text:p>30,331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6088" calcext:value-type="float">
            <text:p>6,088</text:p>
          </table:table-cell>
          <table:table-cell table:style-name="ce36" office:value-type="float" office:value="6202" calcext:value-type="float">
            <text:p>6,202</text:p>
          </table:table-cell>
          <table:table-cell table:style-name="ce28" office:value-type="float" office:value="30945" calcext:value-type="float">
            <text:p>30,945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035" calcext:value-type="float">
            <text:p>6,035</text:p>
          </table:table-cell>
          <table:table-cell table:style-name="ce28" office:value-type="float" office:value="28225" calcext:value-type="float">
            <text:p>28,225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538" calcext:value-type="float">
            <text:p>5,538</text:p>
          </table:table-cell>
          <table:table-cell table:style-name="ce36" office:value-type="float" office:value="5371" calcext:value-type="float">
            <text:p>5,371</text:p>
          </table:table-cell>
          <table:table-cell table:style-name="ce28" office:value-type="float" office:value="22149" calcext:value-type="float">
            <text:p>22,149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170" calcext:value-type="float">
            <text:p>4,170</text:p>
          </table:table-cell>
          <table:table-cell table:style-name="ce36" office:value-type="float" office:value="3697" calcext:value-type="float">
            <text:p>3,697</text:p>
          </table:table-cell>
          <table:table-cell table:style-name="ce28" office:value-type="float" office:value="11106" calcext:value-type="float">
            <text:p>11,106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354" calcext:value-type="float">
            <text:p>1,354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622" calcext:value-type="float">
            <text:p>622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355" calcext:value-type="float">
            <text:p>179,355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266" calcext:value-type="float">
            <text:p>1,266</text:p>
          </table:table-cell>
          <table:table-cell table:style-name="ce36" office:value-type="float" office:value="1222" calcext:value-type="float">
            <text:p>1,222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9924" calcext:value-type="float">
            <text:p>9,92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2101" calcext:value-type="float">
            <text:p>2,101</text:p>
          </table:table-cell>
          <table:table-cell table:style-name="ce36" office:value-type="float" office:value="2524" calcext:value-type="float">
            <text:p>2,524</text:p>
          </table:table-cell>
          <table:table-cell table:style-name="ce28" office:value-type="float" office:value="12690" calcext:value-type="float">
            <text:p>12,690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824" calcext:value-type="float">
            <text:p>2,824</text:p>
          </table:table-cell>
          <table:table-cell table:style-name="ce36" office:value-type="float" office:value="2697" calcext:value-type="float">
            <text:p>2,697</text:p>
          </table:table-cell>
          <table:table-cell table:style-name="ce28" office:value-type="float" office:value="13222" calcext:value-type="float">
            <text:p>13,222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1899" calcext:value-type="float">
            <text:p>11,899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201" calcext:value-type="float">
            <text:p>2,201</text:p>
          </table:table-cell>
          <table:table-cell table:style-name="ce36" office:value-type="float" office:value="2330" calcext:value-type="float">
            <text:p>2,330</text:p>
          </table:table-cell>
          <table:table-cell table:style-name="ce28" office:value-type="float" office:value="13921" calcext:value-type="float">
            <text:p>13,921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957" calcext:value-type="float">
            <text:p>2,957</text:p>
          </table:table-cell>
          <table:table-cell table:style-name="ce36" office:value-type="float" office:value="2813" calcext:value-type="float">
            <text:p>2,813</text:p>
          </table:table-cell>
          <table:table-cell table:style-name="ce28" office:value-type="float" office:value="14123" calcext:value-type="float">
            <text:p>14,12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3044" calcext:value-type="float">
            <text:p>3,044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4006" calcext:value-type="float">
            <text:p>14,006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946" calcext:value-type="float">
            <text:p>2,946</text:p>
          </table:table-cell>
          <table:table-cell table:style-name="ce36" office:value-type="float" office:value="2864" calcext:value-type="float">
            <text:p>2,864</text:p>
          </table:table-cell>
          <table:table-cell table:style-name="ce28" office:value-type="float" office:value="14960" calcext:value-type="float">
            <text:p>14,960</text:p>
          </table:table-cell>
          <table:table-cell table:style-name="ce28" office:value-type="float" office:value="3009" calcext:value-type="float">
            <text:p>3,009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2986" calcext:value-type="float">
            <text:p>2,986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5141" calcext:value-type="float">
            <text:p>15,141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3103" calcext:value-type="float">
            <text:p>3,103</text:p>
          </table:table-cell>
          <table:table-cell table:style-name="ce36" office:value-type="float" office:value="2857" calcext:value-type="float">
            <text:p>2,857</text:p>
          </table:table-cell>
          <table:table-cell table:style-name="ce28" office:value-type="float" office:value="13453" calcext:value-type="float">
            <text:p>13,453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0192" calcext:value-type="float">
            <text:p>10,192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641" calcext:value-type="float">
            <text:p>641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24" calcext:value-type="float">
            <text:p>624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42" calcext:value-type="float">
            <text:p>182,142</text:p>
          </table:table-cell>
          <table:table-cell table:style-name="ce35" office:value-type="float" office:value="4025" calcext:value-type="float">
            <text:p>4,02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413" calcext:value-type="float">
            <text:p>1,413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6358" calcext:value-type="float">
            <text:p>6,358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126" calcext:value-type="float">
            <text:p>1,126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416" calcext:value-type="float">
            <text:p>1,416</text:p>
          </table:table-cell>
          <table:table-cell table:style-name="ce35" office:value-type="float" office:value="1410" calcext:value-type="float">
            <text:p>1,410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35" office:value-type="float" office:value="2359" calcext:value-type="float">
            <text:p>2,359</text:p>
          </table:table-cell>
          <table:table-cell table:style-name="ce29" office:value-type="float" office:value="11584" calcext:value-type="float">
            <text:p>11,584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454" calcext:value-type="float">
            <text:p>2,454</text:p>
          </table:table-cell>
          <table:table-cell table:style-name="ce35" office:value-type="float" office:value="2477" calcext:value-type="float">
            <text:p>2,477</text:p>
          </table:table-cell>
          <table:table-cell table:style-name="ce29" office:value-type="float" office:value="11842" calcext:value-type="float">
            <text:p>11,842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334" calcext:value-type="float">
            <text:p>2,334</text:p>
          </table:table-cell>
          <table:table-cell table:style-name="ce35" office:value-type="float" office:value="2373" calcext:value-type="float">
            <text:p>2,373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91" calcext:value-type="float">
            <text:p>2,091</text:p>
          </table:table-cell>
          <table:table-cell table:style-name="ce35" office:value-type="float" office:value="2298" calcext:value-type="float">
            <text:p>2,298</text:p>
          </table:table-cell>
          <table:table-cell table:style-name="ce29" office:value-type="float" office:value="13489" calcext:value-type="float">
            <text:p>13,489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912" calcext:value-type="float">
            <text:p>2,912</text:p>
          </table:table-cell>
          <table:table-cell table:style-name="ce35" office:value-type="float" office:value="2827" calcext:value-type="float">
            <text:p>2,827</text:p>
          </table:table-cell>
          <table:table-cell table:style-name="ce29" office:value-type="float" office:value="14539" calcext:value-type="float">
            <text:p>14,539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986" calcext:value-type="float">
            <text:p>2,986</text:p>
          </table:table-cell>
          <table:table-cell table:style-name="ce35" office:value-type="float" office:value="2739" calcext:value-type="float">
            <text:p>2,739</text:p>
          </table:table-cell>
          <table:table-cell table:style-name="ce29" office:value-type="float" office:value="14408" calcext:value-type="float">
            <text:p>14,408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884" calcext:value-type="float">
            <text:p>2,884</text:p>
          </table:table-cell>
          <table:table-cell table:style-name="ce35" office:value-type="float" office:value="3081" calcext:value-type="float">
            <text:p>3,081</text:p>
          </table:table-cell>
          <table:table-cell table:style-name="ce29" office:value-type="float" office:value="15371" calcext:value-type="float">
            <text:p>15,371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102" calcext:value-type="float">
            <text:p>3,102</text:p>
          </table:table-cell>
          <table:table-cell table:style-name="ce35" office:value-type="float" office:value="3173" calcext:value-type="float">
            <text:p>3,173</text:p>
          </table:table-cell>
          <table:table-cell table:style-name="ce29" office:value-type="float" office:value="15804" calcext:value-type="float">
            <text:p>15,804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112" calcext:value-type="float">
            <text:p>3,112</text:p>
          </table:table-cell>
          <table:table-cell table:style-name="ce35" office:value-type="float" office:value="3178" calcext:value-type="float">
            <text:p>3,178</text:p>
          </table:table-cell>
          <table:table-cell table:style-name="ce29" office:value-type="float" office:value="14772" calcext:value-type="float">
            <text:p>14,772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35" office:value-type="float" office:value="2856" calcext:value-type="float">
            <text:p>2,856</text:p>
          </table:table-cell>
          <table:table-cell table:style-name="ce29" office:value-type="float" office:value="11957" calcext:value-type="float">
            <text:p>11,957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290" calcext:value-type="float">
            <text:p>2,290</text:p>
          </table:table-cell>
          <table:table-cell table:style-name="ce35" office:value-type="float" office:value="1994" calcext:value-type="float">
            <text:p>1,994</text:p>
          </table:table-cell>
          <table:table-cell table:style-name="ce29" office:value-type="float" office:value="6131" calcext:value-type="float">
            <text:p>6,131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855" calcext:value-type="float">
            <text:p>855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74" calcext:value-type="float">
            <text:p>874</text:p>
          </table:table-cell>
          <table:table-cell table:style-name="ce35" office:value-type="float" office:value="924" calcext:value-type="float">
            <text:p>924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406" calcext:value-type="float">
            <text:p>406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9" calcext:value-type="float">
            <text:p>179</text:p>
          </table:table-cell>
          <table:table-cell table:style-name="ce35" office:value-type="float" office:value="141" calcext:value-type="float">
            <text:p>141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328" calcext:value-type="float">
            <text:p>457,328</text:p>
          </table:table-cell>
          <table:table-cell table:style-name="ce28" office:value-type="float" office:value="18011" calcext:value-type="float">
            <text:p>18,011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25723" calcext:value-type="float">
            <text:p>25,723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5458" calcext:value-type="float">
            <text:p>5,458</text:p>
          </table:table-cell>
          <table:table-cell table:style-name="ce36" office:value-type="float" office:value="5905" calcext:value-type="float">
            <text:p>5,905</text:p>
          </table:table-cell>
          <table:table-cell table:style-name="ce28" office:value-type="float" office:value="27181" calcext:value-type="float">
            <text:p>27,181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5199" calcext:value-type="float">
            <text:p>5,199</text:p>
          </table:table-cell>
          <table:table-cell table:style-name="ce36" office:value-type="float" office:value="4391" calcext:value-type="float">
            <text:p>4,391</text:p>
          </table:table-cell>
          <table:table-cell table:style-name="ce28" office:value-type="float" office:value="23816" calcext:value-type="float">
            <text:p>23,816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4759" calcext:value-type="float">
            <text:p>4,759</text:p>
          </table:table-cell>
          <table:table-cell table:style-name="ce36" office:value-type="float" office:value="4427" calcext:value-type="float">
            <text:p>4,427</text:p>
          </table:table-cell>
          <table:table-cell table:style-name="ce28" office:value-type="float" office:value="25058" calcext:value-type="float">
            <text:p>25,058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5178" calcext:value-type="float">
            <text:p>5,178</text:p>
          </table:table-cell>
          <table:table-cell table:style-name="ce36" office:value-type="float" office:value="5628" calcext:value-type="float">
            <text:p>5,628</text:p>
          </table:table-cell>
          <table:table-cell table:style-name="ce28" office:value-type="float" office:value="27788" calcext:value-type="float">
            <text:p>27,788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894" calcext:value-type="float">
            <text:p>5,894</text:p>
          </table:table-cell>
          <table:table-cell table:style-name="ce36" office:value-type="float" office:value="5891" calcext:value-type="float">
            <text:p>5,891</text:p>
          </table:table-cell>
          <table:table-cell table:style-name="ce28" office:value-type="float" office:value="30408" calcext:value-type="float">
            <text:p>30,408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6128" calcext:value-type="float">
            <text:p>6,128</text:p>
          </table:table-cell>
          <table:table-cell table:style-name="ce36" office:value-type="float" office:value="6349" calcext:value-type="float">
            <text:p>6,349</text:p>
          </table:table-cell>
          <table:table-cell table:style-name="ce28" office:value-type="float" office:value="32051" calcext:value-type="float">
            <text:p>32,051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209" calcext:value-type="float">
            <text:p>6,209</text:p>
          </table:table-cell>
          <table:table-cell table:style-name="ce36" office:value-type="float" office:value="6950" calcext:value-type="float">
            <text:p>6,950</text:p>
          </table:table-cell>
          <table:table-cell table:style-name="ce28" office:value-type="float" office:value="42383" calcext:value-type="float">
            <text:p>42,383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8643" calcext:value-type="float">
            <text:p>8,643</text:p>
          </table:table-cell>
          <table:table-cell table:style-name="ce28" office:value-type="float" office:value="9095" calcext:value-type="float">
            <text:p>9,095</text:p>
          </table:table-cell>
          <table:table-cell table:style-name="ce36" office:value-type="float" office:value="8899" calcext:value-type="float">
            <text:p>8,899</text:p>
          </table:table-cell>
          <table:table-cell table:style-name="ce28" office:value-type="float" office:value="41438" calcext:value-type="float">
            <text:p>41,438</text:p>
          </table:table-cell>
          <table:table-cell table:style-name="ce28" office:value-type="float" office:value="8948" calcext:value-type="float">
            <text:p>8,948</text:p>
          </table:table-cell>
          <table:table-cell table:style-name="ce28" office:value-type="float" office:value="8529" calcext:value-type="float">
            <text:p>8,529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8507" calcext:value-type="float">
            <text:p>8,507</text:p>
          </table:table-cell>
          <table:table-cell table:style-name="ce36" office:value-type="float" office:value="7316" calcext:value-type="float">
            <text:p>7,316</text:p>
          </table:table-cell>
          <table:table-cell table:style-name="ce28" office:value-type="float" office:value="33849" calcext:value-type="float">
            <text:p>33,849</text:p>
          </table:table-cell>
          <table:table-cell table:style-name="ce28" office:value-type="float" office:value="6906" calcext:value-type="float">
            <text:p>6,906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6790" calcext:value-type="float">
            <text:p>6,790</text:p>
          </table:table-cell>
          <table:table-cell table:style-name="ce36" office:value-type="float" office:value="6716" calcext:value-type="float">
            <text:p>6,716</text:p>
          </table:table-cell>
          <table:table-cell table:style-name="ce28" office:value-type="float" office:value="31067" calcext:value-type="float">
            <text:p>31,067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6080" calcext:value-type="float">
            <text:p>6,080</text:p>
          </table:table-cell>
          <table:table-cell table:style-name="ce36" office:value-type="float" office:value="6013" calcext:value-type="float">
            <text:p>6,013</text:p>
          </table:table-cell>
          <table:table-cell table:style-name="ce28" office:value-type="float" office:value="28382" calcext:value-type="float">
            <text:p>28,38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5371" calcext:value-type="float">
            <text:p>5,371</text:p>
          </table:table-cell>
          <table:table-cell table:style-name="ce36" office:value-type="float" office:value="5383" calcext:value-type="float">
            <text:p>5,383</text:p>
          </table:table-cell>
          <table:table-cell table:style-name="ce28" office:value-type="float" office:value="24366" calcext:value-type="float">
            <text:p>24,366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672" calcext:value-type="float">
            <text:p>4,672</text:p>
          </table:table-cell>
          <table:table-cell table:style-name="ce36" office:value-type="float" office:value="4687" calcext:value-type="float">
            <text:p>4,687</text:p>
          </table:table-cell>
          <table:table-cell table:style-name="ce28" office:value-type="float" office:value="19762" calcext:value-type="float">
            <text:p>19,762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966" calcext:value-type="float">
            <text:p>3,966</text:p>
          </table:table-cell>
          <table:table-cell table:style-name="ce36" office:value-type="float" office:value="3115" calcext:value-type="float">
            <text:p>3,115</text:p>
          </table:table-cell>
          <table:table-cell table:style-name="ce28" office:value-type="float" office:value="11051" calcext:value-type="float">
            <text:p>11,051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90" calcext:value-type="float">
            <text:p>225,690</text:p>
          </table:table-cell>
          <table:table-cell table:style-name="ce28" office:value-type="float" office:value="9379" calcext:value-type="float">
            <text:p>9,379</text:p>
          </table:table-cell>
          <table:table-cell table:style-name="ce40" office:value-type="float" office:value="1634" calcext:value-type="float">
            <text:p>1,634</text:p>
          </table:table-cell>
          <table:table-cell table:style-name="ce40" office:value-type="float" office:value="1702" calcext:value-type="float">
            <text:p>1,702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2038" calcext:value-type="float">
            <text:p>2,038</text:p>
          </table:table-cell>
          <table:table-cell table:style-name="ce40" office:value-type="float" office:value="2160" calcext:value-type="float">
            <text:p>2,160</text:p>
          </table:table-cell>
          <table:table-cell table:style-name="ce40" office:value-type="float" office:value="13292" calcext:value-type="float">
            <text:p>13,292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764" calcext:value-type="float">
            <text:p>2,764</text:p>
          </table:table-cell>
          <table:table-cell table:style-name="ce51" office:value-type="float" office:value="3084" calcext:value-type="float">
            <text:p>3,084</text:p>
          </table:table-cell>
          <table:table-cell table:style-name="ce40" office:value-type="float" office:value="14092" calcext:value-type="float">
            <text:p>14,092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3202" calcext:value-type="float">
            <text:p>3,202</text:p>
          </table:table-cell>
          <table:table-cell table:style-name="ce40" office:value-type="float" office:value="2702" calcext:value-type="float">
            <text:p>2,702</text:p>
          </table:table-cell>
          <table:table-cell table:style-name="ce51" office:value-type="float" office:value="2292" calcext:value-type="float">
            <text:p>2,292</text:p>
          </table:table-cell>
          <table:table-cell table:style-name="ce40" office:value-type="float" office:value="12504" calcext:value-type="float">
            <text:p>12,504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663" calcext:value-type="float">
            <text:p>2,663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480" calcext:value-type="float">
            <text:p>2,480</text:p>
          </table:table-cell>
          <table:table-cell table:style-name="ce51" office:value-type="float" office:value="2298" calcext:value-type="float">
            <text:p>2,298</text:p>
          </table:table-cell>
          <table:table-cell table:style-name="ce40" office:value-type="float" office:value="13085" calcext:value-type="float">
            <text:p>13,085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2445" calcext:value-type="float">
            <text:p>2,445</text:p>
          </table:table-cell>
          <table:table-cell table:style-name="ce40" office:value-type="float" office:value="2645" calcext:value-type="float">
            <text:p>2,645</text:p>
          </table:table-cell>
          <table:table-cell table:style-name="ce40" office:value-type="float" office:value="2715" calcext:value-type="float">
            <text:p>2,715</text:p>
          </table:table-cell>
          <table:table-cell table:style-name="ce51" office:value-type="float" office:value="2914" calcext:value-type="float">
            <text:p>2,914</text:p>
          </table:table-cell>
          <table:table-cell table:style-name="ce40" office:value-type="float" office:value="14441" calcext:value-type="float">
            <text:p>14,441</text:p>
          </table:table-cell>
          <table:table-cell table:style-name="ce40" office:value-type="float" office:value="2676" calcext:value-type="float">
            <text:p>2,676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3056" calcext:value-type="float">
            <text:p>3,056</text:p>
          </table:table-cell>
          <table:table-cell table:style-name="ce51" office:value-type="float" office:value="3081" calcext:value-type="float">
            <text:p>3,081</text:p>
          </table:table-cell>
          <table:table-cell table:style-name="ce40" office:value-type="float" office:value="15734" calcext:value-type="float">
            <text:p>15,734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135" calcext:value-type="float">
            <text:p>3,135</text:p>
          </table:table-cell>
          <table:table-cell table:style-name="ce40" office:value-type="float" office:value="3195" calcext:value-type="float">
            <text:p>3,195</text:p>
          </table:table-cell>
          <table:table-cell table:style-name="ce51" office:value-type="float" office:value="3323" calcext:value-type="float">
            <text:p>3,323</text:p>
          </table:table-cell>
          <table:table-cell table:style-name="ce40" office:value-type="float" office:value="16013" calcext:value-type="float">
            <text:p>16,013</text:p>
          </table:table-cell>
          <table:table-cell table:style-name="ce40" office:value-type="float" office:value="3118" calcext:value-type="float">
            <text:p>3,118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0" office:value-type="float" office:value="3115" calcext:value-type="float">
            <text:p>3,115</text:p>
          </table:table-cell>
          <table:table-cell table:style-name="ce40" office:value-type="float" office:value="3117" calcext:value-type="float">
            <text:p>3,117</text:p>
          </table:table-cell>
          <table:table-cell table:style-name="ce51" office:value-type="float" office:value="3343" calcext:value-type="float">
            <text:p>3,343</text:p>
          </table:table-cell>
          <table:table-cell table:style-name="ce40" office:value-type="float" office:value="20463" calcext:value-type="float">
            <text:p>20,463</text:p>
          </table:table-cell>
          <table:table-cell table:style-name="ce40" office:value-type="float" office:value="3642" calcext:value-type="float">
            <text:p>3,642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4249" calcext:value-type="float">
            <text:p>4,249</text:p>
          </table:table-cell>
          <table:table-cell table:style-name="ce40" office:value-type="float" office:value="4367" calcext:value-type="float">
            <text:p>4,367</text:p>
          </table:table-cell>
          <table:table-cell table:style-name="ce51" office:value-type="float" office:value="4284" calcext:value-type="float">
            <text:p>4,284</text:p>
          </table:table-cell>
          <table:table-cell table:style-name="ce40" office:value-type="float" office:value="20203" calcext:value-type="float">
            <text:p>20,203</text:p>
          </table:table-cell>
          <table:table-cell table:style-name="ce40" office:value-type="float" office:value="4281" calcext:value-type="float">
            <text:p>4,281</text:p>
          </table:table-cell>
          <table:table-cell table:style-name="ce40" office:value-type="float" office:value="4151" calcext:value-type="float">
            <text:p>4,151</text:p>
          </table:table-cell>
          <table:table-cell table:style-name="ce40" office:value-type="float" office:value="3956" calcext:value-type="float">
            <text:p>3,956</text:p>
          </table:table-cell>
          <table:table-cell table:style-name="ce40" office:value-type="float" office:value="4178" calcext:value-type="float">
            <text:p>4,178</text:p>
          </table:table-cell>
          <table:table-cell table:style-name="ce51" office:value-type="float" office:value="3637" calcext:value-type="float">
            <text:p>3,637</text:p>
          </table:table-cell>
          <table:table-cell table:style-name="ce40" office:value-type="float" office:value="16680" calcext:value-type="float">
            <text:p>16,680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232" calcext:value-type="float">
            <text:p>3,232</text:p>
          </table:table-cell>
          <table:table-cell table:style-name="ce40" office:value-type="float" office:value="3345" calcext:value-type="float">
            <text:p>3,345</text:p>
          </table:table-cell>
          <table:table-cell table:style-name="ce40" office:value-type="float" office:value="3280" calcext:value-type="float">
            <text:p>3,280</text:p>
          </table:table-cell>
          <table:table-cell table:style-name="ce51" office:value-type="float" office:value="3339" calcext:value-type="float">
            <text:p>3,339</text:p>
          </table:table-cell>
          <table:table-cell table:style-name="ce40" office:value-type="float" office:value="15169" calcext:value-type="float">
            <text:p>15,169</text:p>
          </table:table-cell>
          <table:table-cell table:style-name="ce40" office:value-type="float" office:value="3213" calcext:value-type="float">
            <text:p>3,213</text:p>
          </table:table-cell>
          <table:table-cell table:style-name="ce40" office:value-type="float" office:value="3118" calcext:value-type="float">
            <text:p>3,118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2975" calcext:value-type="float">
            <text:p>2,975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0" office:value-type="float" office:value="13753" calcext:value-type="float">
            <text:p>13,753</text:p>
          </table:table-cell>
          <table:table-cell table:style-name="ce40" office:value-type="float" office:value="2852" calcext:value-type="float">
            <text:p>2,852</text:p>
          </table:table-cell>
          <table:table-cell table:style-name="ce40" office:value-type="float" office:value="2846" calcext:value-type="float">
            <text:p>2,846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2585" calcext:value-type="float">
            <text:p>2,585</text:p>
          </table:table-cell>
          <table:table-cell table:style-name="ce51" office:value-type="float" office:value="2555" calcext:value-type="float">
            <text:p>2,555</text:p>
          </table:table-cell>
          <table:table-cell table:style-name="ce40" office:value-type="float" office:value="11263" calcext:value-type="float">
            <text:p>11,263</text:p>
          </table:table-cell>
          <table:table-cell table:style-name="ce40" office:value-type="float" office:value="2477" calcext:value-type="float">
            <text:p>2,477</text:p>
          </table:table-cell>
          <table:table-cell table:style-name="ce40" office:value-type="float" office:value="2379" calcext:value-type="float">
            <text:p>2,379</text:p>
          </table:table-cell>
          <table:table-cell table:style-name="ce40" office:value-type="float" office:value="2147" calcext:value-type="float">
            <text:p>2,147</text:p>
          </table:table-cell>
          <table:table-cell table:style-name="ce40" office:value-type="float" office:value="2097" calcext:value-type="float">
            <text:p>2,097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2111" calcext:value-type="float">
            <text:p>2,111</text:p>
          </table:table-cell>
          <table:table-cell table:style-name="ce40" office:value-type="float" office:value="1921" calcext:value-type="float">
            <text:p>1,921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1748" calcext:value-type="float">
            <text:p>1,748</text:p>
          </table:table-cell>
          <table:table-cell table:style-name="ce51" office:value-type="float" office:value="1384" calcext:value-type="float">
            <text:p>1,384</text:p>
          </table:table-cell>
          <table:table-cell table:style-name="ce40" office:value-type="float" office:value="4812" calcext:value-type="float">
            <text:p>4,812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768" calcext:value-type="float">
            <text:p>768</text:p>
          </table:table-cell>
          <table:table-cell table:style-name="ce51" office:value-type="float" office:value="622" calcext:value-type="float">
            <text:p>622</text:p>
          </table:table-cell>
          <table:table-cell table:style-name="ce40" office:value-type="float" office:value="3080" calcext:value-type="float">
            <text:p>3,08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542" calcext:value-type="float">
            <text:p>542</text:p>
          </table:table-cell>
          <table:table-cell table:style-name="ce51" office:value-type="float" office:value="513" calcext:value-type="float">
            <text:p>513</text:p>
          </table:table-cell>
          <table:table-cell table:style-name="ce40" office:value-type="float" office:value="1636" calcext:value-type="float">
            <text:p>1,636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281" calcext:value-type="float">
            <text:p>281</text:p>
          </table:table-cell>
          <table:table-cell table:style-name="ce51" office:value-type="float" office:value="240" calcext:value-type="float">
            <text:p>240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21" calcext:value-type="float">
            <text:p>121</text:p>
          </table:table-cell>
          <table:table-cell table:style-name="ce51" office:value-type="float" office:value="98" calcext:value-type="float">
            <text:p>98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38" calcext:value-type="float">
            <text:p>231,638</text:p>
          </table:table-cell>
          <table:table-cell table:style-name="ce35" office:value-type="float" office:value="8632" calcext:value-type="float">
            <text:p>8,632</text:p>
          </table:table-cell>
          <table:table-cell table:style-name="ce41" office:value-type="float" office:value="1483" calcext:value-type="float">
            <text:p>1,483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973" calcext:value-type="float">
            <text:p>1,973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12431" calcext:value-type="float">
            <text:p>12,431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471" calcext:value-type="float">
            <text:p>2,471</text:p>
          </table:table-cell>
          <table:table-cell table:style-name="ce41" office:value-type="float" office:value="2694" calcext:value-type="float">
            <text:p>2,694</text:p>
          </table:table-cell>
          <table:table-cell table:style-name="ce52" office:value-type="float" office:value="2821" calcext:value-type="float">
            <text:p>2,821</text:p>
          </table:table-cell>
          <table:table-cell table:style-name="ce41" office:value-type="float" office:value="13089" calcext:value-type="float">
            <text:p>13,089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2497" calcext:value-type="float">
            <text:p>2,497</text:p>
          </table:table-cell>
          <table:table-cell table:style-name="ce52" office:value-type="float" office:value="2099" calcext:value-type="float">
            <text:p>2,099</text:p>
          </table:table-cell>
          <table:table-cell table:style-name="ce41" office:value-type="float" office:value="11312" calcext:value-type="float">
            <text:p>11,312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280" calcext:value-type="float">
            <text:p>2,280</text:p>
          </table:table-cell>
          <table:table-cell table:style-name="ce41" office:value-type="float" office:value="2279" calcext:value-type="float">
            <text:p>2,279</text:p>
          </table:table-cell>
          <table:table-cell table:style-name="ce52" office:value-type="float" office:value="2129" calcext:value-type="float">
            <text:p>2,129</text:p>
          </table:table-cell>
          <table:table-cell table:style-name="ce41" office:value-type="float" office:value="11973" calcext:value-type="float">
            <text:p>11,973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262" calcext:value-type="float">
            <text:p>2,262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463" calcext:value-type="float">
            <text:p>2,463</text:p>
          </table:table-cell>
          <table:table-cell table:style-name="ce52" office:value-type="float" office:value="2714" calcext:value-type="float">
            <text:p>2,714</text:p>
          </table:table-cell>
          <table:table-cell table:style-name="ce41" office:value-type="float" office:value="13347" calcext:value-type="float">
            <text:p>13,347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838" calcext:value-type="float">
            <text:p>2,838</text:p>
          </table:table-cell>
          <table:table-cell table:style-name="ce52" office:value-type="float" office:value="2810" calcext:value-type="float">
            <text:p>2,810</text:p>
          </table:table-cell>
          <table:table-cell table:style-name="ce41" office:value-type="float" office:value="14674" calcext:value-type="float">
            <text:p>14,674</text:p>
          </table:table-cell>
          <table:table-cell table:style-name="ce41" office:value-type="float" office:value="2788" calcext:value-type="float">
            <text:p>2,788</text:p>
          </table:table-cell>
          <table:table-cell table:style-name="ce41" office:value-type="float" office:value="3005" calcext:value-type="float">
            <text:p>3,005</text:p>
          </table:table-cell>
          <table:table-cell table:style-name="ce41" office:value-type="float" office:value="2922" calcext:value-type="float">
            <text:p>2,922</text:p>
          </table:table-cell>
          <table:table-cell table:style-name="ce41" office:value-type="float" office:value="2933" calcext:value-type="float">
            <text:p>2,933</text:p>
          </table:table-cell>
          <table:table-cell table:style-name="ce52" office:value-type="float" office:value="3026" calcext:value-type="float">
            <text:p>3,026</text:p>
          </table:table-cell>
          <table:table-cell table:style-name="ce41" office:value-type="float" office:value="16038" calcext:value-type="float">
            <text:p>16,038</text:p>
          </table:table-cell>
          <table:table-cell table:style-name="ce41" office:value-type="float" office:value="3023" calcext:value-type="float">
            <text:p>3,023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3092" calcext:value-type="float">
            <text:p>3,092</text:p>
          </table:table-cell>
          <table:table-cell table:style-name="ce52" office:value-type="float" office:value="3607" calcext:value-type="float">
            <text:p>3,607</text:p>
          </table:table-cell>
          <table:table-cell table:style-name="ce41" office:value-type="float" office:value="21920" calcext:value-type="float">
            <text:p>21,920</text:p>
          </table:table-cell>
          <table:table-cell table:style-name="ce41" office:value-type="float" office:value="4007" calcext:value-type="float">
            <text:p>4,007</text:p>
          </table:table-cell>
          <table:table-cell table:style-name="ce41" office:value-type="float" office:value="4176" calcext:value-type="float">
            <text:p>4,176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4728" calcext:value-type="float">
            <text:p>4,728</text:p>
          </table:table-cell>
          <table:table-cell table:style-name="ce52" office:value-type="float" office:value="4615" calcext:value-type="float">
            <text:p>4,615</text:p>
          </table:table-cell>
          <table:table-cell table:style-name="ce41" office:value-type="float" office:value="21235" calcext:value-type="float">
            <text:p>21,235</text:p>
          </table:table-cell>
          <table:table-cell table:style-name="ce41" office:value-type="float" office:value="4667" calcext:value-type="float">
            <text:p>4,667</text:p>
          </table:table-cell>
          <table:table-cell table:style-name="ce41" office:value-type="float" office:value="4378" calcext:value-type="float">
            <text:p>4,378</text:p>
          </table:table-cell>
          <table:table-cell table:style-name="ce41" office:value-type="float" office:value="4182" calcext:value-type="float">
            <text:p>4,182</text:p>
          </table:table-cell>
          <table:table-cell table:style-name="ce41" office:value-type="float" office:value="4329" calcext:value-type="float">
            <text:p>4,329</text:p>
          </table:table-cell>
          <table:table-cell table:style-name="ce52" office:value-type="float" office:value="3679" calcext:value-type="float">
            <text:p>3,679</text:p>
          </table:table-cell>
          <table:table-cell table:style-name="ce41" office:value-type="float" office:value="17169" calcext:value-type="float">
            <text:p>17,169</text:p>
          </table:table-cell>
          <table:table-cell table:style-name="ce41" office:value-type="float" office:value="3422" calcext:value-type="float">
            <text:p>3,422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510" calcext:value-type="float">
            <text:p>3,510</text:p>
          </table:table-cell>
          <table:table-cell table:style-name="ce52" office:value-type="float" office:value="3377" calcext:value-type="float">
            <text:p>3,377</text:p>
          </table:table-cell>
          <table:table-cell table:style-name="ce41" office:value-type="float" office:value="15898" calcext:value-type="float">
            <text:p>15,898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231" calcext:value-type="float">
            <text:p>3,231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3105" calcext:value-type="float">
            <text:p>3,105</text:p>
          </table:table-cell>
          <table:table-cell table:style-name="ce52" office:value-type="float" office:value="3086" calcext:value-type="float">
            <text:p>3,086</text:p>
          </table:table-cell>
          <table:table-cell table:style-name="ce41" office:value-type="float" office:value="14629" calcext:value-type="float">
            <text:p>14,629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2995" calcext:value-type="float">
            <text:p>2,995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828" calcext:value-type="float">
            <text:p>2,828</text:p>
          </table:table-cell>
          <table:table-cell table:style-name="ce41" office:value-type="float" office:value="13103" calcext:value-type="float">
            <text:p>13,103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2575" calcext:value-type="float">
            <text:p>2,575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0780" calcext:value-type="float">
            <text:p>10,780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218" calcext:value-type="float">
            <text:p>2,218</text:p>
          </table:table-cell>
          <table:table-cell table:style-name="ce52" office:value-type="float" office:value="1731" calcext:value-type="float">
            <text:p>1,731</text:p>
          </table:table-cell>
          <table:table-cell table:style-name="ce41" office:value-type="float" office:value="6239" calcext:value-type="float">
            <text:p>6,239</text:p>
          </table:table-cell>
          <table:table-cell table:style-name="ce41" office:value-type="float" office:value="1618" calcext:value-type="float">
            <text:p>1,618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027" calcext:value-type="float">
            <text:p>1,027</text:p>
          </table:table-cell>
          <table:table-cell table:style-name="ce52" office:value-type="float" office:value="914" calcext:value-type="float">
            <text:p>914</text:p>
          </table:table-cell>
          <table:table-cell table:style-name="ce41" office:value-type="float" office:value="4714" calcext:value-type="float">
            <text:p>4,714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879" calcext:value-type="float">
            <text:p>879</text:p>
          </table:table-cell>
          <table:table-cell table:style-name="ce52" office:value-type="float" office:value="854" calcext:value-type="float">
            <text:p>854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463" calcext:value-type="float">
            <text:p>463</text:p>
          </table:table-cell>
          <table:table-cell table:style-name="ce52" office:value-type="float" office:value="425" calcext:value-type="float">
            <text:p>425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365" calcext:value-type="float">
            <text:p>262,365</text:p>
          </table:table-cell>
          <table:table-cell table:style-name="ce28" office:value-type="float" office:value="7536" calcext:value-type="float">
            <text:p>7,536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610" calcext:value-type="float">
            <text:p>2,610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2794" calcext:value-type="float">
            <text:p>12,794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499" calcext:value-type="float">
            <text:p>2,499</text:p>
          </table:table-cell>
          <table:table-cell table:style-name="ce36" office:value-type="float" office:value="2207" calcext:value-type="float">
            <text:p>2,207</text:p>
          </table:table-cell>
          <table:table-cell table:style-name="ce28" office:value-type="float" office:value="12528" calcext:value-type="float">
            <text:p>12,52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84" calcext:value-type="float">
            <text:p>2,584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5623" calcext:value-type="float">
            <text:p>15,623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231" calcext:value-type="float">
            <text:p>3,231</text:p>
          </table:table-cell>
          <table:table-cell table:style-name="ce36" office:value-type="float" office:value="3837" calcext:value-type="float">
            <text:p>3,837</text:p>
          </table:table-cell>
          <table:table-cell table:style-name="ce28" office:value-type="float" office:value="17993" calcext:value-type="float">
            <text:p>17,993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766" calcext:value-type="float">
            <text:p>3,766</text:p>
          </table:table-cell>
          <table:table-cell table:style-name="ce36" office:value-type="float" office:value="3687" calcext:value-type="float">
            <text:p>3,687</text:p>
          </table:table-cell>
          <table:table-cell table:style-name="ce28" office:value-type="float" office:value="17102" calcext:value-type="float">
            <text:p>17,102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484" calcext:value-type="float">
            <text:p>3,484</text:p>
          </table:table-cell>
          <table:table-cell table:style-name="ce28" office:value-type="float" office:value="16459" calcext:value-type="float">
            <text:p>16,459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184" calcext:value-type="float">
            <text:p>3,184</text:p>
          </table:table-cell>
          <table:table-cell table:style-name="ce36" office:value-type="float" office:value="3583" calcext:value-type="float">
            <text:p>3,583</text:p>
          </table:table-cell>
          <table:table-cell table:style-name="ce28" office:value-type="float" office:value="20391" calcext:value-type="float">
            <text:p>20,391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361" calcext:value-type="float">
            <text:p>4,361</text:p>
          </table:table-cell>
          <table:table-cell table:style-name="ce36" office:value-type="float" office:value="4197" calcext:value-type="float">
            <text:p>4,197</text:p>
          </table:table-cell>
          <table:table-cell table:style-name="ce28" office:value-type="float" office:value="21077" calcext:value-type="float">
            <text:p>21,077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444" calcext:value-type="float">
            <text:p>4,444</text:p>
          </table:table-cell>
          <table:table-cell table:style-name="ce36" office:value-type="float" office:value="3858" calcext:value-type="float">
            <text:p>3,858</text:p>
          </table:table-cell>
          <table:table-cell table:style-name="ce28" office:value-type="float" office:value="19404" calcext:value-type="float">
            <text:p>19,404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996" calcext:value-type="float">
            <text:p>3,996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20168" calcext:value-type="float">
            <text:p>20,168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3915" calcext:value-type="float">
            <text:p>3,915</text:p>
          </table:table-cell>
          <table:table-cell table:style-name="ce28" office:value-type="float" office:value="19491" calcext:value-type="float">
            <text:p>19,49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833" calcext:value-type="float">
            <text:p>3,833</text:p>
          </table:table-cell>
          <table:table-cell table:style-name="ce36" office:value-type="float" office:value="3714" calcext:value-type="float">
            <text:p>3,714</text:p>
          </table:table-cell>
          <table:table-cell table:style-name="ce28" office:value-type="float" office:value="16853" calcext:value-type="float">
            <text:p>16,853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333" calcext:value-type="float">
            <text:p>3,333</text:p>
          </table:table-cell>
          <table:table-cell table:style-name="ce36" office:value-type="float" office:value="3335" calcext:value-type="float">
            <text:p>3,335</text:p>
          </table:table-cell>
          <table:table-cell table:style-name="ce28" office:value-type="float" office:value="13709" calcext:value-type="float">
            <text:p>13,709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837" calcext:value-type="float">
            <text:p>2,837</text:p>
          </table:table-cell>
          <table:table-cell table:style-name="ce36" office:value-type="float" office:value="2204" calcext:value-type="float">
            <text:p>2,204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115" calcext:value-type="float">
            <text:p>1,115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088" calcext:value-type="float">
            <text:p>1,088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567" calcext:value-type="float">
            <text:p>567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755" calcext:value-type="float">
            <text:p>125,755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328" calcext:value-type="float">
            <text:p>1,328</text:p>
          </table:table-cell>
          <table:table-cell table:style-name="ce36" office:value-type="float" office:value="1161" calcext:value-type="float">
            <text:p>1,161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280" calcext:value-type="float">
            <text:p>1,280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2013" calcext:value-type="float">
            <text:p>2,013</text:p>
          </table:table-cell>
          <table:table-cell table:style-name="ce28" office:value-type="float" office:value="9168" calcext:value-type="float">
            <text:p>9,168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890" calcext:value-type="float">
            <text:p>1,890</text:p>
          </table:table-cell>
          <table:table-cell table:style-name="ce28" office:value-type="float" office:value="8763" calcext:value-type="float">
            <text:p>8,763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55" calcext:value-type="float">
            <text:p>1,655</text:p>
          </table:table-cell>
          <table:table-cell table:style-name="ce36" office:value-type="float" office:value="1776" calcext:value-type="float">
            <text:p>1,776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9591" calcext:value-type="float">
            <text:p>9,591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2002" calcext:value-type="float">
            <text:p>2,002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9741" calcext:value-type="float">
            <text:p>9,741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2023" calcext:value-type="float">
            <text:p>2,023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8822" calcext:value-type="float">
            <text:p>8,822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9462" calcext:value-type="float">
            <text:p>9,462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2020" calcext:value-type="float">
            <text:p>2,020</text:p>
          </table:table-cell>
          <table:table-cell table:style-name="ce36" office:value-type="float" office:value="1842" calcext:value-type="float">
            <text:p>1,842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530" calcext:value-type="float">
            <text:p>1,530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6174" calcext:value-type="float">
            <text:p>6,174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230" calcext:value-type="float">
            <text:p>1,230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457" calcext:value-type="float">
            <text:p>457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21" calcext:value-type="float">
            <text:p>2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610" calcext:value-type="float">
            <text:p>136,610</text:p>
          </table:table-cell>
          <table:table-cell table:style-name="ce35" office:value-type="float" office:value="3655" calcext:value-type="float">
            <text:p>3,655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5813" calcext:value-type="float">
            <text:p>5,813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6092" calcext:value-type="float">
            <text:p>6,092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1046" calcext:value-type="float">
            <text:p>1,046</text:p>
          </table:table-cell>
          <table:table-cell table:style-name="ce29" office:value-type="float" office:value="6046" calcext:value-type="float">
            <text:p>6,046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207" calcext:value-type="float">
            <text:p>1,207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561" calcext:value-type="float">
            <text:p>1,561</text:p>
          </table:table-cell>
          <table:table-cell table:style-name="ce35" office:value-type="float" office:value="1824" calcext:value-type="float">
            <text:p>1,824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910" calcext:value-type="float">
            <text:p>1,910</text:p>
          </table:table-cell>
          <table:table-cell table:style-name="ce35" office:value-type="float" office:value="1797" calcext:value-type="float">
            <text:p>1,797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35" office:value-type="float" office:value="1708" calcext:value-type="float">
            <text:p>1,708</text:p>
          </table:table-cell>
          <table:table-cell table:style-name="ce29" office:value-type="float" office:value="8475" calcext:value-type="float">
            <text:p>8,475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5" office:value-type="float" office:value="1874" calcext:value-type="float">
            <text:p>1,874</text:p>
          </table:table-cell>
          <table:table-cell table:style-name="ce29" office:value-type="float" office:value="10800" calcext:value-type="float">
            <text:p>10,800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359" calcext:value-type="float">
            <text:p>2,359</text:p>
          </table:table-cell>
          <table:table-cell table:style-name="ce35" office:value-type="float" office:value="2216" calcext:value-type="float">
            <text:p>2,216</text:p>
          </table:table-cell>
          <table:table-cell table:style-name="ce29" office:value-type="float" office:value="11336" calcext:value-type="float">
            <text:p>11,336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421" calcext:value-type="float">
            <text:p>2,421</text:p>
          </table:table-cell>
          <table:table-cell table:style-name="ce35" office:value-type="float" office:value="2110" calcext:value-type="float">
            <text:p>2,110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180" calcext:value-type="float">
            <text:p>2,180</text:p>
          </table:table-cell>
          <table:table-cell table:style-name="ce35" office:value-type="float" office:value="2204" calcext:value-type="float">
            <text:p>2,204</text:p>
          </table:table-cell>
          <table:table-cell table:style-name="ce29" office:value-type="float" office:value="10706" calcext:value-type="float">
            <text:p>10,706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073" calcext:value-type="float">
            <text:p>2,073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051" calcext:value-type="float">
            <text:p>2,051</text:p>
          </table:table-cell>
          <table:table-cell table:style-name="ce35" office:value-type="float" office:value="1955" calcext:value-type="float">
            <text:p>1,955</text:p>
          </table:table-cell>
          <table:table-cell table:style-name="ce29" office:value-type="float" office:value="8997" calcext:value-type="float">
            <text:p>8,997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803" calcext:value-type="float">
            <text:p>1,803</text:p>
          </table:table-cell>
          <table:table-cell table:style-name="ce35" office:value-type="float" office:value="1769" calcext:value-type="float">
            <text:p>1,769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07" calcext:value-type="float">
            <text:p>1,607</text:p>
          </table:table-cell>
          <table:table-cell table:style-name="ce35" office:value-type="float" office:value="1234" calcext:value-type="float">
            <text:p>1,234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30" calcext:value-type="float">
            <text:p>630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88" calcext:value-type="float">
            <text:p>388</text:p>
          </table:table-cell>
          <table:table-cell table:style-name="ce35" office:value-type="float" office:value="361" calcext:value-type="float">
            <text:p>361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31" calcext:value-type="float">
            <text:p>131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585" calcext:value-type="float">
            <text:p>157,585</text:p>
          </table:table-cell>
          <table:table-cell table:style-name="ce26" office:value-type="float" office:value="3913" calcext:value-type="float">
            <text:p>3,913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4359" calcext:value-type="float">
            <text:p>4,359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906" calcext:value-type="float">
            <text:p>906</text:p>
          </table:table-cell>
          <table:table-cell table:style-name="ce47" office:value-type="float" office:value="895" calcext:value-type="float">
            <text:p>895</text:p>
          </table:table-cell>
          <table:table-cell table:style-name="ce26" office:value-type="float" office:value="4445" calcext:value-type="float">
            <text:p>4,445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829" calcext:value-type="float">
            <text:p>829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899" calcext:value-type="float">
            <text:p>899</text:p>
          </table:table-cell>
          <table:table-cell table:style-name="ce47" office:value-type="float" office:value="829" calcext:value-type="float">
            <text:p>829</text:p>
          </table:table-cell>
          <table:table-cell table:style-name="ce26" office:value-type="float" office:value="6212" calcext:value-type="float">
            <text:p>6,212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391" calcext:value-type="float">
            <text:p>1,391</text:p>
          </table:table-cell>
          <table:table-cell table:style-name="ce47" office:value-type="float" office:value="1778" calcext:value-type="float">
            <text:p>1,778</text:p>
          </table:table-cell>
          <table:table-cell table:style-name="ce26" office:value-type="float" office:value="10472" calcext:value-type="float">
            <text:p>10,472</text:p>
          </table:table-cell>
          <table:table-cell table:style-name="ce26" office:value-type="float" office:value="1845" calcext:value-type="float">
            <text:p>1,845</text:p>
          </table:table-cell>
          <table:table-cell table:style-name="ce26" office:value-type="float" office:value="1967" calcext:value-type="float">
            <text:p>1,967</text:p>
          </table:table-cell>
          <table:table-cell table:style-name="ce26" office:value-type="float" office:value="2025" calcext:value-type="float">
            <text:p>2,025</text:p>
          </table:table-cell>
          <table:table-cell table:style-name="ce26" office:value-type="float" office:value="2112" calcext:value-type="float">
            <text:p>2,112</text:p>
          </table:table-cell>
          <table:table-cell table:style-name="ce47" office:value-type="float" office:value="2523" calcext:value-type="float">
            <text:p>2,523</text:p>
          </table:table-cell>
          <table:table-cell table:style-name="ce26" office:value-type="float" office:value="12476" calcext:value-type="float">
            <text:p>12,476</text:p>
          </table:table-cell>
          <table:table-cell table:style-name="ce26" office:value-type="float" office:value="2214" calcext:value-type="float">
            <text:p>2,214</text:p>
          </table:table-cell>
          <table:table-cell table:style-name="ce26" office:value-type="float" office:value="2106" calcext:value-type="float">
            <text:p>2,106</text:p>
          </table:table-cell>
          <table:table-cell table:style-name="ce26" office:value-type="float" office:value="2743" calcext:value-type="float">
            <text:p>2,743</text:p>
          </table:table-cell>
          <table:table-cell table:style-name="ce26" office:value-type="float" office:value="2715" calcext:value-type="float">
            <text:p>2,715</text:p>
          </table:table-cell>
          <table:table-cell table:style-name="ce47" office:value-type="float" office:value="2698" calcext:value-type="float">
            <text:p>2,698</text:p>
          </table:table-cell>
          <table:table-cell table:style-name="ce26" office:value-type="float" office:value="12655" calcext:value-type="float">
            <text:p>12,655</text:p>
          </table:table-cell>
          <table:table-cell table:style-name="ce26" office:value-type="float" office:value="2687" calcext:value-type="float">
            <text:p>2,687</text:p>
          </table:table-cell>
          <table:table-cell table:style-name="ce26" office:value-type="float" office:value="2638" calcext:value-type="float">
            <text:p>2,638</text:p>
          </table:table-cell>
          <table:table-cell table:style-name="ce26" office:value-type="float" office:value="2525" calcext:value-type="float">
            <text:p>2,525</text:p>
          </table:table-cell>
          <table:table-cell table:style-name="ce26" office:value-type="float" office:value="2336" calcext:value-type="float">
            <text:p>2,336</text:p>
          </table:table-cell>
          <table:table-cell table:style-name="ce47" office:value-type="float" office:value="2469" calcext:value-type="float">
            <text:p>2,469</text:p>
          </table:table-cell>
          <table:table-cell table:style-name="ce26" office:value-type="float" office:value="11025" calcext:value-type="float">
            <text:p>11,025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2384" calcext:value-type="float">
            <text:p>2,384</text:p>
          </table:table-cell>
          <table:table-cell table:style-name="ce26" office:value-type="float" office:value="2092" calcext:value-type="float">
            <text:p>2,092</text:p>
          </table:table-cell>
          <table:table-cell table:style-name="ce26" office:value-type="float" office:value="2128" calcext:value-type="float">
            <text:p>2,128</text:p>
          </table:table-cell>
          <table:table-cell table:style-name="ce47" office:value-type="float" office:value="2176" calcext:value-type="float">
            <text:p>2,176</text:p>
          </table:table-cell>
          <table:table-cell table:style-name="ce26" office:value-type="float" office:value="11098" calcext:value-type="float">
            <text:p>11,098</text:p>
          </table:table-cell>
          <table:table-cell table:style-name="ce26" office:value-type="float" office:value="2303" calcext:value-type="float">
            <text:p>2,303</text:p>
          </table:table-cell>
          <table:table-cell table:style-name="ce26" office:value-type="float" office:value="2201" calcext:value-type="float">
            <text:p>2,201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250" calcext:value-type="float">
            <text:p>2,250</text:p>
          </table:table-cell>
          <table:table-cell table:style-name="ce47" office:value-type="float" office:value="2075" calcext:value-type="float">
            <text:p>2,075</text:p>
          </table:table-cell>
          <table:table-cell table:style-name="ce26" office:value-type="float" office:value="11333" calcext:value-type="float">
            <text:p>11,333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2358" calcext:value-type="float">
            <text:p>2,358</text:p>
          </table:table-cell>
          <table:table-cell table:style-name="ce47" office:value-type="float" office:value="2204" calcext:value-type="float">
            <text:p>2,204</text:p>
          </table:table-cell>
          <table:table-cell table:style-name="ce26" office:value-type="float" office:value="12511" calcext:value-type="float">
            <text:p>12,511</text:p>
          </table:table-cell>
          <table:table-cell table:style-name="ce26" office:value-type="float" office:value="2295" calcext:value-type="float">
            <text:p>2,295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652" calcext:value-type="float">
            <text:p>2,652</text:p>
          </table:table-cell>
          <table:table-cell table:style-name="ce47" office:value-type="float" office:value="2808" calcext:value-type="float">
            <text:p>2,808</text:p>
          </table:table-cell>
          <table:table-cell table:style-name="ce26" office:value-type="float" office:value="14388" calcext:value-type="float">
            <text:p>14,388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2700" calcext:value-type="float">
            <text:p>2,700</text:p>
          </table:table-cell>
          <table:table-cell table:style-name="ce26" office:value-type="float" office:value="2807" calcext:value-type="float">
            <text:p>2,807</text:p>
          </table:table-cell>
          <table:table-cell table:style-name="ce26" office:value-type="float" office:value="3074" calcext:value-type="float">
            <text:p>3,074</text:p>
          </table:table-cell>
          <table:table-cell table:style-name="ce47" office:value-type="float" office:value="3036" calcext:value-type="float">
            <text:p>3,036</text:p>
          </table:table-cell>
          <table:table-cell table:style-name="ce26" office:value-type="float" office:value="14418" calcext:value-type="float">
            <text:p>14,418</text:p>
          </table:table-cell>
          <table:table-cell table:style-name="ce26" office:value-type="float" office:value="3127" calcext:value-type="float">
            <text:p>3,127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2889" calcext:value-type="float">
            <text:p>2,889</text:p>
          </table:table-cell>
          <table:table-cell table:style-name="ce26" office:value-type="float" office:value="2535" calcext:value-type="float">
            <text:p>2,535</text:p>
          </table:table-cell>
          <table:table-cell table:style-name="ce47" office:value-type="float" office:value="2886" calcext:value-type="float">
            <text:p>2,886</text:p>
          </table:table-cell>
          <table:table-cell table:style-name="ce26" office:value-type="float" office:value="11564" calcext:value-type="float">
            <text:p>11,564</text:p>
          </table:table-cell>
          <table:table-cell table:style-name="ce26" office:value-type="float" office:value="2436" calcext:value-type="float">
            <text:p>2,436</text:p>
          </table:table-cell>
          <table:table-cell table:style-name="ce26" office:value-type="float" office:value="2480" calcext:value-type="float">
            <text:p>2,480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2328" calcext:value-type="float">
            <text:p>2,328</text:p>
          </table:table-cell>
          <table:table-cell table:style-name="ce47" office:value-type="float" office:value="1892" calcext:value-type="float">
            <text:p>1,892</text:p>
          </table:table-cell>
          <table:table-cell table:style-name="ce26" office:value-type="float" office:value="7457" calcext:value-type="float">
            <text:p>7,457</text:p>
          </table:table-cell>
          <table:table-cell table:style-name="ce26" office:value-type="float" office:value="2036" calcext:value-type="float">
            <text:p>2,036</text:p>
          </table:table-cell>
          <table:table-cell table:style-name="ce26" office:value-type="float" office:value="1574" calcext:value-type="float">
            <text:p>1,574</text:p>
          </table:table-cell>
          <table:table-cell table:style-name="ce26" office:value-type="float" office:value="1536" calcext:value-type="float">
            <text:p>1,536</text:p>
          </table:table-cell>
          <table:table-cell table:style-name="ce26" office:value-type="float" office:value="1323" calcext:value-type="float">
            <text:p>1,323</text:p>
          </table:table-cell>
          <table:table-cell table:style-name="ce47" office:value-type="float" office:value="988" calcext:value-type="float">
            <text:p>988</text:p>
          </table:table-cell>
          <table:table-cell table:style-name="ce26" office:value-type="float" office:value="3661" calcext:value-type="float">
            <text:p>3,661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597" calcext:value-type="float">
            <text:p>597</text:p>
          </table:table-cell>
          <table:table-cell table:style-name="ce47" office:value-type="float" office:value="561" calcext:value-type="float">
            <text:p>561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651" calcext:value-type="float">
            <text:p>651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461" calcext:value-type="float">
            <text:p>461</text:p>
          </table:table-cell>
          <table:table-cell table:style-name="ce47" office:value-type="float" office:value="467" calcext:value-type="float">
            <text:p>467</text:p>
          </table:table-cell>
          <table:table-cell table:style-name="ce26" office:value-type="float" office:value="1769" calcext:value-type="float">
            <text:p>1,769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82" calcext:value-type="float">
            <text:p>282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23" calcext:value-type="float">
            <text:p>12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1" calcext:value-type="float">
            <text:p>41</text:p>
          </table:table-cell>
          <table:table-cell table:style-name="ce47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286" calcext:value-type="float">
            <text:p>79,286</text:p>
          </table:table-cell>
          <table:table-cell table:style-name="ce26" office:value-type="float" office:value="2076" calcext:value-type="float">
            <text:p>2,076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75" calcext:value-type="float">
            <text:p>475</text:p>
          </table:table-cell>
          <table:table-cell table:style-name="ce47" office:value-type="float" office:value="467" calcext:value-type="float">
            <text:p>467</text:p>
          </table:table-cell>
          <table:table-cell table:style-name="ce26" office:value-type="float" office:value="2337" calcext:value-type="float">
            <text:p>2,337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492" calcext:value-type="float">
            <text:p>492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3240" calcext:value-type="float">
            <text:p>3,240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727" calcext:value-type="float">
            <text:p>727</text:p>
          </table:table-cell>
          <table:table-cell table:style-name="ce47" office:value-type="float" office:value="927" calcext:value-type="float">
            <text:p>927</text:p>
          </table:table-cell>
          <table:table-cell table:style-name="ce26" office:value-type="float" office:value="5419" calcext:value-type="float">
            <text:p>5,419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1090" calcext:value-type="float">
            <text:p>1,090</text:p>
          </table:table-cell>
          <table:table-cell table:style-name="ce47" office:value-type="float" office:value="1313" calcext:value-type="float">
            <text:p>1,313</text:p>
          </table:table-cell>
          <table:table-cell table:style-name="ce26" office:value-type="float" office:value="6427" calcext:value-type="float">
            <text:p>6,427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392" calcext:value-type="float">
            <text:p>1,392</text:p>
          </table:table-cell>
          <table:table-cell table:style-name="ce47" office:value-type="float" office:value="1390" calcext:value-type="float">
            <text:p>1,390</text:p>
          </table:table-cell>
          <table:table-cell table:style-name="ce26" office:value-type="float" office:value="6505" calcext:value-type="float">
            <text:p>6,505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14" calcext:value-type="float">
            <text:p>1,314</text:p>
          </table:table-cell>
          <table:table-cell table:style-name="ce26" office:value-type="float" office:value="1194" calcext:value-type="float">
            <text:p>1,194</text:p>
          </table:table-cell>
          <table:table-cell table:style-name="ce47" office:value-type="float" office:value="1289" calcext:value-type="float">
            <text:p>1,289</text:p>
          </table:table-cell>
          <table:table-cell table:style-name="ce26" office:value-type="float" office:value="5621" calcext:value-type="float">
            <text:p>5,621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1077" calcext:value-type="float">
            <text:p>1,077</text:p>
          </table:table-cell>
          <table:table-cell table:style-name="ce47" office:value-type="float" office:value="1064" calcext:value-type="float">
            <text:p>1,064</text:p>
          </table:table-cell>
          <table:table-cell table:style-name="ce26" office:value-type="float" office:value="5552" calcext:value-type="float">
            <text:p>5,552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93" calcext:value-type="float">
            <text:p>1,093</text:p>
          </table:table-cell>
          <table:table-cell table:style-name="ce47" office:value-type="float" office:value="1047" calcext:value-type="float">
            <text:p>1,047</text:p>
          </table:table-cell>
          <table:table-cell table:style-name="ce26" office:value-type="float" office:value="5380" calcext:value-type="float">
            <text:p>5,380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6314" calcext:value-type="float">
            <text:p>6,314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354" calcext:value-type="float">
            <text:p>1,354</text:p>
          </table:table-cell>
          <table:table-cell table:style-name="ce47" office:value-type="float" office:value="1463" calcext:value-type="float">
            <text:p>1,463</text:p>
          </table:table-cell>
          <table:table-cell table:style-name="ce26" office:value-type="float" office:value="7125" calcext:value-type="float">
            <text:p>7,125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373" calcext:value-type="float">
            <text:p>1,373</text:p>
          </table:table-cell>
          <table:table-cell table:style-name="ce26" office:value-type="float" office:value="1479" calcext:value-type="float">
            <text:p>1,479</text:p>
          </table:table-cell>
          <table:table-cell table:style-name="ce47" office:value-type="float" office:value="1532" calcext:value-type="float">
            <text:p>1,532</text:p>
          </table:table-cell>
          <table:table-cell table:style-name="ce26" office:value-type="float" office:value="7252" calcext:value-type="float">
            <text:p>7,252</text:p>
          </table:table-cell>
          <table:table-cell table:style-name="ce26" office:value-type="float" office:value="1551" calcext:value-type="float">
            <text:p>1,551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298" calcext:value-type="float">
            <text:p>1,298</text:p>
          </table:table-cell>
          <table:table-cell table:style-name="ce47" office:value-type="float" office:value="1486" calcext:value-type="float">
            <text:p>1,486</text:p>
          </table:table-cell>
          <table:table-cell table:style-name="ce26" office:value-type="float" office:value="5910" calcext:value-type="float">
            <text:p>5,910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47" office:value-type="float" office:value="940" calcext:value-type="float">
            <text:p>940</text:p>
          </table:table-cell>
          <table:table-cell table:style-name="ce26" office:value-type="float" office:value="3713" calcext:value-type="float">
            <text:p>3,713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629" calcext:value-type="float">
            <text:p>629</text:p>
          </table:table-cell>
          <table:table-cell table:style-name="ce47" office:value-type="float" office:value="495" calcext:value-type="float">
            <text:p>495</text:p>
          </table:table-cell>
          <table:table-cell table:style-name="ce26" office:value-type="float" office:value="1792" calcext:value-type="float">
            <text:p>1,792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26" calcext:value-type="float">
            <text:p>226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13" calcext:value-type="float">
            <text:p>113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299" calcext:value-type="float">
            <text:p>78,299</text:p>
          </table:table-cell>
          <table:table-cell table:style-name="ce34" office:value-type="float" office:value="1837" calcext:value-type="float">
            <text:p>1,837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2114" calcext:value-type="float">
            <text:p>2,114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31" calcext:value-type="float">
            <text:p>431</text:p>
          </table:table-cell>
          <table:table-cell table:style-name="ce34" office:value-type="float" office:value="428" calcext:value-type="float">
            <text:p>428</text:p>
          </table:table-cell>
          <table:table-cell table:style-name="ce27" office:value-type="float" office:value="2108" calcext:value-type="float">
            <text:p>2,108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07" calcext:value-type="float">
            <text:p>407</text:p>
          </table:table-cell>
          <table:table-cell table:style-name="ce34" office:value-type="float" office:value="398" calcext:value-type="float">
            <text:p>398</text:p>
          </table:table-cell>
          <table:table-cell table:style-name="ce27" office:value-type="float" office:value="2972" calcext:value-type="float">
            <text:p>2,972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664" calcext:value-type="float">
            <text:p>664</text:p>
          </table:table-cell>
          <table:table-cell table:style-name="ce34" office:value-type="float" office:value="851" calcext:value-type="float">
            <text:p>851</text:p>
          </table:table-cell>
          <table:table-cell table:style-name="ce27" office:value-type="float" office:value="5053" calcext:value-type="float">
            <text:p>5,053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1210" calcext:value-type="float">
            <text:p>1,210</text:p>
          </table:table-cell>
          <table:table-cell table:style-name="ce27" office:value-type="float" office:value="6049" calcext:value-type="float">
            <text:p>6,049</text:p>
          </table:table-cell>
          <table:table-cell table:style-name="ce27" office:value-type="float" office:value="1063" calcext:value-type="float">
            <text:p>1,063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1324" calcext:value-type="float">
            <text:p>1,324</text:p>
          </table:table-cell>
          <table:table-cell table:style-name="ce27" office:value-type="float" office:value="1323" calcext:value-type="float">
            <text:p>1,323</text:p>
          </table:table-cell>
          <table:table-cell table:style-name="ce34" office:value-type="float" office:value="1308" calcext:value-type="float">
            <text:p>1,308</text:p>
          </table:table-cell>
          <table:table-cell table:style-name="ce27" office:value-type="float" office:value="6150" calcext:value-type="float">
            <text:p>6,150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268" calcext:value-type="float">
            <text:p>1,268</text:p>
          </table:table-cell>
          <table:table-cell table:style-name="ce27" office:value-type="float" office:value="1211" calcext:value-type="float">
            <text:p>1,211</text:p>
          </table:table-cell>
          <table:table-cell table:style-name="ce27" office:value-type="float" office:value="1142" calcext:value-type="float">
            <text:p>1,142</text:p>
          </table:table-cell>
          <table:table-cell table:style-name="ce34" office:value-type="float" office:value="1180" calcext:value-type="float">
            <text:p>1,180</text:p>
          </table:table-cell>
          <table:table-cell table:style-name="ce27" office:value-type="float" office:value="5404" calcext:value-type="float">
            <text:p>5,404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051" calcext:value-type="float">
            <text:p>1,051</text:p>
          </table:table-cell>
          <table:table-cell table:style-name="ce34" office:value-type="float" office:value="1112" calcext:value-type="float">
            <text:p>1,112</text:p>
          </table:table-cell>
          <table:table-cell table:style-name="ce27" office:value-type="float" office:value="5546" calcext:value-type="float">
            <text:p>5,546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089" calcext:value-type="float">
            <text:p>1,089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1157" calcext:value-type="float">
            <text:p>1,157</text:p>
          </table:table-cell>
          <table:table-cell table:style-name="ce34" office:value-type="float" office:value="1028" calcext:value-type="float">
            <text:p>1,028</text:p>
          </table:table-cell>
          <table:table-cell table:style-name="ce27" office:value-type="float" office:value="5953" calcext:value-type="float">
            <text:p>5,953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174" calcext:value-type="float">
            <text:p>1,174</text:p>
          </table:table-cell>
          <table:table-cell table:style-name="ce27" office:value-type="float" office:value="1218" calcext:value-type="float">
            <text:p>1,218</text:p>
          </table:table-cell>
          <table:table-cell table:style-name="ce34" office:value-type="float" office:value="1150" calcext:value-type="float">
            <text:p>1,150</text:p>
          </table:table-cell>
          <table:table-cell table:style-name="ce27" office:value-type="float" office:value="6197" calcext:value-type="float">
            <text:p>6,197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298" calcext:value-type="float">
            <text:p>1,298</text:p>
          </table:table-cell>
          <table:table-cell table:style-name="ce34" office:value-type="float" office:value="1345" calcext:value-type="float">
            <text:p>1,345</text:p>
          </table:table-cell>
          <table:table-cell table:style-name="ce27" office:value-type="float" office:value="7263" calcext:value-type="float">
            <text:p>7,263</text:p>
          </table:table-cell>
          <table:table-cell table:style-name="ce27" office:value-type="float" office:value="1372" calcext:value-type="float">
            <text:p>1,372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434" calcext:value-type="float">
            <text:p>1,434</text:p>
          </table:table-cell>
          <table:table-cell table:style-name="ce27" office:value-type="float" office:value="1595" calcext:value-type="float">
            <text:p>1,595</text:p>
          </table:table-cell>
          <table:table-cell table:style-name="ce34" office:value-type="float" office:value="1504" calcext:value-type="float">
            <text:p>1,504</text:p>
          </table:table-cell>
          <table:table-cell table:style-name="ce27" office:value-type="float" office:value="7166" calcext:value-type="float">
            <text:p>7,166</text:p>
          </table:table-cell>
          <table:table-cell table:style-name="ce27" office:value-type="float" office:value="1576" calcext:value-type="float">
            <text:p>1,576</text:p>
          </table:table-cell>
          <table:table-cell table:style-name="ce27" office:value-type="float" office:value="1523" calcext:value-type="float">
            <text:p>1,5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1237" calcext:value-type="float">
            <text:p>1,237</text:p>
          </table:table-cell>
          <table:table-cell table:style-name="ce34" office:value-type="float" office:value="1400" calcext:value-type="float">
            <text:p>1,400</text:p>
          </table:table-cell>
          <table:table-cell table:style-name="ce27" office:value-type="float" office:value="5654" calcext:value-type="float">
            <text:p>5,654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158" calcext:value-type="float">
            <text:p>1,158</text:p>
          </table:table-cell>
          <table:table-cell table:style-name="ce34" office:value-type="float" office:value="952" calcext:value-type="float">
            <text:p>952</text:p>
          </table:table-cell>
          <table:table-cell table:style-name="ce27" office:value-type="float" office:value="3744" calcext:value-type="float">
            <text:p>3,744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694" calcext:value-type="float">
            <text:p>694</text:p>
          </table:table-cell>
          <table:table-cell table:style-name="ce34" office:value-type="float" office:value="493" calcext:value-type="float">
            <text:p>493</text:p>
          </table:table-cell>
          <table:table-cell table:style-name="ce27" office:value-type="float" office:value="1869" calcext:value-type="float">
            <text:p>1,869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20" calcext:value-type="float">
            <text:p>320</text:p>
          </table:table-cell>
          <table:table-cell table:style-name="ce34" office:value-type="float" office:value="282" calcext:value-type="float">
            <text:p>282</text:p>
          </table:table-cell>
          <table:table-cell table:style-name="ce27" office:value-type="float" office:value="1416" calcext:value-type="float">
            <text:p>1,416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235" calcext:value-type="float">
            <text:p>235</text:p>
          </table:table-cell>
          <table:table-cell table:style-name="ce34" office:value-type="float" office:value="274" calcext:value-type="float">
            <text:p>274</text:p>
          </table:table-cell>
          <table:table-cell table:style-name="ce27" office:value-type="float" office:value="1006" calcext:value-type="float">
            <text:p>1,006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69" calcext:value-type="float">
            <text:p>169</text:p>
          </table:table-cell>
          <table:table-cell table:style-name="ce34" office:value-type="float" office:value="162" calcext:value-type="float">
            <text:p>162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75" calcext:value-type="float">
            <text:p>75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658" calcext:value-type="float">
            <text:p>143,658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10" calcext:value-type="float">
            <text:p>810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46" calcext:value-type="float">
            <text:p>746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9585" calcext:value-type="float">
            <text:p>9,585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23" calcext:value-type="float">
            <text:p>1,923</text:p>
          </table:table-cell>
          <table:table-cell table:style-name="ce36" office:value-type="float" office:value="2298" calcext:value-type="float">
            <text:p>2,298</text:p>
          </table:table-cell>
          <table:table-cell table:style-name="ce28" office:value-type="float" office:value="11290" calcext:value-type="float">
            <text:p>11,290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443" calcext:value-type="float">
            <text:p>2,443</text:p>
          </table:table-cell>
          <table:table-cell table:style-name="ce36" office:value-type="float" office:value="2466" calcext:value-type="float">
            <text:p>2,466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079" calcext:value-type="float">
            <text:p>2,079</text:p>
          </table:table-cell>
          <table:table-cell table:style-name="ce36" office:value-type="float" office:value="2224" calcext:value-type="float">
            <text:p>2,224</text:p>
          </table:table-cell>
          <table:table-cell table:style-name="ce28" office:value-type="float" office:value="10038" calcext:value-type="float">
            <text:p>10,038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10063" calcext:value-type="float">
            <text:p>10,063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59" calcext:value-type="float">
            <text:p>2,059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10289" calcext:value-type="float">
            <text:p>10,289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148" calcext:value-type="float">
            <text:p>2,148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11388" calcext:value-type="float">
            <text:p>11,388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407" calcext:value-type="float">
            <text:p>2,407</text:p>
          </table:table-cell>
          <table:table-cell table:style-name="ce36" office:value-type="float" office:value="2565" calcext:value-type="float">
            <text:p>2,565</text:p>
          </table:table-cell>
          <table:table-cell table:style-name="ce28" office:value-type="float" office:value="13271" calcext:value-type="float">
            <text:p>13,271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835" calcext:value-type="float">
            <text:p>2,835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3308" calcext:value-type="float">
            <text:p>13,308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330" calcext:value-type="float">
            <text:p>2,330</text:p>
          </table:table-cell>
          <table:table-cell table:style-name="ce36" office:value-type="float" office:value="2675" calcext:value-type="float">
            <text:p>2,675</text:p>
          </table:table-cell>
          <table:table-cell table:style-name="ce28" office:value-type="float" office:value="10637" calcext:value-type="float">
            <text:p>10,637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237" calcext:value-type="float">
            <text:p>1,237</text:p>
          </table:table-cell>
          <table:table-cell table:style-name="ce36" office:value-type="float" office:value="894" calcext:value-type="float">
            <text:p>894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44" calcext:value-type="float">
            <text:p>544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35" calcext:value-type="float">
            <text:p>435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269" calcext:value-type="float">
            <text:p>71,269</text:p>
          </table:table-cell>
          <table:table-cell table:style-name="ce28" office:value-type="float" office:value="1818" calcext:value-type="float">
            <text:p>1,818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1994" calcext:value-type="float">
            <text:p>1,994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417" calcext:value-type="float">
            <text:p>417</text:p>
          </table:table-cell>
          <table:table-cell table:style-name="ce51" office:value-type="float" office:value="423" calcext:value-type="float">
            <text:p>423</text:p>
          </table:table-cell>
          <table:table-cell table:style-name="ce40" office:value-type="float" office:value="2095" calcext:value-type="float">
            <text:p>2,095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39" calcext:value-type="float">
            <text:p>439</text:p>
          </table:table-cell>
          <table:table-cell table:style-name="ce51" office:value-type="float" office:value="384" calcext:value-type="float">
            <text:p>384</text:p>
          </table:table-cell>
          <table:table-cell table:style-name="ce40" office:value-type="float" office:value="2925" calcext:value-type="float">
            <text:p>2,925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510" calcext:value-type="float">
            <text:p>510</text:p>
          </table:table-cell>
          <table:table-cell table:style-name="ce40" office:value-type="float" office:value="667" calcext:value-type="float">
            <text:p>667</text:p>
          </table:table-cell>
          <table:table-cell table:style-name="ce51" office:value-type="float" office:value="843" calcext:value-type="float">
            <text:p>843</text:p>
          </table:table-cell>
          <table:table-cell table:style-name="ce40" office:value-type="float" office:value="4899" calcext:value-type="float">
            <text:p>4,899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983" calcext:value-type="float">
            <text:p>983</text:p>
          </table:table-cell>
          <table:table-cell table:style-name="ce51" office:value-type="float" office:value="1163" calcext:value-type="float">
            <text:p>1,163</text:p>
          </table:table-cell>
          <table:table-cell table:style-name="ce40" office:value-type="float" office:value="5707" calcext:value-type="float">
            <text:p>5,707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228" calcext:value-type="float">
            <text:p>1,228</text:p>
          </table:table-cell>
          <table:table-cell table:style-name="ce51" office:value-type="float" office:value="1246" calcext:value-type="float">
            <text:p>1,246</text:p>
          </table:table-cell>
          <table:table-cell table:style-name="ce40" office:value-type="float" office:value="5752" calcext:value-type="float">
            <text:p>5,752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028" calcext:value-type="float">
            <text:p>1,028</text:p>
          </table:table-cell>
          <table:table-cell table:style-name="ce51" office:value-type="float" office:value="1158" calcext:value-type="float">
            <text:p>1,158</text:p>
          </table:table-cell>
          <table:table-cell table:style-name="ce40" office:value-type="float" office:value="5046" calcext:value-type="float">
            <text:p>5,046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68" calcext:value-type="float">
            <text:p>968</text:p>
          </table:table-cell>
          <table:table-cell table:style-name="ce51" office:value-type="float" office:value="956" calcext:value-type="float">
            <text:p>956</text:p>
          </table:table-cell>
          <table:table-cell table:style-name="ce40" office:value-type="float" office:value="4960" calcext:value-type="float">
            <text:p>4,960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983" calcext:value-type="float">
            <text:p>983</text:p>
          </table:table-cell>
          <table:table-cell table:style-name="ce51" office:value-type="float" office:value="920" calcext:value-type="float">
            <text:p>920</text:p>
          </table:table-cell>
          <table:table-cell table:style-name="ce40" office:value-type="float" office:value="4810" calcext:value-type="float">
            <text:p>4,810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1024" calcext:value-type="float">
            <text:p>1,024</text:p>
          </table:table-cell>
          <table:table-cell table:style-name="ce51" office:value-type="float" office:value="930" calcext:value-type="float">
            <text:p>930</text:p>
          </table:table-cell>
          <table:table-cell table:style-name="ce40" office:value-type="float" office:value="5645" calcext:value-type="float">
            <text:p>5,645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1206" calcext:value-type="float">
            <text:p>1,206</text:p>
          </table:table-cell>
          <table:table-cell table:style-name="ce51" office:value-type="float" office:value="1311" calcext:value-type="float">
            <text:p>1,311</text:p>
          </table:table-cell>
          <table:table-cell table:style-name="ce40" office:value-type="float" office:value="6446" calcext:value-type="float">
            <text:p>6,446</text:p>
          </table:table-cell>
          <table:table-cell table:style-name="ce40" office:value-type="float" office:value="1279" calcext:value-type="float">
            <text:p>1,279</text:p>
          </table:table-cell>
          <table:table-cell table:number-columns-repeated="2" table:style-name="ce40" office:value-type="float" office:value="1226" calcext:value-type="float">
            <text:p>1,226</text:p>
          </table:table-cell>
          <table:table-cell table:style-name="ce40" office:value-type="float" office:value="1332" calcext:value-type="float">
            <text:p>1,332</text:p>
          </table:table-cell>
          <table:table-cell table:style-name="ce51" office:value-type="float" office:value="1383" calcext:value-type="float">
            <text:p>1,383</text:p>
          </table:table-cell>
          <table:table-cell table:style-name="ce40" office:value-type="float" office:value="6594" calcext:value-type="float">
            <text:p>6,594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187" calcext:value-type="float">
            <text:p>1,187</text:p>
          </table:table-cell>
          <table:table-cell table:style-name="ce51" office:value-type="float" office:value="1350" calcext:value-type="float">
            <text:p>1,350</text:p>
          </table:table-cell>
          <table:table-cell table:style-name="ce40" office:value-type="float" office:value="5379" calcext:value-type="float">
            <text:p>5,379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078" calcext:value-type="float">
            <text:p>1,078</text:p>
          </table:table-cell>
          <table:table-cell table:style-name="ce51" office:value-type="float" office:value="841" calcext:value-type="float">
            <text:p>841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office:value-type="float" office:value="694" calcext:value-type="float">
            <text:p>694</text:p>
          </table:table-cell>
          <table:table-cell table:style-name="ce40" office:value-type="float" office:value="581" calcext:value-type="float">
            <text:p>581</text:p>
          </table:table-cell>
          <table:table-cell table:style-name="ce51" office:value-type="float" office:value="440" calcext:value-type="float">
            <text:p>440</text:p>
          </table:table-cell>
          <table:table-cell table:style-name="ce40" office:value-type="float" office:value="1627" calcext:value-type="float">
            <text:p>1,627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248" calcext:value-type="float">
            <text:p>248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09" calcext:value-type="float">
            <text:p>209</text:p>
          </table:table-cell>
          <table:table-cell table:style-name="ce51" office:value-type="float" office:value="179" calcext:value-type="float">
            <text:p>179</text:p>
          </table:table-cell>
          <table:table-cell table:style-name="ce40" office:value-type="float" office:value="705" calcext:value-type="float">
            <text:p>705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04" calcext:value-type="float">
            <text:p>104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389" calcext:value-type="float">
            <text:p>72,389</text:p>
          </table:table-cell>
          <table:table-cell table:style-name="ce35" office:value-type="float" office:value="1643" calcext:value-type="float">
            <text:p>1,643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93" calcext:value-type="float">
            <text:p>393</text:p>
          </table:table-cell>
          <table:table-cell table:style-name="ce52" office:value-type="float" office:value="376" calcext:value-type="float">
            <text:p>376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57" calcext:value-type="float">
            <text:p>357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2727" calcext:value-type="float">
            <text:p>2,727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623" calcext:value-type="float">
            <text:p>623</text:p>
          </table:table-cell>
          <table:table-cell table:style-name="ce52" office:value-type="float" office:value="789" calcext:value-type="float">
            <text:p>789</text:p>
          </table:table-cell>
          <table:table-cell table:style-name="ce41" office:value-type="float" office:value="4686" calcext:value-type="float">
            <text:p>4,686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940" calcext:value-type="float">
            <text:p>940</text:p>
          </table:table-cell>
          <table:table-cell table:style-name="ce52" office:value-type="float" office:value="1135" calcext:value-type="float">
            <text:p>1,135</text:p>
          </table:table-cell>
          <table:table-cell table:style-name="ce41" office:value-type="float" office:value="5583" calcext:value-type="float">
            <text:p>5,583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215" calcext:value-type="float">
            <text:p>1,215</text:p>
          </table:table-cell>
          <table:table-cell table:style-name="ce52" office:value-type="float" office:value="1220" calcext:value-type="float">
            <text:p>1,220</text:p>
          </table:table-cell>
          <table:table-cell table:style-name="ce41" office:value-type="float" office:value="5619" calcext:value-type="float">
            <text:p>5,619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51" calcext:value-type="float">
            <text:p>1,051</text:p>
          </table:table-cell>
          <table:table-cell table:style-name="ce52" office:value-type="float" office:value="1066" calcext:value-type="float">
            <text:p>1,066</text:p>
          </table:table-cell>
          <table:table-cell table:style-name="ce41" office:value-type="float" office:value="4992" calcext:value-type="float">
            <text:p>4,992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67" calcext:value-type="float">
            <text:p>967</text:p>
          </table:table-cell>
          <table:table-cell table:style-name="ce52" office:value-type="float" office:value="1036" calcext:value-type="float">
            <text:p>1,036</text:p>
          </table:table-cell>
          <table:table-cell table:style-name="ce41" office:value-type="float" office:value="5103" calcext:value-type="float">
            <text:p>5,103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076" calcext:value-type="float">
            <text:p>1,076</text:p>
          </table:table-cell>
          <table:table-cell table:style-name="ce52" office:value-type="float" office:value="928" calcext:value-type="float">
            <text:p>928</text:p>
          </table:table-cell>
          <table:table-cell table:style-name="ce41" office:value-type="float" office:value="5479" calcext:value-type="float">
            <text:p>5,479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24" calcext:value-type="float">
            <text:p>1,124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743" calcext:value-type="float">
            <text:p>5,743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201" calcext:value-type="float">
            <text:p>1,201</text:p>
          </table:table-cell>
          <table:table-cell table:style-name="ce52" office:value-type="float" office:value="1254" calcext:value-type="float">
            <text:p>1,254</text:p>
          </table:table-cell>
          <table:table-cell table:style-name="ce41" office:value-type="float" office:value="6825" calcext:value-type="float">
            <text:p>6,825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503" calcext:value-type="float">
            <text:p>1,503</text:p>
          </table:table-cell>
          <table:table-cell table:style-name="ce52" office:value-type="float" office:value="1401" calcext:value-type="float">
            <text:p>1,401</text:p>
          </table:table-cell>
          <table:table-cell table:style-name="ce41" office:value-type="float" office:value="6714" calcext:value-type="float">
            <text:p>6,714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143" calcext:value-type="float">
            <text:p>1,143</text:p>
          </table:table-cell>
          <table:table-cell table:style-name="ce52" office:value-type="float" office:value="1325" calcext:value-type="float">
            <text:p>1,325</text:p>
          </table:table-cell>
          <table:table-cell table:style-name="ce41" office:value-type="float" office:value="5258" calcext:value-type="float">
            <text:p>5,258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073" calcext:value-type="float">
            <text:p>1,073</text:p>
          </table:table-cell>
          <table:table-cell table:style-name="ce52" office:value-type="float" office:value="885" calcext:value-type="float">
            <text:p>885</text:p>
          </table:table-cell>
          <table:table-cell table:style-name="ce41" office:value-type="float" office:value="3500" calcext:value-type="float">
            <text:p>3,500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656" calcext:value-type="float">
            <text:p>656</text:p>
          </table:table-cell>
          <table:table-cell table:style-name="ce52" office:value-type="float" office:value="454" calcext:value-type="float">
            <text:p>454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265" calcext:value-type="float">
            <text:p>265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26" calcext:value-type="float">
            <text:p>226</text:p>
          </table:table-cell>
          <table:table-cell table:style-name="ce52" office:value-type="float" office:value="260" calcext:value-type="float">
            <text:p>260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62" calcext:value-type="float">
            <text:p>162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80" calcext:value-type="float">
            <text:p>80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1" calcext:value-type="float">
            <text:p>31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27" calcext:value-type="float">
            <text:p>13,927</text:p>
          </table:table-cell>
          <table:table-cell table:style-name="ce28" office:value-type="float" office:value="452" calcext:value-type="float">
            <text:p>452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17" calcext:value-type="float">
            <text:p>8,01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2" table:style-name="ce28" office:value-type="float" office:value="147" calcext:value-type="float">
            <text:p>147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0" calcext:value-type="float">
            <text:p>5,910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